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1"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002cm" table:align="margins" style:writing-mode="lr-tb"/>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9pt" style:font-size-asian="9pt" style:font-size-complex="9pt"/>
    </style:style>
    <style:style style:name="P2" style:family="paragraph" style:parent-style-name="Table_20_Contents">
      <style:paragraph-properties fo:line-height="200%" fo:text-align="justify" style:justify-single-word="false"/>
    </style:style>
    <style:style style:name="P3" style:family="paragraph" style:parent-style-name="Table_20_Contents">
      <style:paragraph-properties fo:line-height="200%" fo:text-align="center" style:justify-single-word="false"/>
      <style:text-properties officeooo:rsid="01d5b96e" officeooo:paragraph-rsid="01d5b96e"/>
    </style:style>
    <style:style style:name="P4" style:family="paragraph" style:parent-style-name="Table_20_Contents">
      <style:paragraph-properties fo:line-height="200%" fo:text-align="justify" style:justify-single-word="false"/>
      <style:text-properties officeooo:rsid="01d5b96e" officeooo:paragraph-rsid="01d5b96e"/>
    </style:style>
    <style:style style:name="P5"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6"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7"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8"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9" style:family="paragraph" style:parent-style-name="Standard">
      <style:paragraph-properties fo:line-height="200%" fo:text-align="justify" style:justify-single-word="false"/>
      <style:text-properties style:font-name="times new roman1" fo:font-size="12pt" fo:language="en" fo:country="US" fo:font-style="normal" officeooo:paragraph-rsid="01329442" style:font-size-asian="12pt" style:font-style-asian="normal" style:font-size-complex="12pt" style:font-style-complex="normal"/>
    </style:style>
    <style:style style:name="P10"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3120ea3" officeooo:paragraph-rsid="03120ea3"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200%" fo:text-align="justify" style:justify-single-word="false"/>
      <style:text-properties style:font-name="times new roman" fo:font-size="12pt" fo:language="en" fo:country="US" officeooo:paragraph-rsid="00e4e8ba" style:font-size-asian="12pt" style:font-size-complex="12pt"/>
    </style:style>
    <style:style style:name="P12" style:family="paragraph" style:parent-style-name="Standard">
      <style:paragraph-properties fo:line-height="200%" fo:text-align="justify" style:justify-single-word="false"/>
      <style:text-properties style:font-name="times new roman" fo:font-size="12pt" fo:language="en" fo:country="US" officeooo:paragraph-rsid="01ca9155" style:font-size-asian="12pt" style:font-size-complex="12pt"/>
    </style:style>
    <style:style style:name="P13" style:family="paragraph" style:parent-style-name="Standard">
      <style:paragraph-properties fo:line-height="200%" fo:text-align="justify" style:justify-single-word="false"/>
      <style:text-properties style:font-name="times new roman" fo:font-size="12pt" fo:language="en" fo:country="US" officeooo:paragraph-rsid="018ce1df" style:font-size-asian="12pt" style:font-size-complex="12pt"/>
    </style:style>
    <style:style style:name="P14" style:family="paragraph" style:parent-style-name="Standard">
      <style:paragraph-properties fo:line-height="200%" fo:text-align="justify" style:justify-single-word="false"/>
      <style:text-properties style:font-name="times new roman" fo:font-size="12pt" fo:language="en" fo:country="US" officeooo:paragraph-rsid="0088a359" style:font-size-asian="12pt" style:font-size-complex="12pt"/>
    </style:style>
    <style:style style:name="P15" style:family="paragraph" style:parent-style-name="Standard">
      <style:paragraph-properties fo:line-height="200%" fo:text-align="justify" style:justify-single-word="false"/>
      <style:text-properties style:font-name="times new roman" fo:font-size="12pt" fo:language="en" fo:country="US" officeooo:paragraph-rsid="0089073a" style:font-size-asian="12pt" style:font-size-complex="12pt"/>
    </style:style>
    <style:style style:name="P16" style:family="paragraph" style:parent-style-name="Standard">
      <style:paragraph-properties fo:line-height="200%" fo:text-align="justify" style:justify-single-word="false"/>
      <style:text-properties style:font-name="times new roman" fo:font-size="12pt" fo:language="en" fo:country="US" officeooo:paragraph-rsid="00971315" style:font-size-asian="12pt" style:font-size-complex="12pt"/>
    </style:style>
    <style:style style:name="P17" style:family="paragraph" style:parent-style-name="Standard">
      <style:paragraph-properties fo:line-height="200%" fo:text-align="justify" style:justify-single-word="false"/>
      <style:text-properties style:font-name="times new roman" fo:font-size="12pt" fo:language="en" fo:country="US" officeooo:paragraph-rsid="0097e30e" style:font-size-asian="12pt" style:font-size-complex="12pt"/>
    </style:style>
    <style:style style:name="P18" style:family="paragraph" style:parent-style-name="Standard">
      <style:paragraph-properties fo:line-height="200%" fo:text-align="justify" style:justify-single-word="false"/>
      <style:text-properties style:font-name="times new roman" fo:font-size="12pt" fo:language="en" fo:country="US" officeooo:paragraph-rsid="00c61b1b" style:font-size-asian="12pt" style:font-size-complex="12pt"/>
    </style:style>
    <style:style style:name="P19" style:family="paragraph" style:parent-style-name="Standard">
      <style:paragraph-properties fo:line-height="200%" fo:text-align="justify" style:justify-single-word="false"/>
      <style:text-properties style:font-name="times new roman" fo:font-size="12pt" fo:language="en" fo:country="US" officeooo:paragraph-rsid="02deb53d" style:font-size-asian="12pt" style:font-size-complex="12pt"/>
    </style:style>
    <style:style style:name="P20" style:family="paragraph" style:parent-style-name="Standard">
      <style:paragraph-properties fo:line-height="200%" fo:text-align="justify" style:justify-single-word="false"/>
      <style:text-properties style:font-name="times new roman" fo:font-size="12pt" fo:language="en" fo:country="US" officeooo:paragraph-rsid="02f8de1b" style:font-size-asian="12pt" style:font-size-complex="12pt"/>
    </style:style>
    <style:style style:name="P21" style:family="paragraph" style:parent-style-name="Standard">
      <style:paragraph-properties fo:line-height="200%" fo:text-align="justify" style:justify-single-word="false"/>
      <style:text-properties style:font-name="times new roman" fo:font-size="12pt" fo:language="en" fo:country="US" officeooo:rsid="00971315" officeooo:paragraph-rsid="00971315" style:font-size-asian="12pt" style:font-size-complex="12pt"/>
    </style:style>
    <style:style style:name="P22" style:family="paragraph" style:parent-style-name="Standard">
      <style:paragraph-properties fo:line-height="200%" fo:text-align="justify" style:justify-single-word="false"/>
      <style:text-properties style:font-name="times new roman" fo:font-size="12pt" fo:language="en" fo:country="US" fo:font-style="normal" officeooo:rsid="0125b66c" officeooo:paragraph-rsid="0139d43c" style:font-size-asian="12pt" style:font-style-asian="normal" style:font-size-complex="12pt" style:font-style-complex="normal"/>
    </style:style>
    <style:style style:name="P23" style:family="paragraph" style:parent-style-name="Standard">
      <style:paragraph-properties fo:line-height="200%" fo:text-align="justify" style:justify-single-word="false"/>
      <style:text-properties style:font-name="times new roman" fo:font-size="12pt" fo:language="en" fo:country="US" fo:font-style="normal" officeooo:rsid="008a44fb" officeooo:paragraph-rsid="008a44fb" style:font-size-asian="12pt" style:font-style-asian="normal" style:font-size-complex="12pt" style:font-style-complex="normal"/>
    </style:style>
    <style:style style:name="P24" style:family="paragraph" style:parent-style-name="Standard">
      <style:paragraph-properties fo:line-height="200%" fo:text-align="justify" style:justify-single-word="false"/>
      <style:text-properties style:font-name="times new roman" fo:font-size="12pt" fo:language="en" fo:country="US" fo:font-style="normal" officeooo:rsid="01384542" officeooo:paragraph-rsid="01384542" style:font-size-asian="12pt" style:font-style-asian="normal" style:font-size-complex="12pt" style:font-style-complex="normal"/>
    </style:style>
    <style:style style:name="P25" style:family="paragraph" style:parent-style-name="Standard">
      <style:paragraph-properties fo:line-height="200%" fo:text-align="justify" style:justify-single-word="false"/>
      <style:text-properties style:font-name="times new roman" fo:font-size="12pt" fo:language="en" fo:country="US" fo:font-style="normal" officeooo:rsid="0144b9d6" officeooo:paragraph-rsid="01472de6" style:font-size-asian="12pt" style:font-style-asian="normal" style:font-size-complex="12pt" style:font-style-complex="normal"/>
    </style:style>
    <style:style style:name="P26" style:family="paragraph" style:parent-style-name="Standard">
      <style:paragraph-properties fo:line-height="200%" fo:text-align="justify" style:justify-single-word="false"/>
      <style:text-properties style:font-name="times new roman" fo:font-size="12pt" fo:language="en" fo:country="US" fo:font-style="normal" officeooo:rsid="013b9cef" officeooo:paragraph-rsid="02e02cc1" style:font-size-asian="12pt" style:font-style-asian="normal" style:font-size-complex="12pt" style:font-style-complex="normal"/>
    </style:style>
    <style:style style:name="P27" style:family="paragraph" style:parent-style-name="Standard">
      <style:paragraph-properties fo:line-height="200%" fo:text-align="justify" style:justify-single-word="false"/>
      <style:text-properties style:font-name="times new roman" fo:font-size="12pt" fo:language="en" fo:country="US" fo:font-style="normal" officeooo:rsid="010015d4" officeooo:paragraph-rsid="02eadc43" style:font-size-asian="12pt" style:font-style-asian="normal" style:font-size-complex="12pt" style:font-style-complex="normal"/>
    </style:style>
    <style:style style:name="P28" style:family="paragraph" style:parent-style-name="Standard">
      <style:paragraph-properties fo:line-height="200%" fo:text-align="justify" style:justify-single-word="false"/>
      <style:text-properties style:font-name="times new roman" fo:font-size="12pt" fo:language="en" fo:country="US" fo:font-style="normal" officeooo:rsid="02fbc418" officeooo:paragraph-rsid="02fbc418" style:font-size-asian="12pt" style:font-style-asian="normal" style:font-size-complex="12pt" style:font-style-complex="normal"/>
    </style:style>
    <style:style style:name="P29" style:family="paragraph" style:parent-style-name="Standard">
      <style:paragraph-properties fo:line-height="200%" fo:text-align="justify" style:justify-single-word="false"/>
      <style:text-properties style:font-name="times new roman" fo:font-size="12pt" fo:language="en" fo:country="US" fo:font-style="normal" officeooo:paragraph-rsid="0305926f" style:font-size-asian="12pt" style:font-style-asian="normal" style:font-size-complex="12pt" style:font-style-complex="normal"/>
    </style:style>
    <style:style style:name="P30"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200%" fo:text-align="justify" style:justify-single-word="false"/>
      <style:text-properties style:font-name="times new roman" fo:font-size="12pt" fo:language="en" fo:country="US" fo:font-weight="normal" officeooo:rsid="012409a3" officeooo:paragraph-rsid="0182de42"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style:font-name="times new roman" fo:font-size="12pt" fo:language="en" fo:country="US" fo:font-weight="normal" officeooo:rsid="00bab7df" officeooo:paragraph-rsid="00bab7df"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style:font-name="times new roman" fo:font-size="12pt" fo:language="en" fo:country="US" fo:font-weight="normal" officeooo:rsid="00c61b1b" officeooo:paragraph-rsid="00c61b1b"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style:font-name="times new roman" fo:font-size="12pt" fo:language="en" fo:country="US" fo:font-weight="normal" officeooo:rsid="00df2ac3" officeooo:paragraph-rsid="00df2ac3" fo:background-color="#87d1d1" style:font-size-asian="12pt" style:font-weight-asian="normal" style:font-size-complex="12pt"/>
    </style:style>
    <style:style style:name="P38" style:family="paragraph" style:parent-style-name="Standard">
      <style:paragraph-properties fo:line-height="200%" fo:text-align="justify" style:justify-single-word="false"/>
      <style:text-properties style:font-name="times new roman" fo:font-size="12pt" fo:language="en" fo:country="US" fo:font-weight="normal" officeooo:rsid="0314baec" officeooo:paragraph-rsid="0314baec" fo:background-color="#ed1c24"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style:font-name="times new roman" fo:font-size="12pt" fo:language="en" fo:country="US" fo:font-weight="bold" style:font-size-asian="12pt" style:font-weight-asian="bold" style:font-size-complex="12pt"/>
    </style:style>
    <style:style style:name="P40" style:family="paragraph" style:parent-style-name="Standard">
      <style:paragraph-properties fo:line-height="200%" fo:text-align="justify" style:justify-single-word="false"/>
      <style:text-properties style:font-name="times new roman" fo:font-size="12pt" fo:language="en" fo:country="US" fo:font-weight="bold" officeooo:paragraph-rsid="016586c6" style:font-size-asian="12pt" style:font-weight-asian="bold" style:font-size-complex="12pt"/>
    </style:style>
    <style:style style:name="P41" style:family="paragraph" style:parent-style-name="Standard">
      <style:paragraph-properties fo:line-height="200%" fo:text-align="justify" style:justify-single-word="false"/>
      <style:text-properties style:font-name="times new roman" fo:font-size="12pt" fo:language="en" fo:country="US" fo:font-weight="bold" officeooo:paragraph-rsid="02f8de1b" style:font-size-asian="12pt" style:font-weight-asian="bold" style:font-size-complex="12pt" style:font-weight-complex="bold"/>
    </style:style>
    <style:style style:name="P42" style:family="paragraph" style:parent-style-name="Standard">
      <style:paragraph-properties fo:line-height="200%" fo:text-align="justify" style:justify-single-word="false"/>
      <style:text-properties style:font-name="times new roman" fo:font-size="12pt" fo:language="en" fo:country="US" fo:font-weight="bold" fo:background-color="#fff200" style:font-size-asian="12pt" style:font-weight-asian="bold" style:font-size-complex="12pt"/>
    </style:style>
    <style:style style:name="P43" style:family="paragraph" style:parent-style-name="Standard">
      <style:paragraph-properties fo:line-height="200%" fo:text-align="justify" style:justify-single-word="false"/>
      <style:text-properties style:font-name="times new roman" fo:font-size="12pt" fo:language="en" fo:country="US" fo:font-weight="bold" officeooo:paragraph-rsid="02aa3eed" fo:background-color="#fff200" style:font-size-asian="12pt" style:font-weight-asian="bold" style:font-size-complex="12pt"/>
    </style:style>
    <style:style style:name="P44" style:family="paragraph" style:parent-style-name="Standard">
      <style:paragraph-properties fo:line-height="200%" fo:text-align="justify" style:justify-single-word="false"/>
      <style:text-properties style:font-name="times new roman" fo:font-size="12pt" fo:language="en" fo:country="US" fo:font-weight="bold" officeooo:rsid="02f8de1b" officeooo:paragraph-rsid="02f8de1b" fo:background-color="#fff200" style:font-size-asian="12pt" style:font-weight-asian="bold" style:font-size-complex="12pt" style:font-weight-complex="bold"/>
    </style:style>
    <style:style style:name="P45" style:family="paragraph" style:parent-style-name="Standard">
      <style:paragraph-properties fo:line-height="200%" fo:text-align="justify" style:justify-single-word="false"/>
      <style:text-properties style:font-name="times new roman" fo:font-size="12pt" fo:language="en" fo:country="US" fo:font-style="italic" officeooo:paragraph-rsid="00e49b90" style:font-size-asian="12pt" style:font-style-asian="italic" style:font-size-complex="12pt" style:font-style-complex="italic"/>
    </style:style>
    <style:style style:name="P46" style:family="paragraph" style:parent-style-name="Standard">
      <style:paragraph-properties fo:line-height="200%" fo:text-align="justify" style:justify-single-word="false"/>
      <style:text-properties style:font-name="times new roman" fo:font-size="12pt" fo:language="en" fo:country="US" fo:font-style="italic" officeooo:paragraph-rsid="00e4e8ba" style:font-size-asian="12pt" style:font-style-asian="italic" style:font-size-complex="12pt" style:font-style-complex="italic"/>
    </style:style>
    <style:style style:name="P47" style:family="paragraph" style:parent-style-name="Standard">
      <style:paragraph-properties fo:line-height="200%" fo:text-align="justify" style:justify-single-word="false"/>
      <style:text-properties style:font-name="times new roman" fo:font-size="12pt" fo:language="en" fo:country="US" fo:font-style="italic" officeooo:paragraph-rsid="008ea81f" style:font-size-asian="12pt" style:font-style-asian="italic" style:font-size-complex="12pt" style:font-style-complex="italic"/>
    </style:style>
    <style:style style:name="P48" style:family="paragraph" style:parent-style-name="Standard">
      <style:paragraph-properties fo:line-height="200%" fo:text-align="justify" style:justify-single-word="false"/>
      <style:text-properties style:font-name="times new roman" fo:font-size="12pt" fo:language="en" fo:country="US" fo:font-style="italic" officeooo:rsid="0109fa88" officeooo:paragraph-rsid="02961399" style:font-size-asian="12pt" style:font-style-asian="italic" style:font-size-complex="12pt" style:font-style-complex="italic"/>
    </style:style>
    <style:style style:name="P49" style:family="paragraph" style:parent-style-name="Standard">
      <style:paragraph-properties fo:line-height="200%" fo:text-align="justify" style:justify-single-word="false"/>
      <style:text-properties style:font-name="times new roman" fo:font-size="12pt" fo:language="en" fo:country="US" fo:font-style="italic" officeooo:rsid="01578211" officeooo:paragraph-rsid="01578211" style:font-size-asian="12pt" style:font-style-asian="italic" style:font-size-complex="12pt" style:font-style-complex="italic"/>
    </style:style>
    <style:style style:name="P50" style:family="paragraph" style:parent-style-name="Standard">
      <style:paragraph-properties fo:line-height="200%" fo:text-align="justify" style:justify-single-word="false"/>
      <style:text-properties style:font-name="times new roman" fo:font-size="12pt" fo:language="en" fo:country="US" fo:font-style="italic" officeooo:rsid="015cc8aa" style:font-size-asian="12pt" style:font-style-asian="italic" style:font-size-complex="12pt" style:font-style-complex="italic"/>
    </style:style>
    <style:style style:name="P51" style:family="paragraph" style:parent-style-name="Standard">
      <style:paragraph-properties fo:line-height="200%" fo:text-align="justify" style:justify-single-word="false"/>
      <style:text-properties style:font-name="times new roman" fo:font-size="12pt" fo:language="en" fo:country="US" fo:font-style="italic" officeooo:rsid="008f43d2" officeooo:paragraph-rsid="008f43d2" style:font-size-asian="12pt" style:font-style-asian="italic" style:font-size-complex="12pt" style:font-style-complex="italic"/>
    </style:style>
    <style:style style:name="P52" style:family="paragraph" style:parent-style-name="Standard">
      <style:paragraph-properties fo:line-height="200%" fo:text-align="justify" style:justify-single-word="false"/>
      <style:text-properties style:font-name="times new roman" fo:font-size="12pt" fo:language="en" fo:country="US" fo:font-style="italic" officeooo:rsid="010015d4" officeooo:paragraph-rsid="028cbdee" style:font-size-asian="12pt" style:font-style-asian="italic" style:font-size-complex="12pt" style:font-style-complex="italic"/>
    </style:style>
    <style:style style:name="P53" style:family="paragraph" style:parent-style-name="Standard">
      <style:paragraph-properties fo:line-height="200%" fo:text-align="justify" style:justify-single-word="false"/>
      <style:text-properties style:font-name="times new roman" fo:font-size="12pt" fo:language="en" fo:country="US" fo:font-style="italic" officeooo:rsid="00e4e8ba" officeooo:paragraph-rsid="00e4e8ba" style:font-size-asian="12pt" style:font-style-asian="italic" style:font-size-complex="12pt" style:font-style-complex="italic"/>
    </style:style>
    <style:style style:name="P54"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55"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56"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57"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58"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59"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3223b96" style:font-size-asian="12pt" style:font-style-asian="italic" style:font-weight-asian="normal" style:font-size-complex="12pt" style:font-style-complex="italic" style:font-weight-complex="normal"/>
    </style:style>
    <style:style style:name="P60"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a44fb" officeooo:paragraph-rsid="008a44fb" fo:background-color="#00a65d" style:font-size-asian="12pt" style:font-style-asian="italic" style:font-weight-asian="normal" style:font-size-complex="12pt" style:font-style-complex="italic" style:font-weight-complex="normal"/>
    </style:style>
    <style:style style:name="P61" style:family="paragraph" style:parent-style-name="Standard">
      <style:paragraph-properties fo:line-height="200%" fo:text-align="justify" style:justify-single-word="false"/>
      <style:text-properties style:font-name="times new roman" fo:font-size="12pt" fo:language="en" fo:country="US" fo:font-style="italic" officeooo:rsid="009ce970" officeooo:paragraph-rsid="009ce970" fo:background-color="#ed1c24" style:font-size-asian="12pt" style:font-style-asian="italic" style:font-size-complex="12pt" style:font-style-complex="italic"/>
    </style:style>
    <style:style style:name="P62" style:family="paragraph" style:parent-style-name="Standard">
      <style:paragraph-properties fo:line-height="200%" fo:text-align="justify" style:justify-single-word="false"/>
      <style:text-properties style:font-name="times new roman" fo:font-size="12pt" fo:language="en" fo:country="US" fo:font-style="italic" officeooo:paragraph-rsid="0088a359" fo:background-color="#ed1c24" style:font-size-asian="12pt" style:font-style-asian="italic" style:font-size-complex="12pt" style:font-style-complex="italic"/>
    </style:style>
    <style:style style:name="P63"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ef413d" style:font-size-asian="12pt" style:font-style-asian="italic" style:font-size-complex="12pt" style:font-style-complex="italic"/>
    </style:style>
    <style:style style:name="P64" style:family="paragraph" style:parent-style-name="Standard">
      <style:paragraph-properties fo:line-height="200%" fo:text-align="justify" style:justify-single-word="false"/>
      <style:text-properties style:font-name="times new roman" fo:font-size="12pt" fo:language="en" fo:country="US" fo:font-style="italic" officeooo:rsid="0109fa88" officeooo:paragraph-rsid="02961399" fo:background-color="#00a65d" style:font-size-asian="12pt" style:font-style-asian="italic" style:font-size-complex="12pt" style:font-style-complex="italic"/>
    </style:style>
    <style:style style:name="P65"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00a65d" style:font-size-asian="12pt" style:font-style-asian="italic" style:font-size-complex="12pt" style:font-style-complex="italic"/>
    </style:style>
    <style:style style:name="P66" style:family="paragraph" style:parent-style-name="Standard">
      <style:paragraph-properties fo:line-height="200%" fo:text-align="justify" style:justify-single-word="false"/>
      <style:text-properties style:font-name="times new roman" fo:font-size="12pt" fo:language="en" fo:country="US" fo:background-color="#00a65d" style:font-size-asian="12pt" style:font-size-complex="12pt"/>
    </style:style>
    <style:style style:name="P67" style:family="paragraph" style:parent-style-name="Standard">
      <style:paragraph-properties fo:line-height="200%" fo:text-align="justify" style:justify-single-word="false"/>
      <style:text-properties style:font-name="times new roman" fo:font-size="12pt" fo:language="en" fo:country="US" officeooo:paragraph-rsid="00e4e8ba" fo:background-color="#00a65d" style:font-size-asian="12pt" style:font-size-complex="12pt"/>
    </style:style>
    <style:style style:name="P68" style:family="paragraph" style:parent-style-name="Standard">
      <style:paragraph-properties fo:line-height="200%" fo:text-align="justify" style:justify-single-word="false"/>
      <style:text-properties style:font-name="times new roman" fo:font-size="12pt" officeooo:paragraph-rsid="01bf6dd5" style:font-size-asian="12pt" style:font-size-complex="12pt"/>
    </style:style>
    <style:style style:name="P69" style:family="paragraph" style:parent-style-name="Standard">
      <style:paragraph-properties fo:line-height="200%" fo:text-align="justify" style:justify-single-word="false"/>
      <style:text-properties style:font-name="times new roman" fo:font-size="12pt" officeooo:paragraph-rsid="02c964ea" style:font-size-asian="12pt" style:font-size-complex="12pt"/>
    </style:style>
    <style:style style:name="P70" style:family="paragraph" style:parent-style-name="Standard">
      <style:paragraph-properties fo:line-height="200%" fo:text-align="justify" style:justify-single-word="false"/>
      <style:text-properties style:font-name="times new roman" fo:font-size="12pt" officeooo:rsid="00dc2b53" officeooo:paragraph-rsid="00dc2b53" style:font-size-asian="12pt" style:font-size-complex="12pt"/>
    </style:style>
    <style:style style:name="P71" style:family="paragraph" style:parent-style-name="Standard">
      <style:paragraph-properties fo:line-height="200%" fo:text-align="justify" style:justify-single-word="false"/>
      <style:text-properties style:font-name="times new roman" officeooo:paragraph-rsid="02f1813b"/>
    </style:style>
    <style:style style:name="P72" style:family="paragraph" style:parent-style-name="Standard">
      <style:paragraph-properties fo:line-height="200%" fo:text-align="justify" style:justify-single-word="false"/>
      <style:text-properties style:font-name="times new roman" officeooo:paragraph-rsid="02f1813b" fo:background-color="#fff200"/>
    </style:style>
    <style:style style:name="P73" style:family="paragraph" style:parent-style-name="Standard">
      <style:paragraph-properties fo:line-height="200%" fo:text-align="justify" style:justify-single-word="false"/>
      <style:text-properties officeooo:paragraph-rsid="01bf6dd5"/>
    </style:style>
    <style:style style:name="P74" style:family="paragraph" style:parent-style-name="Standard">
      <style:paragraph-properties fo:line-height="200%" fo:text-align="justify" style:justify-single-word="false"/>
      <style:text-properties officeooo:paragraph-rsid="0251a869"/>
    </style:style>
    <style:style style:name="P75" style:family="paragraph" style:parent-style-name="Standard">
      <style:paragraph-properties fo:line-height="200%" fo:text-align="justify" style:justify-single-word="false"/>
      <style:text-properties officeooo:paragraph-rsid="01cebbfd"/>
    </style:style>
    <style:style style:name="P76" style:family="paragraph" style:parent-style-name="Standard">
      <style:paragraph-properties fo:line-height="200%" fo:text-align="justify" style:justify-single-word="false"/>
      <style:text-properties officeooo:paragraph-rsid="01c72144"/>
    </style:style>
    <style:style style:name="P77" style:family="paragraph" style:parent-style-name="Standard">
      <style:paragraph-properties fo:line-height="200%" fo:text-align="justify" style:justify-single-word="false"/>
      <style:text-properties officeooo:paragraph-rsid="00e6e4ec"/>
    </style:style>
    <style:style style:name="P78" style:family="paragraph" style:parent-style-name="Standard">
      <style:paragraph-properties fo:line-height="200%" fo:text-align="justify" style:justify-single-word="false"/>
      <style:text-properties officeooo:paragraph-rsid="00e49b90"/>
    </style:style>
    <style:style style:name="P79" style:family="paragraph" style:parent-style-name="Standard">
      <style:paragraph-properties fo:line-height="200%" fo:text-align="justify" style:justify-single-word="false"/>
      <style:text-properties officeooo:paragraph-rsid="01685b22"/>
    </style:style>
    <style:style style:name="P80" style:family="paragraph" style:parent-style-name="Standard">
      <style:paragraph-properties fo:line-height="200%" fo:text-align="justify" style:justify-single-word="false"/>
      <style:text-properties officeooo:paragraph-rsid="016f61d7"/>
    </style:style>
    <style:style style:name="P81" style:family="paragraph" style:parent-style-name="Standard">
      <style:paragraph-properties fo:line-height="200%" fo:text-align="justify" style:justify-single-word="false"/>
      <style:text-properties officeooo:paragraph-rsid="016aee8b"/>
    </style:style>
    <style:style style:name="P82" style:family="paragraph" style:parent-style-name="Standard">
      <style:paragraph-properties fo:line-height="200%" fo:text-align="justify" style:justify-single-word="false"/>
      <style:text-properties officeooo:paragraph-rsid="025e52ae"/>
    </style:style>
    <style:style style:name="P83" style:family="paragraph" style:parent-style-name="Standard">
      <style:paragraph-properties fo:line-height="200%" fo:text-align="justify" style:justify-single-word="false"/>
      <style:text-properties officeooo:paragraph-rsid="02e8e737"/>
    </style:style>
    <style:style style:name="P84" style:family="paragraph" style:parent-style-name="Standard">
      <style:paragraph-properties fo:line-height="200%" fo:text-align="justify" style:justify-single-word="false"/>
      <style:text-properties officeooo:paragraph-rsid="030d90ce"/>
    </style:style>
    <style:style style:name="P85"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86" style:family="paragraph" style:parent-style-name="Standard">
      <style:paragraph-properties fo:line-height="200%" fo:text-align="justify" style:justify-single-word="false"/>
      <style:text-properties fo:language="en" fo:country="US"/>
    </style:style>
    <style:style style:name="P87" style:family="paragraph" style:parent-style-name="Standard">
      <style:paragraph-properties fo:line-height="200%" fo:text-align="justify" style:justify-single-word="false"/>
      <style:text-properties fo:language="en" fo:country="US" officeooo:paragraph-rsid="00a2c43a"/>
    </style:style>
    <style:style style:name="P88" style:family="paragraph" style:parent-style-name="Standard">
      <style:paragraph-properties fo:line-height="200%" fo:text-align="justify" style:justify-single-word="false"/>
      <style:text-properties fo:language="en" fo:country="US" officeooo:rsid="00a35125" officeooo:paragraph-rsid="00a35125" fo:background-color="#ef413d"/>
    </style:style>
    <style:style style:name="P89" style:family="paragraph" style:parent-style-name="Standard">
      <style:paragraph-properties fo:line-height="200%" fo:text-align="justify" style:justify-single-word="false"/>
      <style:text-properties officeooo:rsid="030d90ce" officeooo:paragraph-rsid="030d90ce"/>
    </style:style>
    <style:style style:name="P90" style:family="paragraph" style:parent-style-name="Standard">
      <style:paragraph-properties fo:line-height="200%" fo:text-align="justify" style:justify-single-word="false"/>
      <style:text-properties officeooo:rsid="031015b8" officeooo:paragraph-rsid="031015b8"/>
    </style:style>
    <style:style style:name="P91" style:family="paragraph" style:parent-style-name="Standard">
      <style:paragraph-properties fo:margin-top="0cm" fo:margin-bottom="0.282cm" loext:contextual-spacing="false" fo:line-height="200%" fo:text-align="justify" style:justify-single-word="false"/>
      <style:text-properties style:font-name="times new roman" fo:font-size="12pt" fo:language="en" fo:country="US" fo:font-weight="bold" style:font-size-asian="12pt" style:font-weight-asian="bold" style:font-size-complex="12pt"/>
    </style:style>
    <style:style style:name="P92"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rsid="00233da5"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officeooo:paragraph-rsid="032433ab" fo:hyphenate="false" fo:hyphenation-remain-char-count="2" fo:hyphenation-push-char-count="2"/>
    </style:style>
    <style:style style:name="P95"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32433ab" fo:hyphenate="false" fo:hyphenation-remain-char-count="2" fo:hyphenation-push-char-count="2"/>
    </style:style>
    <style:style style:name="P96"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officeooo:paragraph-rsid="032433ab" style:font-size-asian="12pt" style:font-size-complex="12pt" fo:hyphenate="false" fo:hyphenation-remain-char-count="2" fo:hyphenation-push-char-count="2"/>
    </style:style>
    <style:style style:name="P97" style:family="paragraph" style:parent-style-name="Standard">
      <style:paragraph-properties fo:margin-top="0cm" fo:margin-bottom="0cm" loext:contextual-spacing="false" fo:line-height="200%" fo:text-align="justify" style:justify-single-word="false" style:text-autospace="none"/>
      <style:text-properties officeooo:paragraph-rsid="00df2ac3"/>
    </style:style>
    <style:style style:name="P98"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494be" fo:background-color="#ffffff" style:font-size-asian="12pt" style:font-weight-asian="normal" style:font-size-complex="12pt" style:font-weight-complex="normal"/>
    </style:style>
    <style:style style:name="P99"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8c670" fo:background-color="#ffffff" style:font-size-asian="12pt" style:font-weight-asian="normal" style:font-size-complex="12pt" style:font-weight-complex="normal"/>
    </style:style>
    <style:style style:name="P100" style:family="paragraph" style:parent-style-name="Standard">
      <style:paragraph-properties fo:margin-left="0cm" fo:margin-right="0cm" fo:line-height="200%" fo:text-align="justify" style:justify-single-word="false" fo:text-indent="0cm" style:auto-text-indent="false"/>
      <style:text-properties style:font-name="times new roman1" fo:font-weight="normal" officeooo:paragraph-rsid="0118c670" style:font-weight-asian="normal" style:font-weight-complex="normal"/>
    </style:style>
    <style:style style:name="P101"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102"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af42e3" style:font-size-asian="12pt" style:font-style-asian="italic" style:font-size-complex="12pt" style:font-style-complex="italic"/>
    </style:style>
    <style:style style:name="P103"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b7808e" style:font-size-asian="12pt" style:font-style-asian="italic" style:font-size-complex="12pt" style:font-style-complex="italic"/>
    </style:style>
    <style:style style:name="P104" style:family="paragraph" style:parent-style-name="Standard">
      <style:paragraph-properties fo:margin-left="0cm" fo:margin-right="0cm" fo:line-height="200%" fo:text-align="justify" style:justify-single-word="false" fo:text-indent="0cm" style:auto-text-indent="false"/>
      <style:text-properties officeooo:paragraph-rsid="00e6e4ec"/>
    </style:style>
    <style:style style:name="P105"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officeooo:paragraph-rsid="032433ab" fo:hyphenate="false" fo:hyphenation-remain-char-count="2" fo:hyphenation-push-char-count="2"/>
    </style:style>
    <style:style style:name="P106"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font-name="times new roman1" fo:font-size="12pt" fo:language="en" fo:country="US" fo:font-style="normal" officeooo:paragraph-rsid="032433ab" style:font-size-asian="12pt" style:font-style-asian="normal" style:font-size-complex="12pt" style:font-style-complex="normal" fo:hyphenate="false" fo:hyphenation-remain-char-count="2" fo:hyphenation-push-char-count="2"/>
    </style:style>
    <style:style style:name="P107"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officeooo:paragraph-rsid="032433ab" fo:hyphenate="false" fo:hyphenation-remain-char-count="2" fo:hyphenation-push-char-count="2"/>
    </style:style>
    <style:style style:name="P108" style:family="paragraph" style:parent-style-name="Standard" style:master-page-name="Standard">
      <style:paragraph-properties fo:line-height="200%" fo:text-align="justify" style:justify-single-word="false" style:page-number="auto"/>
      <style:text-properties style:font-name="times new roman" fo:font-size="12pt" fo:language="en" fo:country="US" fo:font-weight="bold" officeooo:paragraph-rsid="02aa3eed" style:font-size-asian="12pt" style:font-weight-asian="bold" style:font-size-complex="12pt"/>
    </style:style>
    <style:style style:name="P109" style:family="paragraph" style:parent-style-name="Standard">
      <style:text-properties style:font-name="times new roman1" fo:font-size="12pt"/>
    </style:style>
    <style:style style:name="P110" style:family="paragraph" style:parent-style-name="Standard" style:list-style-name="L1">
      <style:paragraph-properties fo:line-height="200%" fo:text-align="justify" style:justify-single-word="false"/>
      <style:text-properties style:font-name="times new roman1"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11" style:family="paragraph" style:parent-style-name="Standard" style:list-style-name="WWNum4">
      <style:paragraph-properties fo:line-height="150%" fo:text-align="justify" style:justify-single-word="false"/>
      <style:text-properties style:font-name="times new roman1" fo:font-size="12pt" fo:language="en" fo:country="US" fo:font-style="normal" officeooo:paragraph-rsid="032433ab" style:font-size-asian="12pt" style:font-style-asian="normal" style:font-size-complex="12pt" style:font-style-complex="normal"/>
    </style:style>
    <style:style style:name="P112" style:family="paragraph" style:parent-style-name="Standard" style:list-style-name="WWNum4">
      <style:paragraph-properties fo:line-height="150%" fo:text-align="justify" style:justify-single-word="false"/>
      <style:text-properties style:font-name="times new roman1" fo:font-size="12pt" fo:language="en" fo:country="US" officeooo:paragraph-rsid="032433ab" style:font-size-asian="12pt" style:font-size-complex="12pt"/>
    </style:style>
    <style:style style:name="P113" style:family="paragraph" style:parent-style-name="Standard" style:list-style-name="WW8Num2">
      <style:paragraph-properties fo:line-height="200%" fo:text-align="justify" style:justify-single-word="false"/>
      <style:text-properties style:font-name="times new roman" fo:font-size="12pt" fo:language="en" fo:country="US" officeooo:rsid="0152723a" officeooo:paragraph-rsid="0152723a" fo:background-color="#ed1c24" style:font-size-asian="12pt" style:font-size-complex="12pt"/>
    </style:style>
    <style:style style:name="P114" style:family="paragraph" style:parent-style-name="Standard" style:list-style-name="WW8Num2">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115" style:family="paragraph" style:parent-style-name="Standard" style:list-style-name="L3">
      <style:paragraph-properties fo:line-height="200%" fo:text-align="justify" style:justify-single-word="false"/>
      <style:text-properties style:font-name="times new roman" fo:font-size="12pt" fo:language="en" fo:country="US" officeooo:rsid="00a85cb8" officeooo:paragraph-rsid="0244804f" style:font-size-asian="12pt" style:font-size-complex="12pt"/>
    </style:style>
    <style:style style:name="P116" style:family="paragraph" style:parent-style-name="Standard" style:list-style-name="L3">
      <style:paragraph-properties fo:line-height="200%" fo:text-align="justify" style:justify-single-word="false"/>
      <style:text-properties style:font-name="times new roman" fo:font-size="12pt" fo:language="en" fo:country="US" officeooo:rsid="0224a78b" officeooo:paragraph-rsid="0244e12f" style:font-size-asian="12pt" style:font-size-complex="12pt"/>
    </style:style>
    <style:style style:name="P117" style:family="paragraph" style:parent-style-name="Standard" style:list-style-name="L4">
      <style:paragraph-properties fo:line-height="200%" fo:text-align="justify" style:justify-single-word="false"/>
      <style:text-properties style:font-name="times new roman" fo:font-size="12pt" fo:language="en" fo:country="US" officeooo:paragraph-rsid="0226e38f" style:font-size-asian="12pt" style:font-size-complex="12pt"/>
    </style:style>
    <style:style style:name="P118" style:family="paragraph" style:parent-style-name="Standard">
      <style:paragraph-properties fo:line-height="200%" fo:text-align="justify" style:justify-single-word="false"/>
      <style:text-properties style:font-name="times new roman" fo:font-size="12pt" fo:language="en" fo:country="US" fo:font-style="italic" officeooo:rsid="032433ab" officeooo:paragraph-rsid="008a44fb" style:font-size-asian="12pt" style:font-style-asian="italic" style:font-size-complex="12pt" style:font-style-complex="italic"/>
    </style:style>
    <style:style style:name="P119"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07cca67" officeooo:paragraph-rsid="007cca67" style:font-size-asian="12pt" style:font-weight-asian="normal" style:font-size-complex="12pt" style:font-weight-complex="normal"/>
    </style:style>
    <style:style style:name="P120"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1da591f" officeooo:paragraph-rsid="01da591f" style:font-size-asian="12pt" style:font-weight-asian="normal" style:font-size-complex="12pt" style:font-weight-complex="normal"/>
    </style:style>
    <style:style style:name="P121"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1da591f" officeooo:paragraph-rsid="021d3b9d" style:font-size-asian="12pt" style:font-weight-asian="normal" style:font-size-complex="12pt" style:font-weight-complex="normal"/>
    </style:style>
    <style:style style:name="P122" style:family="paragraph" style:parent-style-name="Standard" style:list-style-name="L4">
      <style:paragraph-properties fo:line-height="200%" fo:text-align="justify" style:justify-single-word="false"/>
      <style:text-properties style:font-name="times new roman" fo:font-size="12pt" fo:language="en" fo:country="US" fo:font-weight="normal" officeooo:rsid="01da591f" officeooo:paragraph-rsid="0226e38f" style:font-size-asian="12pt" style:font-weight-asian="normal" style:font-size-complex="12pt" style:font-weight-complex="normal"/>
    </style:style>
    <style:style style:name="P123" style:family="paragraph" style:parent-style-name="Standard">
      <style:paragraph-properties fo:line-height="200%" fo:text-align="justify" style:justify-single-word="false"/>
      <style:text-properties style:font-name="times new roman" fo:font-size="12pt" officeooo:paragraph-rsid="03314fdd" style:font-size-asian="12pt" style:font-size-complex="12pt"/>
    </style:style>
    <style:style style:name="P124" style:family="paragraph" style:parent-style-name="Standard" style:list-style-name="L2">
      <style:paragraph-properties fo:line-height="200%" fo:text-align="justify" style:justify-single-word="false"/>
      <style:text-properties officeooo:paragraph-rsid="0244804f"/>
    </style:style>
    <style:style style:name="P125" style:family="paragraph" style:parent-style-name="Standard" style:list-style-name="L2">
      <style:paragraph-properties fo:line-height="200%" fo:text-align="justify" style:justify-single-word="false"/>
      <style:text-properties officeooo:rsid="0244804f" officeooo:paragraph-rsid="0244804f"/>
    </style:style>
    <style:style style:name="P126" style:family="paragraph" style:parent-style-name="Standard">
      <style:paragraph-properties fo:line-height="200%" fo:text-align="justify" style:justify-single-word="false"/>
      <style:text-properties fo:language="en" fo:country="US" officeooo:paragraph-rsid="0331853d"/>
    </style:style>
    <style:style style:name="P127"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style:font-name="times new roman" fo:font-size="12pt" fo:font-style="italic" officeooo:paragraph-rsid="00c61b1b" style:font-size-asian="12pt" style:font-style-asian="italic" style:font-size-complex="12pt" style:font-style-complex="italic" fo:hyphenate="false" fo:hyphenation-remain-char-count="2" fo:hyphenation-push-char-count="2"/>
    </style:style>
    <style:style style:name="P128"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129"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officeooo:paragraph-rsid="032433ab" fo:background-color="#ffff00" style:font-size-asian="12pt" style:font-style-asian="normal" style:font-size-complex="12pt" style:font-style-complex="normal" fo:hyphenate="false" fo:hyphenation-remain-char-count="2" fo:hyphenation-push-char-count="2"/>
    </style:style>
    <style:style style:name="P130"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fo:background-color="#ffff00"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fo:font-weight="normal"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3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text-position="0% 100%" style:font-name="times new roman1" fo:font-size="12pt" fo:language="en" fo:country="US" fo:font-style="normal" fo:font-weight="normal" officeooo:rsid="0024e37a" officeooo:paragraph-rsid="032433ab"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35" style:family="paragraph" style:parent-style-name="Standard" style:list-style-name="L3">
      <style:paragraph-properties fo:margin-top="0cm" fo:margin-bottom="0.282cm" loext:contextual-spacing="false" fo:line-height="200%" fo:text-align="justify" style:justify-single-word="false" fo:orphans="2" fo:widows="2" fo:hyphenation-ladder-count="no-limit" style:writing-mode="lr-tb"/>
      <style:text-properties style:text-line-through-style="none" style:text-line-through-type="none" style:text-position="0% 100%" style:font-name="times new roman1"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style:list-style-name="L4">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style:list-style-name="L4">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38" style:family="paragraph" style:parent-style-name="Standard" style:list-style-name="L2">
      <style:paragraph-properties fo:margin-left="0.635cm" fo:margin-right="0cm" fo:line-height="20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39" style:family="paragraph" style:parent-style-name="Standard">
      <style:paragraph-properties fo:margin-top="0cm" fo:margin-bottom="0.247cm" loext:contextual-spacing="false" fo:line-height="120%"/>
      <style:text-properties style:font-name="times new roman1" fo:font-size="12pt"/>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1" style:family="paragraph">
      <style:paragraph-properties fo:margin-left="0cm" fo:margin-right="0cm" fo:margin-top="0cm" fo:margin-bottom="0cm" fo:line-height="78%" fo:text-align="center" fo:text-indent="0cm" style:text-autospace="ideograph-alpha"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42" style:family="paragraph">
      <style:paragraph-properties fo:margin-top="0cm" fo:margin-bottom="0.282cm" fo:line-height="150%" fo:text-align="justify"/>
    </style:style>
    <style:style style:name="P14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font-weight="bold" fo:background-color="#fff200" loext:char-shading-value="0" style:font-weight-asian="bold"/>
    </style:style>
    <style:style style:name="T5" style:family="text">
      <style:text-properties fo:font-weight="bold" officeooo:rsid="02f8de1b" fo:background-color="#fff200" loext:char-shading-value="0" style:font-weight-asian="bold"/>
    </style:style>
    <style:style style:name="T6" style:family="text">
      <style:text-properties fo:color="#000000" style:font-name="times new roman" fo:font-size="12pt" fo:language="en" fo:country="US" fo:background-color="transparent" loext:char-shading-value="0" style:font-size-asian="12pt" style:font-name-complex="Times New Roman1" style:font-size-complex="12pt"/>
    </style:style>
    <style:style style:name="T7" style:family="text">
      <style:text-properties fo:color="#000000" style:text-position="0% 100%" style:font-name="times new roman1" fo:font-size="12pt" fo:language="en" fo:country="US" style:font-size-asian="12pt" style:font-name-complex="Times New Roman2" style:font-size-complex="12pt"/>
    </style:style>
    <style:style style:name="T8" style:family="text">
      <style:text-properties fo:color="#000000" style:text-position="0% 1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9" style:family="text">
      <style:text-properties fo:color="#000000" style:text-position="0% 100%" style:font-name="times new roman1"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times new roman1" fo:font-size="12pt" fo:language="en" fo:country="US" style:font-size-asian="12pt" style:font-name-complex="Times New Roman1" style:font-size-complex="12pt"/>
    </style:style>
    <style:style style:name="T11" style:family="text">
      <style:text-properties fo:color="#000000" style:font-name="times new roman1" fo:font-size="12pt" fo:language="en" fo:country="US" style:font-size-asian="12pt" style:language-asian="pt" style:country-asian="BR" style:font-name-complex="Times New Roman2" style:font-size-complex="12pt"/>
    </style:style>
    <style:style style:name="T12" style:family="text">
      <style:text-properties fo:color="#000000" style:font-name="times new roman1" fo:font-size="12pt" fo:language="en" fo:country="US" officeooo:rsid="00df77a3" style:font-size-asian="12pt" style:language-asian="pt" style:country-asian="BR" style:font-name-complex="Times New Roman2" style:font-size-complex="12pt"/>
    </style:style>
    <style:style style:name="T13" style:family="text">
      <style:text-properties fo:color="#000000" style:font-name="times new roman1" fo:font-size="12pt" fo:language="en" fo:country="US" officeooo:rsid="01cebbfd" style:font-size-asian="12pt" style:language-asian="pt" style:country-asian="BR" style:font-name-complex="Times New Roman2" style:font-size-complex="12pt"/>
    </style:style>
    <style:style style:name="T14" style:family="text">
      <style:text-properties fo:color="#000000" style:font-name="times new roman1" fo:font-size="12pt" fo:language="en" fo:country="US" officeooo:rsid="0240d044" style:font-size-asian="12pt" style:language-asian="pt" style:country-asian="BR" style:font-name-complex="Times New Roman2" style:font-size-complex="12pt"/>
    </style:style>
    <style:style style:name="T15" style:family="text">
      <style:text-properties fo:color="#000000" style:font-name="times new roman1" fo:font-size="12pt" fo:language="en" fo:country="US" style:font-size-asian="12pt" style:font-name-complex="Times New Roman2" style:font-size-complex="12pt"/>
    </style:style>
    <style:style style:name="T16" style:family="text">
      <style:text-properties fo:color="#000000" style:font-name="times new roman1" fo:font-size="12pt" fo:language="en" fo:country="US" officeooo:rsid="00e04757" style:font-size-asian="12pt" style:font-name-complex="Times New Roman2" style:font-size-complex="12pt"/>
    </style:style>
    <style:style style:name="T17" style:family="text">
      <style:text-properties fo:color="#000000" style:font-name="times new roman1" fo:font-size="12pt" fo:language="en" fo:country="US" officeooo:rsid="00e1056f" style:font-size-asian="12pt" style:font-name-complex="Times New Roman2" style:font-size-complex="12pt"/>
    </style:style>
    <style:style style:name="T18" style:family="text">
      <style:text-properties fo:color="#000000" style:font-name="times new roman1" fo:font-size="12pt" fo:language="en" fo:country="US" officeooo:rsid="01c62a29" style:font-size-asian="12pt" style:font-name-complex="Times New Roman2" style:font-size-complex="12pt"/>
    </style:style>
    <style:style style:name="T19" style:family="text">
      <style:text-properties fo:color="#000000" style:font-name="times new roman1" fo:font-size="12pt" fo:language="en" fo:country="US" officeooo:rsid="01c72144" style:font-size-asian="12pt" style:font-name-complex="Times New Roman2" style:font-size-complex="12pt"/>
    </style:style>
    <style:style style:name="T20" style:family="text">
      <style:text-properties fo:color="#000000" style:font-name="times new roman1" fo:font-size="12pt" fo:language="en" fo:country="US" officeooo:rsid="01cbe447" style:font-size-asian="12pt" style:font-name-complex="Times New Roman2" style:font-size-complex="12pt"/>
    </style:style>
    <style:style style:name="T21" style:family="text">
      <style:text-properties fo:color="#000000" style:font-name="times new roman1" fo:font-size="12pt" fo:language="en" fo:country="US" officeooo:rsid="01cd7d70" style:font-size-asian="12pt" style:font-name-complex="Times New Roman2" style:font-size-complex="12pt"/>
    </style:style>
    <style:style style:name="T22" style:family="text">
      <style:text-properties fo:color="#000000" style:font-name="times new roman1" fo:font-size="12pt" fo:language="en" fo:country="US" officeooo:rsid="01cebbfd" style:font-size-asian="12pt" style:font-name-complex="Times New Roman2" style:font-size-complex="12pt"/>
    </style:style>
    <style:style style:name="T23" style:family="text">
      <style:text-properties fo:color="#000000" style:font-name="times new roman1" fo:font-size="12pt" fo:language="en" fo:country="US" officeooo:rsid="01cec090" style:font-size-asian="12pt" style:font-name-complex="Times New Roman2" style:font-size-complex="12pt"/>
    </style:style>
    <style:style style:name="T24" style:family="text">
      <style:text-properties fo:color="#000000" style:font-name="times new roman1" fo:font-size="12pt" fo:language="en" fo:country="US" officeooo:rsid="0240d044" style:font-size-asian="12pt" style:font-name-complex="Times New Roman2" style:font-size-complex="12pt"/>
    </style:style>
    <style:style style:name="T25" style:family="text">
      <style:text-properties fo:color="#000000" style:font-name="times new roman1" fo:font-size="12pt" fo:language="en" fo:country="US" officeooo:rsid="02cb5302" style:font-size-asian="12pt" style:font-name-complex="Times New Roman2" style:font-size-complex="12pt"/>
    </style:style>
    <style:style style:name="T26" style:family="text">
      <style:text-properties fo:color="#000000" style:font-name="times new roman1" fo:font-size="12pt" fo:language="en" fo:country="US" officeooo:rsid="02cc719e" style:font-size-asian="12pt" style:font-name-complex="Times New Roman2" style:font-size-complex="12pt"/>
    </style:style>
    <style:style style:name="T27" style:family="text">
      <style:text-properties fo:color="#000000" style:font-name="times new roman1" fo:font-size="12pt" fo:language="en" fo:country="US" fo:font-style="italic" style:font-size-asian="12pt" style:font-style-asian="italic" style:font-name-complex="Times New Roman2" style:font-size-complex="12pt" style:font-style-complex="italic"/>
    </style:style>
    <style:style style:name="T28" style:family="text">
      <style:text-properties fo:color="#000000" style:font-name="times new roman1" fo:font-size="12pt" fo:language="en" fo:country="US" fo:background-color="transparent" loext:char-shading-value="0" style:font-size-asian="12pt" style:language-asian="pt" style:country-asian="BR" style:font-name-complex="Times New Roman2" style:font-size-complex="12pt"/>
    </style:style>
    <style:style style:name="T29" style:family="text">
      <style:text-properties fo:color="#000000" style:font-name="times new roman1" fo:font-size="12pt" fo:language="en" fo:country="US" officeooo:rsid="00df77a3" fo:background-color="transparent" loext:char-shading-value="0" style:font-size-asian="12pt" style:language-asian="pt" style:country-asian="BR" style:font-name-complex="Times New Roman2" style:font-size-complex="12pt"/>
    </style:style>
    <style:style style:name="T30" style:family="text">
      <style:text-properties fo:color="#000000" style:font-name="times new roman1" fo:font-size="12pt" fo:language="en" fo:country="US" officeooo:rsid="01c474e5" fo:background-color="transparent" loext:char-shading-value="0" style:font-size-asian="12pt" style:language-asian="pt" style:country-asian="BR" style:font-name-complex="Times New Roman2" style:font-size-complex="12pt"/>
    </style:style>
    <style:style style:name="T31" style:family="text">
      <style:text-properties fo:color="#000000" style:font-name="times new roman1" fo:font-size="12pt" fo:language="en" fo:country="US" officeooo:rsid="01cbe447" fo:background-color="transparent" loext:char-shading-value="0" style:font-size-asian="12pt" style:language-asian="pt" style:country-asian="BR" style:font-name-complex="Times New Roman2" style:font-size-complex="12pt"/>
    </style:style>
    <style:style style:name="T32" style:family="text">
      <style:text-properties fo:color="#000000" style:font-name="times new roman1" fo:font-size="12pt" fo:language="en" fo:country="US" officeooo:rsid="01ce1c5c" fo:background-color="transparent" loext:char-shading-value="0" style:font-size-asian="12pt" style:language-asian="pt" style:country-asian="BR" style:font-name-complex="Times New Roman2" style:font-size-complex="12pt"/>
    </style:style>
    <style:style style:name="T33" style:family="text">
      <style:text-properties fo:color="#000000" style:font-name="times new roman1"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34" style:family="text">
      <style:text-properties fo:color="#0000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style:font-name="times new roman1"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style:font-name="times new roman1"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style:font-name="times new roman1" fo:font-size="12pt" fo:language="en" fo:country="US" fo:font-style="normal" fo:font-weight="normal" officeooo:rsid="02cb5302" style:font-size-asian="12pt" style:font-style-asian="normal" style:font-weight-asian="normal" style:font-name-complex="Times New Roman2" style:font-size-complex="12pt" style:font-style-complex="normal" style:font-weight-complex="normal"/>
    </style:style>
    <style:style style:name="T38" style:family="text">
      <style:text-properties fo:color="#000000" style:text-position="super 58%"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40"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2184f2" style:letter-kerning="true" style:font-size-asian="12pt" style:font-style-asian="normal" style:font-weight-asian="normal" style:font-size-complex="12pt" style:font-style-complex="normal" style:font-weight-complex="normal" style:text-emphasize="none"/>
    </style:style>
    <style:style style:name="T41" style:family="text">
      <style:text-properties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42"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43"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44" style:family="text">
      <style:text-properties fo:color="#000000" style:text-outline="false" style:text-line-through-style="none" style:text-line-through-type="none" style:text-position="0% 100%" style:font-name="Times New Roman1" fo:font-size="12pt" fo:letter-spacing="normal" fo:language="en" fo:country="US" fo:font-style="normal" fo:text-shadow="none" style:text-underline-style="none" fo:font-weight="normal" officeooo:rsid="0027703c" style:letter-kerning="true" style:font-size-asian="12pt" style:font-style-asian="normal" style:font-weight-asian="normal" style:font-size-complex="12pt" style:font-style-complex="normal" style:font-weight-complex="normal" style:text-emphasize="none"/>
    </style:style>
    <style:style style:name="T45" style:family="text">
      <style:text-properties fo:color="#000000" style:text-outline="false" style:text-line-through-style="none" style:text-line-through-type="none" style:font-name="Liberation Serif" fo:font-size="10pt" fo:letter-spacing="normal" fo:language="en" fo:country="US" fo:font-style="normal" fo:text-shadow="none" style:text-underline-style="none" fo:font-weight="normal" officeooo:rsid="03314fdd" style:letter-kerning="true" fo:background-color="#fff200" loext:char-shading-value="0" style:font-size-asian="10pt" style:font-style-asian="normal" style:font-weight-asian="normal" style:text-emphasize="none"/>
    </style:style>
    <style:style style:name="T46" style:family="text">
      <style:text-properties fo:language="en" fo:country="US"/>
    </style:style>
    <style:style style:name="T47" style:family="text">
      <style:text-properties fo:language="en" fo:country="US" style:font-name-asian="Cambria" style:font-name-complex="Cambria"/>
    </style:style>
    <style:style style:name="T48" style:family="text">
      <style:text-properties fo:language="en" fo:country="US" officeooo:rsid="0029d911"/>
    </style:style>
    <style:style style:name="T49" style:family="text">
      <style:text-properties fo:language="en" fo:country="US" officeooo:rsid="002a2a43"/>
    </style:style>
    <style:style style:name="T50" style:family="text">
      <style:text-properties fo:language="en" fo:country="US" officeooo:rsid="002c0ae7"/>
    </style:style>
    <style:style style:name="T51" style:family="text">
      <style:text-properties fo:language="en" fo:country="US" officeooo:rsid="00320ac5"/>
    </style:style>
    <style:style style:name="T52" style:family="text">
      <style:text-properties fo:language="en" fo:country="US" officeooo:rsid="00514a81"/>
    </style:style>
    <style:style style:name="T53" style:family="text">
      <style:text-properties fo:language="en" fo:country="US" officeooo:rsid="00802d19"/>
    </style:style>
    <style:style style:name="T54" style:family="text">
      <style:text-properties fo:language="en" fo:country="US" officeooo:rsid="00c61b1b"/>
    </style:style>
    <style:style style:name="T55" style:family="text">
      <style:text-properties fo:language="en" fo:country="US" fo:background-color="transparent" loext:char-shading-value="0"/>
    </style:style>
    <style:style style:name="T56" style:family="text">
      <style:text-properties fo:language="en" fo:country="US" officeooo:rsid="00c66b15" fo:background-color="transparent" loext:char-shading-value="0"/>
    </style:style>
    <style:style style:name="T57" style:family="text">
      <style:text-properties fo:language="en" fo:country="US" officeooo:rsid="00c66b15"/>
    </style:style>
    <style:style style:name="T58" style:family="text">
      <style:text-properties fo:language="en" fo:country="US" officeooo:rsid="0189ec2a"/>
    </style:style>
    <style:style style:name="T59" style:family="text">
      <style:text-properties fo:language="en" fo:country="US" officeooo:rsid="01ae86a7"/>
    </style:style>
    <style:style style:name="T60" style:family="text">
      <style:text-properties fo:language="en" fo:country="US" fo:font-style="normal" fo:font-weight="normal" officeooo:rsid="006dfa44" style:font-style-asian="normal" style:font-weight-asian="normal" style:font-style-complex="normal" style:font-weight-complex="normal"/>
    </style:style>
    <style:style style:name="T61" style:family="text">
      <style:text-properties fo:language="en" fo:country="US" fo:font-style="normal" fo:font-weight="normal" officeooo:rsid="01bf6dd5" style:font-style-asian="normal" style:font-weight-asian="normal" style:font-style-complex="normal" style:font-weight-complex="normal"/>
    </style:style>
    <style:style style:name="T62" style:family="text">
      <style:text-properties fo:language="en" fo:country="US" fo:font-style="normal" fo:font-weight="normal" officeooo:rsid="01c15bb9" style:font-style-asian="normal" style:font-weight-asian="normal" style:font-style-complex="normal" style:font-weight-complex="normal"/>
    </style:style>
    <style:style style:name="T63" style:family="text">
      <style:text-properties fo:language="en" fo:country="US" fo:font-style="normal" fo:font-weight="normal" officeooo:rsid="01c41f7a" style:font-style-asian="normal" style:font-weight-asian="normal" style:font-style-complex="normal" style:font-weight-complex="normal"/>
    </style:style>
    <style:style style:name="T64" style:family="text">
      <style:text-properties fo:language="en" fo:country="US" fo:font-style="normal" fo:font-weight="normal" officeooo:rsid="01cbe447" style:font-style-asian="normal" style:font-weight-asian="normal" style:font-style-complex="normal" style:font-weight-complex="normal"/>
    </style:style>
    <style:style style:name="T65" style:family="text">
      <style:text-properties fo:language="en" fo:country="US" officeooo:rsid="01de235d"/>
    </style:style>
    <style:style style:name="T66" style:family="text">
      <style:text-properties fo:language="en" fo:country="US" officeooo:rsid="02394158"/>
    </style:style>
    <style:style style:name="T67" style:family="text">
      <style:text-properties fo:language="en" fo:country="US" officeooo:rsid="023c0b18"/>
    </style:style>
    <style:style style:name="T68" style:family="text">
      <style:text-properties fo:language="en" fo:country="US" officeooo:rsid="0192f2a7"/>
    </style:style>
    <style:style style:name="T69" style:family="text">
      <style:text-properties fo:language="en" fo:country="US" officeooo:rsid="01885ae4"/>
    </style:style>
    <style:style style:name="T70" style:family="text">
      <style:text-properties fo:language="en" fo:country="US" officeooo:rsid="018acef5"/>
    </style:style>
    <style:style style:name="T71" style:family="text">
      <style:text-properties fo:language="en" fo:country="US" officeooo:rsid="018b2636"/>
    </style:style>
    <style:style style:name="T72" style:family="text">
      <style:text-properties fo:language="en" fo:country="US" officeooo:rsid="023cfa97"/>
    </style:style>
    <style:style style:name="T73" style:family="text">
      <style:text-properties fo:language="en" fo:country="US" officeooo:rsid="02c964ea"/>
    </style:style>
    <style:style style:name="T74" style:family="text">
      <style:text-properties fo:language="en" fo:country="US" officeooo:rsid="004c8705"/>
    </style:style>
    <style:style style:name="T75" style:family="text">
      <style:text-properties fo:language="en" fo:country="US" officeooo:rsid="004cda2a"/>
    </style:style>
    <style:style style:name="T76" style:family="text">
      <style:text-properties fo:language="en" fo:country="US" officeooo:rsid="0331492a"/>
    </style:style>
    <style:style style:name="T77" style:family="text">
      <style:text-properties fo:language="en" fo:country="US" officeooo:rsid="0331492a" fo:background-color="#fff200" loext:char-shading-value="0"/>
    </style:style>
    <style:style style:name="T78" style:family="text">
      <style:text-properties fo:language="en" fo:country="US" officeooo:rsid="023cfa97" fo:background-color="#fff200" loext:char-shading-value="0"/>
    </style:style>
    <style:style style:name="T79" style:family="text">
      <style:text-properties fo:language="en" fo:country="US" officeooo:rsid="0192f2a7" fo:background-color="#fff200" loext:char-shading-value="0"/>
    </style:style>
    <style:style style:name="T80" style:family="text">
      <style:text-properties fo:language="en" fo:country="US" officeooo:rsid="03314fdd" fo:background-color="#fff200" loext:char-shading-value="0"/>
    </style:style>
    <style:style style:name="T81" style:family="text">
      <style:text-properties fo:language="en" fo:country="US" officeooo:rsid="0338ad28"/>
    </style:style>
    <style:style style:name="T82" style:family="text">
      <style:text-properties fo:language="en" fo:country="US" officeooo:rsid="0338c56a"/>
    </style:style>
    <style:style style:name="T83" style:family="text">
      <style:text-properties style:font-name="Times New Roman1" fo:font-size="9pt" fo:language="en" fo:country="US" style:font-size-asian="9pt" style:font-name-complex="Times New Roman1" style:font-size-complex="9pt"/>
    </style:style>
    <style:style style:name="T84" style:family="text">
      <style:text-properties style:font-name="Times New Roman1" fo:font-size="9pt" fo:language="en" fo:country="US" fo:font-style="italic" style:font-size-asian="9pt" style:font-style-asian="italic" style:font-name-complex="Times New Roman1" style:font-size-complex="9pt"/>
    </style:style>
    <style:style style:name="T85" style:family="text">
      <style:text-properties style:font-name="Times New Roman1" fo:font-size="12pt" fo:language="en" fo:country="US" fo:font-weight="normal" style:font-size-asian="12pt" style:font-weight-asian="normal" style:font-size-complex="12pt" style:font-weight-complex="normal"/>
    </style:style>
    <style:style style:name="T86"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87" style:family="text">
      <style:text-properties style:font-name="Times New Roman1" fo:font-size="12pt" fo:language="en" fo:country="US" fo:font-weight="normal" officeooo:rsid="030a0ec6" style:font-size-asian="12pt" style:font-weight-asian="normal" style:font-size-complex="12pt" style:font-weight-complex="normal"/>
    </style:style>
    <style:style style:name="T88" style:family="text">
      <style:text-properties style:font-name="Times New Roman1" fo:font-size="12pt" fo:language="en" fo:country="US" fo:font-weight="normal" officeooo:rsid="030bb7fb" style:font-size-asian="12pt" style:font-weight-asian="normal" style:font-size-complex="12pt" style:font-weight-complex="normal"/>
    </style:style>
    <style:style style:name="T89" style:family="text">
      <style:text-properties style:font-name="Times New Roman1" fo:font-size="12pt" fo:language="en" fo:country="US" fo:font-weight="normal" officeooo:rsid="030d90ce" style:font-size-asian="12pt" style:font-weight-asian="normal" style:font-size-complex="12pt" style:font-weight-complex="normal"/>
    </style:style>
    <style:style style:name="T90"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91"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92" style:family="text">
      <style:text-properties style:font-name="Times New Roman1" fo:font-size="12pt" fo:language="en" fo:country="US" fo:font-weight="normal" officeooo:rsid="031015b8" fo:background-color="#ffffff" loext:char-shading-value="0" style:font-size-asian="12pt" style:font-weight-asian="normal" style:font-size-complex="12pt" style:font-weight-complex="normal"/>
    </style:style>
    <style:style style:name="T93" style:family="text">
      <style:text-properties style:font-name="Times New Roman1" fo:font-size="12pt" fo:language="en" fo:country="US" fo:font-weight="normal" officeooo:rsid="0312d5f3" fo:background-color="#ffffff" loext:char-shading-value="0" style:font-size-asian="12pt" style:font-weight-asian="normal" style:font-size-complex="12pt" style:font-weight-complex="normal"/>
    </style:style>
    <style:style style:name="T94" style:family="text">
      <style:text-properties style:font-name="Times New Roman1" fo:font-size="12pt" fo:language="en" fo:country="US" fo:font-style="italic" fo:font-weight="normal" fo:background-color="#ffffff" loext:char-shading-value="0" style:font-size-asian="12pt" style:font-style-asian="italic" style:font-weight-asian="normal" style:font-size-complex="12pt" style:font-style-complex="italic" style:font-weight-complex="normal"/>
    </style:style>
    <style:style style:name="T95" style:family="text">
      <style:text-properties style:font-name="Times New Roman1" fo:font-size="12pt" fo:language="en" fo:country="US" fo:font-style="italic" fo:font-weight="normal" officeooo:rsid="00e6e4ec" fo:background-color="#ffffff" loext:char-shading-value="0" style:font-size-asian="12pt" style:font-style-asian="italic" style:font-weight-asian="normal" style:font-size-complex="12pt" style:font-style-complex="italic" style:font-weight-complex="normal"/>
    </style:style>
    <style:style style:name="T96" style:family="text">
      <style:text-properties style:font-name="Times New Roman1" fo:font-size="12pt" fo:language="en" fo:country="US" fo:font-style="italic" fo:font-weight="normal" officeooo:rsid="030e5ad5" fo:background-color="#ffffff" loext:char-shading-value="0" style:font-size-asian="12pt" style:font-style-asian="italic" style:font-weight-asian="normal" style:font-size-complex="12pt" style:font-style-complex="italic" style:font-weight-complex="normal"/>
    </style:style>
    <style:style style:name="T97" style:family="text">
      <style:text-properties style:font-name="Times New Roman1" fo:font-size="12pt" fo:language="en" fo:country="US" fo:font-style="normal" fo:font-weight="normal" fo:background-color="#ffffff" loext:char-shading-value="0" style:font-size-asian="12pt" style:font-style-asian="normal" style:font-weight-asian="normal" style:font-size-complex="12pt" style:font-style-complex="normal" style:font-weight-complex="normal"/>
    </style:style>
    <style:style style:name="T98" style:family="text">
      <style:text-properties style:font-name="Times New Roman1" fo:font-size="12pt" fo:language="en" fo:country="US" fo:font-style="normal" fo:font-weight="normal" officeooo:rsid="030dfd69" fo:background-color="#ffffff" loext:char-shading-value="0" style:font-size-asian="12pt" style:font-style-asian="normal" style:font-weight-asian="normal" style:font-size-complex="12pt" style:font-style-complex="normal" style:font-weight-complex="normal"/>
    </style:style>
    <style:style style:name="T99" style:family="text">
      <style:text-properties style:font-name="Times New Roman1" fo:font-size="12pt" fo:language="en" fo:country="US" style:font-size-asian="12pt" style:font-size-complex="12pt"/>
    </style:style>
    <style:style style:name="T100" style:family="text">
      <style:text-properties style:font-name="Times New Roman1" fo:font-size="12pt" fo:language="en" fo:country="US" officeooo:rsid="004c8705" style:font-size-asian="12pt" style:font-size-complex="12pt"/>
    </style:style>
    <style:style style:name="T101" style:family="text">
      <style:text-properties style:font-name="Times New Roman1" fo:font-size="12pt" fo:language="en" fo:country="US" officeooo:rsid="004cda2a" style:font-size-asian="12pt" style:font-size-complex="12pt"/>
    </style:style>
    <style:style style:name="T102" style:family="text">
      <style:text-properties style:font-name="Times New Roman1" fo:font-size="12pt" fo:font-weight="normal" style:font-size-asian="12pt" style:font-weight-asian="normal" style:font-size-complex="12pt" style:font-weight-complex="normal"/>
    </style:style>
    <style:style style:name="T103" style:family="text">
      <style:text-properties style:font-name="Times New Roman1" fo:font-size="12pt" style:font-size-asian="12pt" style:font-size-complex="12pt"/>
    </style:style>
    <style:style style:name="T104" style:family="text">
      <style:text-properties style:font-name="Times New Roman1" fo:font-size="12pt" officeooo:rsid="004c8705" style:font-size-asian="12pt" style:font-size-complex="12pt"/>
    </style:style>
    <style:style style:name="T105" style:family="text">
      <style:text-properties style:font-name="Times New Roman1" officeooo:rsid="00e6e4ec"/>
    </style:style>
    <style:style style:name="T106" style:family="text">
      <style:text-properties style:font-name="Times New Roman1" fo:language="en" fo:country="US" fo:font-weight="normal" officeooo:rsid="01973de6" style:font-weight-asian="normal" style:font-weight-complex="normal"/>
    </style:style>
    <style:style style:name="T107" style:family="text">
      <style:text-properties style:font-name="Times New Roman1" fo:language="en" fo:country="US" fo:font-weight="normal" officeooo:rsid="02394158" style:font-weight-asian="normal" style:font-weight-complex="normal"/>
    </style:style>
    <style:style style:name="T108" style:family="text">
      <style:text-properties style:font-name="Times New Roman1" fo:language="en" fo:country="US" fo:font-weight="normal" officeooo:rsid="01bb7415" style:font-weight-asian="normal" style:font-weight-complex="normal"/>
    </style:style>
    <style:style style:name="T109" style:family="text">
      <style:text-properties style:font-name="Times New Roman1" fo:language="en" fo:country="US" fo:font-weight="normal" officeooo:rsid="01997b1d" style:font-weight-asian="normal" style:font-weight-complex="normal"/>
    </style:style>
    <style:style style:name="T110" style:family="text">
      <style:text-properties style:font-name="Times New Roman1" fo:language="en" fo:country="US" fo:font-weight="normal" officeooo:rsid="019fabb0" style:font-weight-asian="normal" style:font-weight-complex="normal"/>
    </style:style>
    <style:style style:name="T111" style:family="text">
      <style:text-properties style:font-name="Times New Roman1" fo:language="en" fo:country="US" fo:font-weight="normal" officeooo:rsid="01b4e24e" style:font-weight-asian="normal" style:font-weight-complex="normal"/>
    </style:style>
    <style:style style:name="T112" style:family="text">
      <style:text-properties style:font-name="Times New Roman1" fo:language="en" fo:country="US" fo:font-weight="normal" officeooo:rsid="02385249" style:font-weight-asian="normal" style:font-weight-complex="normal"/>
    </style:style>
    <style:style style:name="T113" style:family="text">
      <style:text-properties style:font-name="Times New Roman1" fo:language="en" fo:country="US" fo:font-weight="normal" officeooo:rsid="019a6831" style:font-weight-asian="normal" style:font-weight-complex="normal"/>
    </style:style>
    <style:style style:name="T114" style:family="text">
      <style:text-properties style:font-name="Times New Roman1" fo:language="en" fo:country="US" fo:font-weight="normal" officeooo:rsid="023c0b18" style:font-weight-asian="normal" style:font-weight-complex="normal"/>
    </style:style>
    <style:style style:name="T115" style:family="text">
      <style:text-properties style:font-name="Times New Roman1" fo:language="en" fo:country="US" fo:font-weight="normal" officeooo:rsid="02c61aa0" style:font-weight-asian="normal" style:font-weight-complex="normal"/>
    </style:style>
    <style:style style:name="T116" style:family="text">
      <style:text-properties style:font-name="Times New Roman1" fo:language="en" fo:country="US" fo:font-weight="normal" officeooo:rsid="02c80502" style:font-weight-asian="normal" style:font-weight-complex="normal"/>
    </style:style>
    <style:style style:name="T117" style:family="text">
      <style:text-properties style:font-name="Times New Roman1" fo:language="en" fo:country="US" fo:font-weight="normal" officeooo:rsid="0192f2a7" style:font-weight-asian="normal" style:font-weight-complex="normal"/>
    </style:style>
    <style:style style:name="T118" style:family="text">
      <style:text-properties style:font-name="Times New Roman1" fo:language="en" fo:country="US" fo:font-weight="normal" officeooo:rsid="018b2636" style:font-weight-asian="normal" style:font-weight-complex="normal"/>
    </style:style>
    <style:style style:name="T119" style:family="text">
      <style:text-properties style:font-name="Times New Roman1" fo:language="en" fo:country="US" fo:font-weight="normal" officeooo:rsid="02c964ea" style:font-weight-asian="normal" style:font-weight-complex="normal"/>
    </style:style>
    <style:style style:name="T120" style:family="text">
      <style:text-properties style:font-name="Times New Roman1" fo:language="en" fo:country="US" fo:font-weight="normal" officeooo:rsid="0337dcaf" style:font-weight-asian="normal" style:font-weight-complex="normal"/>
    </style:style>
    <style:style style:name="T121" style:family="text">
      <style:text-properties style:font-name="Times New Roman1" fo:language="en" fo:country="US" fo:font-weight="normal" officeooo:rsid="0338ad28" style:font-weight-asian="normal" style:font-weight-complex="normal"/>
    </style:style>
    <style:style style:name="T122" style:family="text">
      <style:text-properties style:text-position="0% 100%"/>
    </style:style>
    <style:style style:name="T123" style:family="text">
      <style:text-properties style:text-position="0% 100%" fo:language="en" fo:country="US"/>
    </style:style>
    <style:style style:name="T124" style:family="text">
      <style:text-properties style:text-position="0% 100%" fo:language="en" fo:country="US" officeooo:rsid="01ae86a7"/>
    </style:style>
    <style:style style:name="T125" style:family="text">
      <style:text-properties style:text-position="0% 100%" fo:language="en" fo:country="US" officeooo:rsid="02394158"/>
    </style:style>
    <style:style style:name="T126" style:family="text">
      <style:text-properties style:text-position="0% 100%" fo:language="en" fo:country="US" officeooo:rsid="0192f2a7"/>
    </style:style>
    <style:style style:name="T127" style:family="text">
      <style:text-properties style:text-position="0% 100%" fo:language="en" fo:country="US" officeooo:rsid="018acef5"/>
    </style:style>
    <style:style style:name="T128" style:family="text">
      <style:text-properties style:text-position="0% 100%" fo:language="en" fo:country="US" officeooo:rsid="0338ad28"/>
    </style:style>
    <style:style style:name="T129" style:family="text">
      <style:text-properties style:text-position="0% 100%" fo:font-style="normal" fo:font-weight="normal" officeooo:rsid="0151c74e" style:font-style-asian="normal" style:font-weight-asian="normal" style:font-style-complex="normal" style:font-weight-complex="normal"/>
    </style:style>
    <style:style style:name="T130" style:family="text">
      <style:text-properties style:text-position="0% 100%" fo:font-style="normal" officeooo:rsid="0097e30e" fo:background-color="transparent" loext:char-shading-value="0" style:font-style-asian="normal" style:font-style-complex="normal"/>
    </style:style>
    <style:style style:name="T131" style:family="text">
      <style:text-properties style:text-position="0% 100%" style:font-name="times new roman1" fo:font-size="12pt" fo:language="en" fo:country="US" fo:font-weight="normal" style:font-size-asian="12pt" style:font-weight-asian="normal" style:font-size-complex="12pt" style:font-weight-complex="normal"/>
    </style:style>
    <style:style style:name="T132" style:family="text">
      <style:text-properties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33" style:family="text">
      <style:text-properties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34" style:family="text">
      <style:text-properties style:text-position="0% 100%" style:font-name="times new roman1"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135" style:family="text">
      <style:text-properties style:text-position="0% 100%" style:font-name="times new roman1" fo:font-size="12pt" fo:language="en" fo:country="US" fo:font-style="normal" fo:font-weight="normal" officeooo:rsid="0047fc60" style:font-size-asian="12pt" style:font-style-asian="normal" style:font-weight-asian="normal" style:font-size-complex="12pt" style:font-style-complex="normal" style:font-weight-complex="normal"/>
    </style:style>
    <style:style style:name="T136" style:family="text">
      <style:text-properties style:text-position="0% 100%" style:font-name="times new roman1" fo:font-size="12pt" fo:language="en" fo:country="US" fo:font-style="normal" fo:font-weight="normal" officeooo:rsid="0045ead5" style:font-size-asian="12pt" style:font-style-asian="normal" style:font-weight-asian="normal" style:font-size-complex="12pt" style:font-style-complex="normal" style:font-weight-complex="normal"/>
    </style:style>
    <style:style style:name="T137" style:family="text">
      <style:text-properties style:text-position="0% 100%" style:font-name="times new roman1" fo:font-size="12pt" fo:language="en" fo:country="US" fo:font-style="normal" fo:font-weight="normal" officeooo:rsid="0049015f" style:font-size-asian="12pt" style:font-style-asian="normal" style:font-weight-asian="normal" style:font-size-complex="12pt" style:font-style-complex="normal" style:font-weight-complex="normal"/>
    </style:style>
    <style:style style:name="T138" style:family="text">
      <style:text-properties style:text-position="0% 100%" style:font-name="times new roman1" fo:font-size="12pt" fo:language="en" fo:country="US" fo:font-style="normal" fo:font-weight="normal" officeooo:rsid="00475e3e" style:font-size-asian="12pt" style:font-style-asian="normal" style:font-weight-asian="normal" style:font-size-complex="12pt" style:font-style-complex="normal" style:font-weight-complex="normal"/>
    </style:style>
    <style:style style:name="T139" style:family="text">
      <style:text-properties style:text-position="0% 100%" style:font-name="times new roman1" fo:font-size="12pt" fo:language="en" fo:country="US" fo:font-style="normal" fo:font-weight="normal" officeooo:rsid="003b62d6" style:font-size-asian="12pt" style:font-style-asian="normal" style:font-weight-asian="normal" style:font-size-complex="12pt" style:font-style-complex="normal" style:font-weight-complex="normal"/>
    </style:style>
    <style:style style:name="T140" style:family="text">
      <style:text-properties style:text-position="0% 100%" style:font-name="times new roman1" fo:font-size="12pt" fo:language="en" fo:country="US" fo:font-style="normal" fo:font-weight="normal" officeooo:rsid="00524278" style:font-size-asian="12pt" style:font-style-asian="normal" style:font-weight-asian="normal" style:font-size-complex="12pt" style:font-style-complex="normal" style:font-weight-complex="normal"/>
    </style:style>
    <style:style style:name="T141" style:family="text">
      <style:text-properties style:text-position="0% 100%" style:font-name="times new roman1" fo:font-size="12pt" fo:language="en" fo:country="US" fo:font-style="normal" fo:font-weight="normal" officeooo:rsid="0050ab68" style:font-size-asian="12pt" style:font-style-asian="normal" style:font-weight-asian="normal" style:font-size-complex="12pt" style:font-style-complex="normal" style:font-weight-complex="normal"/>
    </style:style>
    <style:style style:name="T142" style:family="text">
      <style:text-properties style:text-position="0% 100%" style:font-name="times new roman1" fo:font-size="12pt" fo:language="en" fo:country="US" fo:font-style="normal" fo:font-weight="normal" officeooo:rsid="00512d79" style:font-size-asian="12pt" style:font-style-asian="normal" style:font-weight-asian="normal" style:font-size-complex="12pt" style:font-style-complex="normal" style:font-weight-complex="normal"/>
    </style:style>
    <style:style style:name="T143" style:family="text">
      <style:text-properties style:text-position="0% 100%" style:font-name="times new roman1" fo:font-size="12pt" fo:language="en" fo:country="US" fo:font-style="normal" fo:font-weight="normal" officeooo:rsid="004c8705" style:font-size-asian="12pt" style:font-style-asian="normal" style:font-weight-asian="normal" style:font-size-complex="12pt" style:font-style-complex="normal" style:font-weight-complex="normal"/>
    </style:style>
    <style:style style:name="T144" style:family="text">
      <style:text-properties style:text-position="0% 100%" style:font-name="times new roman1"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text-position="0% 100%" style:font-name="times new roman1" fo:font-size="12pt" fo:language="en" fo:country="US" fo:font-style="normal" fo:font-weight="normal" officeooo:rsid="0049015f"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text-position="0% 100%" style:font-name="times new roman1" fo:font-size="12pt" fo:language="en" fo:country="US" fo:font-style="normal" fo:font-weight="normal" officeooo:rsid="004c8705"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text-position="0% 100%" style:font-name="times new roman1" fo:font-size="12pt" fo:language="en" fo:country="US" fo:font-style="normal" style:font-size-asian="12pt" style:font-style-asian="normal" style:font-size-complex="12pt" style:font-style-complex="normal"/>
    </style:style>
    <style:style style:name="T148" style:family="text">
      <style:text-properties style:text-position="0% 100%" style:font-name="times new roman1" fo:font-size="12pt" fo:font-style="normal" fo:font-weight="normal" style:font-size-asian="12pt" style:font-style-asian="normal" style:font-weight-asian="normal" style:font-size-complex="12pt" style:font-style-complex="normal" style:font-weight-complex="normal"/>
    </style:style>
    <style:style style:name="T149" style:family="text">
      <style:text-properties style:text-position="0% 100%"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150" style:family="text">
      <style:text-properties style:text-position="0% 100%"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151" style:family="text">
      <style:text-properties style:text-position="0% 100%"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152" style:family="text">
      <style:text-properties style:text-position="0% 100%"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153" style:family="text">
      <style:text-properties style:text-position="0% 100%"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154" style:family="text">
      <style:text-properties style:text-position="0% 100%" style:font-name="times new roman1" fo:font-size="12pt" fo:font-weight="normal" officeooo:rsid="0118c670" style:font-size-asian="12pt" style:font-weight-asian="normal" style:font-size-complex="12pt" style:font-weight-complex="normal"/>
    </style:style>
    <style:style style:name="T155" style:family="text">
      <style:text-properties style:text-position="0% 100%" style:font-name="times new roman1" fo:font-weight="normal" fo:background-color="transparent" loext:char-shading-value="0" style:font-weight-asian="normal" style:font-weight-complex="normal"/>
    </style:style>
    <style:style style:name="T156" style:family="text">
      <style:text-properties style:text-position="0% 100%" style:font-name="times new roman1" fo:font-style="normal" style:font-style-asian="normal" style:font-style-complex="normal"/>
    </style:style>
    <style:style style:name="T157" style:family="text">
      <style:text-properties style:text-position="0% 100%" style:font-name="times new roman1" fo:font-style="normal" fo:font-weight="normal" officeooo:rsid="011f0a6c" style:font-style-asian="normal" style:font-weight-asian="normal" style:font-style-complex="normal" style:font-weight-complex="normal"/>
    </style:style>
    <style:style style:name="T158" style:family="text">
      <style:text-properties style:text-position="0% 100%" officeooo:rsid="0111c915"/>
    </style:style>
    <style:style style:name="T159" style:family="text">
      <style:text-properties style:text-position="0% 100%" officeooo:rsid="01453c81"/>
    </style:style>
    <style:style style:name="T160" style:family="text">
      <style:text-properties style:text-position="0% 100%" officeooo:rsid="0145bd53"/>
    </style:style>
    <style:style style:name="T161" style:family="text">
      <style:text-properties style:text-position="0% 100%" officeooo:rsid="01472de6"/>
    </style:style>
    <style:style style:name="T162" style:family="text">
      <style:text-properties style:text-position="0% 100%" style:font-name="Times New Roman1" fo:language="en" fo:country="US" fo:font-weight="normal" officeooo:rsid="01997b1d" style:font-weight-asian="normal" style:font-weight-complex="normal"/>
    </style:style>
    <style:style style:name="T163" style:family="text">
      <style:text-properties style:text-position="0% 100%" style:font-name="Times New Roman1" fo:language="en" fo:country="US" fo:font-weight="normal" officeooo:rsid="01973de6" style:font-weight-asian="normal" style:font-weight-complex="normal"/>
    </style:style>
    <style:style style:name="T164" style:family="text">
      <style:text-properties style:text-position="0% 100%" style:font-name="Times New Roman1" fo:language="en" fo:country="US" fo:font-weight="normal" officeooo:rsid="02c61aa0" style:font-weight-asian="normal" style:font-weight-complex="normal"/>
    </style:style>
    <style:style style:name="T165" style:family="text">
      <style:text-properties style:text-position="0% 100%" style:font-name="Times New Roman1" fo:language="en" fo:country="US" fo:font-weight="normal" officeooo:rsid="018b2636" style:font-weight-asian="normal" style:font-weight-complex="normal"/>
    </style:style>
    <style:style style:name="T166" style:family="text">
      <style:text-properties style:text-position="0% 100%" style:font-name="Times New Roman1" fo:font-size="12pt" style:font-size-asian="12pt" style:font-size-complex="12pt"/>
    </style:style>
    <style:style style:name="T167" style:family="text">
      <style:text-properties style:text-position="0% 100%" style:font-name="Times New Roman1" fo:font-size="12pt" fo:language="en" fo:country="US" officeooo:rsid="004c8705" style:font-size-asian="12pt" style:font-size-complex="12pt"/>
    </style:style>
    <style:style style:name="T168" style:family="text">
      <style:text-properties style:text-position="0% 100%" style:font-name="times new roman" fo:font-size="12pt" fo:language="en" fo:country="US" fo:font-weight="normal" officeooo:rsid="00823346" style:font-size-asian="12pt" style:font-weight-asian="normal" style:font-name-complex="serif" style:font-size-complex="12pt" style:font-weight-complex="normal"/>
    </style:style>
    <style:style style:name="T169" style:family="text">
      <style:text-properties style:text-position="0% 100%" style:font-name="times new roman" fo:font-size="12pt" fo:language="en" fo:country="US" fo:font-weight="normal" officeooo:rsid="01a26bba" style:font-size-asian="12pt" style:font-weight-asian="normal" style:font-name-complex="serif" style:font-size-complex="12pt" style:font-weight-complex="normal"/>
    </style:style>
    <style:style style:name="T170" style:family="text">
      <style:text-properties style:text-position="0% 100%" style:font-name="times new roman" fo:font-size="12pt" fo:language="en" fo:country="US" fo:font-weight="normal" officeooo:rsid="01a2e68e" style:font-size-asian="12pt" style:font-weight-asian="normal" style:font-name-complex="serif" style:font-size-complex="12pt" style:font-weight-complex="normal"/>
    </style:style>
    <style:style style:name="T171" style:family="text">
      <style:text-properties style:text-position="0% 100%" style:font-name="times new roman" fo:font-size="12pt" fo:language="en" fo:country="US" fo:font-weight="normal" officeooo:rsid="01bc91db" style:font-size-asian="12pt" style:font-weight-asian="normal" style:font-name-complex="serif" style:font-size-complex="12pt" style:font-weight-complex="normal"/>
    </style:style>
    <style:style style:name="T172" style:family="text">
      <style:text-properties style:text-position="0% 100%" style:font-name="times new roman" fo:font-size="12pt" fo:language="en" fo:country="US" fo:font-weight="normal" officeooo:rsid="006d5b03" style:font-size-asian="12pt" style:font-weight-asian="normal" style:font-name-complex="serif" style:font-size-complex="12pt" style:font-weight-complex="normal"/>
    </style:style>
    <style:style style:name="T173" style:family="text">
      <style:text-properties style:text-position="0% 100%" style:font-name="times new roman" fo:font-size="12pt" fo:language="en" fo:country="US" fo:font-weight="normal" officeooo:rsid="01bd59f3" style:font-size-asian="12pt" style:font-weight-asian="normal" style:font-name-complex="serif" style:font-size-complex="12pt" style:font-weight-complex="normal"/>
    </style:style>
    <style:style style:name="T174" style:family="text">
      <style:text-properties style:text-position="0% 100%" style:font-name="times new roman" fo:font-size="12pt" fo:language="en" fo:country="US" fo:font-weight="normal" officeooo:rsid="02ae96fe" style:font-size-asian="12pt" style:font-weight-asian="normal" style:font-name-complex="serif" style:font-size-complex="12pt" style:font-weight-complex="normal"/>
    </style:style>
    <style:style style:name="T175" style:family="text">
      <style:text-properties style:text-position="0% 100%" style:font-name="times new roman" fo:font-size="12pt" fo:language="en" fo:country="US" style:font-size-asian="12pt" style:font-size-complex="12pt"/>
    </style:style>
    <style:style style:name="T176" style:family="text">
      <style:text-properties style:text-position="0% 100%" style:font-name="times new roman" fo:font-size="12pt" style:font-size-asian="12pt" style:font-size-complex="12pt"/>
    </style:style>
    <style:style style:name="T177" style:family="text">
      <style:text-properties style:text-position="0% 100%" style:font-name="times new roman" fo:font-size="12pt" officeooo:rsid="00162ce8" style:font-size-asian="12pt" style:font-size-complex="12pt"/>
    </style:style>
    <style:style style:name="T178" style:family="text">
      <style:text-properties style:text-position="0% 100%" style:font-name="times new roman" fo:font-size="12pt" officeooo:rsid="0046219c" style:font-size-asian="12pt" style:font-size-complex="12pt"/>
    </style:style>
    <style:style style:name="T179" style:family="text">
      <style:text-properties style:text-position="0% 100%" style:font-name="times new roman" fo:font-size="12pt" officeooo:rsid="01844743" style:font-size-asian="12pt" style:font-size-complex="12pt"/>
    </style:style>
    <style:style style:name="T180" style:family="text">
      <style:text-properties style:text-position="0% 100%" style:font-name="times new roman" fo:font-size="12pt" officeooo:rsid="01ad974e" style:font-size-asian="12pt" style:font-size-complex="12pt"/>
    </style:style>
    <style:style style:name="T181" style:family="text">
      <style:text-properties style:text-position="0% 100%" style:font-name="times new roman" fo:font-size="12pt" officeooo:rsid="02360a37" style:font-size-asian="12pt" style:font-size-complex="12pt"/>
    </style:style>
    <style:style style:name="T182" style:family="text">
      <style:text-properties style:text-position="0% 100%" style:font-name="times new roman" fo:font-size="12pt" officeooo:rsid="00274625" style:font-size-asian="12pt" style:font-size-complex="12pt"/>
    </style:style>
    <style:style style:name="T183" style:family="text">
      <style:text-properties style:text-position="0% 100%" style:font-name="times new roman" fo:font-size="12pt" officeooo:rsid="0331853d" style:font-size-asian="12pt" style:font-size-complex="12pt"/>
    </style:style>
    <style:style style:name="T184" style:family="text">
      <style:text-properties style:text-position="0% 100%" style:font-name="times new roman" fo:font-size="12pt" officeooo:rsid="00272633" style:font-size-asian="12pt" style:font-name-complex="Times New Roman1" style:font-size-complex="12pt"/>
    </style:style>
    <style:style style:name="T185" style:family="text">
      <style:text-properties style:text-position="0% 100%" fo:font-weight="normal" fo:background-color="transparent" loext:char-shading-value="0" style:font-weight-asian="normal" style:font-weight-complex="normal"/>
    </style:style>
    <style:style style:name="T186" style:family="text">
      <style:text-properties style:text-position="0% 100%" fo:font-weight="normal" officeooo:rsid="0259282c" fo:background-color="transparent" loext:char-shading-value="0" style:font-weight-asian="normal" style:font-weight-complex="normal"/>
    </style:style>
    <style:style style:name="T187" style:family="text">
      <style:text-properties style:text-position="0% 100%" officeooo:rsid="02e02cc1"/>
    </style:style>
    <style:style style:name="T188" style:family="text">
      <style:text-properties style:text-position="0% 100%" officeooo:rsid="02cc719e"/>
    </style:style>
    <style:style style:name="T189" style:family="text">
      <style:text-properties style:text-position="0% 100%" officeooo:rsid="02cc719e" fo:background-color="#fff200" loext:char-shading-value="0"/>
    </style:style>
    <style:style style:name="T190" style:family="text">
      <style:text-properties style:font-name="times new roman" fo:font-size="12pt" fo:language="en" fo:country="US" style:font-size-asian="12pt" style:font-name-complex="Times New Roman1" style:font-size-complex="12pt"/>
    </style:style>
    <style:style style:name="T191" style:family="text">
      <style:text-properties style:font-name="times new roman" fo:font-size="12pt" fo:language="en" fo:country="US" style:font-size-asian="12pt" style:font-size-complex="12pt"/>
    </style:style>
    <style:style style:name="T192" style:family="text">
      <style:text-properties style:font-name="times new roman" fo:font-size="12pt" fo:language="en" fo:country="US" officeooo:rsid="0088a359" style:font-size-asian="12pt" style:font-size-complex="12pt"/>
    </style:style>
    <style:style style:name="T193" style:family="text">
      <style:text-properties style:font-name="times new roman" fo:font-size="12pt" fo:language="en" fo:country="US" officeooo:rsid="0162b670" style:font-size-asian="12pt" style:font-size-complex="12pt"/>
    </style:style>
    <style:style style:name="T194" style:family="text">
      <style:text-properties style:font-name="times new roman" fo:font-size="12pt" fo:language="en" fo:country="US" officeooo:rsid="01bd59f3" style:font-size-asian="12pt" style:font-size-complex="12pt"/>
    </style:style>
    <style:style style:name="T195" style:family="text">
      <style:text-properties style:font-name="times new roman" fo:font-size="12pt" fo:language="en" fo:country="US" officeooo:rsid="00a85cb8" style:font-size-asian="12pt" style:font-size-complex="12pt"/>
    </style:style>
    <style:style style:name="T196" style:family="text">
      <style:text-properties style:font-name="times new roman" fo:font-size="12pt" fo:language="en" fo:country="US" officeooo:rsid="0244804f" style:font-size-asian="12pt" style:font-size-complex="12pt"/>
    </style:style>
    <style:style style:name="T197" style:family="text">
      <style:text-properties style:font-name="times new roman" fo:font-size="12pt" fo:language="en" fo:country="US" officeooo:rsid="02ae96fe" style:font-size-asian="12pt" style:font-size-complex="12pt"/>
    </style:style>
    <style:style style:name="T198" style:family="text">
      <style:text-properties style:font-name="times new roman" fo:font-size="12pt" fo:language="en" fo:country="US" officeooo:rsid="02c964ea" style:font-size-asian="12pt" style:font-size-complex="12pt"/>
    </style:style>
    <style:style style:name="T199" style:family="text">
      <style:text-properties style:font-name="times new roman" fo:font-size="12pt" fo:language="en" fo:country="US" officeooo:rsid="03149b65" style:font-size-asian="12pt" style:font-size-complex="12pt"/>
    </style:style>
    <style:style style:name="T200" style:family="text">
      <style:text-properties style:font-name="times new roman" fo:font-size="12pt" fo:language="en" fo:country="US" style:font-size-asian="12pt" style:language-asian="none" style:country-asian="none" style:font-size-complex="12pt"/>
    </style:style>
    <style:style style:name="T201" style:family="text">
      <style:text-properties style:font-name="times new roman" fo:font-size="12pt" fo:language="en" fo:country="US" style:text-underline-style="solid" style:text-underline-width="auto" style:text-underline-color="font-color" fo:background-color="transparent" loext:char-shading-value="0" style:font-size-asian="12pt" style:font-name-complex="Times New Roman1" style:font-size-complex="12pt"/>
    </style:style>
    <style:style style:name="T202" style:family="text">
      <style:text-properties style:font-name="times new roman" fo:font-size="12pt" fo:language="en" fo:country="US" fo:background-color="transparent" loext:char-shading-value="0" style:font-size-asian="12pt" style:font-name-complex="Times New Roman1" style:font-size-complex="12pt"/>
    </style:style>
    <style:style style:name="T203" style:family="text">
      <style:text-properties style:font-name="times new roman" fo:font-size="12pt" fo:language="en" fo:country="US" fo:font-style="italic" style:font-size-asian="12pt" style:font-style-asian="italic" style:font-size-complex="12pt" style:font-style-complex="italic"/>
    </style:style>
    <style:style style:name="T204" style:family="text">
      <style:text-properties style:font-name="times new roman" fo:font-size="12pt" fo:language="en" fo:country="US" fo:font-style="italic" officeooo:rsid="00e49b90" style:font-size-asian="12pt" style:font-style-asian="italic" style:font-size-complex="12pt" style:font-style-complex="italic"/>
    </style:style>
    <style:style style:name="T205" style:family="text">
      <style:text-properties style:font-name="times new roman" fo:font-size="12pt" fo:language="en" fo:country="US" fo:font-style="italic" officeooo:rsid="0132f4fa" style:font-size-asian="12pt" style:font-style-asian="italic" style:font-size-complex="12pt" style:font-style-complex="italic"/>
    </style:style>
    <style:style style:name="T206" style:family="text">
      <style:text-properties style:font-name="times new roman" fo:font-size="12pt" fo:language="en" fo:country="US" fo:font-style="italic" officeooo:rsid="01e0ead9" style:font-size-asian="12pt" style:font-style-asian="italic" style:font-size-complex="12pt" style:font-style-complex="italic"/>
    </style:style>
    <style:style style:name="T207" style:family="text">
      <style:text-properties style:font-name="times new roman" fo:font-size="12pt" fo:language="en" fo:country="US" fo:font-style="italic" officeooo:rsid="00c66b15" style:font-size-asian="12pt" style:font-style-asian="italic" style:font-size-complex="12pt" style:font-style-complex="italic"/>
    </style:style>
    <style:style style:name="T208" style:family="text">
      <style:text-properties style:font-name="times new roman" fo:font-size="12pt" fo:language="en" fo:country="US" fo:font-style="italic" officeooo:rsid="01d83ded" style:font-size-asian="12pt" style:font-style-asian="italic" style:font-size-complex="12pt" style:font-style-complex="italic"/>
    </style:style>
    <style:style style:name="T209" style:family="text">
      <style:text-properties style:font-name="times new roman" fo:font-size="12pt" fo:language="en" fo:country="US" fo:font-weight="normal" officeooo:rsid="0162b670" style:font-size-asian="12pt" style:font-weight-asian="normal" style:font-size-complex="12pt" style:font-weight-complex="normal"/>
    </style:style>
    <style:style style:name="T210" style:family="text">
      <style:text-properties style:font-name="times new roman" fo:font-size="12pt" fo:language="en" fo:country="US" fo:font-weight="normal" officeooo:rsid="01685b22" style:font-size-asian="12pt" style:font-weight-asian="normal" style:font-size-complex="12pt" style:font-weight-complex="normal"/>
    </style:style>
    <style:style style:name="T211" style:family="text">
      <style:text-properties style:font-name="times new roman" fo:font-size="12pt" fo:language="en" fo:country="US" fo:font-weight="normal" officeooo:rsid="016a3ddb" style:font-size-asian="12pt" style:font-weight-asian="normal" style:font-size-complex="12pt" style:font-weight-complex="normal"/>
    </style:style>
    <style:style style:name="T212"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213"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214" style:family="text">
      <style:text-properties style:font-name="times new roman" fo:font-size="12pt" fo:language="en" fo:country="US" fo:font-weight="normal" officeooo:rsid="03149b65" style:font-size-asian="12pt" style:font-weight-asian="normal" style:font-size-complex="12pt" style:font-weight-complex="normal"/>
    </style:style>
    <style:style style:name="T215" style:family="text">
      <style:text-properties style:font-name="times new roman" fo:font-size="12pt" style:font-size-asian="12pt" style:font-size-complex="12pt"/>
    </style:style>
    <style:style style:name="T216" style:family="text">
      <style:text-properties style:font-name="times new roman" fo:font-size="12pt" officeooo:rsid="0160b20c" style:font-size-asian="12pt" style:font-size-complex="12pt"/>
    </style:style>
    <style:style style:name="T217" style:family="text">
      <style:text-properties style:font-name="times new roman" fo:font-size="12pt" officeooo:rsid="03149b65" style:font-size-asian="12pt" style:font-size-complex="12pt"/>
    </style:style>
    <style:style style:name="T218" style:family="text">
      <style:text-properties style:font-name="times new roman" fo:font-size="12pt" officeooo:rsid="00162ce8" style:font-size-asian="12pt" style:font-size-complex="12pt"/>
    </style:style>
    <style:style style:name="T219" style:family="text">
      <style:text-properties style:font-name="times new roman" fo:font-size="12pt" officeooo:rsid="0046219c" style:font-size-asian="12pt" style:font-size-complex="12pt"/>
    </style:style>
    <style:style style:name="T220" style:family="text">
      <style:text-properties style:font-name="times new roman" fo:font-size="12pt" officeooo:rsid="00800ad7" style:font-size-asian="12pt" style:font-size-complex="12pt"/>
    </style:style>
    <style:style style:name="T221" style:family="text">
      <style:text-properties style:font-name="times new roman" fo:font-size="12pt" officeooo:rsid="0079205d" style:font-size-asian="12pt" style:font-size-complex="12pt"/>
    </style:style>
    <style:style style:name="T222" style:family="text">
      <style:text-properties style:font-name="times new roman" fo:font-size="12pt" officeooo:rsid="02360a37" style:font-size-asian="12pt" style:font-size-complex="12pt"/>
    </style:style>
    <style:style style:name="T223" style:family="text">
      <style:text-properties style:font-name="times new roman" fo:font-size="12pt" officeooo:rsid="006baae2" style:font-size-asian="12pt" style:font-size-complex="12pt"/>
    </style:style>
    <style:style style:name="T224" style:family="text">
      <style:text-properties style:font-name="times new roman" fo:font-size="12pt" officeooo:rsid="03318311" style:font-size-asian="12pt" style:font-size-complex="12pt"/>
    </style:style>
    <style:style style:name="T225" style:family="text">
      <style:text-properties style:font-name="times new roman" fo:font-size="12pt" officeooo:rsid="0331853d" style:font-size-asian="12pt" style:font-size-complex="12pt"/>
    </style:style>
    <style:style style:name="T226" style:family="text">
      <style:text-properties style:font-name="times new roman" fo:font-size="12pt" officeooo:rsid="03326bbf" style:font-size-asian="12pt" style:font-size-complex="12pt"/>
    </style:style>
    <style:style style:name="T227" style:family="text">
      <style:text-properties style:font-name="times new roman" fo:font-size="12pt" officeooo:rsid="03332886" style:font-size-asian="12pt" style:font-size-complex="12pt"/>
    </style:style>
    <style:style style:name="T228" style:family="text">
      <style:text-properties style:font-name="times new roman" fo:font-size="12pt" officeooo:rsid="033475cf" style:font-size-asian="12pt" style:font-size-complex="12pt"/>
    </style:style>
    <style:style style:name="T229" style:family="text">
      <style:text-properties style:font-name="times new roman" fo:font-size="12pt" officeooo:rsid="03366a55" style:font-size-asian="12pt" style:font-size-complex="12pt"/>
    </style:style>
    <style:style style:name="T230" style:family="text">
      <style:text-properties style:font-name="times new roman" fo:font-size="12pt" officeooo:rsid="0233e6ae" style:font-size-asian="12pt" style:font-name-complex="Times New Roman1" style:font-size-complex="12pt"/>
    </style:style>
    <style:style style:name="T231" style:family="text">
      <style:text-properties style:font-name="times new roman" fo:font-size="12pt" officeooo:rsid="02352e0e" style:font-size-asian="12pt" style:font-name-complex="Times New Roman1" style:font-size-complex="12pt"/>
    </style:style>
    <style:style style:name="T232" style:family="text">
      <style:text-properties style:font-name="times new roman" fo:font-size="12pt" officeooo:rsid="033037f5" style:font-size-asian="12pt" style:font-name-complex="Times New Roman1" style:font-size-complex="12pt"/>
    </style:style>
    <style:style style:name="T233" style:family="text">
      <style:text-properties style:font-name="times new roman" fo:font-size="12pt" officeooo:rsid="03318311" style:font-size-asian="12pt" style:font-name-complex="Times New Roman1" style:font-size-complex="12pt"/>
    </style:style>
    <style:style style:name="T234" style:family="text">
      <style:text-properties style:font-name="times new roman" fo:font-size="12pt" fo:font-style="normal" officeooo:rsid="008f25f9" fo:background-color="transparent" loext:char-shading-value="0" style:font-size-asian="12pt" style:font-style-asian="normal" style:font-size-complex="12pt" style:font-style-complex="normal"/>
    </style:style>
    <style:style style:name="T235" style:family="text">
      <style:text-properties style:font-name="times new roman" fo:font-size="12pt" fo:font-style="normal" officeooo:rsid="009b166b" fo:background-color="transparent" loext:char-shading-value="0" style:font-size-asian="12pt" style:font-style-asian="normal" style:font-size-complex="12pt" style:font-style-complex="normal"/>
    </style:style>
    <style:style style:name="T236" style:family="text">
      <style:text-properties style:font-name="times new roman" fo:font-size="12pt" fo:font-style="normal" officeooo:rsid="008f43d2" fo:background-color="transparent" loext:char-shading-value="0" style:font-size-asian="12pt" style:font-style-asian="normal" style:font-size-complex="12pt" style:font-style-complex="normal"/>
    </style:style>
    <style:style style:name="T237" style:family="text">
      <style:text-properties style:font-name="times new roman" fo:font-size="12pt" fo:font-style="normal" officeooo:rsid="009baabe" fo:background-color="transparent" loext:char-shading-value="0" style:font-size-asian="12pt" style:font-style-asian="normal" style:font-size-complex="12pt" style:font-style-complex="normal"/>
    </style:style>
    <style:style style:name="T238" style:family="text">
      <style:text-properties style:font-name="times new roman" fo:font-size="12pt" fo:font-style="normal" officeooo:rsid="009ce970" fo:background-color="transparent" loext:char-shading-value="0" style:font-size-asian="12pt" style:font-style-asian="normal" style:font-size-complex="12pt" style:font-style-complex="normal"/>
    </style:style>
    <style:style style:name="T239" style:family="text">
      <style:text-properties style:font-name="times new roman" fo:font-size="12pt" fo:font-style="normal" officeooo:rsid="00a0db1a" fo:background-color="transparent" loext:char-shading-value="0" style:font-size-asian="12pt" style:font-style-asian="normal" style:font-size-complex="12pt" style:font-style-complex="normal"/>
    </style:style>
    <style:style style:name="T240" style:family="text">
      <style:text-properties style:font-name="times new roman" fo:font-size="12pt" fo:font-style="normal" officeooo:rsid="00a2c43a" fo:background-color="transparent" loext:char-shading-value="0" style:font-size-asian="12pt" style:font-style-asian="normal" style:font-size-complex="12pt" style:font-style-complex="normal"/>
    </style:style>
    <style:style style:name="T241" style:family="text">
      <style:text-properties style:font-name="times new roman" fo:font-size="12pt" fo:font-style="normal" officeooo:rsid="00a35125" fo:background-color="transparent" loext:char-shading-value="0" style:font-size-asian="12pt" style:font-style-asian="normal" style:font-size-complex="12pt" style:font-style-complex="normal"/>
    </style:style>
    <style:style style:name="T242" style:family="text">
      <style:text-properties style:font-name="times new roman" fo:font-size="12pt" fo:font-style="normal" officeooo:rsid="02d1a0bc" fo:background-color="transparent" loext:char-shading-value="0" style:font-size-asian="12pt" style:font-style-asian="normal" style:font-size-complex="12pt" style:font-style-complex="normal"/>
    </style:style>
    <style:style style:name="T243" style:family="text">
      <style:text-properties style:font-name="times new roman" fo:font-size="12pt" fo:font-style="normal" style:font-size-asian="12pt" style:font-style-asian="normal" style:font-size-complex="12pt" style:font-style-complex="normal"/>
    </style:style>
    <style:style style:name="T244" style:family="text">
      <style:text-properties style:font-name="times new roman" fo:font-size="12pt" fo:font-style="normal" officeooo:rsid="00a35125" style:font-size-asian="12pt" style:font-style-asian="normal" style:font-size-complex="12pt" style:font-style-complex="normal"/>
    </style:style>
    <style:style style:name="T245" style:family="text">
      <style:text-properties fo:font-weight="normal" style:font-weight-asian="normal" style:font-weight-complex="normal"/>
    </style:style>
    <style:style style:name="T246" style:family="text">
      <style:text-properties fo:font-weight="normal" officeooo:rsid="0088a359" style:font-weight-asian="normal" style:font-weight-complex="normal"/>
    </style:style>
    <style:style style:name="T247" style:family="text">
      <style:text-properties fo:font-weight="normal" officeooo:rsid="00b97271" style:font-weight-asian="normal" style:font-weight-complex="normal"/>
    </style:style>
    <style:style style:name="T248" style:family="text">
      <style:text-properties fo:font-weight="normal" officeooo:rsid="015455ff" style:font-weight-asian="normal" style:font-weight-complex="normal"/>
    </style:style>
    <style:style style:name="T249" style:family="text">
      <style:text-properties fo:font-weight="normal" officeooo:rsid="01d46f4e" style:font-weight-asian="normal" style:font-weight-complex="normal"/>
    </style:style>
    <style:style style:name="T250" style:family="text">
      <style:text-properties fo:font-weight="normal" officeooo:rsid="023ee332" style:font-weight-asian="normal" style:font-weight-complex="normal"/>
    </style:style>
    <style:style style:name="T251" style:family="text">
      <style:text-properties fo:font-weight="normal" officeooo:rsid="01329442" style:font-weight-asian="normal" style:font-weight-complex="normal"/>
    </style:style>
    <style:style style:name="T252" style:family="text">
      <style:text-properties fo:font-weight="normal" officeooo:rsid="0132f4fa" style:font-weight-asian="normal" style:font-weight-complex="normal"/>
    </style:style>
    <style:style style:name="T253" style:family="text">
      <style:text-properties fo:font-weight="normal" officeooo:rsid="012f4ebc" style:font-weight-asian="normal" style:font-weight-complex="normal"/>
    </style:style>
    <style:style style:name="T254" style:family="text">
      <style:text-properties fo:font-weight="normal" officeooo:rsid="02f1813b" style:font-weight-asian="normal" style:font-weight-complex="normal"/>
    </style:style>
    <style:style style:name="T255" style:family="text">
      <style:text-properties fo:font-weight="normal" officeooo:rsid="02f75a73" style:font-weight-asian="normal" style:font-weight-complex="normal"/>
    </style:style>
    <style:style style:name="T256" style:family="text">
      <style:text-properties fo:font-weight="normal" officeooo:rsid="03031250" style:font-weight-asian="normal" style:font-weight-complex="normal"/>
    </style:style>
    <style:style style:name="T257" style:family="text">
      <style:text-properties fo:font-weight="normal" officeooo:rsid="030563c3" style:font-weight-asian="normal" style:font-weight-complex="normal"/>
    </style:style>
    <style:style style:name="T258" style:family="text">
      <style:text-properties fo:font-weight="normal" officeooo:rsid="03207c31" style:font-weight-asian="normal" style:font-weight-complex="normal"/>
    </style:style>
    <style:style style:name="T259" style:family="text">
      <style:text-properties fo:font-weight="normal" fo:background-color="transparent" loext:char-shading-value="0" style:font-weight-asian="normal" style:font-weight-complex="normal"/>
    </style:style>
    <style:style style:name="T260" style:family="text">
      <style:text-properties fo:font-weight="normal" officeooo:rsid="01d128f0" fo:background-color="transparent" loext:char-shading-value="0" style:font-weight-asian="normal" style:font-weight-complex="normal"/>
    </style:style>
    <style:style style:name="T261" style:family="text">
      <style:text-properties fo:font-weight="normal" officeooo:rsid="02576e7e" fo:background-color="transparent" loext:char-shading-value="0" style:font-weight-asian="normal" style:font-weight-complex="normal"/>
    </style:style>
    <style:style style:name="T262" style:family="text">
      <style:text-properties fo:font-weight="normal" officeooo:rsid="0259282c" fo:background-color="transparent" loext:char-shading-value="0" style:font-weight-asian="normal" style:font-weight-complex="normal"/>
    </style:style>
    <style:style style:name="T263" style:family="text">
      <style:text-properties fo:font-weight="normal" officeooo:rsid="02d897b8" fo:background-color="transparent" loext:char-shading-value="0" style:font-weight-asian="normal" style:font-weight-complex="normal"/>
    </style:style>
    <style:style style:name="T264" style:family="text">
      <style:text-properties fo:font-weight="normal" officeooo:rsid="02deb53d" fo:background-color="transparent" loext:char-shading-value="0" style:font-weight-asian="normal" style:font-weight-complex="normal"/>
    </style:style>
    <style:style style:name="T265" style:family="text">
      <style:text-properties fo:font-weight="normal" officeooo:rsid="0302fd09" fo:background-color="#fff200" loext:char-shading-value="0" style:font-weight-asian="normal" style:font-weight-complex="normal"/>
    </style:style>
    <style:style style:name="T266" style:family="text">
      <style:text-properties fo:font-weight="normal" officeooo:rsid="02f1813b" fo:background-color="#fff200" loext:char-shading-value="0" style:font-weight-asian="normal" style:font-weight-complex="normal"/>
    </style:style>
    <style:style style:name="T267" style:family="text">
      <style:text-properties fo:font-weight="normal" officeooo:rsid="01329442" fo:background-color="#fff200" loext:char-shading-value="0" style:font-weight-asian="normal" style:font-weight-complex="normal"/>
    </style:style>
    <style:style style:name="T268" style:family="text">
      <style:text-properties fo:font-weight="normal" fo:background-color="#ed1c24" loext:char-shading-value="0" style:font-weight-asian="normal" style:font-weight-complex="normal"/>
    </style:style>
    <style:style style:name="T269" style:family="text">
      <style:text-properties fo:font-weight="normal" officeooo:rsid="010de778" fo:background-color="#ed1c24" loext:char-shading-value="0" style:font-weight-asian="normal" style:font-weight-complex="normal"/>
    </style:style>
    <style:style style:name="T270" style:family="text">
      <style:text-properties officeooo:rsid="0088a359"/>
    </style:style>
    <style:style style:name="T271" style:family="text">
      <style:text-properties fo:font-style="italic" style:font-style-asian="italic" style:font-style-complex="italic"/>
    </style:style>
    <style:style style:name="T272" style:family="text">
      <style:text-properties fo:font-style="italic" officeooo:rsid="0088a359" style:font-style-asian="italic" style:font-style-complex="italic"/>
    </style:style>
    <style:style style:name="T273" style:family="text">
      <style:text-properties fo:font-style="italic" officeooo:rsid="0089073a" style:font-style-asian="italic" style:font-style-complex="italic"/>
    </style:style>
    <style:style style:name="T274" style:family="text">
      <style:text-properties fo:font-style="italic" officeooo:rsid="00e49b90" style:font-style-asian="italic" style:font-style-complex="italic"/>
    </style:style>
    <style:style style:name="T275" style:family="text">
      <style:text-properties fo:font-style="italic" officeooo:rsid="0100e8cc" style:font-style-asian="italic" style:font-style-complex="italic"/>
    </style:style>
    <style:style style:name="T276" style:family="text">
      <style:text-properties fo:font-style="italic" officeooo:rsid="0108efa1" style:font-style-asian="italic" style:font-style-complex="italic"/>
    </style:style>
    <style:style style:name="T277" style:family="text">
      <style:text-properties fo:font-style="italic" officeooo:rsid="0111c915" style:font-style-asian="italic" style:font-style-complex="italic"/>
    </style:style>
    <style:style style:name="T278" style:family="text">
      <style:text-properties fo:font-style="italic" style:font-style-asian="italic" style:font-style-complex="italic" style:font-weight-complex="normal"/>
    </style:style>
    <style:style style:name="T279" style:family="text">
      <style:text-properties fo:font-style="italic" officeooo:rsid="0326cf0f" style:font-style-asian="italic" style:font-style-complex="italic"/>
    </style:style>
    <style:style style:name="T280" style:family="text">
      <style:text-properties fo:font-style="italic" fo:font-weight="normal" officeooo:rsid="0089073a" style:font-style-asian="italic" style:font-weight-asian="normal" style:font-style-complex="italic" style:font-weight-complex="normal"/>
    </style:style>
    <style:style style:name="T281" style:family="text">
      <style:text-properties fo:font-style="italic" officeooo:rsid="00971315" fo:background-color="transparent" loext:char-shading-value="0" style:font-style-asian="italic" style:font-style-complex="italic"/>
    </style:style>
    <style:style style:name="T282" style:family="text">
      <style:text-properties fo:font-style="italic" fo:background-color="#00a65d" loext:char-shading-value="0" style:font-style-asian="italic" style:font-style-complex="italic"/>
    </style:style>
    <style:style style:name="T283" style:family="text">
      <style:text-properties fo:font-style="italic" officeooo:rsid="0088a359" fo:background-color="#00a65d" loext:char-shading-value="0" style:font-style-asian="italic" style:font-style-complex="italic"/>
    </style:style>
    <style:style style:name="T284" style:family="text">
      <style:text-properties fo:font-style="italic" officeooo:rsid="0132f4fa" fo:background-color="#00a65d" loext:char-shading-value="0" style:font-style-asian="italic" style:font-style-complex="italic"/>
    </style:style>
    <style:style style:name="T285" style:family="text">
      <style:text-properties fo:font-style="italic" officeooo:rsid="0135b6f5" fo:background-color="#00a65d" loext:char-shading-value="0" style:font-style-asian="italic" style:font-style-complex="italic"/>
    </style:style>
    <style:style style:name="T286" style:family="text">
      <style:text-properties fo:font-style="normal" style:font-style-asian="normal" style:font-style-complex="normal"/>
    </style:style>
    <style:style style:name="T287" style:family="text">
      <style:text-properties fo:font-style="normal" officeooo:rsid="008b93af" style:font-style-asian="normal" style:font-style-complex="normal"/>
    </style:style>
    <style:style style:name="T288" style:family="text">
      <style:text-properties fo:font-style="normal" officeooo:rsid="008cd555" style:font-style-asian="normal" style:font-style-complex="normal"/>
    </style:style>
    <style:style style:name="T289" style:family="text">
      <style:text-properties fo:font-style="normal" officeooo:rsid="00971315" style:font-style-asian="normal" style:font-style-complex="normal"/>
    </style:style>
    <style:style style:name="T290" style:family="text">
      <style:text-properties fo:font-style="normal" officeooo:rsid="00af42e3" style:font-style-asian="normal" style:font-style-complex="normal"/>
    </style:style>
    <style:style style:name="T291" style:family="text">
      <style:text-properties fo:font-style="normal" officeooo:rsid="00b1f146" style:font-style-asian="normal" style:font-style-complex="normal"/>
    </style:style>
    <style:style style:name="T292" style:family="text">
      <style:text-properties fo:font-style="normal" officeooo:rsid="00b2e293" style:font-style-asian="normal" style:font-style-complex="normal"/>
    </style:style>
    <style:style style:name="T293" style:family="text">
      <style:text-properties fo:font-style="normal" officeooo:rsid="00b2e3a5" style:font-style-asian="normal" style:font-style-complex="normal"/>
    </style:style>
    <style:style style:name="T294" style:family="text">
      <style:text-properties fo:font-style="normal" officeooo:rsid="00b410f4" style:font-style-asian="normal" style:font-style-complex="normal"/>
    </style:style>
    <style:style style:name="T295" style:family="text">
      <style:text-properties fo:font-style="normal" officeooo:rsid="00b51405" style:font-style-asian="normal" style:font-style-complex="normal"/>
    </style:style>
    <style:style style:name="T296" style:family="text">
      <style:text-properties fo:font-style="normal" officeooo:rsid="00b6e482" style:font-style-asian="normal" style:font-style-complex="normal"/>
    </style:style>
    <style:style style:name="T297" style:family="text">
      <style:text-properties fo:font-style="normal" officeooo:rsid="00b7808e" style:font-style-asian="normal" style:font-style-complex="normal"/>
    </style:style>
    <style:style style:name="T298" style:family="text">
      <style:text-properties fo:font-style="normal" officeooo:rsid="00bbbfad" style:font-style-asian="normal" style:font-style-complex="normal"/>
    </style:style>
    <style:style style:name="T299" style:family="text">
      <style:text-properties fo:font-style="normal" officeooo:rsid="00bc784b" style:font-style-asian="normal" style:font-style-complex="normal"/>
    </style:style>
    <style:style style:name="T300" style:family="text">
      <style:text-properties fo:font-style="normal" officeooo:rsid="00bdfc9b" style:font-style-asian="normal" style:font-style-complex="normal"/>
    </style:style>
    <style:style style:name="T301" style:family="text">
      <style:text-properties fo:font-style="normal" officeooo:rsid="00bfe0db" style:font-style-asian="normal" style:font-style-complex="normal"/>
    </style:style>
    <style:style style:name="T302" style:family="text">
      <style:text-properties fo:font-style="normal" officeooo:rsid="00c196c4" style:font-style-asian="normal" style:font-style-complex="normal"/>
    </style:style>
    <style:style style:name="T303" style:family="text">
      <style:text-properties fo:font-style="normal" officeooo:rsid="00c23976" style:font-style-asian="normal" style:font-style-complex="normal"/>
    </style:style>
    <style:style style:name="T304" style:family="text">
      <style:text-properties fo:font-style="normal" officeooo:rsid="00c3ac91" style:font-style-asian="normal" style:font-style-complex="normal"/>
    </style:style>
    <style:style style:name="T305" style:family="text">
      <style:text-properties fo:font-style="normal" officeooo:rsid="00c464de" style:font-style-asian="normal" style:font-style-complex="normal"/>
    </style:style>
    <style:style style:name="T306" style:family="text">
      <style:text-properties fo:font-style="normal" officeooo:rsid="00dc2b53" style:font-style-asian="normal" style:font-style-complex="normal"/>
    </style:style>
    <style:style style:name="T307" style:family="text">
      <style:text-properties fo:font-style="normal" officeooo:rsid="00de54f9" style:font-style-asian="normal" style:font-style-complex="normal"/>
    </style:style>
    <style:style style:name="T308" style:family="text">
      <style:text-properties fo:font-style="normal" officeooo:rsid="00e1b8ce" style:font-style-asian="normal" style:font-style-complex="normal"/>
    </style:style>
    <style:style style:name="T309" style:family="text">
      <style:text-properties fo:font-style="normal" officeooo:rsid="00e3352e" style:font-style-asian="normal" style:font-style-complex="normal"/>
    </style:style>
    <style:style style:name="T310" style:family="text">
      <style:text-properties fo:font-style="normal" officeooo:rsid="00e49b90" style:font-style-asian="normal" style:font-style-complex="normal"/>
    </style:style>
    <style:style style:name="T311" style:family="text">
      <style:text-properties fo:font-style="normal" officeooo:rsid="00ed4a00" style:font-style-asian="normal" style:font-style-complex="normal"/>
    </style:style>
    <style:style style:name="T312" style:family="text">
      <style:text-properties fo:font-style="normal" officeooo:rsid="00f1a2e1" style:font-style-asian="normal" style:font-style-complex="normal"/>
    </style:style>
    <style:style style:name="T313" style:family="text">
      <style:text-properties fo:font-style="normal" officeooo:rsid="00f2f885" style:font-style-asian="normal" style:font-style-complex="normal"/>
    </style:style>
    <style:style style:name="T314" style:family="text">
      <style:text-properties fo:font-style="normal" officeooo:rsid="00f44307" style:font-style-asian="normal" style:font-style-complex="normal"/>
    </style:style>
    <style:style style:name="T315" style:family="text">
      <style:text-properties fo:font-style="normal" officeooo:rsid="00f5ec5f" style:font-style-asian="normal" style:font-style-complex="normal"/>
    </style:style>
    <style:style style:name="T316" style:family="text">
      <style:text-properties fo:font-style="normal" officeooo:rsid="00fb45b5" style:font-style-asian="normal" style:font-style-complex="normal"/>
    </style:style>
    <style:style style:name="T317" style:family="text">
      <style:text-properties fo:font-style="normal" officeooo:rsid="00fd18e5" style:font-style-asian="normal" style:font-style-complex="normal"/>
    </style:style>
    <style:style style:name="T318" style:family="text">
      <style:text-properties fo:font-style="normal" officeooo:rsid="010015d4" style:font-style-asian="normal" style:font-style-complex="normal"/>
    </style:style>
    <style:style style:name="T319" style:family="text">
      <style:text-properties fo:font-style="normal" officeooo:rsid="0100e8cc" style:font-style-asian="normal" style:font-style-complex="normal"/>
    </style:style>
    <style:style style:name="T320" style:family="text">
      <style:text-properties fo:font-style="normal" officeooo:rsid="0106f456" style:font-style-asian="normal" style:font-style-complex="normal"/>
    </style:style>
    <style:style style:name="T321" style:family="text">
      <style:text-properties fo:font-style="normal" officeooo:rsid="0170419a" style:font-style-asian="normal" style:font-style-complex="normal"/>
    </style:style>
    <style:style style:name="T322" style:family="text">
      <style:text-properties fo:font-style="normal" officeooo:rsid="01c9631e" style:font-style-asian="normal" style:font-style-complex="normal"/>
    </style:style>
    <style:style style:name="T323" style:family="text">
      <style:text-properties fo:font-style="normal" officeooo:rsid="01ca9155" style:font-style-asian="normal" style:font-style-complex="normal"/>
    </style:style>
    <style:style style:name="T324" style:family="text">
      <style:text-properties fo:font-style="normal" officeooo:rsid="01d06366" style:font-style-asian="normal" style:font-style-complex="normal"/>
    </style:style>
    <style:style style:name="T325" style:family="text">
      <style:text-properties fo:font-style="normal" officeooo:rsid="01d46f4e" style:font-style-asian="normal" style:font-style-complex="normal"/>
    </style:style>
    <style:style style:name="T326" style:family="text">
      <style:text-properties fo:font-style="normal" officeooo:rsid="01d5b96e" style:font-style-asian="normal" style:font-style-complex="normal"/>
    </style:style>
    <style:style style:name="T327" style:family="text">
      <style:text-properties fo:font-style="normal" officeooo:rsid="02547a31" style:font-style-asian="normal" style:font-style-complex="normal"/>
    </style:style>
    <style:style style:name="T328" style:family="text">
      <style:text-properties fo:font-style="normal" officeooo:rsid="02d1a0bc" style:font-style-asian="normal" style:font-style-complex="normal"/>
    </style:style>
    <style:style style:name="T329" style:family="text">
      <style:text-properties fo:font-style="normal" officeooo:rsid="03060e0e" style:font-style-asian="normal" style:font-style-complex="normal"/>
    </style:style>
    <style:style style:name="T330" style:family="text">
      <style:text-properties fo:font-style="normal" officeooo:rsid="0093be78" style:font-style-asian="normal" style:font-style-complex="normal"/>
    </style:style>
    <style:style style:name="T331" style:family="text">
      <style:text-properties fo:font-style="normal" officeooo:rsid="031e8042" style:font-style-asian="normal" style:font-style-complex="normal"/>
    </style:style>
    <style:style style:name="T332" style:family="text">
      <style:text-properties fo:font-style="normal" officeooo:rsid="03207c31" style:font-style-asian="normal" style:font-style-complex="normal"/>
    </style:style>
    <style:style style:name="T333" style:family="text">
      <style:text-properties fo:font-style="normal" officeooo:rsid="03223b96" style:font-style-asian="normal" style:font-style-complex="normal"/>
    </style:style>
    <style:style style:name="T334" style:family="text">
      <style:text-properties fo:font-style="normal" officeooo:rsid="0323e0e3" style:font-style-asian="normal" style:font-style-complex="normal"/>
    </style:style>
    <style:style style:name="T335" style:family="text">
      <style:text-properties fo:font-style="normal" fo:font-weight="normal" style:font-style-asian="normal" style:font-weight-asian="normal" style:font-style-complex="normal" style:font-weight-complex="normal"/>
    </style:style>
    <style:style style:name="T336" style:family="text">
      <style:text-properties fo:font-style="normal" fo:font-weight="normal" officeooo:rsid="0089073a" style:font-style-asian="normal" style:font-weight-asian="normal" style:font-style-complex="normal" style:font-weight-complex="normal"/>
    </style:style>
    <style:style style:name="T337" style:family="text">
      <style:text-properties fo:font-style="normal" fo:font-weight="normal" officeooo:rsid="00971315" style:font-style-asian="normal" style:font-weight-asian="normal" style:font-style-complex="normal" style:font-weight-complex="normal"/>
    </style:style>
    <style:style style:name="T338" style:family="text">
      <style:text-properties fo:font-style="normal" fo:font-weight="normal" officeooo:rsid="014d4541" style:font-style-asian="normal" style:font-weight-asian="normal" style:font-style-complex="normal" style:font-weight-complex="normal"/>
    </style:style>
    <style:style style:name="T339" style:family="text">
      <style:text-properties fo:font-style="normal" fo:font-weight="normal" officeooo:rsid="0151c74e" style:font-style-asian="normal" style:font-weight-asian="normal" style:font-style-complex="normal" style:font-weight-complex="normal"/>
    </style:style>
    <style:style style:name="T340" style:family="text">
      <style:text-properties fo:font-style="normal" fo:font-weight="normal" officeooo:rsid="010de778" style:font-style-asian="normal" style:font-weight-asian="normal" style:font-style-complex="normal" style:font-weight-complex="normal"/>
    </style:style>
    <style:style style:name="T341" style:family="text">
      <style:text-properties fo:font-style="normal" fo:font-weight="normal" officeooo:rsid="0152723a" style:font-style-asian="normal" style:font-weight-asian="normal" style:font-style-complex="normal" style:font-weight-complex="normal"/>
    </style:style>
    <style:style style:name="T342" style:family="text">
      <style:text-properties fo:font-style="normal" fo:font-weight="normal" officeooo:rsid="015455ff" style:font-style-asian="normal" style:font-weight-asian="normal" style:font-style-complex="normal" style:font-weight-complex="normal"/>
    </style:style>
    <style:style style:name="T343" style:family="text">
      <style:text-properties fo:font-style="normal" fo:font-weight="normal" officeooo:rsid="0155ad00" style:font-style-asian="normal" style:font-weight-asian="normal" style:font-style-complex="normal" style:font-weight-complex="normal"/>
    </style:style>
    <style:style style:name="T344" style:family="text">
      <style:text-properties fo:font-style="normal" fo:font-weight="normal" officeooo:rsid="01da591f" style:font-style-asian="normal" style:font-weight-asian="normal" style:font-style-complex="normal" style:font-weight-complex="normal"/>
    </style:style>
    <style:style style:name="T345" style:family="text">
      <style:text-properties fo:font-style="normal" fo:font-weight="normal" officeooo:rsid="021e6cda" style:font-style-asian="normal" style:font-weight-asian="normal" style:font-style-complex="normal" style:font-weight-complex="normal"/>
    </style:style>
    <style:style style:name="T346" style:family="text">
      <style:text-properties fo:font-style="normal" fo:font-weight="normal" officeooo:rsid="0312dfbc" style:font-style-asian="normal" style:font-weight-asian="normal" style:font-style-complex="normal" style:font-weight-complex="normal"/>
    </style:style>
    <style:style style:name="T347" style:family="text">
      <style:text-properties fo:font-style="normal" fo:font-weight="normal" officeooo:rsid="0317bf02" style:font-style-asian="normal" style:font-weight-asian="normal" style:font-style-complex="normal" style:font-weight-complex="normal"/>
    </style:style>
    <style:style style:name="T348" style:family="text">
      <style:text-properties fo:font-style="normal" officeooo:rsid="008cd555" fo:background-color="transparent" loext:char-shading-value="0" style:font-style-asian="normal" style:font-style-complex="normal"/>
    </style:style>
    <style:style style:name="T349" style:family="text">
      <style:text-properties fo:font-style="normal" officeooo:rsid="00933b9c" fo:background-color="transparent" loext:char-shading-value="0" style:font-style-asian="normal" style:font-style-complex="normal"/>
    </style:style>
    <style:style style:name="T350" style:family="text">
      <style:text-properties fo:font-style="normal" officeooo:rsid="0093be78" fo:background-color="transparent" loext:char-shading-value="0" style:font-style-asian="normal" style:font-style-complex="normal"/>
    </style:style>
    <style:style style:name="T351" style:family="text">
      <style:text-properties fo:font-style="normal" officeooo:rsid="00971315" fo:background-color="transparent" loext:char-shading-value="0" style:font-style-asian="normal" style:font-style-complex="normal"/>
    </style:style>
    <style:style style:name="T352" style:family="text">
      <style:text-properties fo:font-style="normal" officeooo:rsid="0097e30e" fo:background-color="transparent" loext:char-shading-value="0" style:font-style-asian="normal" style:font-style-complex="normal"/>
    </style:style>
    <style:style style:name="T353" style:family="text">
      <style:text-properties fo:font-style="normal" officeooo:rsid="00a35125" fo:background-color="transparent" loext:char-shading-value="0" style:font-style-asian="normal" style:font-style-complex="normal"/>
    </style:style>
    <style:style style:name="T354" style:family="text">
      <style:text-properties fo:font-style="normal" officeooo:rsid="00a48443" fo:background-color="transparent" loext:char-shading-value="0" style:font-style-asian="normal" style:font-style-complex="normal"/>
    </style:style>
    <style:style style:name="T355" style:family="text">
      <style:text-properties fo:font-style="normal" officeooo:rsid="00a76000" fo:background-color="transparent" loext:char-shading-value="0" style:font-style-asian="normal" style:font-style-complex="normal"/>
    </style:style>
    <style:style style:name="T356" style:family="text">
      <style:text-properties fo:font-style="normal" officeooo:rsid="0317bf02" fo:background-color="transparent" loext:char-shading-value="0" style:font-style-asian="normal" style:font-style-complex="normal"/>
    </style:style>
    <style:style style:name="T357" style:family="text">
      <style:text-properties fo:font-style="normal" officeooo:rsid="031a783a" fo:background-color="transparent" loext:char-shading-value="0" style:font-style-asian="normal" style:font-style-complex="normal"/>
    </style:style>
    <style:style style:name="T358" style:family="text">
      <style:text-properties fo:font-style="normal" officeooo:rsid="00a76000" fo:background-color="#ef413d" loext:char-shading-value="0" style:font-style-asian="normal" style:font-style-complex="normal"/>
    </style:style>
    <style:style style:name="T359" style:family="text">
      <style:text-properties fo:font-style="normal" officeooo:rsid="00af42e3" fo:background-color="#ef413d" loext:char-shading-value="0" style:font-style-asian="normal" style:font-style-complex="normal"/>
    </style:style>
    <style:style style:name="T360" style:family="text">
      <style:text-properties fo:font-style="normal" officeooo:rsid="031c3227" fo:background-color="#ef413d" loext:char-shading-value="0" style:font-style-asian="normal" style:font-style-complex="normal"/>
    </style:style>
    <style:style style:name="T361" style:family="text">
      <style:text-properties fo:font-style="normal" officeooo:rsid="031e8042" fo:background-color="#ef413d" loext:char-shading-value="0" style:font-style-asian="normal" style:font-style-complex="normal"/>
    </style:style>
    <style:style style:name="T362" style:family="text">
      <style:text-properties fo:font-style="normal" officeooo:rsid="031ed745" fo:background-color="#ef413d" loext:char-shading-value="0" style:font-style-asian="normal" style:font-style-complex="normal"/>
    </style:style>
    <style:style style:name="T363" style:family="text">
      <style:text-properties fo:font-style="normal" officeooo:rsid="031ee1fe" fo:background-color="#ef413d" loext:char-shading-value="0" style:font-style-asian="normal" style:font-style-complex="normal"/>
    </style:style>
    <style:style style:name="T364" style:family="text">
      <style:text-properties fo:font-style="normal" officeooo:rsid="00b7808e" fo:background-color="#ef413d" loext:char-shading-value="0" style:font-style-asian="normal" style:font-style-complex="normal"/>
    </style:style>
    <style:style style:name="T365" style:family="text">
      <style:text-properties fo:font-style="normal" officeooo:rsid="00b77b1e" fo:background-color="#ef413d" loext:char-shading-value="0" style:font-style-asian="normal" style:font-style-complex="normal"/>
    </style:style>
    <style:style style:name="T366" style:family="text">
      <style:text-properties fo:font-style="normal" officeooo:rsid="00b97271" fo:background-color="#ef413d" loext:char-shading-value="0" style:font-style-asian="normal" style:font-style-complex="normal"/>
    </style:style>
    <style:style style:name="T367" style:family="text">
      <style:text-properties fo:font-style="normal" officeooo:rsid="03223b96" fo:background-color="#ef413d" loext:char-shading-value="0" style:font-style-asian="normal" style:font-style-complex="normal"/>
    </style:style>
    <style:style style:name="T368" style:family="text">
      <style:text-properties officeooo:rsid="00c91ccc"/>
    </style:style>
    <style:style style:name="T369" style:family="text">
      <style:text-properties officeooo:rsid="00cad156"/>
    </style:style>
    <style:style style:name="T370" style:family="text">
      <style:text-properties officeooo:rsid="00e49b90"/>
    </style:style>
    <style:style style:name="T371" style:family="text">
      <style:text-properties style:font-name="times new roman1" fo:font-weight="bold" style:font-weight-asian="bold" style:font-weight-complex="bold"/>
    </style:style>
    <style:style style:name="T372" style:family="text">
      <style:text-properties style:font-name="times new roman1" fo:font-weight="normal" style:font-weight-asian="normal" style:font-weight-complex="normal"/>
    </style:style>
    <style:style style:name="T373" style:family="text">
      <style:text-properties style:font-name="times new roman1" fo:font-weight="normal" officeooo:rsid="0108821f" style:font-weight-asian="normal" style:font-weight-complex="normal"/>
    </style:style>
    <style:style style:name="T374" style:family="text">
      <style:text-properties style:font-name="times new roman1" fo:font-weight="normal" officeooo:rsid="01098e76" style:font-weight-asian="normal" style:font-weight-complex="normal"/>
    </style:style>
    <style:style style:name="T375" style:family="text">
      <style:text-properties style:font-name="times new roman1" fo:font-weight="normal" officeooo:rsid="010c1246" style:font-weight-asian="normal" style:font-weight-complex="normal"/>
    </style:style>
    <style:style style:name="T376" style:family="text">
      <style:text-properties style:font-name="times new roman1" fo:font-weight="normal" officeooo:rsid="012f4ebc" style:font-weight-asian="normal" style:font-weight-complex="normal"/>
    </style:style>
    <style:style style:name="T377" style:family="text">
      <style:text-properties style:font-name="times new roman1" fo:font-weight="normal" officeooo:rsid="01329442" style:font-weight-asian="normal" style:font-weight-complex="normal"/>
    </style:style>
    <style:style style:name="T378" style:family="text">
      <style:text-properties style:font-name="times new roman1" fo:font-weight="normal" officeooo:rsid="0132f4fa" style:font-weight-asian="normal" style:font-weight-complex="normal"/>
    </style:style>
    <style:style style:name="T379" style:family="text">
      <style:text-properties style:font-name="times new roman1" fo:font-weight="normal" officeooo:rsid="01330736" style:font-weight-asian="normal" style:font-weight-complex="normal"/>
    </style:style>
    <style:style style:name="T380" style:family="text">
      <style:text-properties style:font-name="times new roman1" fo:font-weight="normal" officeooo:rsid="01348b51" style:font-weight-asian="normal" style:font-weight-complex="normal"/>
    </style:style>
    <style:style style:name="T381" style:family="text">
      <style:text-properties style:font-name="times new roman1" fo:font-weight="normal" officeooo:rsid="017a7fe9" style:font-weight-asian="normal" style:font-weight-complex="normal"/>
    </style:style>
    <style:style style:name="T382" style:family="text">
      <style:text-properties style:font-name="times new roman1" fo:font-weight="normal" officeooo:rsid="01d21ab4" style:font-weight-asian="normal" style:font-weight-complex="normal"/>
    </style:style>
    <style:style style:name="T383" style:family="text">
      <style:text-properties style:font-name="times new roman1" fo:font-weight="normal" officeooo:rsid="01d35ce8" style:font-weight-asian="normal" style:font-weight-complex="normal"/>
    </style:style>
    <style:style style:name="T384" style:family="text">
      <style:text-properties style:font-name="times new roman1" fo:font-weight="normal" officeooo:rsid="0259be9a" style:font-weight-asian="normal" style:font-weight-complex="normal"/>
    </style:style>
    <style:style style:name="T385" style:family="text">
      <style:text-properties style:font-name="times new roman1" fo:font-weight="normal" officeooo:rsid="025b3a13" style:font-weight-asian="normal" style:font-weight-complex="normal"/>
    </style:style>
    <style:style style:name="T386" style:family="text">
      <style:text-properties style:font-name="times new roman1" fo:font-weight="normal" officeooo:rsid="025cbf5f" style:font-weight-asian="normal" style:font-weight-complex="normal"/>
    </style:style>
    <style:style style:name="T387" style:family="text">
      <style:text-properties style:font-name="times new roman1" fo:font-weight="normal" officeooo:rsid="029e33d0" style:font-weight-asian="normal" style:font-weight-complex="normal"/>
    </style:style>
    <style:style style:name="T388" style:family="text">
      <style:text-properties style:font-name="times new roman1" fo:font-weight="normal" officeooo:rsid="02b815dc" style:font-weight-asian="normal" style:font-weight-complex="normal"/>
    </style:style>
    <style:style style:name="T389" style:family="text">
      <style:text-properties style:font-name="times new roman1" fo:font-weight="normal" officeooo:rsid="025ce980" style:font-weight-asian="normal" style:font-weight-complex="normal"/>
    </style:style>
    <style:style style:name="T390" style:family="text">
      <style:text-properties style:font-name="times new roman1" fo:font-weight="normal" officeooo:rsid="02b945fd" style:font-weight-asian="normal" style:font-weight-complex="normal"/>
    </style:style>
    <style:style style:name="T391" style:family="text">
      <style:text-properties style:font-name="times new roman1" fo:font-weight="normal" officeooo:rsid="02ce812e" style:font-weight-asian="normal" style:font-weight-complex="normal"/>
    </style:style>
    <style:style style:name="T392" style:family="text">
      <style:text-properties style:font-name="times new roman1" fo:font-weight="normal" officeooo:rsid="02cfbfcb" style:font-weight-asian="normal" style:font-weight-complex="normal"/>
    </style:style>
    <style:style style:name="T393" style:family="text">
      <style:text-properties style:font-name="times new roman1" fo:font-weight="normal" officeooo:rsid="02d1a0bc" style:font-weight-asian="normal" style:font-weight-complex="normal"/>
    </style:style>
    <style:style style:name="T394" style:family="text">
      <style:text-properties style:font-name="times new roman1" fo:font-weight="normal" officeooo:rsid="02d20e8f" style:font-weight-asian="normal" style:font-weight-complex="normal"/>
    </style:style>
    <style:style style:name="T395" style:family="text">
      <style:text-properties style:font-name="times new roman1" fo:font-weight="normal" officeooo:rsid="02d3384b" style:font-weight-asian="normal" style:font-weight-complex="normal"/>
    </style:style>
    <style:style style:name="T396" style:family="text">
      <style:text-properties style:font-name="times new roman1" fo:font-weight="normal" officeooo:rsid="02d897b8" style:font-weight-asian="normal" style:font-weight-complex="normal"/>
    </style:style>
    <style:style style:name="T397" style:family="text">
      <style:text-properties style:font-name="times new roman1" fo:font-weight="normal" officeooo:rsid="02deb53d" style:font-weight-asian="normal" style:font-weight-complex="normal"/>
    </style:style>
    <style:style style:name="T398" style:family="text">
      <style:text-properties style:font-name="times new roman1" fo:font-weight="normal" officeooo:rsid="02e02cc1" style:font-weight-asian="normal" style:font-weight-complex="normal"/>
    </style:style>
    <style:style style:name="T399" style:family="text">
      <style:text-properties style:font-name="times new roman1" fo:font-weight="normal" officeooo:rsid="02f1813b" style:font-weight-asian="normal" style:font-weight-complex="normal"/>
    </style:style>
    <style:style style:name="T400" style:family="text">
      <style:text-properties style:font-name="times new roman1" fo:font-weight="normal" officeooo:rsid="02f33729" style:font-weight-asian="normal" style:font-weight-complex="normal"/>
    </style:style>
    <style:style style:name="T401" style:family="text">
      <style:text-properties style:font-name="times new roman1" fo:font-weight="normal" officeooo:rsid="030563c3" style:font-weight-asian="normal" style:font-weight-complex="normal"/>
    </style:style>
    <style:style style:name="T402" style:family="text">
      <style:text-properties style:font-name="times new roman1" fo:font-weight="normal" fo:background-color="transparent" loext:char-shading-value="0" style:font-weight-asian="normal" style:font-weight-complex="normal"/>
    </style:style>
    <style:style style:name="T403" style:family="text">
      <style:text-properties style:font-name="times new roman1" fo:font-weight="normal" officeooo:rsid="018ce1df" fo:background-color="transparent" loext:char-shading-value="0" style:font-weight-asian="normal" style:font-weight-complex="normal"/>
    </style:style>
    <style:style style:name="T404" style:family="text">
      <style:text-properties style:font-name="times new roman1" fo:font-weight="normal" officeooo:rsid="0106f456" fo:background-color="transparent" loext:char-shading-value="0" style:font-weight-asian="normal" style:font-weight-complex="normal"/>
    </style:style>
    <style:style style:name="T405" style:family="text">
      <style:text-properties style:font-name="times new roman1" fo:font-weight="normal" officeooo:rsid="018de1f9" fo:background-color="transparent" loext:char-shading-value="0" style:font-weight-asian="normal" style:font-weight-complex="normal"/>
    </style:style>
    <style:style style:name="T406" style:family="text">
      <style:text-properties style:font-name="times new roman1" fo:font-weight="normal" officeooo:rsid="02b815dc" fo:background-color="transparent" loext:char-shading-value="0" style:font-weight-asian="normal" style:font-weight-complex="normal"/>
    </style:style>
    <style:style style:name="T407" style:family="text">
      <style:text-properties style:font-name="times new roman1" fo:font-weight="normal" officeooo:rsid="02ce812e" fo:background-color="transparent" loext:char-shading-value="0" style:font-weight-asian="normal" style:font-weight-complex="normal"/>
    </style:style>
    <style:style style:name="T408" style:family="text">
      <style:text-properties style:font-name="times new roman1" fo:font-weight="normal" officeooo:rsid="02dca3e3" fo:background-color="transparent" loext:char-shading-value="0" style:font-weight-asian="normal" style:font-weight-complex="normal"/>
    </style:style>
    <style:style style:name="T409" style:family="text">
      <style:text-properties style:font-name="times new roman1" fo:font-weight="normal" officeooo:rsid="02de3976" fo:background-color="transparent" loext:char-shading-value="0" style:font-weight-asian="normal" style:font-weight-complex="normal"/>
    </style:style>
    <style:style style:name="T410" style:family="text">
      <style:text-properties style:font-name="times new roman1" fo:font-size="12pt" fo:language="en" fo:country="US" fo:font-weight="normal" style:font-size-asian="12pt" style:font-weight-asian="normal" style:font-size-complex="12pt" style:font-weight-complex="normal"/>
    </style:style>
    <style:style style:name="T411" style:family="text">
      <style:text-properties style:font-name="times new roman1" fo:font-size="12pt" fo:language="en" fo:country="US" fo:font-weight="normal" officeooo:rsid="0002767d" style:font-size-asian="12pt" style:font-weight-asian="normal" style:font-size-complex="12pt" style:font-weight-complex="normal"/>
    </style:style>
    <style:style style:name="T412"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413" style:family="text">
      <style:text-properties style:font-name="times new roman1" fo:font-size="12pt" fo:language="en" fo:country="US" fo:font-weight="normal" officeooo:rsid="00e6e4ec" style:font-size-asian="12pt" style:font-weight-asian="normal" style:font-size-complex="12pt" style:font-weight-complex="normal"/>
    </style:style>
    <style:style style:name="T414" style:family="text">
      <style:text-properties style:font-name="times new roman1" fo:font-size="12pt" fo:language="en" fo:country="US" fo:font-weight="normal" officeooo:rsid="00e856fc" style:font-size-asian="12pt" style:font-weight-asian="normal" style:font-size-complex="12pt" style:font-weight-complex="normal"/>
    </style:style>
    <style:style style:name="T415" style:family="text">
      <style:text-properties style:font-name="times new roman1" fo:font-size="12pt" fo:language="en" fo:country="US" fo:font-weight="normal" officeooo:rsid="010de778" style:font-size-asian="12pt" style:font-weight-asian="normal" style:font-size-complex="12pt" style:font-weight-complex="normal"/>
    </style:style>
    <style:style style:name="T416" style:family="text">
      <style:text-properties style:font-name="times new roman1" fo:font-size="12pt" fo:language="en" fo:country="US" fo:font-weight="normal" officeooo:rsid="0088a359" style:font-size-asian="12pt" style:font-weight-asian="normal" style:font-size-complex="12pt" style:font-weight-complex="normal"/>
    </style:style>
    <style:style style:name="T417"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418" style:family="text">
      <style:text-properties style:font-name="times new roman1" fo:font-size="12pt" fo:language="en" fo:country="US" fo:font-weight="normal" officeooo:rsid="01672611" style:font-size-asian="12pt" style:font-weight-asian="normal" style:font-size-complex="12pt" style:font-weight-complex="normal"/>
    </style:style>
    <style:style style:name="T419" style:family="text">
      <style:text-properties style:font-name="times new roman1" fo:font-size="12pt" fo:language="en" fo:country="US" fo:font-weight="normal" officeooo:rsid="016c5c78" style:font-size-asian="12pt" style:font-weight-asian="normal" style:font-size-complex="12pt" style:font-weight-complex="normal"/>
    </style:style>
    <style:style style:name="T420" style:family="text">
      <style:text-properties style:font-name="times new roman1" fo:font-size="12pt" fo:language="en" fo:country="US" fo:font-weight="normal" officeooo:rsid="016f61d7" style:font-size-asian="12pt" style:font-weight-asian="normal" style:font-size-complex="12pt" style:font-weight-complex="normal"/>
    </style:style>
    <style:style style:name="T421"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422"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423" style:family="text">
      <style:text-properties style:font-name="times new roman1" fo:font-size="12pt" fo:language="en" fo:country="US" fo:font-weight="normal" officeooo:rsid="0115f8b6" fo:background-color="#ffffff" loext:char-shading-value="0" style:font-size-asian="12pt" style:font-weight-asian="normal" style:font-size-complex="12pt" style:font-weight-complex="normal"/>
    </style:style>
    <style:style style:name="T424" style:family="text">
      <style:text-properties style:font-name="times new roman1" fo:font-size="12pt" fo:language="en" fo:country="US" fo:font-weight="normal" officeooo:rsid="016aee8b" fo:background-color="#ffffff" loext:char-shading-value="0" style:font-size-asian="12pt" style:font-weight-asian="normal" style:font-size-complex="12pt" style:font-weight-complex="normal"/>
    </style:style>
    <style:style style:name="T425" style:family="text">
      <style:text-properties style:font-name="times new roman1" fo:font-size="12pt" fo:language="en" fo:country="US" fo:font-weight="normal" officeooo:rsid="0170419a" fo:background-color="#ffffff" loext:char-shading-value="0" style:font-size-asian="12pt" style:font-weight-asian="normal" style:font-size-complex="12pt" style:font-weight-complex="normal"/>
    </style:style>
    <style:style style:name="T426" style:family="text">
      <style:text-properties style:font-name="times new roman1" fo:font-size="12pt" fo:language="en" fo:country="US" fo:font-weight="normal" officeooo:rsid="030dfd69" fo:background-color="#fff200" loext:char-shading-value="0" style:font-size-asian="12pt" style:font-weight-asian="normal" style:font-size-complex="12pt" style:font-weight-complex="normal"/>
    </style:style>
    <style:style style:name="T427"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428" style:family="text">
      <style:text-properties style:font-name="times new roman1"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429" style:family="text">
      <style:text-properties style:font-name="times new roman1"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430" style:family="text">
      <style:text-properties style:font-name="times new roman1"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431" style:family="text">
      <style:text-properties style:font-name="times new roman1"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432" style:family="text">
      <style:text-properties style:font-name="times new roman1" fo:font-size="12pt" fo:language="en" fo:country="US" fo:font-style="normal" fo:font-weight="normal" officeooo:rsid="02b945fd" style:font-size-asian="12pt" style:font-style-asian="normal" style:font-weight-asian="normal" style:font-size-complex="12pt" style:font-style-complex="normal" style:font-weight-complex="normal"/>
    </style:style>
    <style:style style:name="T433" style:family="text">
      <style:text-properties style:font-name="times new roman1" fo:font-size="12pt" fo:language="en" fo:country="US" fo:font-style="normal" fo:font-weight="normal" officeooo:rsid="02d981e4" style:font-size-asian="12pt" style:font-style-asian="normal" style:font-weight-asian="normal" style:font-size-complex="12pt" style:font-style-complex="normal" style:font-weight-complex="normal"/>
    </style:style>
    <style:style style:name="T434" style:family="text">
      <style:text-properties style:font-name="times new roman1" fo:font-size="12pt" fo:language="en" fo:country="US" fo:font-style="normal" fo:font-weight="normal" officeooo:rsid="02e56e7c" style:font-size-asian="12pt" style:font-style-asian="normal" style:font-weight-asian="normal" style:font-size-complex="12pt" style:font-style-complex="normal" style:font-weight-complex="normal"/>
    </style:style>
    <style:style style:name="T435" style:family="text">
      <style:text-properties style:font-name="times new roman1" fo:font-size="12pt" fo:language="en" fo:country="US" fo:font-style="normal" fo:font-weight="normal" officeooo:rsid="02e8e737" style:font-size-asian="12pt" style:font-style-asian="normal" style:font-weight-asian="normal" style:font-size-complex="12pt" style:font-style-complex="normal" style:font-weight-complex="normal"/>
    </style:style>
    <style:style style:name="T436" style:family="text">
      <style:text-properties style:font-name="times new roman1" fo:font-size="12pt" fo:language="en" fo:country="US" fo:font-style="normal" fo:font-weight="normal" officeooo:rsid="02e93832" style:font-size-asian="12pt" style:font-style-asian="normal" style:font-weight-asian="normal" style:font-size-complex="12pt" style:font-style-complex="normal" style:font-weight-complex="normal"/>
    </style:style>
    <style:style style:name="T437" style:family="text">
      <style:text-properties style:font-name="times new roman1" fo:font-size="12pt" fo:language="en" fo:country="US" fo:font-style="normal" fo:font-weight="normal" officeooo:rsid="02ebaeed" style:font-size-asian="12pt" style:font-style-asian="normal" style:font-weight-asian="normal" style:font-size-complex="12pt" style:font-style-complex="normal" style:font-weight-complex="normal"/>
    </style:style>
    <style:style style:name="T438" style:family="text">
      <style:text-properties style:font-name="times new roman1" fo:font-size="12pt" fo:language="en" fo:country="US" fo:font-style="normal" fo:font-weight="normal" officeooo:rsid="014410a3" style:font-size-asian="12pt" style:font-style-asian="normal" style:font-weight-asian="normal" style:font-size-complex="12pt" style:font-style-complex="normal" style:font-weight-complex="normal"/>
    </style:style>
    <style:style style:name="T439" style:family="text">
      <style:text-properties style:font-name="times new roman1" fo:font-size="12pt" fo:language="en" fo:country="US" fo:font-style="normal" fo:font-weight="normal" officeooo:rsid="02eadc43" style:font-size-asian="12pt" style:font-style-asian="normal" style:font-weight-asian="normal" style:font-size-complex="12pt" style:font-style-complex="normal" style:font-weight-complex="normal"/>
    </style:style>
    <style:style style:name="T440" style:family="text">
      <style:text-properties style:font-name="times new roman1" fo:font-size="12pt" fo:language="en" fo:country="US" fo:font-style="normal" fo:font-weight="normal" officeooo:rsid="02ed6792" style:font-size-asian="12pt" style:font-style-asian="normal" style:font-weight-asian="normal" style:font-size-complex="12pt" style:font-style-complex="normal" style:font-weight-complex="normal"/>
    </style:style>
    <style:style style:name="T441" style:family="text">
      <style:text-properties style:font-name="times new roman1" fo:font-size="12pt" fo:language="en" fo:country="US" fo:font-style="normal" fo:font-weight="normal" officeooo:rsid="01448fc8" style:font-size-asian="12pt" style:font-style-asian="normal" style:font-weight-asian="normal" style:font-size-complex="12pt" style:font-style-complex="normal" style:font-weight-complex="normal"/>
    </style:style>
    <style:style style:name="T442" style:family="text">
      <style:text-properties style:font-name="times new roman1" fo:font-size="12pt" fo:language="en" fo:country="US" fo:font-style="normal" fo:font-weight="normal" officeooo:rsid="017f1d06" style:font-size-asian="12pt" style:font-style-asian="normal" style:font-weight-asian="normal" style:font-size-complex="12pt" style:font-style-complex="normal" style:font-weight-complex="normal"/>
    </style:style>
    <style:style style:name="T443" style:family="text">
      <style:text-properties style:font-name="times new roman1" fo:font-size="12pt" fo:language="en" fo:country="US" fo:font-style="normal" fo:font-weight="normal" officeooo:rsid="02ef4a4c" style:font-size-asian="12pt" style:font-style-asian="normal" style:font-weight-asian="normal" style:font-size-complex="12pt" style:font-style-complex="normal" style:font-weight-complex="normal"/>
    </style:style>
    <style:style style:name="T444" style:family="text">
      <style:text-properties style:font-name="times new roman1" fo:font-size="12pt" fo:language="en" fo:country="US" fo:font-style="normal" fo:font-weight="normal" officeooo:rsid="02efa254" style:font-size-asian="12pt" style:font-style-asian="normal" style:font-weight-asian="normal" style:font-size-complex="12pt" style:font-style-complex="normal" style:font-weight-complex="normal"/>
    </style:style>
    <style:style style:name="T445" style:family="text">
      <style:text-properties style:font-name="times new roman1" fo:font-size="12pt" fo:language="en" fo:country="US" fo:font-style="normal" fo:font-weight="normal" officeooo:rsid="02effc19" style:font-size-asian="12pt" style:font-style-asian="normal" style:font-weight-asian="normal" style:font-size-complex="12pt" style:font-style-complex="normal" style:font-weight-complex="normal"/>
    </style:style>
    <style:style style:name="T446" style:family="text">
      <style:text-properties style:font-name="times new roman1" fo:font-size="12pt" fo:language="en" fo:country="US" fo:font-style="normal" fo:font-weight="normal" officeooo:rsid="02fce735" style:font-size-asian="12pt" style:font-style-asian="normal" style:font-weight-asian="normal" style:font-size-complex="12pt" style:font-style-complex="normal" style:font-weight-complex="normal"/>
    </style:style>
    <style:style style:name="T447" style:family="text">
      <style:text-properties style:font-name="times new roman1" fo:font-size="12pt" fo:language="en" fo:country="US" fo:font-style="normal" fo:font-weight="normal" officeooo:rsid="02ffed10" style:font-size-asian="12pt" style:font-style-asian="normal" style:font-weight-asian="normal" style:font-size-complex="12pt" style:font-style-complex="normal" style:font-weight-complex="normal"/>
    </style:style>
    <style:style style:name="T448" style:family="text">
      <style:text-properties style:font-name="times new roman1" fo:font-size="12pt" fo:language="en" fo:country="US" fo:font-style="normal" fo:font-weight="normal" officeooo:rsid="0300836e" style:font-size-asian="12pt" style:font-style-asian="normal" style:font-weight-asian="normal" style:font-size-complex="12pt" style:font-style-complex="normal" style:font-weight-complex="normal"/>
    </style:style>
    <style:style style:name="T449" style:family="text">
      <style:text-properties style:font-name="times new roman1" fo:font-size="12pt" fo:language="en" fo:country="US" fo:font-style="normal" fo:font-weight="normal" officeooo:rsid="0301ff64" style:font-size-asian="12pt" style:font-style-asian="normal" style:font-weight-asian="normal" style:font-size-complex="12pt" style:font-style-complex="normal" style:font-weight-complex="normal"/>
    </style:style>
    <style:style style:name="T450" style:family="text">
      <style:text-properties style:font-name="times new roman1" fo:font-size="12pt" fo:language="en" fo:country="US" fo:font-style="normal" fo:font-weight="normal" officeooo:rsid="00216a06" style:font-size-asian="12pt" style:font-style-asian="normal" style:font-weight-asian="normal" style:font-size-complex="12pt" style:font-style-complex="normal" style:font-weight-complex="normal"/>
    </style:style>
    <style:style style:name="T451" style:family="text">
      <style:text-properties style:font-name="times new roman1" fo:font-size="12pt" fo:language="en" fo:country="US" fo:font-style="normal" fo:font-weight="normal" officeooo:rsid="001df318" style:font-size-asian="12pt" style:font-style-asian="normal" style:font-weight-asian="normal" style:font-size-complex="12pt" style:font-style-complex="normal" style:font-weight-complex="normal"/>
    </style:style>
    <style:style style:name="T452" style:family="text">
      <style:text-properties style:font-name="times new roman1" fo:font-size="12pt" fo:language="en" fo:country="US" fo:font-style="normal" fo:font-weight="normal" officeooo:rsid="004e4409" style:font-size-asian="12pt" style:font-style-asian="normal" style:font-weight-asian="normal" style:font-size-complex="12pt" style:font-style-complex="normal" style:font-weight-complex="normal"/>
    </style:style>
    <style:style style:name="T453" style:family="text">
      <style:text-properties style:font-name="times new roman1" fo:font-size="12pt" fo:language="en" fo:country="US" fo:font-style="normal" fo:font-weight="normal" officeooo:rsid="001f38c3" style:font-size-asian="12pt" style:font-style-asian="normal" style:font-weight-asian="normal" style:font-size-complex="12pt" style:font-style-complex="normal" style:font-weight-complex="normal"/>
    </style:style>
    <style:style style:name="T454" style:family="text">
      <style:text-properties style:font-name="times new roman1" fo:font-size="12pt" fo:language="en" fo:country="US" fo:font-style="normal" fo:font-weight="normal" officeooo:rsid="00207607" style:font-size-asian="12pt" style:font-style-asian="normal" style:font-weight-asian="normal" style:font-size-complex="12pt" style:font-style-complex="normal" style:font-weight-complex="normal"/>
    </style:style>
    <style:style style:name="T455" style:family="text">
      <style:text-properties style:font-name="times new roman1" fo:font-size="12pt" fo:language="en" fo:country="US" fo:font-style="normal" fo:font-weight="normal" officeooo:rsid="00271dd2" style:font-size-asian="12pt" style:font-style-asian="normal" style:font-weight-asian="normal" style:font-size-complex="12pt" style:font-style-complex="normal" style:font-weight-complex="normal"/>
    </style:style>
    <style:style style:name="T456" style:family="text">
      <style:text-properties style:font-name="times new roman1" fo:font-size="12pt" fo:language="en" fo:country="US" fo:font-style="normal" fo:font-weight="normal" officeooo:rsid="0021db08" style:font-size-asian="12pt" style:font-style-asian="normal" style:font-weight-asian="normal" style:font-size-complex="12pt" style:font-style-complex="normal" style:font-weight-complex="normal"/>
    </style:style>
    <style:style style:name="T457" style:family="text">
      <style:text-properties style:font-name="times new roman1" fo:font-size="12pt" fo:language="en" fo:country="US" fo:font-style="normal" fo:font-weight="normal" officeooo:rsid="002184f2" style:font-size-asian="12pt" style:font-style-asian="normal" style:font-weight-asian="normal" style:font-size-complex="12pt" style:font-style-complex="normal" style:font-weight-complex="normal"/>
    </style:style>
    <style:style style:name="T458" style:family="text">
      <style:text-properties style:font-name="times new roman1" fo:font-size="12pt" fo:language="en" fo:country="US" fo:font-style="normal" fo:font-weight="normal" officeooo:rsid="0022bec0" style:font-size-asian="12pt" style:font-style-asian="normal" style:font-weight-asian="normal" style:font-size-complex="12pt" style:font-style-complex="normal" style:font-weight-complex="normal"/>
    </style:style>
    <style:style style:name="T459" style:family="text">
      <style:text-properties style:font-name="times new roman1" fo:font-size="12pt" fo:language="en" fo:country="US" fo:font-style="normal" fo:font-weight="normal" officeooo:rsid="00233da5" style:font-size-asian="12pt" style:font-style-asian="normal" style:font-weight-asian="normal" style:font-size-complex="12pt" style:font-style-complex="normal" style:font-weight-complex="normal"/>
    </style:style>
    <style:style style:name="T460" style:family="text">
      <style:text-properties style:font-name="times new roman1" fo:font-size="12pt" fo:language="en" fo:country="US" fo:font-style="normal" fo:font-weight="normal" officeooo:rsid="0022e3b5" style:font-size-asian="12pt" style:font-style-asian="normal" style:font-weight-asian="normal" style:font-size-complex="12pt" style:font-style-complex="normal" style:font-weight-complex="normal"/>
    </style:style>
    <style:style style:name="T461" style:family="text">
      <style:text-properties style:font-name="times new roman1"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462" style:family="text">
      <style:text-properties style:font-name="times new roman1" fo:font-size="12pt" fo:language="en" fo:country="US" fo:font-style="normal" fo:font-weight="normal" officeooo:rsid="003aea30" style:font-size-asian="12pt" style:font-style-asian="normal" style:font-weight-asian="normal" style:font-size-complex="12pt" style:font-style-complex="normal" style:font-weight-complex="normal"/>
    </style:style>
    <style:style style:name="T463" style:family="text">
      <style:text-properties style:font-name="times new roman1"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464" style:family="text">
      <style:text-properties style:font-name="times new roman1" fo:font-size="12pt" fo:language="en" fo:country="US" fo:font-style="normal" fo:font-weight="normal" officeooo:rsid="002d71f9" style:font-size-asian="12pt" style:font-style-asian="normal" style:font-weight-asian="normal" style:font-size-complex="12pt" style:font-style-complex="normal" style:font-weight-complex="normal"/>
    </style:style>
    <style:style style:name="T465" style:family="text">
      <style:text-properties style:font-name="times new roman1" fo:font-size="12pt" fo:language="en" fo:country="US" fo:font-style="normal" fo:font-weight="normal" officeooo:rsid="01448fc8" fo:background-color="#fff200" loext:char-shading-value="0" style:font-size-asian="12pt" style:font-style-asian="normal" style:font-weight-asian="normal" style:font-size-complex="12pt" style:font-style-complex="normal" style:font-weight-complex="normal"/>
    </style:style>
    <style:style style:name="T466" style:family="text">
      <style:text-properties style:font-name="times new roman1" fo:font-size="12pt" fo:language="en" fo:country="US" fo:font-style="normal" style:font-size-asian="12pt" style:font-style-asian="normal" style:font-size-complex="12pt" style:font-style-complex="normal"/>
    </style:style>
    <style:style style:name="T467" style:family="text">
      <style:text-properties style:font-name="times new roman1" fo:font-size="12pt" fo:language="en" fo:country="US" fo:font-style="normal" officeooo:rsid="0047fc60" style:font-size-asian="12pt" style:font-style-asian="normal" style:font-size-complex="12pt" style:font-style-complex="normal"/>
    </style:style>
    <style:style style:name="T468" style:family="text">
      <style:text-properties style:font-name="times new roman1" fo:font-size="12pt" fo:language="en" fo:country="US" fo:font-style="normal" officeooo:rsid="002e4578" style:font-size-asian="12pt" style:font-style-asian="normal" style:font-size-complex="12pt" style:font-style-complex="normal"/>
    </style:style>
    <style:style style:name="T469" style:family="text">
      <style:text-properties style:font-name="times new roman1" fo:font-size="12pt" fo:language="en" fo:country="US" fo:font-style="normal" officeooo:rsid="003aea30" style:font-size-asian="12pt" style:font-style-asian="normal" style:font-size-complex="12pt" style:font-style-complex="normal"/>
    </style:style>
    <style:style style:name="T470" style:family="text">
      <style:text-properties style:font-name="times new roman1" fo:font-size="12pt" fo:language="en" fo:country="US" fo:font-style="italic" fo:font-weight="normal" officeooo:rsid="00e4e8ba" style:font-size-asian="12pt" style:font-style-asian="italic" style:font-weight-asian="normal" style:font-size-complex="12pt" style:font-style-complex="italic" style:font-weight-complex="normal"/>
    </style:style>
    <style:style style:name="T471" style:family="text">
      <style:text-properties style:font-name="times new roman1" fo:font-size="12pt" fo:language="en" fo:country="US" fo:font-style="italic" fo:font-weight="normal" officeooo:rsid="00e4e8ba" fo:background-color="#fff200" loext:char-shading-value="0" style:font-size-asian="12pt" style:font-style-asian="italic" style:font-weight-asian="normal" style:font-size-complex="12pt" style:font-style-complex="italic" style:font-weight-complex="normal"/>
    </style:style>
    <style:style style:name="T472" style:family="text">
      <style:text-properties style:font-name="times new roman1" fo:font-size="12pt" fo:language="en" fo:country="US" fo:font-style="italic" style:font-size-asian="12pt" style:font-style-asian="italic" style:font-size-complex="12pt" style:font-style-complex="italic"/>
    </style:style>
    <style:style style:name="T47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474" style:family="text">
      <style:text-properties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475" style:family="text">
      <style:text-properties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476" style:family="text">
      <style:text-properties style:font-name="times new roman1" fo:font-size="12pt" fo:font-style="normal" fo:font-weight="normal" officeooo:rsid="01205d5a" style:font-size-asian="12pt" style:font-style-asian="normal" style:font-weight-asian="normal" style:font-size-complex="12pt" style:font-style-complex="normal" style:font-weight-complex="normal"/>
    </style:style>
    <style:style style:name="T477" style:family="text">
      <style:text-properties style:font-name="times new roman1" fo:font-size="12pt" fo:font-style="normal" fo:font-weight="normal" officeooo:rsid="012670e1" style:font-size-asian="12pt" style:font-style-asian="normal" style:font-weight-asian="normal" style:font-size-complex="12pt" style:font-style-complex="normal" style:font-weight-complex="normal"/>
    </style:style>
    <style:style style:name="T478" style:family="text">
      <style:text-properties style:font-name="times new roman1" fo:font-size="12pt" fo:font-style="normal" fo:font-weight="normal" officeooo:rsid="0129654b" style:font-size-asian="12pt" style:font-style-asian="normal" style:font-weight-asian="normal" style:font-size-complex="12pt" style:font-style-complex="normal" style:font-weight-complex="normal"/>
    </style:style>
    <style:style style:name="T479" style:family="text">
      <style:text-properties style:font-name="times new roman1" fo:font-size="12pt" fo:font-style="normal" fo:font-weight="normal" officeooo:rsid="02d981e4" style:font-size-asian="12pt" style:font-style-asian="normal" style:font-weight-asian="normal" style:font-size-complex="12pt" style:font-style-complex="normal" style:font-weight-complex="normal"/>
    </style:style>
    <style:style style:name="T480" style:family="text">
      <style:text-properties style:font-name="times new roman1" fo:font-size="12pt" fo:font-style="normal" fo:font-weight="normal" officeooo:rsid="02daef63" style:font-size-asian="12pt" style:font-style-asian="normal" style:font-weight-asian="normal" style:font-size-complex="12pt" style:font-style-complex="normal" style:font-weight-complex="normal"/>
    </style:style>
    <style:style style:name="T481" style:family="text">
      <style:text-properties style:font-name="times new roman1" fo:font-size="12pt" fo:font-style="normal" fo:font-weight="normal" officeooo:rsid="02e56e7c" style:font-size-asian="12pt" style:font-style-asian="normal" style:font-weight-asian="normal" style:font-size-complex="12pt" style:font-style-complex="normal" style:font-weight-complex="normal"/>
    </style:style>
    <style:style style:name="T482" style:family="text">
      <style:text-properties style:font-name="times new roman1" fo:font-size="12pt" fo:font-style="normal" fo:font-weight="normal" officeooo:rsid="02e74b34" style:font-size-asian="12pt" style:font-style-asian="normal" style:font-weight-asian="normal" style:font-size-complex="12pt" style:font-style-complex="normal" style:font-weight-complex="normal"/>
    </style:style>
    <style:style style:name="T483" style:family="text">
      <style:text-properties style:font-name="times new roman1" fo:font-size="12pt" fo:font-style="normal" fo:font-weight="normal" officeooo:rsid="02e8e737" style:font-size-asian="12pt" style:font-style-asian="normal" style:font-weight-asian="normal" style:font-size-complex="12pt" style:font-style-complex="normal" style:font-weight-complex="normal"/>
    </style:style>
    <style:style style:name="T484" style:family="text">
      <style:text-properties style:font-name="times new roman1" fo:font-size="12pt" fo:font-style="normal" fo:font-weight="normal" officeooo:rsid="02e93832" style:font-size-asian="12pt" style:font-style-asian="normal" style:font-weight-asian="normal" style:font-size-complex="12pt" style:font-style-complex="normal" style:font-weight-complex="normal"/>
    </style:style>
    <style:style style:name="T485" style:family="text">
      <style:text-properties style:font-name="times new roman1" fo:font-size="12pt" fo:font-style="normal" fo:font-weight="normal" officeooo:rsid="030a0ec6" style:font-size-asian="12pt" style:font-style-asian="normal" style:font-weight-asian="normal" style:font-size-complex="12pt" style:font-style-complex="normal" style:font-weight-complex="normal"/>
    </style:style>
    <style:style style:name="T486" style:family="text">
      <style:text-properties style:font-name="times new roman1" fo:font-size="12pt" fo:font-weight="normal" officeooo:rsid="0118c670" style:font-size-asian="12pt" style:font-weight-asian="normal" style:font-size-complex="12pt" style:font-weight-complex="normal"/>
    </style:style>
    <style:style style:name="T487" style:family="text">
      <style:text-properties style:font-name="times new roman1" fo:font-size="12pt" fo:font-weight="normal" officeooo:rsid="011a1e08" style:font-size-asian="12pt" style:font-weight-asian="normal" style:font-size-complex="12pt" style:font-weight-complex="normal"/>
    </style:style>
    <style:style style:name="T488" style:family="text">
      <style:text-properties style:font-name="times new roman1" fo:font-size="12pt" fo:font-weight="normal" officeooo:rsid="0170419a" style:font-size-asian="12pt" style:font-weight-asian="normal" style:font-size-complex="12pt" style:font-weight-complex="normal"/>
    </style:style>
    <style:style style:name="T489" style:family="text">
      <style:text-properties style:font-name="times new roman1" fo:font-style="italic" fo:font-weight="normal" officeooo:rsid="00e4e8ba" style:font-style-asian="italic" style:font-weight-asian="normal" style:font-style-complex="italic" style:font-weight-complex="normal"/>
    </style:style>
    <style:style style:name="T490" style:family="text">
      <style:text-properties style:font-name="times new roman1" fo:font-style="italic" fo:font-weight="normal" officeooo:rsid="010015d4" style:font-style-asian="italic" style:font-weight-asian="normal" style:font-style-complex="italic" style:font-weight-complex="normal"/>
    </style:style>
    <style:style style:name="T491" style:family="text">
      <style:text-properties style:font-name="times new roman1" fo:font-style="italic" fo:font-weight="normal" officeooo:rsid="0088a359" style:font-style-asian="italic" style:font-weight-asian="normal" style:font-style-complex="italic" style:font-weight-complex="normal"/>
    </style:style>
    <style:style style:name="T492" style:family="text">
      <style:text-properties style:font-name="times new roman1" fo:font-style="italic" fo:font-weight="normal" fo:background-color="#00a65d" loext:char-shading-value="0" style:font-style-asian="italic" style:font-weight-asian="normal" style:font-style-complex="italic" style:font-weight-complex="normal"/>
    </style:style>
    <style:style style:name="T493" style:family="text">
      <style:text-properties style:font-name="times new roman1" fo:font-style="italic" fo:font-weight="normal" officeooo:rsid="00e4e8ba" fo:background-color="#00a65d" loext:char-shading-value="0" style:font-style-asian="italic" style:font-weight-asian="normal" style:font-style-complex="italic" style:font-weight-complex="normal"/>
    </style:style>
    <style:style style:name="T494" style:family="text">
      <style:text-properties style:font-name="times new roman1" fo:font-style="italic" fo:font-weight="normal" officeooo:rsid="0100e8cc" fo:background-color="#00a65d" loext:char-shading-value="0" style:font-style-asian="italic" style:font-weight-asian="normal" style:font-style-complex="italic" style:font-weight-complex="normal"/>
    </style:style>
    <style:style style:name="T495" style:family="text">
      <style:text-properties style:font-name="times new roman1" fo:font-style="italic" fo:font-weight="normal" officeooo:rsid="010015d4" fo:background-color="#00a65d" loext:char-shading-value="0" style:font-style-asian="italic" style:font-weight-asian="normal" style:font-style-complex="italic" style:font-weight-complex="normal"/>
    </style:style>
    <style:style style:name="T496" style:family="text">
      <style:text-properties style:font-name="times new roman1" fo:font-style="italic" style:font-style-asian="italic" style:font-style-complex="italic"/>
    </style:style>
    <style:style style:name="T497" style:family="text">
      <style:text-properties style:font-name="times new roman1" fo:font-style="normal" fo:font-weight="normal" style:font-style-asian="normal" style:font-weight-asian="normal" style:font-style-complex="normal" style:font-weight-complex="normal"/>
    </style:style>
    <style:style style:name="T498" style:family="text">
      <style:text-properties style:font-name="times new roman1" fo:font-style="normal" fo:font-weight="normal" officeooo:rsid="010c1246" style:font-style-asian="normal" style:font-weight-asian="normal" style:font-style-complex="normal" style:font-weight-complex="normal"/>
    </style:style>
    <style:style style:name="T499" style:family="text">
      <style:text-properties style:font-name="times new roman1" fo:font-style="normal" fo:font-weight="normal" officeooo:rsid="01d35ce8" style:font-style-asian="normal" style:font-weight-asian="normal" style:font-style-complex="normal" style:font-weight-complex="normal"/>
    </style:style>
    <style:style style:name="T500" style:family="text">
      <style:text-properties style:font-name="times new roman1" fo:font-style="normal" fo:font-weight="normal" officeooo:rsid="025e52ae" style:font-style-asian="normal" style:font-weight-asian="normal" style:font-style-complex="normal" style:font-weight-complex="normal"/>
    </style:style>
    <style:style style:name="T501" style:family="text">
      <style:text-properties style:font-name="times new roman1" fo:font-style="normal" fo:font-weight="normal" officeooo:rsid="011f0a6c" style:font-style-asian="normal" style:font-weight-asian="normal" style:font-style-complex="normal" style:font-weight-complex="normal"/>
    </style:style>
    <style:style style:name="T502" style:family="text">
      <style:text-properties style:font-name="times new roman1" fo:font-style="normal" fo:font-weight="normal" officeooo:rsid="0016d25f" style:font-style-asian="normal" style:font-weight-asian="normal" style:font-style-complex="normal" style:font-weight-complex="normal"/>
    </style:style>
    <style:style style:name="T503" style:family="text">
      <style:text-properties style:font-name="times new roman1" fo:font-style="normal" fo:font-weight="normal" officeooo:rsid="02b945fd" style:font-style-asian="normal" style:font-weight-asian="normal" style:font-style-complex="normal" style:font-weight-complex="normal"/>
    </style:style>
    <style:style style:name="T504" style:family="text">
      <style:text-properties style:font-name="times new roman1" fo:font-style="normal" fo:font-weight="normal" officeooo:rsid="025d57c5" style:font-style-asian="normal" style:font-weight-asian="normal" style:font-style-complex="normal" style:font-weight-complex="normal"/>
    </style:style>
    <style:style style:name="T505" style:family="text">
      <style:text-properties style:font-name="times new roman1" fo:font-style="normal" fo:font-weight="normal" officeooo:rsid="02b8bfdc" style:font-style-asian="normal" style:font-weight-asian="normal" style:font-style-complex="normal" style:font-weight-complex="normal"/>
    </style:style>
    <style:style style:name="T506" style:family="text">
      <style:text-properties style:font-name="times new roman1" fo:font-style="normal" fo:font-weight="normal" officeooo:rsid="01098e76" style:font-style-asian="normal" style:font-weight-asian="normal" style:font-style-complex="normal" style:font-weight-complex="normal"/>
    </style:style>
    <style:style style:name="T507" style:family="text">
      <style:text-properties style:font-name="times new roman1" fo:font-style="normal" fo:font-weight="normal" officeooo:rsid="02d20e8f" style:font-style-asian="normal" style:font-weight-asian="normal" style:font-style-complex="normal" style:font-weight-complex="normal"/>
    </style:style>
    <style:style style:name="T508" style:family="text">
      <style:text-properties style:font-name="times new roman1" fo:font-style="normal" fo:font-weight="normal" officeooo:rsid="02d897b8" style:font-style-asian="normal" style:font-weight-asian="normal" style:font-style-complex="normal" style:font-weight-complex="normal"/>
    </style:style>
    <style:style style:name="T509" style:family="text">
      <style:text-properties style:font-name="times new roman1" fo:font-style="normal" fo:font-weight="normal" officeooo:rsid="02e02cc1" style:font-style-asian="normal" style:font-weight-asian="normal" style:font-style-complex="normal" style:font-weight-complex="normal"/>
    </style:style>
    <style:style style:name="T510" style:family="text">
      <style:text-properties style:font-name="times new roman1" fo:font-style="normal" fo:font-weight="normal" officeooo:rsid="02e201dc" style:font-style-asian="normal" style:font-weight-asian="normal" style:font-style-complex="normal" style:font-weight-complex="normal"/>
    </style:style>
    <style:style style:name="T511" style:family="text">
      <style:text-properties style:font-name="times new roman1" fo:font-style="normal" fo:font-weight="normal" officeooo:rsid="02e8e737" style:font-style-asian="normal" style:font-weight-asian="normal" style:font-style-complex="normal" style:font-weight-complex="normal"/>
    </style:style>
    <style:style style:name="T512" style:family="text">
      <style:text-properties style:font-name="times new roman1" fo:font-style="normal" fo:font-weight="normal" officeooo:rsid="02e93832" style:font-style-asian="normal" style:font-weight-asian="normal" style:font-style-complex="normal" style:font-weight-complex="normal"/>
    </style:style>
    <style:style style:name="T513" style:family="text">
      <style:text-properties style:font-name="times new roman1" fo:font-style="normal" fo:font-weight="normal" officeooo:rsid="030a0ec6" style:font-style-asian="normal" style:font-weight-asian="normal" style:font-style-complex="normal" style:font-weight-complex="normal"/>
    </style:style>
    <style:style style:name="T514" style:family="text">
      <style:text-properties style:font-name="times new roman1" fo:font-style="normal" fo:font-weight="normal" officeooo:rsid="029e33d0" fo:background-color="#fff200" loext:char-shading-value="0" style:font-style-asian="normal" style:font-weight-asian="normal" style:font-style-complex="normal" style:font-weight-complex="normal"/>
    </style:style>
    <style:style style:name="T515" style:family="text">
      <style:text-properties style:font-name="times new roman1" fo:font-style="normal" fo:font-weight="normal" officeooo:rsid="02ce812e" fo:background-color="#fff200" loext:char-shading-value="0" style:font-style-asian="normal" style:font-weight-asian="normal" style:font-style-complex="normal" style:font-weight-complex="normal"/>
    </style:style>
    <style:style style:name="T516" style:family="text">
      <style:text-properties style:font-name="times new roman1" fo:font-style="normal" fo:font-weight="normal" officeooo:rsid="02d897b8" fo:background-color="#fff200" loext:char-shading-value="0" style:font-style-asian="normal" style:font-weight-asian="normal" style:font-style-complex="normal" style:font-weight-complex="normal"/>
    </style:style>
    <style:style style:name="T517" style:family="text">
      <style:text-properties style:font-name="times new roman1" fo:language="en" fo:country="US"/>
    </style:style>
    <style:style style:name="T518" style:family="text">
      <style:text-properties officeooo:rsid="00e4e8ba"/>
    </style:style>
    <style:style style:name="T519" style:family="text">
      <style:text-properties fo:background-color="#fff200" loext:char-shading-value="0"/>
    </style:style>
    <style:style style:name="T520" style:family="text">
      <style:text-properties officeooo:rsid="00c91ccc" fo:background-color="#fff200" loext:char-shading-value="0"/>
    </style:style>
    <style:style style:name="T521" style:family="text">
      <style:text-properties officeooo:rsid="00cad156" fo:background-color="#fff200" loext:char-shading-value="0"/>
    </style:style>
    <style:style style:name="T522" style:family="text">
      <style:text-properties officeooo:rsid="005b7ec6" fo:background-color="#fff200" loext:char-shading-value="0"/>
    </style:style>
    <style:style style:name="T523" style:family="text">
      <style:text-properties officeooo:rsid="00bab7df"/>
    </style:style>
    <style:style style:name="T524" style:family="text">
      <style:text-properties officeooo:rsid="010015d4"/>
    </style:style>
    <style:style style:name="T525" style:family="text">
      <style:text-properties officeooo:rsid="0100e8cc"/>
    </style:style>
    <style:style style:name="T526" style:family="text">
      <style:text-properties officeooo:rsid="0111c915"/>
    </style:style>
    <style:style style:name="T527" style:family="text">
      <style:text-properties fo:font-size="12pt" fo:language="en" fo:country="US" officeooo:rsid="0115f8b6" fo:background-color="#ffffff" loext:char-shading-value="0" style:font-size-asian="12pt" style:font-size-complex="12pt"/>
    </style:style>
    <style:style style:name="T528" style:family="text">
      <style:text-properties fo:font-size="12pt" fo:language="en" fo:country="US" officeooo:rsid="010de778" style:font-size-asian="12pt" style:font-size-complex="12pt"/>
    </style:style>
    <style:style style:name="T529" style:family="text">
      <style:text-properties fo:font-size="12pt" fo:language="en" fo:country="US" officeooo:rsid="011597b4" style:font-size-asian="12pt" style:font-size-complex="12pt"/>
    </style:style>
    <style:style style:name="T530" style:family="text">
      <style:text-properties officeooo:rsid="011b864d"/>
    </style:style>
    <style:style style:name="T531" style:family="text">
      <style:text-properties officeooo:rsid="0125b66c"/>
    </style:style>
    <style:style style:name="T532" style:family="text">
      <style:text-properties officeooo:rsid="01453c81"/>
    </style:style>
    <style:style style:name="T533" style:family="text">
      <style:text-properties style:text-position="sub 58%" officeooo:rsid="01453c81"/>
    </style:style>
    <style:style style:name="T534" style:family="text">
      <style:text-properties style:text-position="sub 58%" officeooo:rsid="0145bd53"/>
    </style:style>
    <style:style style:name="T535" style:family="text">
      <style:text-properties style:text-position="sub 58%" officeooo:rsid="01472de6"/>
    </style:style>
    <style:style style:name="T536" style:family="text">
      <style:text-properties style:text-position="sub 58%" style:font-name="times new roman" fo:font-size="12pt" officeooo:rsid="01844743" style:font-size-asian="12pt" style:font-size-complex="12pt"/>
    </style:style>
    <style:style style:name="T537" style:family="text">
      <style:text-properties officeooo:rsid="0145bd53"/>
    </style:style>
    <style:style style:name="T538" style:family="text">
      <style:text-properties officeooo:rsid="01472de6"/>
    </style:style>
    <style:style style:name="T539" style:family="text">
      <style:text-properties officeooo:rsid="016586c6"/>
    </style:style>
    <style:style style:name="T540" style:family="text">
      <style:text-properties officeooo:rsid="017f1d06"/>
    </style:style>
    <style:style style:name="T541" style:family="text">
      <style:text-properties officeooo:rsid="01d02afb"/>
    </style:style>
    <style:style style:name="T542" style:family="text">
      <style:text-properties style:text-line-through-style="none" style:text-line-through-type="none" fo:font-style="normal" fo:font-weight="normal" style:font-style-asian="normal" style:font-weight-asian="normal" style:font-style-complex="normal" style:font-weight-complex="normal"/>
    </style:style>
    <style:style style:name="T543" style:family="text">
      <style:text-properties style:text-line-through-style="none" style:text-line-through-type="none"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544" style:family="text">
      <style:text-properties style:text-line-through-style="none" style:text-line-through-type="none"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545" style:family="text">
      <style:text-properties officeooo:rsid="021d3b9d"/>
    </style:style>
    <style:style style:name="T546" style:family="text">
      <style:text-properties officeooo:rsid="00bd0c96"/>
    </style:style>
    <style:style style:name="T547" style:family="text">
      <style:text-properties officeooo:rsid="02417846"/>
    </style:style>
    <style:style style:name="T548" style:family="text">
      <style:text-properties officeooo:rsid="02eadc43"/>
    </style:style>
    <style:style style:name="T549" style:family="text">
      <style:text-properties officeooo:rsid="02aa3eed" style:font-weight-complex="bold"/>
    </style:style>
    <style:style style:name="T550" style:family="text">
      <style:text-properties officeooo:rsid="030a0ec6"/>
    </style:style>
    <style:style style:name="T551" style:family="text">
      <style:text-properties officeooo:rsid="030e5ad5"/>
    </style:style>
    <style:style style:name="T552" style:family="text">
      <style:text-properties officeooo:rsid="0312d5f3" fo:background-color="#ed1c24" loext:char-shading-value="0"/>
    </style:style>
    <style:style style:name="T553" style:family="text">
      <style:text-properties officeooo:rsid="0312d5f3"/>
    </style:style>
    <style:style style:name="T554" style:family="text">
      <style:text-properties officeooo:rsid="0312dfbc"/>
    </style:style>
    <style:style style:name="T555" style:family="text">
      <style:text-properties fo:background-color="#ef413d" loext:char-shading-value="0"/>
    </style:style>
    <style:style style:name="T556" style:family="text">
      <style:text-properties officeooo:rsid="008ea81f" fo:background-color="#ef413d" loext:char-shading-value="0"/>
    </style:style>
    <style:style style:name="T557" style:family="text">
      <style:text-properties officeooo:rsid="03223b96"/>
    </style:style>
    <style:style style:name="T558" style:family="text">
      <style:text-properties officeooo:rsid="00233da5"/>
    </style:style>
    <style:style style:name="T559" style:family="text">
      <style:text-properties officeooo:rsid="0050ab68"/>
    </style:style>
    <style:style style:name="T560" style:family="text">
      <style:text-properties fo:color="#00000a" style:text-outline="false" style:text-line-through-style="none" style:text-line-through-type="none" fo:letter-spacing="normal" fo:language="en" fo:country="US" fo:font-style="normal" fo:text-shadow="none" style:text-underline-style="none" fo:font-weight="normal" officeooo:rsid="003c0638" style:letter-kerning="true" style:font-style-asian="normal" style:font-weight-asian="normal" style:text-emphasize="none"/>
    </style:style>
    <style:style style:name="T561" style:family="text">
      <style:text-properties fo:color="#00000a" style:text-outline="false" style:text-line-through-style="none" style:text-line-through-type="none" fo:letter-spacing="normal" fo:font-style="normal" fo:text-shadow="none" style:text-underline-style="none" fo:font-weight="normal" officeooo:rsid="003c0638" style:letter-kerning="true" style:font-style-asian="normal" style:font-weight-asian="normal" style:text-emphasize="none"/>
    </style:style>
    <style:style style:name="T562" style:family="text">
      <style:text-properties fo:background-color="#00a65d" loext:char-shading-value="0"/>
    </style:style>
    <style:style style:name="T563" style:family="text">
      <style:text-properties officeooo:rsid="008cd555"/>
    </style:style>
    <style:style style:name="T564" style:family="text">
      <style:text-properties style:font-size-asian="12pt" style:font-name-complex="Times New Roman1"/>
    </style:style>
    <style:style style:name="T5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6" style:family="text">
      <style:text-properties fo:font-variant="normal" fo:text-transform="none" style:use-window-font-color="true" style:text-outline="fals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7"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5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9"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0"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571"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5pt" style:language-asian="en" style:country-asian="US" style:font-style-asian="normal" style:font-weight-asian="normal" style:font-name-complex="Lohit Devanagari" style:font-size-complex="15pt" style:language-complex="en" style:country-complex="US" style:font-style-complex="normal" style:font-weight-complex="normal" style:text-emphasize="none" style:text-scale="100%" style:font-relief="none" style:text-overline-style="none" style:text-overline-color="font-color"/>
    </style:style>
    <style:style style:name="T5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office:annotation office:name="__Annotation__4387_1597989124"><dc:creator>Bianca Rius</dc:creator><dc:date>2020-01-08T17:26:45.207758205</dc:date><loext:sender-initials>BR</loext:sender-initials><text:p text:style-name="P140"><text:span text:style-name="T565">O título não deveria conter algo relacionado ao resultado?</text:span></text:p><text:p text:style-name="P140"><text:span text:style-name="T565"/></text:p><text:p text:style-name="P140"><text:span text:style-name="T565">- Low precipitation leads to a functional reorganization on Amazon forest: </text:span></text:p><text:p text:style-name="P140"><text:span text:style-name="T565"/></text:p><text:p text:style-name="P140"><text:span text:style-name="T565">-Reduced precipitation is able to change community functional organization and diversity: the value/power of trait-</text:span><text:span text:style-name="T566">based modelling</text:span><text:span text:style-name="T565"> </text:span></text:p><text:p text:style-name="P140"><text:span text:style-name="T565"/></text:p><text:p text:style-name="P140"><text:span text:style-name="T565">-Trait based modelling allows functional diversity analysis but do not improve biogeochemestry representation: a case study with reduced precipitation</text:span></text:p><text:p text:style-name="P140"><text:span text:style-name="T565"/></text:p><text:p text:style-name="P140"><text:span text:style-name="T565">Changes on Amazon forest functional organization and diversity in a drought scenario: a case study showing the importance of trait-based modelling</text:span></text:p></office:annotation><text:span text:style-name="T519">Trait-based modeling allow/stimulate/encourage functional diversity analysis: a case study with carbon allocation</text:span><text:span text:style-name="T522"> and residence time</text:span><text:span text:style-name="T519"> in tropical forests </text:span><office:annotation-end office:name="__Annotation__4387_1597989124"/></text:p>
      <text:p text:style-name="P43"><text:span text:style-name="T549">Autho</text:span><text:span text:style-name="T549"><office:annotation><dc:creator>Bianca Rius</dc:creator><dc:date>2020-01-08T17:45:38.088086360</dc:date><loext:sender-initials>BR</loext:sender-initials><text:p text:style-name="P140"><text:span text:style-name="T565">The full names of the authors. As part of the journal’s commitment to supporting authors at every step of the publishing process, the journal requires the submitting author (only) to provide an ORCID iD when submitting a manuscript. This takes around 2 minutes to complete.</text:span></text:p></office:annotation></text:span><text:span text:style-name="T549">rs:</text:span> <text:span text:style-name="T255">Bianca Fazio Rius, João Paulo Darela Filho, Katrin (?), Thomas (?), Florian (?), Liam (?), Anja (?), David Montenegro Lapola</text:span></text:p>
      <text:p text:style-name="P44">Institutional affiliation<office:annotation><dc:creator>Bianca Rius</dc:creator><dc:date>2020-01-08T17:46:51.185172468</dc:date><loext:sender-initials>BR</loext:sender-initials><text:p text:style-name="P140"><text:span text:style-name="T565">All author's institutional affiliations where the work was conducted, with a footnote for the author’s present address if different from where the work was conducted; where authors have different addresses, use numbered superscripts to refer to each address provided.</text:span></text:p></office:annotation>s: </text:p>
      <text:p text:style-name="P44">Contact Information: <office:annotation><dc:creator>Bianca Rius</dc:creator><dc:date>2020-01-08T17:47:22.736729689</dc:date><loext:sender-initials>BR</loext:sender-initials><text:p text:style-name="P140"><text:span text:style-name="T565">Corresponding author’s telephone, and email details</text:span></text:p></office:annotation></text:p>
      <text:p text:style-name="P42">Abstr<office:annotation><dc:creator>Bianca Rius</dc:creator><dc:date>2020-01-08T17:48:03.070632051</dc:date><loext:sender-initials>BR</loext:sender-initials><text:p text:style-name="P140"><text:span text:style-name="T565">Limited to 300 words</text:span></text:p></office:annotation>act</text:p>
      <text:p text:style-name="P20"><office:annotation office:name="__Annotation__4720_1597989124"><dc:creator>Bianca Rius</dc:creator><dc:date>2020-01-08T17:48:35.147441015</dc:date><loext:sender-initials>BR</loext:sender-initials><text:p text:style-name="P140"><text:span text:style-name="T565">6-10 key words</text:span></text:p></office:annotation><text:span text:style-name="T5">K</text:span><text:span text:style-name="T4">eywords:</text:span><office:annotation-end office:name="__Annotation__4720_1597989124"/></text:p>
      <text:p text:style-name="P41"><text:span text:style-name="T270">1. </text:span>Introduction</text:p>
      <text:p text:style-name="P126"><text:span text:style-name="T218">The possible modification in Amazon forest’s ability to store carbon due to climate change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mgYOH9FgRn"/><text:span text:style-name="T177">(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mgYOH9FgRn"/><text:span text:style-name="T218">⁠ and also not well explored elements, for example, the role of functional diversity on this ecosystem proce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rFPfzM4AX0"/><text:span text:style-name="T177">(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rFPfzM4AX0"/><text:span text:style-name="T218">. </text:span><text:span text:style-name="T230">Dynamic global vegetation models (DGVMs) have be</text:span><text:span text:style-name="T231">ing</text:span><text:span text:style-name="T230"> widely used to </text:span><text:span text:style-name="T231">explore</text:span><text:span text:style-name="T230"> </text:span><text:span text:style-name="T232">th</text:span><text:span text:style-name="T233">e former</text:span><text:span text:style-name="T232"> issue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KGtjvzCuXn"/><text:span text:style-name="T184">(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KGtjvzCuXn"/><text:span text:style-name="T218"> providing an </text:span><text:span text:style-name="T224">immeasurable</text:span><text:span text:style-name="T218"> </text:span><text:span text:style-name="T224">contribution</text:span><text:span text:style-name="T218"> to Terrestrial Ecosystem Ecology </text:span><text:span text:style-name="T226">through the addressment of</text:span><text:span text:style-name="T218"> a range of </text:span><text:span text:style-name="T225">applied and theoretical </text:span><text:span text:style-name="T218">questions </text:span><text:reference-mark-start text:name="ADDIN CSL_CITATION {&quot;citationItems&quot;: [{&quot;id&quot;: &quot;ITEM-1&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1&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3&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mendeley&quot;: {&quot;formattedCitation&quot;: &quot;(D\u00cdAZ; CABIDO, 1997; PRENTICE et al., 2007; SCHEITER; LANGAN; HIGGINS, 2013)&quot;, &quot;plainTextFormattedCitation&quot;: &quot;(D\u00cdAZ; CABIDO, 1997; PRENTICE et al., 2007; SCHEITER; LANGAN; HIGGINS, 2013)&quot;, &quot;previouslyFormattedCitation&quot;: &quot;(D\u00cdAZ; CABIDO, 1997; PRENTICE et al., 2007; SCHEITER; LANGAN; HIGGINS, 2013)&quot;}, &quot;properties&quot;: {&quot;noteIndex&quot;: 0}, &quot;schema&quot;: &quot;https://github.com/citation-style-language/schema/raw/master/csl-citation.json&quot;} RND4DIsrKhmO1"/><text:span text:style-name="T177">(DÍAZ; CABIDO, 1997; PRENTICE et al., 2007; SCHEITER; LANGAN; HIGGINS, 2013)</text:span><text:reference-mark-end text:name="ADDIN CSL_CITATION {&quot;citationItems&quot;: [{&quot;id&quot;: &quot;ITEM-1&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1&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3&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mendeley&quot;: {&quot;formattedCitation&quot;: &quot;(D\u00cdAZ; CABIDO, 1997; PRENTICE et al., 2007; SCHEITER; LANGAN; HIGGINS, 2013)&quot;, &quot;plainTextFormattedCitation&quot;: &quot;(D\u00cdAZ; CABIDO, 1997; PRENTICE et al., 2007; SCHEITER; LANGAN; HIGGINS, 2013)&quot;, &quot;previouslyFormattedCitation&quot;: &quot;(D\u00cdAZ; CABIDO, 1997; PRENTICE et al., 2007; SCHEITER; LANGAN; HIGGINS, 2013)&quot;}, &quot;properties&quot;: {&quot;noteIndex&quot;: 0}, &quot;schema&quot;: &quot;https://github.com/citation-style-language/schema/raw/master/csl-citation.json&quot;} RND4DIsrKhmO1"/><text:span text:style-name="T218">⁠. </text:span><text:span text:style-name="T226">F</text:span><text:span text:style-name="T225">or </text:span><text:span text:style-name="T226">instance,</text:span><text:span text:style-name="T225"> </text:span><text:span text:style-name="T227">with these models several insights about </text:span><text:span text:style-name="T225">the link between plant physiology and ecological processes allow</text:span><text:span text:style-name="T227">ed the advancement on</text:span><text:span text:style-name="T225"> the comprehension o</text:span><text:span text:style-name="T227">f</text:span><text:span text:style-name="T225"> the interaction </text:span><text:span text:style-name="T227">between</text:span><text:span text:style-name="T225"> climate and vegetation,</text:span><text:span text:style-name="T218"> what made possible to project the impacts </text:span><text:span text:style-name="T225">o</text:span><text:span text:style-name="T218">f climate change on vegetation dynamics and biogeochemical cycle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2&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id&quot;: &quot;ITEM-3&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3&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mendeley&quot;: {&quot;formattedCitation&quot;: &quot;(D\u00cdAZ; CABIDO, 1997; PRENTICE et al., 2007; YANG et al., 2015)&quot;, &quot;plainTextFormattedCitation&quot;: &quot;(D\u00cdAZ; CABIDO, 1997; PRENTICE et al., 2007; YANG et al., 2015)&quot;, &quot;previouslyFormattedCitation&quot;: &quot;(D\u00cdAZ; CABIDO, 1997; PRENTICE et al., 2007; YANG et al., 2015)&quot;}, &quot;properties&quot;: {&quot;noteIndex&quot;: 0}, &quot;schema&quot;: &quot;https://github.com/citation-style-language/schema/raw/master/csl-citation.json&quot;} RND2GJCzi3oGZ"/><text:span text:style-name="T177">(DÍAZ; CABIDO, 1997; PRENTICE et al., 2007; 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1016/0026-0495(83)90194-4&quot;, &quot;ISSN&quot;: &quot;00260495&quot;, &quot;abstract&quot;: &quot;Plasma low density lipoproteins (LDL) consists of a family of lipoproteins, having densities between 1.006 and 1.063 gm/ml, which are either physically monodisperse or polydisperse in different individuals. In monodisperse LDL most of the mass of lipoprotein is found within a narrow region of this density range, and the preponderance of the lipoprotein is similar in molecular weight. By contrast, polydisperse LDL is heterogeneous in molecular size, and the lipoprotein mass is distributed over the LDL density range. An examination of LDL heterogeneity in 187 subjects reveals that normolipemic and hypercholesterolemic subjects have predominantly monodisperse LDL. The molecular weight range of such LDL is 2.1-3.9 \u00d7 106, and for a given subject the molecular weight varies minimally with different metabolic pertubations. The major determinant of the molecular weight of monodisperse LDL appears to be genetic, modified by metabolic influences. In contrast, about 80% of individuals with hypertriglyceridemia have polydisperse LDL, and hypertriglyceridemic subjects with diabetes have a similar incidence of LDL polydispersidy. LDL heterogeneity increases with increasing VLDL concentration. Polydisperse LDL have an increased apoprotein content compared to monodisperse LDL and compositional analysis reveals an increased protein to lipid ratio. Current knowledge of the biosynthesis of LDL affords an incomplete undrstanding of why LDL is monodisperse in some individuals and polydisperse in others. The relationship between LDL dispersion and atherosclerosis has been examined in 105 subjects. Though the epidemiologic data are tentative, they suggest an increased association of polydisperse LDL with atherosclerosis in hypertriglyceridemic diabetics though not in other individuals. \u00a9 1983.&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Journal of Vegetation Science&quot;, &quot;id&quot;: &quot;ITEM-2&quot;, &quot;issued&quot;: {&quot;date-parts&quot;: [[&quot;1997&quot;, &quot;3&quot;]]}, &quot;page&quot;: &quot;463-474&quot;, &quot;title&quot;: &quot;Plant functional types and ecosystem function in relation to global change&quot;, &quot;type&quot;: &quot;article-journal&quot;, &quot;volume&quot;: &quot;8&quot;}, &quot;uris&quot;: [&quot;http://www.mendeley.com/documents/?uuid=ea3c7497-dc4d-448c-a158-ecf6670b1b66&quot;]}, {&quot;id&quot;: &quot;ITEM-3&quot;, &quot;itemData&quot;: {&quot;DOI&quot;: &quot;10.1007/978-3-540-32730-1_15&quot;, &quot;abstract&quot;: &quot;DGVMs exploit the power of modern computers and computational methods to yield a predictive description of land ecosystem processes that takes account of knowledge previously developed through long histories of separate disciplinary approaches to the study of the biosphere. The degree of interaction between the different scientific approaches still falls far short of optimal; thus, DGVM developers have a responsibility to be aware of progress in several disciplines in order to ensure that their models remain state-of-the-art. We have presented a series of case studies of the evaluation of DGVMs that demonstrate the predictive capability that current models have achieved. Nevertheless, there are plenty of unresolved issues ? differences among models that are not well understood, important processes that are omitted or treated simplistically by some or all models, and sets of observations that are not satisfactorily reproduced by current models. More comprehensive ?benchmarking? of DGVMs against multiple data sets is required and would be most effectively carried out through an international consortium, so as to avoid duplicating the large amount of work involved in selecting and processing data sets and model experiments. We have also presented a series of case studies that illustrate the power of DGVMs, even with their known limitations, in explaining a remarkable variety of Earth System phenomena and in addressing contemporary issues related to climate and land-use change. These case studies encourage us to believe that the continued development of DGVMs is a worthwhile enterprise. Finally, new directions in Earth System Science point to a range of aspects in which DGVMs could be improved so as to take account of recently acquired knowledge, such as experimental work on whole-ecosystem responses to environmental modification and new understanding of the functional basis of plant traits; complemented by an effort to represent semi-natural and agricultural ecosystems and the impacts of different management practices on these ecosystems; and extended to include processes such as trace-gas emissions, which are important in order to understand the functional role of the terrestrial biosphere in the Earth System. Together, these potential developments add up to an ambitious research program, requiring the economies of scale that only an international collaborative effort can provide.&quot;, &quot;author&quot;: [{&quot;dropping-particle&quot;: &quot;&quot;, &quot;family&quot;: &quot;Prentice&quot;, &quot;given&quot;: &quot;I. Colin&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Harrison&quot;, &quot;given&quot;: &quot;Sandy P.&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quot;, &quot;non-dropping-particle&quot;: &quot;&quot;, &quot;parse-names&quot;: false, &quot;suffix&quot;: &quot;&quot;}, {&quot;dropping-particle&quot;: &quot;&quot;, &quot;family&quot;: &quot;Sykes&quot;, &quot;given&quot;: &quot;Martin T.&quot;, &quot;non-dropping-particle&quot;: &quot;&quot;, &quot;parse-names&quot;: false, &quot;suffix&quot;: &quot;&quot;}], &quot;container-title&quot;: &quot;Terrestrial Ecosystems in a Changing World&quot;, &quot;id&quot;: &quot;ITEM-3&quot;, &quot;issued&quot;: {&quot;date-parts&quot;: [[&quot;2007&quot;]]}, &quot;page&quot;: &quot;175-192&quot;, &quot;title&quot;: &quot;Dynamic Global Vegetation Modeling: Quantifying Terrestrial Ecosystem Responses to Large-Scale Environmental Change&quot;, &quot;type&quot;: &quot;article-journal&quot;}, &quot;uris&quot;: [&quot;http://www.mendeley.com/documents/?uuid=7c725e57-faf8-4c5e-a62e-5fdf36ea91db&quot;]}], &quot;mendeley&quot;: {&quot;formattedCitation&quot;: &quot;(D\u00cdAZ; CABIDO, 1997; PRENTICE et al., 2007; YANG et al., 2015)&quot;, &quot;plainTextFormattedCitation&quot;: &quot;(D\u00cdAZ; CABIDO, 1997; PRENTICE et al., 2007; YANG et al., 2015)&quot;, &quot;previouslyFormattedCitation&quot;: &quot;(D\u00cdAZ; CABIDO, 1997; PRENTICE et al., 2007; YANG et al., 2015)&quot;}, &quot;properties&quot;: {&quot;noteIndex&quot;: 0}, &quot;schema&quot;: &quot;https://github.com/citation-style-language/schema/raw/master/csl-citation.json&quot;} RND2GJCzi3oGZ"/><text:span text:style-name="T218">⁠ </text:span><text:span text:style-name="T228">and to identify</text:span><text:span text:style-name="T225"> a set of </text:span><text:span text:style-name="T228">high priority </text:span><text:span text:style-name="T225">questions </text:span><text:soft-page-break/><text:span text:style-name="T225">such as the vulnerability of Amazon to climate change in a large scale of time and space </text:span><text:reference-mark-start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COX et al., 2000; LAPOLA; OYAMA; NOBRE, 2009; RAMMIG et al., 2010)&quot;, &quot;plainTextFormattedCitation&quot;: &quot;(COX et al., 2000; LAPOLA; OYAMA; NOBRE, 2009; RAMMIG et al., 2010)&quot;, &quot;previouslyFormattedCitation&quot;: &quot;(COX et al., 2000; LAPOLA; OYAMA; NOBRE, 2009; RAMMIG et al., 2010)&quot;}, &quot;properties&quot;: {&quot;noteIndex&quot;: 0}, &quot;schema&quot;: &quot;https://github.com/citation-style-language/schema/raw/master/csl-citation.json&quot;} RNDbFayTUFdT3"/><text:span text:style-name="T183">(COX et al., 2000; LAPOLA; OYAMA; NOBRE, 2009; RAMMIG et al., 2010)</text:span><text:reference-mark-end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COX et al., 2000; LAPOLA; OYAMA; NOBRE, 2009; RAMMIG et al., 2010)&quot;, &quot;plainTextFormattedCitation&quot;: &quot;(COX et al., 2000; LAPOLA; OYAMA; NOBRE, 2009; RAMMIG et al., 2010)&quot;, &quot;previouslyFormattedCitation&quot;: &quot;(COX et al., 2000; LAPOLA; OYAMA; NOBRE, 2009; RAMMIG et al., 2010)&quot;}, &quot;properties&quot;: {&quot;noteIndex&quot;: 0}, &quot;schema&quot;: &quot;https://github.com/citation-style-language/schema/raw/master/csl-citation.json&quot;} RNDbFayTUFdT3"/><text:span text:style-name="T225">⁠.</text:span></text:p>
      <text:p text:style-name="P126"><text:span text:style-name="T229">Nonetheless,</text:span><text:span text:style-name="T218"> </text:span><text:span text:style-name="T215">the results </text:span><text:span text:style-name="T229">of DGVMs regarding to the future of Amazon forest’s carbon stock</text:span><text:span text:style-name="T215"> are </text:span><text:span text:style-name="T219">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tDbFR3ineG"/><text:span text:style-name="T178">(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tDbFR3ineG"/><text:span text:style-name="T219">⁠. The different scenarios and parametrization (e.g. the strenght of CO</text:span><text:span text:style-name="T536">2</text:span><text:span text:style-name="T179"> fertilization</text:span><text:span text:style-name="T180">)</text:span><text:span text:style-name="T220"> may be</text:span><text:span text:style-name="T215"> </text:span><text:span text:style-name="T221">some</text:span><text:span text:style-name="T215"> possible reasons for </text:span><text:span text:style-name="T220">such degree of </text:span><text:span text:style-name="T215">uncertainties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HUNTINGFORD et al., 2013; QUILLET; PENG; GARNEAU, 2010; SITCH et al., 2008; VERHEIJEN et al., 2015)&quot;, &quot;plainTextFormattedCitation&quot;: &quot;(HUNTINGFORD et al., 2013; QUILLET; PENG; GARNEAU, 2010; SITCH et al., 2008; VERHEIJEN et al., 2015)&quot;, &quot;previouslyFormattedCitation&quot;: &quot;(HUNTINGFORD et al., 2013; QUILLET; PENG; GARNEAU, 2010; SITCH et al., 2008)&quot;}, &quot;properties&quot;: {&quot;noteIndex&quot;: 0}, &quot;schema&quot;: &quot;https://github.com/citation-style-language/schema/raw/master/csl-citation.json&quot;} RNDyx4Md0gceD"/><text:span text:style-name="T176">(HUNTINGFORD et al., 2013; QUILLET; PENG; GARNEAU, 2010; SITCH et al., 2008; VERHEIJEN et al., 2015)</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HUNTINGFORD et al., 2013; QUILLET; PENG; GARNEAU, 2010; SITCH et al., 2008; VERHEIJEN et al., 2015)&quot;, &quot;plainTextFormattedCitation&quot;: &quot;(HUNTINGFORD et al., 2013; QUILLET; PENG; GARNEAU, 2010; SITCH et al., 2008; VERHEIJEN et al., 2015)&quot;, &quot;previouslyFormattedCitation&quot;: &quot;(HUNTINGFORD et al., 2013; QUILLET; PENG; GARNEAU, 2010; SITCH et al., 2008)&quot;}, &quot;properties&quot;: {&quot;noteIndex&quot;: 0}, &quot;schema&quot;: &quot;https://github.com/citation-style-language/schema/raw/master/csl-citation.json&quot;} RNDyx4Md0gceD"/><text:span text:style-name="T176">⁠</text:span><text:span text:style-name="T215">⁠. </text:span><text:span text:style-name="T222">Nonetheless</text:span><text:span text:style-name="T215">, the poor representation of plant diversity, </text:span><text:span text:style-name="T222">especially regarding to functional trait diversity,</text:span><text:span text:style-name="T215"> </text:span><text:span text:style-name="T223">may be hampering the DGVMs’ ability to make more accurate projections on</text:span><text:span text:style-name="T215"> </text:span><text:span text:style-name="T222">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ULToAvwLXE"/><text:span text:style-name="T181">(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ULToAvwLXE"/><text:span text:style-name="T182">.</text:span><text:span text:style-name="T215"> </text:span></text:p>
      <text:p text:style-name="P69"><text:span text:style-name="T115">The lack of diversity on functional traits in DGVM’s can lead to an over or underestimation of the impacts of environmental changes on ecosystems, and this is especially important in hyperdiverse ecosystems such as Amazon </text:span><text:span text:style-name="T120">(at least in the taxonomic sense;</text:span><text:span text:style-name="T115">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Ff0OcAIAWv"/><text:span text:style-name="T164">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Ff0OcAIAWv"/><text:span text:style-name="T115">⁠. This is because as</text:span><text:span text:style-name="T106"> the climate change</text:span><text:span text:style-name="T107">s</text:span><text:span text:style-name="T106">, </text:span><text:span text:style-name="T108">the environmental filtering becomes different, and hence,</text:span><text:span text:style-name="T106"> </text:span><text:span text:style-name="T109">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lrfItH1sBE"/><text:span text:style-name="T162">(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lrfItH1sBE"/><text:span text:style-name="T110">⁠</text:span><text:span text:style-name="T109">. </text:span><text:span text:style-name="T111">It means that the physiological tolerances determined by functional traits is </text:span><text:span text:style-name="T114">also</text:span><text:span text:style-name="T111"> modified what could </text:span><text:span text:style-name="T112">generate a rearrange of the community traits </text:span><text:span text:style-name="T121">(e.g. frequency and occurrence) </text:span><text:span text:style-name="T112">and </text:span><text:span text:style-name="T111">select for alternative </text:span><text:span text:style-name="T112">communities</text:span><text:span text:style-name="T111"> </text:span><text:span text:style-name="T109">functional </text:span><text:span text:style-name="T112">structure and </text:span><text:span text:style-name="T109">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fihCXAc2Ki"/><text:span text:style-name="T162">(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fihCXAc2Ki"/><text:span text:style-name="T109">⁠. This rearrangement can turn the community more </text:span><text:span text:style-name="T115">or less </text:span><text:span text:style-name="T109">suitable for the new climate conditio</text:span><text:span text:style-name="T113">n</text:span><text:span text:style-name="T109">s</text:span><text:span text:style-name="T106">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E0k0qjBYH5"/><text:span text:style-name="T163">(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E0k0qjBYH5"/><text:span text:style-name="T106">⁠.</text:span></text:p>
      <text:p text:style-name="P123"><text:soft-page-break/><text:span text:style-name="T81">T</text:span><text:span text:style-name="T66">he scheme used for the majority of DGVMs to represent the vegetation is not able to capture such community rearrengement</text:span><text:span text:style-name="T59">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NYIqT1eovW"/><text:span text:style-name="T124">(FYLLAS et al., 2014; SCHEITER; LANGAN; HIGGINS, 2013) </text:span><text:span text:style-name="T128">since</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NYIqT1eovW"/><text:span text:style-name="T46"> </text:span><text:span text:style-name="T73">they</text:span><text:span text:style-name="T46"> </text:span><text:span text:style-name="T66">commonly</text:span><text:span text:style-name="T46"> use the concept of Plant functional types (PFTs) to represent </text:span><text:span text:style-name="T53">plant</text:span><text:span text:style-name="T48"> </text:span><text:span text:style-name="T51">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SirMBWwe1Z"/><text:span text:style-name="T125">(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SirMBWwe1Z"/><text:span text:style-name="T53">his approach</text:span><text:span text:style-name="T46"> uses a small set of </text:span><text:span text:style-name="T49">fixed </text:span><text:span text:style-name="T46">parameters</text:span><text:span text:style-name="T52">, in space and time</text:span><text:span text:style-name="T46"> (</text:span><text:span text:style-name="T50">through</text:span><text:span text:style-name="T46"> mean value</text:span><text:span text:style-name="T50">s</text:span><text:span text:style-name="T46">) to represent plant functional traits </text:span><text:span text:style-name="T67">and</text:span><text:span text:style-name="T46"> </text:span><text:span text:style-name="T517">aggregates groups of plants with presumably similar ecological roles responding in a comparable manner to environmental conditions and performing similar influences on ecosystem functioning</text:span><text:span text:style-name="T46">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FRds8mST5P"/><text:span text:style-name="T123">(LAVOREL; GARNIER, 2002; 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FRds8mST5P"/><text:span text:style-name="T46">⁠. </text:span><text:span text:style-name="T81">It means that using the PFT scheme the changes above cited on the communitues are </text:span><text:span text:style-name="T82">hampere</text:span><text:span text:style-name="T81">d to be identified</text:span><text:span text:style-name="T68">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xfXpDgymeD"/><text:span text:style-name="T126">(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xfXpDgymeD"/><text:span text:style-name="T68">⁠.</text:span><text:span text:style-name="T69"> </text:span><text:span text:style-name="T68">This </text:span><text:span text:style-name="T58">drawback</text:span><text:span text:style-name="T70"> precludes advancements in the compreenhension of the </text:span><text:span text:style-name="T71">still uncertain </text:span><text:span text:style-name="T70">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ZErngflNKJ"/><text:span text:style-name="T127">(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ZErngflNKJ"/><text:span text:style-name="T127">.</text:span><text:span text:style-name="T71"> </text:span></text:p>
      <text:p text:style-name="P73"><text:span text:style-name="T169">Thus, in order to overcome the weakness that a PFT approach imposes,</text:span><text:span text:style-name="T168"> some </text:span><text:span text:style-name="T169">vegetation </text:span><text:span text:style-name="T168">models, </text:span><text:span text:style-name="T170">the so called trait-based models,</text:span><text:span text:style-name="T168"> are trying to represent <text:s/></text:span><text:span text:style-name="T169">the </text:span><text:span text:style-name="T168">diversity </text:span><text:span text:style-name="T169">of plants</text:span><text:span text:style-name="T168"> </text:span><text:span text:style-name="T169">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PJWf404d4K"/><text:span text:style-name="T169">(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PJWf404d4K"/><text:span text:style-name="T169">⁠⁠. </text:span><text:span text:style-name="T170">T</text:span><text:span text:style-name="T169">his type of model replace the fix parameters of PFTs for variant ones (WEBB </text:span><text:span text:style-name="T191">et al., 2010; WULLSCHLEGER et al., 2014)</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uKa7ZCAl2R"/><text:span text:style-name="T175">(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uKa7ZCAl2R"/><text:span text:style-name="T169">⁠, </text:span><text:span text:style-name="T171">provid</text:span><text:span text:style-name="T174">ing</text:span><text:span text:style-name="T171">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XDEiLpTHsd"/><text:span text:style-name="T171">(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XDEiLpTHsd"/><text:span text:style-name="T171">⁠; for example, it enables the advancement in understanding the connection </text:span><text:span text:style-name="T172">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ZlhZoNSSbL"/><text:span text:style-name="T172">(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ZlhZoNSSbL"/><text:span text:style-name="T172">. </text:span><text:span text:style-name="T173">However, t</text:span><text:span text:style-name="T191">h</text:span><text:span text:style-name="T194">e </text:span><text:soft-page-break/><text:span text:style-name="T194">development of this</text:span><text:span text:style-name="T191"> modelling strategy is only on </text:span><text:span text:style-name="T197">th</text:span><text:span text:style-name="T198">e</text:span><text:span text:style-name="T197"> </text:span><text:span text:style-name="T191">beginning, and many questions that could be adressed remain </text:span><text:span text:style-name="T194">unexplored and</text:span><text:span text:style-name="T191"> unanswered. </text:span><field:fieldmark-start text:name="__Fieldmark__464_1389602585"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200">(S. VILLÉGER , N. W. H. MASON, 2008)</text:span><field:fieldmark-end/></text:p>
      <text:p text:style-name="P68"><text:span text:style-name="T60">In this article we present a new trait-based model, the model CAETÊ (Carbon and Ecosystem Functional Trait Evaluation model), and show the results of a first-order modelling exercise </text:span><text:span text:style-name="T62">in Amazon forest</text:span><text:span text:style-name="T60">. We seeked to answer the following questions: </text:span><text:span text:style-name="T61">(i) does a trait-based approach </text:span><text:span text:style-name="T62">indeed</text:span><text:span text:style-name="T61"> improve the representation of biogeochemical </text:span><text:span text:style-name="T63">variables, such as carbon storage,</text:span><text:span text:style-name="T61"> when compared to a PFT approach?; (ii) </text:span><text:span text:style-name="T62">in a drought scenario, </text:span><text:span text:style-name="T64">does</text:span><text:span text:style-name="T62"> the trait-based and the PFT approach differ in their results regarding to the ability to store carbon?</text:span><text:span text:style-name="T61">; </text:span><text:span text:style-name="T62">and (iii) what is the impact of a drought scenario on </text:span><text:span text:style-name="T63">Amazon forest’s</text:span><text:span text:style-name="T62"> functional diversity </text:span><text:span text:style-name="T64">and how is it connected to the carbon storage</text:span><text:span text:style-name="T62">?</text:span></text:p>
      <text:p text:style-name="P66"><text:span text:style-name="T2">2. Materials and m</text:span><text:span text:style-name="T1">ethods</text:span></text:p>
      <text:p text:style-name="P34"><office:annotation office:name="__Annotation__5442_2609439322"><dc:creator>Bianca Rius</dc:creator><dc:date>2020-01-10T11:48:10.144024522</dc:date><loext:sender-initials>BR</loext:sender-initials><text:p text:style-name="P140"><text:span text:style-name="T565">reduzir</text:span></text:p></office:annotation>In th<text:span text:style-name="T540">e following</text:span> section<text:span text:style-name="T540">s,</text:span> <text:span text:style-name="T531">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office:annotation-end office:name="__Annotation__5442_2609439322"/></text:p>
      <text:p text:style-name="P37"><text:span text:style-name="T278">2.1. The CAET</text:span><text:span text:style-name="T278"><office:annotation><dc:creator>Bianca Rius</dc:creator><dc:date>2019-05-24T15:09:43.783481002</dc:date><loext:sender-initials>BR</loext:sender-initials><text:p text:style-name="P140"><text:span text:style-name="T565">Um diagrama conceitual é necessário?</text:span></text:p><text:p text:style-name="P140"><text:span text:style-name="T565">O que ele deveria conter?</text:span></text:p></office:annotation></text:span><text:span text:style-name="T278">Ê model: an overview</text:span></text:p>
      <text:p text:style-name="P97"><office:annotation office:name="__Annotation__5577_2609439322"><dc:creator>Bianca Rius</dc:creator><dc:date>2020-01-10T11:51:33.969989636</dc:date><loext:sender-initials>BR</loext:sender-initials><text:p text:style-name="P140"><text:span text:style-name="T565">repetitivo</text:span></text:p></office:annotation><text:span text:style-name="T10">Here we present, for the first time, the Vegetation Model </text:span><text:span text:style-name="T190">C</text:span><text:span text:style-name="T202">AETÊ</text:span><text:span text:style-name="Footnote_20_Symbol"><text:span text:style-name="T202"><text:note text:id="ftn1" text:note-class="footnote"><text:note-citation>1</text:note-citation><text:note-body><text:p text:style-name="Footnote"><text:span text:style-name="T47"><text:s/></text:span><text:span text:style-name="T83">From the Tupi language </text:span><text:span text:style-name="T84">ka’a-eté – caá étê</text:span><text:span text:style-name="T83">: real forest, forest with big tress, virgin forest [</text:span><text:span text:style-name="T84">Boudin</text:span><text:span text:style-name="T83"> 1978].</text:span></text:p></text:note-body></text:note></text:span></text:span><text:span text:style-name="T202"> (</text:span><text:span text:style-name="T201">Ca</text:span><text:span text:style-name="T202">rbon and </text:span><text:span text:style-name="T201">E</text:span><text:span text:style-name="T202">cosystem functional </text:span><text:span text:style-name="T201">T</text:span><text:span text:style-name="T202">rait </text:span><text:span text:style-name="T201">E</text:span><text:span text:style-name="T202">valuation model).</text:span><office:annotation-end office:name="__Annotation__5577_2609439322"/><text:span text:style-name="T6"> </text:span><text:span text:style-name="T28">As a trait-based model, it focus on</text:span><text:span text:style-name="T11"> represent more reliably the variability of plant functional traits and, as full as possible, the range of functional diversity found in plant communities. For this, the vegetation is represented by a set of </text:span><text:soft-page-break/><text:span text:style-name="T11">ecological strategies (called as plant life strategies (PLS))</text:span><text:span text:style-name="T12"> in which each </text:span><text:span text:style-name="T14">one of them</text:span><text:span text:style-name="T12"> is</text:span><text:span text:style-name="T11"> a unique combination of functional traits values. These values combination intend to describe</text:span><text:bookmark text:name="result_box"/><text:span text:style-name="T11"> the ecophysiological behavior of plants and their relationship with the environment. For this, they control, for example, differential acquisition of carbon, light and water, ultimately, de</text:span><text:span text:style-name="T13">f</text:span><text:span text:style-name="T11">ining how the strategy copes with the environmen</text:span><text:span text:style-name="T28">t </text:span><text:span text:style-name="T31">(i.e. its performance)</text:span><text:span text:style-name="T28"> </text:span><text:span text:style-name="T29">and, </text:span><text:span text:style-name="T31">together with the other </text:span><text:span text:style-name="T32">PLS of the community</text:span><text:span text:style-name="T31">,</text:span><text:span text:style-name="T29"> determining the </text:span><text:span text:style-name="T30">ecosystem functioning</text:span><text:span text:style-name="T29">.</text:span></text:p>
      <text:p text:style-name="P74"><text:span text:style-name="T15">The underlying premise </text:span><text:span text:style-name="T16">to create these PLS</text:span><text:span text:style-name="T15"> is that the range of values of a functional trait observed in nature can be seen as an axes of a multidimensional hypervolume formed by the combination of </text:span><text:span text:style-name="T27">n </text:span><text:span text:style-name="T15">chosen functional traits </text:span><text:bookmark-start text:name="__UnoMark__37955_985845779"/><text:span text:style-name="T15">(VILLÉGER; MASON; MOUILLOT, 2008)</text:span><text:bookmark-end text:name="__UnoMark__37955_985845779"/><text:span text:style-name="T15">⁠. In that sense, each point </text:span><text:span text:style-name="T25">inside </text:span><text:span text:style-name="T15">of this hypervolume is a unique combination of values for each </text:span><text:span text:style-name="T20">of the</text:span><text:span text:style-name="T15"> functional trait</text:span><text:span text:style-name="T20">s. </text:span><text:span text:style-name="T25">T</text:span><text:span text:style-name="T15">he volume that all points together occupy can be seen as a functional trait space.</text:span></text:p>
      <text:p text:style-name="P74"><text:span text:style-name="T21">The values of functional traits that compose the hypervolume are semi-randomly sampled from the initial and complete range of values (for more information about how this sampling is made see section XXX). </text:span><text:span text:style-name="T33">The combination of all sampled values generate</text:span><text:span text:style-name="T34">s</text:span><text:span text:style-name="T33"> a great number </text:span><text:span text:style-name="T34">(&gt;10</text:span><text:span text:style-name="T38">5</text:span><text:span text:style-name="T8">)</text:span><text:span text:style-name="T33"> of combinations within the functional space, </text:span><text:span text:style-name="T35">that creates </text:span><text:span text:style-name="T36">what we call as a</text:span><text:span text:style-name="T35"> potential functional space. However, </text:span><text:span text:style-name="T36">to </text:span><text:span text:style-name="T35">use this amount of combinations</text:span><text:span text:style-name="T33"> can turn the model</text:span><text:span text:style-name="T34">l</text:span><text:span text:style-name="T33">ing computationally impracticable. Then, we presume, </text:span><text:span text:style-name="T34">based on Pavlick et al., (2013),</text:span><text:span text:style-name="T33"> that sampling an appropriate number of PLS from the potential functional space combined with </text:span><text:span text:style-name="T36">an </text:span><text:span text:style-name="T33">environmental filtering mechanism </text:span><text:span text:style-name="T37">and a competition prototype (see section XXX)</text:span><text:span text:style-name="T33"> is possible to produce reasonable biogeochemical and functional diversity patterns</text:span><text:bookmark text:name="__UnoMark__3238_2377830668"/><text:span text:style-name="T33">. </text:span><text:span text:style-name="T35">This appropriate number is defined by a sensitivity test (see section XXX).</text:span></text:p>
      <text:p text:style-name="P75"><text:span text:style-name="T22">The environmental filtering mechanism acts in the model </text:span><text:span text:style-name="T24">as</text:span><text:span text:style-name="T22"> e</text:span><text:span text:style-name="T15">ach combination of functional traits (i.e. </text:span><text:span text:style-name="T26">each </text:span><text:span text:style-name="T15">PLS) within the trait space performs differently in different regions depending </text:span><text:soft-page-break/><text:span text:style-name="T15">on the environmental variables </text:span><text:span text:style-name="T16">(e.g. temperature and precipitation; </text:span><text:bookmark-start text:name="__UnoMark__37975_985845779"/><text:span text:style-name="T15">DIAZ; CABIDO; CASANOVES, 1998; WEBB et al., 2010). T</text:span><text:span text:style-name="T17">his</text:span><text:span text:style-name="T15"> is possible because each functional trait </text:span><text:span text:style-name="T23">in the model</text:span><text:span text:style-name="T15"> is related to a</text:span><text:span text:style-name="T19">t least one</text:span><text:span text:style-name="T15"> trade-off (cost-benefit relationship) </text:span><text:span text:style-name="T18">leading</text:span><text:span text:style-name="T15"> to different </text:span><text:span text:style-name="T19">relative </text:span><text:span text:style-name="T17">performance.</text:span><text:span text:style-name="T15"> </text:span><text:span text:style-name="T24">T</text:span><text:span text:style-name="T15">he trade-offs also impedes that the model creates Darwinian demons (i.e. maximizing all the functions that contribute for fitness; </text:span><text:bookmark-start text:name="__UnoMark__3234_23778306681"/><text:span text:style-name="T7">(SCHEITER; LANGAN; HIGGINS, 2013)</text:span><text:bookmark-end text:name="__UnoMark__3234_23778306681"/><text:span text:style-name="T15">⁠. </text:span><text:span text:style-name="T18">Thereby</text:span><text:span text:style-name="T15">, </text:span><text:span text:style-name="T18">some combinations will </text:span><text:span text:style-name="T20">be </text:span><text:span text:style-name="T18">more abundant in some regions and less abundant (or do not survive) in others</text:span><text:span text:style-name="T15">.</text:span><text:bookmark-end text:name="__UnoMark__37975_985845779"/><text:span text:style-name="T15"> Since functional traits both respond to and affect the ecosystem </text:span><text:bookmark-start text:name="__UnoMark__37979_985845779"/><text:span text:style-name="T15">(DÍAZ et al., 2013; FUNK et al., 2017; LAVOREL; GARNIER, 2002)</text:span><text:bookmark-end text:name="__UnoMark__37979_985845779"/><text:span text:style-name="T15">⁠, these spatially different performance generates spatially different outputs (e.g. biogeochemical fluxes </text:span><text:span text:style-name="T21">and</text:span><text:span text:style-name="T15"> stocks and functional diversity). </text:span></text:p>
      <text:p text:style-name="P76"><text:span text:style-name="T204">2.2.</text:span><text:span text:style-name="T203"> </text:span><text:span text:style-name="T205">Simulation setup</text:span></text:p>
      <text:p text:style-name="P24">The CAETÊ is a global model but the present study focused its simulations on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p>
      <text:p text:style-name="P26">In the version of the model here described,<text:span text:style-name="T562"> </text:span><office:annotation office:name="__Annotation__13178_4240813155"><dc:creator>Bianca Rius</dc:creator><dc:date>2019-11-11T11:02:12.513104975</dc:date><loext:sender-initials>BR</loext:sender-initials><text:p text:style-name="P140"><text:span text:style-name="T565">I don’t know if more explanations about it is necessary.</text:span></text:p></office:annotation><text:span text:style-name="T562">CAETÊ is an equilibrium model</text:span><office:annotation-end office:name="__Annotation__13178_4240813155"/><text:span text:style-name="T562">, </text:span>but next publications will bring the dynamic version of it. Because of this, the results of the present version needed to be integrated annualy through monthly means. In this work the model CAETÊ was simulated for the period between 1980 and 2010 in a daily time step. Before the model initialization a spinup simulation was perfomed to determine the initial carbon content in the plant compartments (see Appendix XXX). We used two variables to determine if the <text:soft-page-break/>model reached the equilibrium: the water content in soil and the total plant carbon stock. <text:span text:style-name="T398">T</text:span><text:span text:style-name="T374">he complete CAETÊ formulation can be found in Appendix (A – XXXXXX).</text:span></text:p>
      <text:p text:style-name="P22">The spatial resolution of the model is 0.5º x 0.5º. The main language of the model is Fortran 90 with some modules written in Python.</text:p>
      <text:p text:style-name="P45"><text:span text:style-name="T370">2.2.1. </text:span>Input <text:span text:style-name="T538">data</text:span></text:p>
      <text:p text:style-name="P25">In the present study the following climatic data were used as inputs for the model: air surface temperatur<text:span text:style-name="T547">e</text:span>, precipitation, shortwave radiation, relative humidity <text:span text:style-name="T541">and</text:span> <text:span text:style-name="T532">CO</text:span><text:span text:style-name="T533">2</text:span><text:span text:style-name="T159"> atmospheric concentration. The </text:span><text:span text:style-name="T187">first three variables</text:span><text:span text:style-name="T159"> were obtained from monthly averages of the period from 1980 to 2010. These data are available in the </text:span><text:span text:style-name="T122">ISI-MIP2 </text:span><text:span text:style-name="T159">platform </text:span><text:span text:style-name="T122">(Inter-Sectoral Impact Model Intercomparison Project 2). </text:span><text:span text:style-name="T537">The CO</text:span><text:span text:style-name="T534">2</text:span><text:span text:style-name="T160"> atmospheric concentration was obtained from the NOAA (National Oceanic and Atmospheric Administration; <text:s/></text:span><text:span text:style-name="T122">http://co2now.org/images/stories/data/co2-</text:span><text:span text:style-name="T160">mlo-monthly- noaa-esrl.pdf</text:span><text:span text:style-name="T161">) platform. It was used the mean value of [CO</text:span><text:span text:style-name="T535">2</text:span><text:span text:style-name="T161">] for the same period of climatic data (1980-2010). T</text:span><text:span text:style-name="T188">he units of </text:span><text:span text:style-name="T187">the input</text:span><text:span text:style-name="T188"> variables and its respective associated equations are summarized in the </text:span><text:span text:style-name="T189">Table XXX.</text:span></text:p>
      <text:p text:style-name="P11"><text:span text:style-name="T274">2.2.2. </text:span><text:span text:style-name="T272">PFT and trait-based approach: </text:span><text:span text:style-name="T275">the </text:span><text:span text:style-name="T276">common formulations</text:span></text:p>
      <text:p text:style-name="P12"><text:span text:style-name="T323">I</text:span><text:span text:style-name="T318">n this work we used two versions of the CAETÊ model: one </text:span><text:span text:style-name="T324">employin</text:span><text:span text:style-name="T318">g, as the majority of </text:span><text:span text:style-name="T324">current </text:span><text:span text:style-name="T318">vegetation models, a PFT approach </text:span><text:span text:style-name="T319">(see section 2.2.3)</text:span><text:span text:style-name="T318"> and other version using a trait-based approach </text:span><text:span text:style-name="T319">(see section 2.2.4)</text:span><text:span text:style-name="T318">. </text:span><text:span text:style-name="T323">This was done i</text:span><text:span text:style-name="T318">n order to verify </text:span><text:span text:style-name="T320">if the inclusion of functional </text:span><text:span text:style-name="T327">trait </text:span><text:span text:style-name="T320">variability in the CAETÊ model </text:span><text:span text:style-name="T324">(trait-based version)</text:span><text:span text:style-name="T320"> impacts </text:span><text:span text:style-name="T322">its</text:span><text:span text:style-name="T320"> ability </text:span><text:span text:style-name="T322">to represent biogeochemical variables and </text:span><text:span text:style-name="T323">if it is determinant for </text:span><text:span text:style-name="T322">the reponse</text:span><text:span text:style-name="T320"> of Amazon forest </text:span><text:span text:style-name="T323">to store carbon </text:span><text:span text:style-name="T322">in a reduced precipitation scenario</text:span><text:span text:style-name="T320">.</text:span><text:span text:style-name="T318"> </text:span><text:span text:style-name="T320">Despite the difference in the number of plant types and in the way that functional traits values are chosen, </text:span><text:span text:style-name="T319">the </text:span><text:span text:style-name="T320">general </text:span><text:span text:style-name="T319">formulations of the model are the same for both versions. </text:span></text:p>
      <text:p text:style-name="P67"><text:soft-page-break/><office:annotation office:name="__Annotation__5579_2609439322"><dc:creator>Bianca Rius</dc:creator><dc:date>2020-01-10T11:59:38.626407382</dc:date><loext:sender-initials>BR</loext:sender-initials><text:p text:style-name="P140"><text:span text:style-name="T565">reduzir</text:span></text:p></office:annotation><office:annotation office:name="__Annotation__5578_2609439322"><dc:creator>Bianca Rius</dc:creator><dc:date>2020-01-10T11:58:25.984460779</dc:date><loext:sender-initials>BR</loext:sender-initials><text:p text:style-name="P140"><text:span text:style-name="T565">subsection</text:span></text:p></office:annotation><text:span text:style-name="T489">2.2.</text:span><text:span text:style-name="T490">2</text:span><text:span text:style-name="T489">.</text:span><text:span text:style-name="T490">1.</text:span><office:annotation-end office:name="__Annotation__5578_2609439322"/><text:span text:style-name="T489"> </text:span><text:span text:style-name="T491">The chosen functional traits: related ecosystem processes and its associated </text:span><text:span text:style-name="T490">tra</text:span><text:span text:style-name="T491">de-offs</text:span><office:annotation-end office:name="__Annotation__5579_2609439322"/></text:p>
      <text:p text:style-name="P13"><text:span text:style-name="T402">One of the focus of this paper, besides </text:span><text:span text:style-name="T408">introducing</text:span><text:span text:style-name="T402"> the CAETÊ model, is to present a first application of it as a case study. For </text:span><text:span text:style-name="T403">this, we focused on</text:span><text:span text:style-name="T402"> th</text:span><text:span text:style-name="T404">e</text:span><text:span text:style-name="T402"> ecosystem process </text:span><text:span text:style-name="T404">of carbon storage.</text:span><text:span text:style-name="T402"> </text:span><text:span text:style-name="T405">T</text:span><text:span text:style-name="T402">he </text:span><text:span text:style-name="T405">functional </text:span><text:span text:style-name="T402">traits related to the percentage of the carbon distributed to plant compartments </text:span><text:span text:style-name="T405">(carbon allocation)</text:span><text:span text:style-name="T402"> and the </text:span><text:span text:style-name="T405">carbon </text:span><text:span text:style-name="T402">residence time on each compartiment </text:span><text:span text:style-name="T409">are</text:span><text:span text:style-name="T402"> of primary importance </text:span><text:span text:style-name="T406">for this process</text:span><text:span text:style-name="T402"> </text:span><text:bookmark-start text:name="__UnoMark__3262_2377830668"/><text:span text:style-name="T155">(CHAMBERS et al., 2012; FATICHI; LEUZINGER, 2013; MALHI, 2012; NORBY et al., 2005)</text:span><text:bookmark-end text:name="__UnoMark__3262_2377830668"/><text:span text:style-name="T402">⁠. </text:span><text:span text:style-name="T407">A</text:span><text:span text:style-name="T259"> change on carbon allocation and residence time </text:span><text:span text:style-name="T260">trait values and/or abundances </text:span><text:span text:style-name="T263">of values on communities</text:span><text:span text:style-name="T259"> </text:span><text:span text:style-name="T260">due to climate change (e.g. reduction on precipitation) may</text:span><text:span text:style-name="T259">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vhcAo25VxX"/><text:span text:style-name="T185">(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vhcAo25VxX"/><text:span text:style-name="T259">⁠. </text:span><text:span text:style-name="T261">Several studies have being showing that </text:span><text:span text:style-name="T264">improving the knowledge about </text:span><text:span text:style-name="T261">carbon allocation and residence time patterns in a scenario of drought is </text:span><text:span text:style-name="T262">crucial to evaluate how it affects carbon storage </text:span><text:reference-mark-start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vOz7TGHNYU"/><text:span text:style-name="T186">(BONAL et al., 2016; DOUGHTY et al., 2014; ROWLAND et al., 2014)</text:span><text:reference-mark-end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vOz7TGHNYU"/><text:span text:style-name="T262">⁠</text:span></text:p>
      <text:p text:style-name="P19"><text:span text:style-name="T372">The CAETÊ model considers three plant compartments: leaves, aboveground woody tissues (</text:span><text:span text:style-name="T397">representing</text:span><text:span text:style-name="T372"> stem and branches) and fine roots. Hence, six functional traits are considered as variants: </text:span><text:span text:style-name="T397">the</text:span><text:span text:style-name="T372"> allocation </text:span><text:span text:style-name="T397">and the carbon residence time for each of the plant compartments. T</text:span><text:span text:style-name="T391">h</text:span><text:span text:style-name="T397">e</text:span><text:span text:style-name="T391"> values </text:span><text:span text:style-name="T396">of these parameters</text:span><text:span text:style-name="T387"> for the PFT approach </text:span><text:span text:style-name="T392">are in</text:span><text:span text:style-name="T387"> Table XXX </text:span><text:span text:style-name="T392">and</text:span><text:span text:style-name="T387"> for the trait-based approach </text:span><text:span text:style-name="T392">in Table XXX</text:span><text:span text:style-name="T387">. The allocation traits seeks to represent the percentage of the net primary productivity (Eq. (XX)) distributed to each compartment; the carbon residence time traits seeks to represent </text:span><text:span text:style-name="T384">how long</text:span><text:span text:style-name="T387"> the carbon stay in each compartment. Together, these functional traits ultimately define the amount of carbon ( Eq. </text:span><text:span text:style-name="T396">(</text:span><text:span text:style-name="T386">1</text:span><text:span text:style-name="T387">)) in each compartment of a PLS </text:span><text:span text:style-name="T373">or PFT</text:span><text:span text:style-name="T387"> </text:span><text:span text:style-name="T385">in a certain time</text:span><text:span text:style-name="T387">, and then, the total plant </text:span><text:span text:style-name="T393">carbon</text:span><text:span text:style-name="T387"> of </text:span><text:span text:style-name="T373">that</text:span><text:span text:style-name="T387"> PLS/</text:span><text:span text:style-name="T373">PFT </text:span><text:span text:style-name="T387">(Eq. (</text:span><text:span text:style-name="T386">2</text:span><text:span text:style-name="T387">)). <text:s text:c="2"/></text:span></text:p>
      <text:p text:style-name="P19"><text:soft-page-break/><text:span text:style-name="T372">Each </text:span><text:span text:style-name="T396">variant </text:span><text:span text:style-name="T372">functional trait is associated to, at least, one trade-off so that the amount of carbon in each compartment results in costs and benefits, </text:span><text:span text:style-name="T395">creating, in that sense, different strategies that deal differently with the environment</text:span><text:span text:style-name="T372">. </text:span><text:span text:style-name="T395">Thus</text:span><text:span text:style-name="T372">, the </text:span><text:span text:style-name="T383">carbon</text:span><text:span text:style-name="T372"> allocation and the residence </text:span><text:span text:style-name="T383">time</text:span><text:span text:style-name="T372"> influence other model processes </text:span><text:span text:style-name="T388">and </text:span><text:span text:style-name="T372">in a given environment some combinations of allocation and residence time will maximize the </text:span><text:span text:style-name="T374">carbon stock</text:span><text:span text:style-name="T372"> </text:span><text:bookmark text:name="result_box3"/><text:span text:style-name="T372">based on a balance between costs and benefits. </text:span><text:span text:style-name="T374">With the change in climatic variables the combinations that show higher “maximization” can change and </text:span><text:span text:style-name="T398">consequently</text:span><text:span text:style-name="T374"> change functional </text:span><text:span text:style-name="T382">composition</text:span><text:span text:style-name="T374"> </text:span><text:span text:style-name="T382">of the community</text:span><text:span text:style-name="T374">. It is important to highlight that CAETÊ admits the use of any functional trait of interest, as well as any number of functional traits, </text:span><text:span text:style-name="T389">as long as the trait </text:span><text:span text:style-name="T394">is</text:span><text:span text:style-name="T389"> linked to other model formulations and present trade-offs that can be incorporated</text:span><text:span text:style-name="T374">. </text:span><text:span text:style-name="T508">The</text:span><text:span text:style-name="T504"> </text:span><text:span text:style-name="T506">ecophysi</text:span><text:span text:style-name="T505">o</text:span><text:span text:style-name="T506">logical </text:span><text:span text:style-name="T507">processes</text:span><text:span text:style-name="T506"> </text:span><text:span text:style-name="T504">linked to the traits </text:span><text:span text:style-name="T509">and its </text:span><text:span text:style-name="T504">trade-offs </text:span><text:span text:style-name="T508">are described in Appendix XXXX. </text:span><text:span text:style-name="T514">The </text:span><office:annotation office:name="__Annotation__4050_1046236058"><dc:creator>Bianca Rius</dc:creator><dc:date>2019-12-04T16:24:20.355848195</dc:date><loext:sender-initials>BR</loext:sender-initials><text:p text:style-name="P140"><text:span text:style-name="T565">Criar outra tabela?</text:span></text:p></office:annotation><text:span text:style-name="T515">symbols</text:span><text:span text:style-name="T514">,</text:span><office:annotation-end office:name="__Annotation__4050_1046236058"/><text:span text:style-name="T514"> units, </text:span><text:span text:style-name="T515">trade-offs</text:span><text:span text:style-name="T514"> </text:span><text:span text:style-name="T515">and associated equations </text:span><text:span text:style-name="T514">of the variant functional traits are summarized in Table XXX.</text:span><text:span text:style-name="T516"> </text:span></text:p>
      <text:p text:style-name="P64"><text:span text:style-name="T374">2.</text:span><text:span text:style-name="T372">2.2.2. </text:span><text:span text:style-name="T390">G</text:span><text:span text:style-name="T372">rid cell occupation: the differential survival and </text:span><text:span text:style-name="T375">abundance</text:span></text:p>
      <text:p text:style-name="P48"><text:span text:style-name="T497">All the grid cells are initiated with the same amount and the same identity of PLS</text:span><text:span text:style-name="T511">s</text:span><text:span text:style-name="T497">/</text:span><text:span text:style-name="T498">PFT</text:span><text:span text:style-name="T511">s</text:span><text:span text:style-name="T497"> in </text:span><text:span text:style-name="T499">a</text:span><text:span text:style-name="T497"> </text:span><text:span text:style-name="T499">condition analogous to </text:span><text:span text:style-name="T500">a </text:span><text:span text:style-name="T499">bare soil</text:span><text:span text:style-name="T497">. </text:span><text:span text:style-name="T500">It</text:span><text:span text:style-name="T497"> means that all trait combinatios </text:span><text:span text:style-name="T498">(in the trait-based version) and all the five PFTs (in the PFT version)</text:span><text:span text:style-name="T497"> are equally probable to occupy the grid cell. Since each grid cell has its particular climatic conditions, some PLS</text:span><text:span text:style-name="T511">s</text:span><text:span text:style-name="T497">/</text:span><text:span text:style-name="T498">PFT</text:span><text:span text:style-name="T511">s</text:span><text:span text:style-name="T497"> will survive </text:span><text:span text:style-name="T500">and present different performance</text:span><text:span text:style-name="T503">s (i.e. abundance </text:span><text:span text:style-name="T513">weighted by their total biomass</text:span><text:span text:style-name="T503">)</text:span><text:span text:style-name="T497"> and some </text:span><text:span text:style-name="T500">of them</text:span><text:span text:style-name="T497"> will not. <text:s/></text:span><text:span text:style-name="T500">It is comparable to the</text:span><text:span text:style-name="T501"> environmental filtering mechanism (i.e. restriction of presence and abundace of the functional traits in a community </text:span><text:span text:style-name="T511">according </text:span><text:span text:style-name="T513">to the climate conditions</text:span><text:span text:style-name="T501">; </text:span><text:reference-mark-start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lainTextFormattedCitation&quot;: &quot;(DIAZ; CABIDO; CASANOVES, 1998; KEDDY, 1992; LAVOREL; GARNIER, 2002)&quot;, &quot;previouslyFormattedCitation&quot;: &quot;(DIAZ; CABIDO; CASANOVES, 1998; KEDDY, 1992; LAVOREL; GARNIER, 2002)&quot;}, &quot;properties&quot;: {&quot;noteIndex&quot;: 0}, &quot;schema&quot;: &quot;https://github.com/citation-style-language/schema/raw/master/csl-citation.json&quot;} RNDd3m2svpJwo"/><text:span text:style-name="T157">(DIAZ; CABIDO; CASANOVES, 1998; KEDDY, 1992; LAVOREL; GARNIER, 2002)</text:span><text:reference-mark-end text:name="ADDIN CSL_CITATION {&quot;citationItems&quot;: [{&quot;id&quot;: &quot;ITEM-1&quot;, &quot;itemData&quot;: {&quot;DOI&quot;: &quot;10.2307/3237229&quot;, &quot;ISBN&quot;: &quot;1654-1103&quot;, &quot;ISSN&quot;: &quot;11009233&quot;, &quot;PMID&quot;: &quot;768&quot;, &quot;abstract&quot;: &quot;Abstract. Links between plant traits and the environment, i.e. sets of plant attributes consistently associated with certain environmental conditions, are the consequence of the filtering effect of climatic, disturbance and biotic conditions. These filters determine which components of a species pool are assembled into local communities. We aimed at testing for consistent association between plant traits and climatic conditions along a steep regional gradient, divided into 13 climatically homogeneous sectors, in central-western Argentina. We analyzed 19 vegetative and regeneration traits of the 100 most abundant species along the gradient. For each trait, we tested for homogeneity of frequencies of different categories between sectors and the regional species pool, using the \u03c72 statistic. We rejected H0 in 71% of the pair-wise comparisons, which strongly suggests a \u2018filtering effect\u2019 of climatic factors on key plant functions. Vegetative traits were filtered more often than regeneration traits. Specific leaf area, life span, ramification, canopy height, leaf weight ratio, carbon investment into support tissue and pollination mode were the traits showing differences in the largest number of pair-wise comparisons. This is probably the first attempt to detect, on a quantitative, statistically conservative basis, consistent linkages between climatic factors and numerous plant traits, over a broad spectrum of environmental conditions and plant growth forms. We discuss the advantages and limitations of this approach in predicting vegetation structure and functioning under present environmental conditions, and those expected for the next century as a consequence of global change.&quot;, &quot;author&quot;: [{&quot;dropping-particle&quot;: &quot;&quot;, &quot;family&quot;: &quot;Di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asanoves&quot;, &quot;given&quot;: &quot;Fernando&quot;, &quot;non-dropping-particle&quot;: &quot;&quot;, &quot;parse-names&quot;: false, &quot;suffix&quot;: &quot;&quot;}], &quot;container-title&quot;: &quot;Journal of Vegetation Science&quot;, &quot;id&quot;: &quot;ITEM-1&quot;, &quot;issue&quot;: &quot;1&quot;, &quot;issued&quot;: {&quot;date-parts&quot;: [[&quot;1998&quot;]]}, &quot;page&quot;: &quot;113-122&quot;, &quot;title&quot;: &quot;Plant functional traits and environmental filters at a regional scale&quot;, &quot;type&quot;: &quot;article-journal&quot;, &quot;volume&quot;: &quot;9&quot;}, &quot;uris&quot;: [&quot;http://www.mendeley.com/documents/?uuid=f74262da-e926-49c0-8d7f-4f251d0e7f32&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id&quot;: &quot;ITEM-3&quot;, &quot;itemData&quot;: {&quot;DOI&quot;: &quot;10.2307/3235676&quot;, &quot;ISSN&quot;: &quot;11009233&quot;, &quot;abstract&quot;: &quot;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 &quot;author&quot;: [{&quot;dropping-particle&quot;: &quot;&quot;, &quot;family&quot;: &quot;Keddy&quot;, &quot;given&quot;: &quot;Paul A.&quot;, &quot;non-dropping-particle&quot;: &quot;&quot;, &quot;parse-names&quot;: false, &quot;suffix&quot;: &quot;&quot;}], &quot;container-title&quot;: &quot;Journal of Vegetation Science&quot;, &quot;id&quot;: &quot;ITEM-3&quot;, &quot;issue&quot;: &quot;2&quot;, &quot;issued&quot;: {&quot;date-parts&quot;: [[&quot;1992&quot;]]}, &quot;page&quot;: &quot;157-164&quot;, &quot;title&quot;: &quot;Assembly and response rules: two goals for predictive community ecology&quot;, &quot;type&quot;: &quot;article-journal&quot;, &quot;volume&quot;: &quot;3&quot;}, &quot;uris&quot;: [&quot;http://www.mendeley.com/documents/?uuid=078b8b81-d07b-4053-9924-ebc67d0240cd&quot;]}], &quot;mendeley&quot;: {&quot;formattedCitation&quot;: &quot;(DIAZ; CABIDO; CASANOVES, 1998; KEDDY, 1992; LAVOREL; GARNIER, 2002)&quot;, &quot;plainTextFormattedCitation&quot;: &quot;(DIAZ; CABIDO; CASANOVES, 1998; KEDDY, 1992; LAVOREL; GARNIER, 2002)&quot;, &quot;previouslyFormattedCitation&quot;: &quot;(DIAZ; CABIDO; CASANOVES, 1998; KEDDY, 1992; LAVOREL; GARNIER, 2002)&quot;}, &quot;properties&quot;: {&quot;noteIndex&quot;: 0}, &quot;schema&quot;: &quot;https://github.com/citation-style-language/schema/raw/master/csl-citation.json&quot;} RNDd3m2svpJwo"/><text:span text:style-name="T501">⁠)</text:span><text:span text:style-name="T497">. A </text:span><text:span text:style-name="T498">PLS/PFT</text:span><text:span text:style-name="T497"> is considered as </text:span><text:span text:style-name="T500">a</text:span><text:span text:style-name="T497"> survivor if it present</text:span><text:span text:style-name="T502">s</text:span><text:span text:style-name="T497"> a positive carbon balance and </text:span><text:span text:style-name="T498">also if it presents</text:span><text:span text:style-name="T502">, </text:span><text:span text:style-name="T497">concomitantly, at least 100 g of carbon in fine roots and in leaves. This is </text:span><text:soft-page-break/><text:span text:style-name="T497">necesary because the model still do not have a storage compartment (what could enable the survival of a strategy </text:span><text:span text:style-name="T500">in an adverse condition since it can</text:span><text:span text:style-name="T497"> provide carbon compounds even in periods when the plant loses </text:span><text:span text:style-name="T500">all </text:span><text:span text:style-name="T497">the leaves </text:span><text:span text:style-name="T500">and/</text:span><text:span text:style-name="T497">or has low water supply). </text:span><text:span text:style-name="T510">T</text:span><text:span text:style-name="T497">he </text:span><text:span text:style-name="T498">PLS</text:span><text:span text:style-name="T501">s</text:span><text:span text:style-name="T498">/PFT</text:span><text:span text:style-name="T501">s</text:span><text:span text:style-name="T497"> which d</text:span><text:span text:style-name="T500">o</text:span><text:span text:style-name="T497"> not survive </text:span><text:span text:style-name="T500">and</text:span><text:span text:style-name="T497"> </text:span><text:span text:style-name="T508">are</text:span><text:span text:style-name="T497"> excluded from the g</text:span><text:span text:style-name="T512">r</text:span><text:span text:style-name="T497">id cell are not able to be reseated.</text:span></text:p>
      <text:p text:style-name="P82"><text:span text:style-name="T436">The model </text:span><text:span text:style-name="T431">CAETÊ is </text:span><text:span text:style-name="T433">an area-based model, </text:span><text:span text:style-name="T436">t</text:span><text:span text:style-name="T433">hus,</text:span><text:span text:style-name="T431"> the </text:span><text:span text:style-name="T430">abundance</text:span><text:span text:style-name="T431"> of a strategy </text:span><text:span text:style-name="T434">(Eq. XX)</text:span><text:span text:style-name="T429"> is the fraction of the grid cell that </text:span><text:span text:style-name="T431">it</text:span><text:span text:style-name="T429"> occupies </text:span><text:span text:style-name="T432">based on</text:span><text:span text:style-name="T473"> the biomass contribution of </text:span><text:span text:style-name="T484">this</text:span><text:span text:style-name="T473"> strategy </text:span><text:span text:style-name="T474">in relation</text:span><text:span text:style-name="T473"> to the total grid cell biomass </text:span><text:span text:style-name="T481">(Eq XX)</text:span><text:span text:style-name="T473">. This procedure has support in the biomass-ratio hypothesis </text:span><text:bookmark-start text:name="__UnoMark__3258_2377830668"/><text:span text:style-name="T148">(GRIME, 1998)</text:span><text:bookmark-end text:name="__UnoMark__3258_2377830668"/><text:span text:style-name="T148"> that predicts that the immediate effects of a species </text:span><text:span text:style-name="T149">is</text:span><text:span text:style-name="T148"> proportional to the species relative contribution to the total biomass of the community. </text:span><text:span text:style-name="T153">Then, f</text:span><text:span text:style-name="T150">rom the relative abundace</text:span><text:span text:style-name="T152">s</text:span><text:span text:style-name="T150"> </text:span><text:span text:style-name="T152">it </text:span><text:span text:style-name="T150">is possible to aggregate the biogeochemical variables to the grid cell scale </text:span><text:span text:style-name="T151">(Eq. XXX)</text:span><text:span text:style-name="T150">. </text:span><text:span text:style-name="T473">This approach is also necessary because the </text:span><text:span text:style-name="T474">competition scheme </text:span><text:span text:style-name="T473">in CAETÊ model </text:span><text:span text:style-name="T474">is </text:span><text:span text:style-name="T475">still</text:span><text:span text:style-name="T473"> not mechanistic, </text:span><text:span text:style-name="T479">it is only a prototype (Eq. XXX)</text:span><text:span text:style-name="T473">. </text:span><text:span text:style-name="T427">However, the differential capture of carbon, water and light through the differential combination of functional </text:span><text:span text:style-name="T428">traits</text:span><text:span text:style-name="T427"> is capable of leading to difference of abundance</text:span><text:span text:style-name="T428">s </text:span><text:span text:style-name="T473">(GRIME, 1998) </text:span><text:span text:style-name="T476">between the</text:span><text:span text:style-name="T473"> PFTs/PLSs </text:span><text:span text:style-name="T476">in a grid cell</text:span><text:span text:style-name="T473">. </text:span><text:span text:style-name="T476">In that sense, the competition is indirectly considered by deriving the relative abundances </text:span><text:span text:style-name="T473">(GRIME, 1998). </text:span></text:p>
      <text:p text:style-name="P83"><text:span text:style-name="T477"><text:tab/></text:span><text:span text:style-name="T478">Lastly, </text:span><text:span text:style-name="T482">for aggregating</text:span><text:span text:style-name="T480"> the functional trait values </text:span><text:span text:style-name="T482">to the grid cell scale we used the </text:span><text:span text:style-name="T483">Community Weighted Mean (CWM) metric t</text:span><text:span text:style-name="T478">hat postulates that the traits of the dominant species in a community</text:span><text:span text:style-name="T435"> are the main determinants of ecosystem functioning </text:span><text:bookmark-start text:name="__UnoMark__38073_98584577911"/><text:span text:style-name="T435">(DÍAZ et al., 2007; GRIME, 1998)</text:span><text:bookmark-end text:name="__UnoMark__38073_98584577911"/><text:span text:style-name="T435">⁠.</text:span><text:span text:style-name="T480"> </text:span><text:span text:style-name="T483">It means that t</text:span><text:span text:style-name="T478">he </text:span><text:span text:style-name="T483">value of each </text:span><text:span text:style-name="T484">of the six variant</text:span><text:span text:style-name="T483"> functional trait</text:span><text:span text:style-name="T484">s</text:span><text:span text:style-name="T483"> in each grid cell is estimated according to relative abundance of the PLSs/PFTs </text:span><text:span text:style-name="T485">(Eq. XXX)</text:span><text:span text:style-name="T483">.</text:span><text:span text:style-name="T478"> </text:span></text:p>
      <text:p text:style-name="P52">2.2.3. The PFT version</text:p>
      <text:p text:style-name="P27"><text:soft-page-break/><text:tab/>For the PFT <text:span text:style-name="T530">version five tropical PFTs</text:span> were defined to <text:span text:style-name="T548">describe</text:span> the vegetation and the parameters that represent the functional traits used for this study (see section 2.2.1) are fix in space and time <text:span text:style-name="T530">for each one. The use of only tropical PFTs is justified by the studied area and with them we tried to encompass the majority of types of plants previsously known for the amazon region. Table XXX present the PFTs as well as the values for the functional traits. <text:s/>The values for the functional traits were chosen by consulting previous literature (indicated at the Table XXX).</text:span></text:p>
      <text:p text:style-name="P53">2.2.<text:span text:style-name="T525">4</text:span>. The trait-based <text:span text:style-name="T524">version</text:span></text:p>
      <text:p text:style-name="P28"><text:tab/>In the next sections we describe some features exclusive for the trait based version, namely: how the PLSs are generated and sampled and how functional diversity is represented and measured.</text:p>
      <text:p text:style-name="P11"><text:span text:style-name="T493">2.2.</text:span><text:span text:style-name="T494">4</text:span><text:span text:style-name="T493">.1. </text:span><office:annotation office:name="__Annotation__4509_1790774255"><dc:creator>Bianca Rius</dc:creator><dc:date>2019-12-05T22:38:54.813686800</dc:date><loext:sender-initials>BR</loext:sender-initials><text:p text:style-name="P140"><text:span text:style-name="T565">Essa seção precisa ser melhorada para ficar mais claro</text:span></text:p></office:annotation><text:span text:style-name="T492">Generating and sampling the plant life strategies </text:span><text:span text:style-name="T493">(PLS)</text:span><office:annotation-end office:name="__Annotation__4509_1790774255"/></text:p>
      <text:p text:style-name="P71"><text:span text:style-name="T470"><text:tab/></text:span><text:span text:style-name="T438">As pointed before, each PLS is a</text:span><text:span text:style-name="T439"> unique</text:span><text:span text:style-name="T438"> combination of values </text:span><text:span text:style-name="T440">for the</text:span><text:span text:style-name="T438"> six </text:span><text:span text:style-name="T446">variant </text:span><text:span text:style-name="T438">functional trais. </text:span><text:span text:style-name="T441">The value of each trait </text:span><text:span text:style-name="T442">for an specific PLS is</text:span><text:span text:style-name="T441"> sampled from a range of possible values which were based on previous literature (the ranges and literature are indicated in </text:span><office:annotation office:name="__Annotation__5064_1597989124"><dc:creator>Bianca Rius</dc:creator><dc:date>2020-01-08T18:10:53.913302832</dc:date><loext:sender-initials>BR</loext:sender-initials><text:p text:style-name="P140"><text:span text:style-name="T565">Fazer tabela</text:span></text:p></office:annotation><text:span text:style-name="T465">Table XXX)</text:span><text:span text:style-name="T471">.</text:span><office:annotation-end office:name="__Annotation__5064_1597989124"/><text:span text:style-name="T470"> </text:span><text:span text:style-name="T443">From the ranges, va</text:span><text:span text:style-name="T443"><office:annotation><dc:creator>Bianca Rius</dc:creator><dc:date>2019-12-05T22:08:46.819370759</dc:date><loext:sender-initials>BR</loext:sender-initials><text:p text:style-name="P140"><text:span text:style-name="T565">Verify how many values actually:</text:span></text:p><text:p text:style-name="P140"><text:span text:style-name="T565"/></text:p><text:p text:style-name="P140"><text:span text:style-name="T565">SEE PLSGEN.PY</text:span></text:p><text:p text:style-name="P140"><text:span text:style-name="T565"/></text:p><text:p text:style-name="P140"><text:span text:style-name="T565">Allocation:284</text:span></text:p><text:p text:style-name="P140"><text:span text:style-name="T565">Restime:10000</text:span></text:p><text:p text:style-name="P140"><text:span text:style-name="T565"/></text:p></office:annotation></text:span><text:span text:style-name="T443">lues for each trait are randomly and uniformly sampled </text:span><text:span text:style-name="T447">and thereafter are combined to compound a potential functional space that contains all the possible combination of values.</text:span><text:span text:style-name="T443"> From this </text:span><text:span text:style-name="T447">potential</text:span><text:span text:style-name="T443"> space some combinations are excluded following a via</text:span><text:span text:style-name="T444">bility standard: first, the </text:span><text:span text:style-name="T448">combination of </text:span><text:span text:style-name="T444">values for allocation functional traits , necessarily, must sum 100%, otherwise this combination is excluded from the functional space.</text:span><text:span text:style-name="T443"> </text:span><text:span text:style-name="T444">After that, all the combinations are submitted to a spinup simulation </text:span><text:span text:style-name="T445">in order to verify if this combination presents </text:span><text:span text:style-name="T448">carbon content </text:span><text:span text:style-name="T445">on fine roots and/</text:span><text:span text:style-name="T448">or</text:span><text:span text:style-name="T445"> on leaves </text:span><text:span text:style-name="T448">that are </text:span><text:span text:style-name="T449">higher</text:span><text:span text:style-name="T448"> than 0.001</text:span><text:span text:style-name="T445">. </text:span></text:p>
      <text:p text:style-name="P72"><text:soft-page-break/><text:span text:style-name="T437"><office:annotation><dc:creator>Bianca Rius</dc:creator><dc:date>2019-12-05T22:43:01.344505976</dc:date><loext:sender-initials>BR</loext:sender-initials><text:p text:style-name="P140"><text:span text:style-name="T565">See dsize in plsgen (porcentagem de gramíneas é 0.07?) Preciso conferir com o João</text:span></text:p><text:p text:style-name="P140"><text:span text:style-name="T565"/></text:p></office:annotation></text:span><text:span text:style-name="T372">Porcentagem de gramíneas e herbáceas</text:span></text:p>
      <text:p text:style-name="P11"><office:annotation office:name="__Annotation__4668_1790774255"><dc:creator>Bianca Rius</dc:creator><dc:date>2019-12-05T22:48:32.044666387</dc:date><loext:sender-initials>BR</loext:sender-initials><text:p text:style-name="P140"><text:span text:style-name="T565">rever</text:span></text:p></office:annotation><text:span text:style-name="T493">2.2.</text:span><text:span text:style-name="T494">4</text:span><text:span text:style-name="T495">.</text:span><text:span text:style-name="T493">1.1. </text:span><text:span text:style-name="T283">Sensi</text:span><text:span text:style-name="T284">tivity</text:span><text:span text:style-name="T283"> </text:span><text:span text:style-name="T284">to the number of sampled PLS</text:span><text:span text:style-name="T285">s</text:span><office:annotation-end office:name="__Annotation__4668_1790774255"/></text:p>
      <text:p text:style-name="P9"><text:span text:style-name="T246"><text:tab/></text:span><text:span text:style-name="T251">However, </text:span><text:span text:style-name="T254">after creating the potential functional space</text:span><text:span text:style-name="T251"> a problem emerges: how many PLS</text:span><text:span text:style-name="T254">s</text:span><text:span text:style-name="T251"> are </text:span><text:span text:style-name="T254">enough</text:span><text:span text:style-name="T251"> to be sampled </text:span><text:span text:style-name="T254">in order </text:span><office:annotation office:name="__Annotation__6244_1597989124"><dc:creator>Bianca Rius</dc:creator><dc:date>2020-01-08T20:43:20.176775161</dc:date><loext:sender-initials>BR</loext:sender-initials><text:p text:style-name="P140"><text:span text:style-name="T565">É um bom termo para usar?</text:span></text:p></office:annotation><text:span text:style-name="T265">to</text:span><text:span text:style-name="T266"> make </text:span><text:span text:style-name="T265">meaningfull</text:span><text:span text:style-name="T266"> representation of all</text:span><text:span text:style-name="T267">?</text:span><office:annotation-end office:name="__Annotation__6244_1597989124"/><text:span text:style-name="T251"> </text:span><text:span text:style-name="T252">To answer this question </text:span><text:span text:style-name="T253">a set of 6 ensembles with different numbers of sampled PLS</text:span><text:span text:style-name="T254">s</text:span><text:span text:style-name="T253"> (number of PLS</text:span><text:span text:style-name="T254">s</text:span><text:span text:style-name="T253"> = 50, 100, 200, 500, 1000, 3000) was ran to test the model sensitivity. Each ensemble contains 10 runs; this is required because of the random nature of the </text:span><text:span text:style-name="T256">initial </text:span><text:span text:style-name="T253">sampling process </text:span><text:span text:style-name="T257">and</text:span><text:span text:style-name="T253"> </text:span><text:span text:style-name="T257">t</text:span><text:span text:style-name="T253">he only difference between the</text:span><text:span text:style-name="T257">m</text:span><text:span text:style-name="T253"> ensembles is the number of initialized PLS. </text:span></text:p>
      <text:p text:style-name="P29"><text:span text:style-name="T376"><text:tab/></text:span><text:span text:style-name="T377">To </text:span><text:span text:style-name="T378">explore </text:span><text:span text:style-name="T401">the sensitivity of the model we</text:span><text:span text:style-name="T378"> </text:span><text:span text:style-name="T381">used two variables: the total carbon stock</text:span><text:span text:style-name="T377"> </text:span><text:span text:style-name="T381">and the functional traits </text:span><text:span text:style-name="T400">values</text:span><text:span text:style-name="T381"> </text:span><text:span text:style-name="T399">produced by the model with this specific number of PLS</text:span><text:span text:style-name="T381">.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77"> </text:span><text:span text:style-name="T401">Our idea is that since the sampling of functional trait values is random, it is fundamental that between the runs in an ensemble there is a minimum of variance on the chosen variables and also that the mean values (for the six traits and for the carbon stock) converge to a common value</text:span><text:span text:style-name="T378">. </text:span><text:span text:style-name="T379">It ensures </text:span><text:span text:style-name="T378">that the result that emerges from the model both for biogeochemical and func</text:span><text:span text:style-name="T401">t</text:span><text:span text:style-name="T378">ional divers</text:span><text:span text:style-name="T401">i</text:span><text:span text:style-name="T378">ty variables are not product of </text:span><text:span text:style-name="T380">a “false” </text:span><text:span text:style-name="T378">diversity </text:span><text:span text:style-name="T380">derived from the simple difference between the runs.</text:span></text:p>
      <text:p text:style-name="P29"><text:span text:style-name="T376"><text:tab/>We hypothesized that as the number of PLS </text:span><text:span text:style-name="T380">sampled</text:span><text:span text:style-name="T376"> increase</text:span><text:span text:style-name="T380">s</text:span><text:span text:style-name="T376"> the value of the chosen variables would tend to stabilize: the variance within each ensemble would tend to decrease as well as </text:span><text:span text:style-name="T380">the </text:span><text:span text:style-name="T376">dissimilarity </text:span><text:span text:style-name="T380">in terms of mean values between the ensembles</text:span><text:span text:style-name="T376">.</text:span></text:p>
      <text:p text:style-name="P46"><text:span text:style-name="T518">2.2.4.2. </text:span>Representation of functi<office:annotation><dc:creator>Bianca Rius</dc:creator><dc:date>2019-05-24T14:54:08.654682264</dc:date><loext:sender-initials>BR</loext:sender-initials><text:p text:style-name="P140"><text:span text:style-name="T565">Representation of functional diversity is only possible for the trait-based approach</text:span></text:p></office:annotation>onal <text:span text:style-name="T550">structure and </text:span>diversity</text:p>
      <text:p text:style-name="P84"><text:soft-page-break/><text:span text:style-name="T371"><text:tab/></text:span><text:span text:style-name="T102">Here, functional diversity, following Díaz et al. (2007), is considered as </text:span><text:span text:style-name="T85">the values, ranges of values and relative abundance of functional traits in a given community </text:span><text:span text:style-name="T86">or ecological unit</text:span><text:span text:style-name="T85">. </text:span><text:span text:style-name="T88">However, functional diversity presents different components that will be analysed separately (see </text:span><text:span text:style-name="T89">next two sections). </text:span><text:span text:style-name="T85">Also, functional diversity is </text:span><text:span text:style-name="T87">here </text:span><text:span text:style-name="T85">view</text:span><text:span text:style-name="T87">ed</text:span><text:span text:style-name="T85"> both from the perspective of its single-trait component </text:span><text:span text:style-name="T89">(section 2.2.4.2.1)</text:span><text:span text:style-name="T85"> as well as its multi-trait component </text:span><text:span text:style-name="T89">(section 2.2.4.2.1)</text:span><text:span text:style-name="T85">. <text:s/>The single-trait component allows to interpret more precisely how the different traits interact (affects and responds) with the environment </text:span><text:bookmark-start text:name="__UnoMark__38087_985845779"/><text:span text:style-name="T90">(LEPŠ et al., 2006; RICOTTA; MORETTI, 2011)</text:span><text:bookmark-end text:name="__UnoMark__38087_985845779"/><text:span text:style-name="T90">⁠, while the multi-trait component gives information about the ecological strategy as a whole (i.e. as a syndrome), incorporates the relations between the traits, including </text:span><text:span text:style-name="T91">its</text:span><text:span text:style-name="T90"> trade-offs, </text:span><text:span text:style-name="T92">and also how the community occupies the given possible functional space.</text:span></text:p>
      <text:p text:style-name="P89"><text:span text:style-name="T90">For this study each grid cell will be represented by a mean trait value, calculated trough </text:span><text:span text:style-name="T93">the </text:span><text:span text:style-name="T90">CWM metric, and the functional diversity metrics consider the whole Amazon basin. It means that the diversity within each grid-cell is not taked into account. The implication for this approach and alternatives to be used in future studies are presented in the Discussion section.</text:span></text:p>
      <text:p text:style-name="P89"><text:span text:style-name="T90">Besides functional diversity </text:span><text:span text:style-name="T94">per se</text:span><text:span text:style-name="T97">, this study looked into the functional structure of the considered region, i.e. the dominance, </text:span><text:span text:style-name="T98">the most common value for each trait and the composition of traits. </text:span></text:p>
      <text:p text:style-name="P90"><text:span text:style-name="T98">I</text:span><text:span text:style-name="T97">t is important to highlight that these analysis were also performed for the trait-based model’s version since it is not possible to make it with the PFT version.</text:span></text:p>
      <text:p text:style-name="P85">2.2.4.2.1. Single-trait functional diversity</text:p>
      <text:p text:style-name="P77"><text:span text:style-name="T422"><text:tab/></text:span><text:span text:style-name="T410">For measuring func</text:span><text:span text:style-name="T413">t</text:span><text:span text:style-name="T410">ional diversity </text:span><text:span text:style-name="T411">in its single-trait component</text:span><text:span text:style-name="T410"> we used the method developed by Carmona et al. (2016). It estimates functional diversity based on the </text:span><text:soft-page-break/><text:span text:style-name="T410">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Igoh2h4rJs"/><text:span text:style-name="T131">(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Igoh2h4rJs"/><text:span text:style-name="T410">⁠. </text:span><text:span text:style-name="T412">Then, t</text:span><text:span text:style-name="T410">his approach is based on trait probability density (TPD) which can be described as a probability density function: considering an ecological unit (e.g. population, community, region), the values </text:span><text:span text:style-name="T414">frequency distribution</text:span><text:span text:style-name="T410"> of the TPD are directly proportional to the relative abundance of their corresponding trait values within that unit integrated to 1. </text:span><text:span text:style-name="T419">We will consider our ecological unit as the study region.</text:span></text:p>
      <text:p text:style-name="P78"><text:span text:style-name="T410"><text:tab/></text:span><text:span text:style-name="T413">Single-trait f</text:span><text:span text:style-name="T410">unctional diversity was </text:span><text:span text:style-name="T413">decomposed</text:span><text:span text:style-name="T410"> </text:span><text:span text:style-name="T413">in</text:span><text:span text:style-name="T410"> </text:span><text:span text:style-name="T413">three</text:span><text:span text:style-name="T410"> </text:span><text:span text:style-name="T413">components</text:span><text:span text:style-name="T410"> following Carmona et al. (2016) definitions: (i) functional richness: the portion of the </text:span><text:span text:style-name="T413">total </text:span><text:span text:style-name="T410">functional trait space</text:span><text:span text:style-name="T410"><text:note text:id="ftn2" text:note-class="footnote"><text:note-citation>2</text:note-citation><text:note-body><text:p text:style-name="P1"><text:s/><text:span text:style-name="T105">Here, functional trait space is the total range of values for an specific functional trait.</text:span></text:p></text:note-body></text:note></text:span><text:span text:style-name="T410"> that is occupied </text:span><text:span text:style-name="T413">in an ecological unit derived from the variance of trait values of all </text:span><text:span text:style-name="T410">the </text:span><text:span text:style-name="T413">considered</text:span><text:span text:style-name="T410"> organisms (PLSs in our case); (ii) functional evenness: how regular is the </text:span><text:span text:style-name="T414">frequency </text:span><text:span text:style-name="T410">distribution of the </text:span><text:span text:style-name="T414">PLSs’ trait values </text:span><text:span text:style-name="T410">in the functional trait space; (iii) functional divergence: </text:span><text:bookmark text:name="result_box21"/><text:span text:style-name="T410">the degree to which the abundance of PLSs’ </text:span><text:span text:style-name="T414">trait values</text:span><text:span text:style-name="T410"> </text:span><text:span text:style-name="T414">are</text:span><text:span text:style-name="T410"> distributed towards the extremes of their functional volume within the entire functional trait space.</text:span></text:p>
      <text:p text:style-name="P78"><text:span text:style-name="T410"><text:tab/></text:span><office:annotation office:name="__Annotation__10361_2032663829"><dc:creator>Bianca Rius</dc:creator><dc:date>2020-01-09T14:10:32.634294393</dc:date><loext:sender-initials>BR</loext:sender-initials><text:p text:style-name="P140"><text:span text:style-name="T565">Explicar com clareza como isso foi analisado</text:span></text:p></office:annotation><text:span text:style-name="T426">Functional structure.</text:span><office:annotation-end office:name="__Annotation__10361_2032663829"/></text:p>
      <text:p text:style-name="P78"><text:span text:style-name="T410"><text:tab/></text:span><text:span text:style-name="T415">The analyzes were performed using R software version 3.5.0 with the package ‘TPD’. </text:span></text:p>
      <text:p text:style-name="P104"><text:span text:style-name="T95">2.2.4.2.</text:span><text:span text:style-name="T96">2</text:span><text:span text:style-name="T95">. Multi-trait functional diver</text:span><text:span text:style-name="T95"><office:annotation><dc:creator>Bianca Rius</dc:creator><dc:date>2019-06-21T12:00:31.261184717</dc:date><loext:sender-initials>BR</loext:sender-initials><text:p text:style-name="P140"><text:span text:style-name="T565">Volume pode mudar</text:span></text:p></office:annotation></text:span><text:span text:style-name="T95">sity</text:span></text:p>
      <text:p text:style-name="P98"><text:tab/><text:span text:style-name="T526">In order to evaluate functional diversity in a multi-trait context we perfomed an analysis using the hypervolume method developed by Blonder et al. (2014). Hypervolumes can combine the distribution of </text:span><text:span text:style-name="T277">n </text:span><text:span text:style-name="T526">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SiOj0BiGa"/><text:span text:style-name="T158">(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ySiOj0BiGa"/><text:span text:style-name="T526">⁠. Another benefit of using hypervolumes is the possibility to compare two hypervolumes (e.g. before and after changes </text:span><text:soft-page-break/><text:span text:style-name="T526">in climate) to asses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7mG4QoY5V"/><text:span text:style-name="T158">(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7mG4QoY5V"/><text:span text:style-name="T526">⁠.</text:span></text:p>
      <text:p text:style-name="P99"><text:tab/><text:span text:style-name="T551">As recommended by Barros et al. (2016) we performed a principal component analysis (PCA) with a centred and scaled method to have a unique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Blonder et al., 2014). : according to Blonder et al. (2014) the number of variables should not exceed 5-8 in order to avoid disjunct hypervolumes (i.e. hypervolumes with “holes”). After the PCA the hypervolume is then delineated using the factor scores of the chosen principal components (see section 3.3.2.2.)</text:span></text:p>
      <text:p text:style-name="P100"><text:span text:style-name="T527"><text:tab/></text:span><text:span text:style-name="T528"><text:tab/></text:span><text:span text:style-name="T529">For delineating and analysing the hypervolumes we used the package ‘hypervolume’ in</text:span><text:span text:style-name="T528"> R software version 3.5.0.</text:span></text:p>
      <text:p text:style-name="P8"><text:span text:style-name="T269">2.</text:span><text:span text:style-name="T268">3. Evaluating</text:span><text:span text:style-name="T268"><office:annotation><dc:creator>Bianca Rius</dc:creator><dc:date>2020-01-09T16:30:28.414348608</dc:date><loext:sender-initials>BR</loext:sender-initials><text:p text:style-name="P140"><text:span text:style-name="T565">É o que mais falta</text:span></text:p></office:annotation></text:span><text:span text:style-name="T268"> CAETÊ’s performance</text:span></text:p>
      <text:p text:style-name="P10">One of the goals of this work is to understand if the inclusion of diversity on vegetation models improve their ability in representing biogechemical variables. <text:span text:style-name="T553">For that, we have used two sources of data for comparison: established benchmarks and ground-based measurements made in specific plots. The use of two type of data measurements is justified due to errors associated with each type of mensuration. Here we focused in evaluating the performance assoaciated to carbon stock but the evaluation regarding to NPP can be found in </text:span><office:annotation office:name="__Annotation__11646_2032663829"><dc:creator>Bianca Rius</dc:creator><dc:date>2020-01-09T16:27:23.527046021</dc:date><loext:sender-initials>BR</loext:sender-initials><text:p text:style-name="P140"><text:span text:style-name="T565">Material suplementar ou apêndice?</text:span></text:p></office:annotation><text:span text:style-name="T552">Supplementary Material (XXXX).</text:span><office:annotation-end office:name="__Annotation__11646_2032663829"/></text:p>
      <text:p text:style-name="P5">2.3.<text:span text:style-name="T553">1.</text:span> Eval<office:annotation><dc:creator>Bianca Rius</dc:creator><dc:date>2019-07-22T13:31:54.329531346</dc:date><loext:sender-initials>BR</loext:sender-initials><text:p text:style-name="P140"><text:span text:style-name="T565">Following the original CPTEC-PVM procedure for evaluation of model’s skill….. ver isso em Lapola et al 2009</text:span></text:p></office:annotation>uation against<office:annotation><dc:creator>Bianca Rius</dc:creator><dc:date>2019-10-22T10:49:53.353436769</dc:date><loext:sender-initials>BR</loext:sender-initials><text:p text:style-name="P140"><text:span text:style-name="T565">Ver o que você conversou com o Matthew</text:span></text:p><text:p text:style-name="P140"><text:span text:style-name="T565"/></text:p></office:annotation> bench<office:annotation><dc:creator>Bianca Rius</dc:creator><dc:date>2019-06-18T19:03:24.529929316</dc:date><loext:sender-initials>BR</loext:sender-initials><text:p text:style-name="P140"><text:span text:style-name="T565">Mean pearson correlation and spatial pearson correlation</text:span></text:p></office:annotation>marks</text:p>
      <text:p text:style-name="P6"><text:soft-page-break/><text:span text:style-name="T245"><text:tab/></text:span><text:span text:style-name="T335">We used two carbons stock benchmarks maps available in literature to be compared with maps output from CAETÊ: Baccini et al. (2012) and Saatchi et al. (2011). <text:s/></text:span><text:span text:style-name="T343">Both used a combination of </text:span><text:span text:style-name="T339">satellite </text:span><text:span text:style-name="T342">technology and </text:span><text:span text:style-name="T248">in situ</text:span><text:span text:style-name="T342"> inventories.</text:span></text:p>
      <text:p text:style-name="P7"><text:span text:style-name="T335"><text:tab/></text:span><text:span text:style-name="T338">B</text:span><text:span text:style-name="T342">accini’s </text:span><text:span text:style-name="T338">map show estimations of </text:span><text:span text:style-name="T346">vegetation carbon storage </text:span><text:span text:style-name="T338">only for the aboveground portio</text:span><text:span text:style-name="T342">n and Saatchi’s estimates belowground </text:span><text:span text:style-name="T346">carbon storage</text:span><text:span text:style-name="T342"> by using allometric equations, because of this, the comparison of carbon stock with the benchmarks was made only for the aboveground storage</text:span><text:span text:style-name="T338">. In that sense, for this comparison, we have used only the CAETÊ’s compartments of leaves and aboveground woody tissues (Eq. XX). </text:span><text:span text:style-name="T346">Since Saatchi’s map represents live biomass instead of carbon content, as simulated by CAETÊ, in that sense, for the maps to be comparable </text:span><text:span text:style-name="T339">we considered that </text:span><text:span text:style-name="T341">the percentage of </text:span><text:span text:style-name="T339">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2ODiH7sN3v"/><text:span text:style-name="T129">(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2ODiH7sN3v"/><text:span text:style-name="T339">⁠. </text:span><text:span text:style-name="T346">Also, we changed the benchmarks maps resolution to one </text:span><text:span text:style-name="T338">compatible with CAETE’s (0.5º x 0.5), </text:span><text:span text:style-name="T339">this was made using </text:span><text:span text:style-name="T340">R software version 3.5.0 </text:span><text:span text:style-name="T339">through the library ‘raster’</text:span><text:span text:style-name="T338">. </text:span></text:p>
      <text:list xml:id="list3348958197" text:style-name="L1">
        <text:list-item>
          <text:list>
            <text:list-item>
              <text:list>
                <text:list-item>
                  <text:list>
                    <text:list-item>
                      <text:list>
                        <text:list-item>
                          <text:p text:style-name="P110">QGIS version 2.18.17.</text:p>
                        </text:list-item>
                      </text:list>
                    </text:list-item>
                  </text:list>
                </text:list-item>
              </text:list>
            </text:list-item>
          </text:list>
        </text:list-item>
      </text:list>
      <text:list xml:id="list1173698787" text:style-name="WW8Num2">
        <text:list-item>
          <text:list>
            <text:list-item>
              <text:list>
                <text:list-item>
                  <text:list>
                    <text:list-item>
                      <text:list>
                        <text:list-item>
                          <text:p text:style-name="P113"><text:span text:style-name="T554">que método usamos para uma comparação mais estatística</text:span>?</text:p>
                        </text:list-item>
                      </text:list>
                    </text:list-item>
                  </text:list>
                </text:list-item>
              </text:list>
            </text:list-item>
          </text:list>
        </text:list-item>
      </text:list>
      <text:p text:style-name="P49">2.2.3. Evaluation again<office:annotation><dc:creator>Bianca Rius</dc:creator><dc:date>2019-10-22T10:50:31.297053636</dc:date><loext:sender-initials>BR</loext:sender-initials><text:p text:style-name="P140"><text:span text:style-name="T565">Ver Langan et al 2017</text:span></text:p></office:annotation>st g<office:annotation><dc:creator>Bianca Rius</dc:creator><dc:date>2019-07-15T15:13:12.885648915</dc:date><loext:sender-initials>BR</loext:sender-initials><text:p text:style-name="P140"><text:span text:style-name="T565">Ver seção Evaluation of current biomass simulations</text:span></text:p><text:p text:style-name="P140"><text:span text:style-name="T565"><text:s/></text:span><text:span text:style-name="T565">Em Rammig 2010. Also see the results in the same paper</text:span></text:p></office:annotation>round-<office:annotation><dc:creator>Bianca Rius</dc:creator><dc:date>2019-07-15T15:09:13.120550387</dc:date><loext:sender-initials>BR</loext:sender-initials><text:p text:style-name="P140"><text:span text:style-name="T565">See results section on Huntingford 2008</text:span></text:p></office:annotation>based me<office:annotation><dc:creator>Bianca Rius</dc:creator><dc:date>2019-07-15T15:00:54.775781563</dc:date><loext:sender-initials>BR</loext:sender-initials><text:p text:style-name="P140"><text:span text:style-name="T565">Ver artigo de Powell et al 2013</text:span></text:p></office:annotation>asurements</text:p>
      <text:list xml:id="list131250007135359" text:continue-numbering="true" text:style-name="WW8Num2">
        <text:list-item>
          <text:list>
            <text:list-item>
              <text:list>
                <text:list-item>
                  <text:list>
                    <text:list-item>
                      <text:list>
                        <text:list-item>
                          <text:p text:style-name="P114">colocar mapa de pontos de biomassa (para mesmas coordenadas geográficas onde havia mais de uma medida foi feita a média aritmética). Separados em AGB e TB. Para os que eram Live biomass foi multiplicado por 0.475</text:p>
                        </text:list-item>
                      </text:list>
                    </text:list-item>
                  </text:list>
                </text:list-item>
              </text:list>
            </text:list-item>
          </text:list>
        </text:list-item>
      </text:list>
      <text:p text:style-name="P50">2.4. A climatic variable change scenario: the first CAETÊ case study</text:p>
      <text:p text:style-name="P86"><text:soft-page-break/><text:span text:style-name="T215"><text:tab/></text:span><text:span text:style-name="T216">As a case study, we applied a reduction of 50% on precipitation. This intense scenario of drought was performed in order to understand the overall model’s sensitivity and, mainly, to understand if the responses </text:span><text:span text:style-name="T217">concerning to carbon storage </text:span><text:span text:style-name="T216">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ext:span><text:span text:style-name="T217">in its ability to store carbon</text:span><text:span text:style-name="T216">.</text:span></text:p>
      <text:p text:style-name="P79"><text:span text:style-name="T192"><text:tab/></text:span><text:span text:style-name="T193">Furthermore, using the trait-based version we were able to explore the impacts of the drought scenario on functional diversity in its different facets (i.e. richness, divergence and evenness) both for the single and for the multi-trait framework </text:span><text:span text:style-name="T199">and on functional structure</text:span><text:span text:style-name="T193">. This is the first time that a trait-based model is used to understand the impacts of a climatic variable change on </text:span><text:span text:style-name="T199">the different facets of </text:span><text:span text:style-name="T193">functional diversity </text:span><text:span text:style-name="T199">and on functional structure</text:span><text:span text:style-name="T193"> </text:span><text:span text:style-name="T199">of Amazon forest.</text:span> </text:p>
      <text:p text:style-name="P80"><text:span text:style-name="T209"><text:tab/></text:span><text:span text:style-name="T214">Regarding to functional diversity, f</text:span><text:span text:style-name="T210">or the single-trait framework we compared the TPDs (descbribed in section XXXX) </text:span><text:span text:style-name="T211">generated by the two climatic conditions: regular climate and reduced precipitation. </text:span><text:span text:style-name="T417">We compared </text:span><text:span text:style-name="T420">how the three</text:span><text:span text:style-name="T417"> facets </text:span><text:span text:style-name="T420">of functional diversity afore mentioned change</text:span><text:span text:style-name="T417"> after </text:span><text:span text:style-name="T420">the applied </text:span><text:span text:style-name="T417">disturbance.</text:span><text:span text:style-name="T212"> </text:span><text:span text:style-name="T213">W</text:span><text:span text:style-name="T212">e</text:span><text:span text:style-name="T416"> </text:span><text:span text:style-name="T421">also </text:span><text:span text:style-name="T416">calculate</text:span><text:span text:style-name="T417">d</text:span><text:span text:style-name="T416"> the functional differences between the </text:span><text:span text:style-name="T421">TPDs</text:span><text:span text:style-name="T416"> by computing their dissimilarities, in other words, through </text:span><text:span text:style-name="T421">computing</text:span><text:span text:style-name="T416"> the overlap degree of the </text:span><text:span text:style-name="T417">two</text:span><text:span text:style-name="T416"> distributions </text:span><text:span text:style-name="T421">what gave us a dissimilarity index that can vary from 0 (total similar) to 1</text:span><text:span text:style-name="T416"> </text:span><text:bookmark-start text:name="__UnoMark__38111_985845779"/><text:span text:style-name="T416">(</text:span><text:span text:style-name="T421">completely different; </text:span><text:span text:style-name="T416">CARMONA et al., 2016)</text:span><text:bookmark-end text:name="__UnoMark__38111_985845779"/><text:span text:style-name="T416">⁠. </text:span></text:p>
      <text:p text:style-name="P81"><text:span text:style-name="T424"><text:tab/>For the multi-trait framework t</text:span><text:span text:style-name="T423">wo hypervolumes were constructed: one with regular climate and other with reduced precipitation. After the </text:span><text:span text:style-name="T425">performing the </text:span><text:span text:style-name="T423">PCA </text:span><text:span text:style-name="T425">(a previous necessary step explained in section XXX)</text:span><text:span text:style-name="T423"> the hypervolumes were delineated using the factor </text:span><text:soft-page-break/><text:span text:style-name="T423">scores of the three first principal components (PCs) since they were able to explain more than 98% of the variance (see section 3.3.2.2. for more details). </text:span><text:span text:style-name="T486">Since one of the interest </text:span><text:span text:style-name="T488">was</text:span><text:span text:style-name="T486"> to assess how the reduction in precipitation can change the functional diversity in a multi-trait framework, the PCA need</text:span><text:span text:style-name="T487">ed</text:span><text:span text:style-name="T486">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WR3qkpnx1R"/><text:span text:style-name="T154">(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WR3qkpnx1R"/><text:span text:style-name="T486">⁠; </text:span><text:span text:style-name="T487">after, separate hypervolumes was calculated from the factor scores corresponding to each climatic condition dataset. </text:span><text:span text:style-name="T418">After constructing the two hypervolumes we were able to compare them. The package enables to compare hypervolumes through three metrics: (i) overlap; (ii) centroid distance and (iii) similarity index (e.g. Jaccard). These three metrics together can gives us an idea of how is the functional profile of the community impacted by a drier climate.</text:span></text:p>
      <text:p text:style-name="P38">how did you compare functional<office:annotation><dc:creator>Bianca Rius</dc:creator><dc:date>2020-01-09T16:37:25.009139272</dc:date><loext:sender-initials>BR</loext:sender-initials><text:p text:style-name="P140"><text:span text:style-name="T565">colocar</text:span></text:p></office:annotation> structure?</text:p>
      <text:p text:style-name="P14"><text:span text:style-name="T2">3. </text:span><text:span text:style-name="T1">Results</text:span></text:p>
      <text:p text:style-name="P62"><office:annotation office:name="__Annotation__12091_2032663829"><dc:creator>Bianca Rius</dc:creator><dc:date>2020-01-09T16:51:32.867660182</dc:date><loext:sender-initials>BR</loext:sender-initials><text:p text:style-name="P140"><text:span text:style-name="T565">João?</text:span></text:p></office:annotation><text:span text:style-name="T246">3.1. </text:span><text:span text:style-name="T270">Sensibility analysis: how many plant life strategies do we need?</text:span><office:annotation-end office:name="__Annotation__12091_2032663829"/></text:p>
      <text:p text:style-name="P15"><text:span text:style-name="T272">3.2. Exploring </text:span><text:span text:style-name="T271">CAETÊ performance</text:span></text:p>
      <text:p text:style-name="P15"><text:span text:style-name="T280"><text:tab/></text:span><text:span text:style-name="T336">The following sections describe the ability of </text:span><text:span text:style-name="T347">the </text:span><text:span text:style-name="T336">CAETÊ’</text:span><text:span text:style-name="T347">s</text:span><text:span text:style-name="T336"> </text:span><text:span text:style-name="T347">two versions to</text:span><text:span text:style-name="T336"> represent biogeochemical variables</text:span><text:span text:style-name="T337"> </text:span><text:span text:style-name="T336">when compared to observed measurements.</text:span></text:p>
      <text:p text:style-name="P15"><text:span text:style-name="T273">3.2.1. </text:span><text:span text:style-name="T271">Biogeochemical </text:span><text:span text:style-name="T273">variables</text:span></text:p>
      <text:p text:style-name="P16"><text:span text:style-name="T273"><text:tab/></text:span><text:span text:style-name="T287">Since the focus of this study was on vegetation carbon stock only this biogeochemical variable is </text:span><text:span text:style-name="T289">explored </text:span><text:span text:style-name="T288">in this section. </text:span><office:annotation office:name="__Annotation__7037_1597989124"><dc:creator>Bianca Rius</dc:creator><dc:date>2020-01-08T22:12:33.366664425</dc:date><loext:sender-initials>BR</loext:sender-initials><text:p text:style-name="P140"><text:span text:style-name="T565">Ainda não foi feito</text:span></text:p></office:annotation><text:span text:style-name="T288">The results for NPP </text:span><text:span text:style-name="T329">and</text:span><text:span text:style-name="T288"> GPP </text:span><text:span text:style-name="T348">are </text:span><text:span text:style-name="T351">discussed</text:span><text:span text:style-name="T348"> in Appendix (XXXXX) .</text:span><office:annotation-end office:name="__Annotation__7037_1597989124"/></text:p>
      <text:p text:style-name="P21"><text:span text:style-name="T273">3.</text:span><text:span text:style-name="T271">2.1.1. </text:span><office:annotation office:name="__Annotation__7038_1597989124"><dc:creator>Bianca Rius</dc:creator><dc:date>2020-01-08T22:12:54.484175761</dc:date><loext:sender-initials>BR</loext:sender-initials><text:p text:style-name="P140"><text:span text:style-name="T565">PRECISO DE AJUDA</text:span></text:p></office:annotation><text:span text:style-name="T282">PFT vs. trait-based approach</text:span><office:annotation-end office:name="__Annotation__7038_1597989124"/></text:p>
      <text:p text:style-name="P17"><text:soft-page-break/><text:span text:style-name="T348"><text:tab/></text:span><text:span text:style-name="T351">Both versions of the model show a</text:span><text:span text:style-name="T352">n increasing</text:span><text:span text:style-name="T351"> carbon stock gradient e</text:span><text:span text:style-name="T357">a</text:span><text:span text:style-name="T351">st </text:span><text:span text:style-name="T352">to </text:span><text:span text:style-name="T357">w</text:span><text:span text:style-name="T351">est </text:span><text:span text:style-name="T352">(Fig. SXXX)</text:span><text:span text:style-name="T351">. </text:span><text:span text:style-name="T352">However, previous literature claim for a </text:span><text:span text:style-name="T356">north-east to south-west gradient </text:span><text:span text:style-name="T352">decreasing gradient </text:span><text:reference-mark-start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5194/bg-9-2203-2012&quot;, &quot;ISBN&quot;: &quot;1726-4189&quot;, &quot;ISSN&quot;: &quot;17264170&quot;, &quot;PMID&quot;: &quot;1512212081822546182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author&quot;: [{&quot;dropping-particle&quot;: &quot;&quot;, &quot;family&quot;: &quot;Quesada&quot;, &quot;given&quot;: &quot;C. A.&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Schwarz&quot;, &quot;given&quot;: &quot;M.&quot;, &quot;non-dropping-particle&quot;: &quot;&quot;, &quot;parse-names&quot;: false, &quot;suffix&quot;: &quot;&quot;}, {&quot;dropping-particle&quot;: &quot;&quot;, &quot;family&quot;: &quot;Czimczik&quot;, &quot;given&quot;: &quot;C. I.&quot;, &quot;non-dropping-particle&quot;: &quot;&quot;, &quot;parse-names&quot;: false, &quot;suffix&quot;: &quot;&quot;}, {&quot;dropping-particle&quot;: &quot;&quot;, &quot;family&quot;: &quot;Baker&quot;, &quot;given&quot;: &quot;T. R.&quot;, &quot;non-dropping-particle&quot;: &quot;&quot;, &quot;parse-names&quot;: false, &quot;suffix&quot;: &quot;&quot;}, {&quot;dropping-particle&quot;: &quot;&quot;, &quot;family&quot;: &quot;Pati??o&quot;, &quot;given&quot;: &quot;S.&quot;, &quot;non-dropping-particle&quot;: &quot;&quot;, &quot;parse-names&quot;: false, &quot;suffix&quot;: &quot;&quot;}, {&quot;dropping-particle&quot;: &quot;&quot;, &quot;family&quot;: &quot;Fyllas&quot;, &quot;given&quot;: &quot;N. M.&quot;, &quot;non-dropping-particle&quot;: &quot;&quot;, &quot;parse-names&quot;: false, &quot;suffix&quot;: &quot;&quot;}, {&quot;dropping-particle&quot;: &quot;&quot;, &quot;family&quot;: &quot;Hodnett&quot;, &quot;given&quot;: &quot;M. G.&quot;, &quot;non-dropping-particle&quot;: &quot;&quot;, &quot;parse-names&quot;: false, &quot;suffix&quot;: &quot;&quot;}, {&quot;dropping-particle&quot;: &quot;&quot;, &quot;family&quot;: &quot;Herrera&quot;, &quot;given&quot;: &quot;R.&quot;, &quot;non-dropping-particle&quot;: &quot;&quot;, &quot;parse-names&quot;: false, &quot;suffix&quot;: &quot;&quot;}, {&quot;dropping-particle&quot;: &quot;&quot;, &quot;family&quot;: &quot;Almeida&quot;, &quot;given&quot;: &quot;S.&quot;, &quot;non-dropping-particle&quot;: &quot;&quot;, &quot;parse-names&quot;: false, &quot;suffix&quot;: &quot;&quot;}, {&quot;dropping-particle&quot;: &quot;&quot;, &quot;family&quot;: &quot;Alvarez D??vila&quot;, &quot;given&quot;: &quot;E.&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Arroyo&quot;, &quot;given&quot;: &quot;L.&quot;, &quot;non-dropping-particle&quot;: &quot;&quot;, &quot;parse-names&quot;: false, &quot;suffix&quot;: &quot;&quot;}, {&quot;dropping-particle&quot;: &quot;&quot;, &quot;family&quot;: &quot;Chao&quot;, &quot;given&quot;: &quot;K. J.&quot;, &quot;non-dropping-particle&quot;: &quot;&quot;, &quot;parse-names&quot;: false, &quot;suffix&quot;: &quot;&quot;}, {&quot;dropping-particle&quot;: &quot;&quot;, &quot;family&quot;: &quot;Dezzeo&quot;, &quot;given&quot;: &quot;N.&quot;, &quot;non-dropping-particle&quot;: &quot;&quot;, &quot;parse-names&quot;: false, &quot;suffix&quot;: &quot;&quot;}, {&quot;dropping-particle&quot;: &quot;&quot;, &quot;family&quot;: &quot;Erwin&quot;, &quot;given&quot;: &quot;T.&quot;, &quot;non-dropping-particle&quot;: &quot;&quot;, &quot;parse-names&quot;: false, &quot;suffix&quot;: &quot;&quot;}, {&quot;dropping-particle&quot;: &quot;&quot;, &quot;family&quot;: &quot;Fiore&quot;, &quot;given&quot;: &quot;A.&quot;, &quot;non-dropping-particle&quot;: &quot;Di&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Honorio Coronado&quot;, &quot;given&quot;: &quot;E.&quot;, &quot;non-dropping-particle&quot;: &quot;&quot;, &quot;parse-names&quot;: false, &quot;suffix&quot;: &quot;&quot;}, {&quot;dropping-particle&quot;: &quot;&quot;, &quot;family&quot;: &quot;Jimenez&quot;, &quot;given&quot;: &quot;E. M.&quot;, &quot;non-dropping-particle&quot;: &quot;&quot;, &quot;parse-names&quot;: false, &quot;suffix&quot;: &quot;&quot;}, {&quot;dropping-particle&quot;: &quot;&quot;, &quot;family&quot;: &quot;Killeen&quot;, &quot;given&quot;: &quot;T.&quot;, &quot;non-dropping-particle&quot;: &quot;&quot;, &quot;parse-names&quot;: false, &quot;suffix&quot;: &quot;&quot;}, {&quot;dropping-particle&quot;: &quot;&quot;, &quot;family&quot;: &quot;Lezama&quot;, &quot;given&quot;: &quot;A. T.&quot;, &quot;non-dropping-particle&quot;: &quot;&quot;, &quot;parse-names&quot;: false, &quot;suffix&quot;: &quot;&quot;}, {&quot;dropping-particle&quot;: &quot;&quot;, &quot;family&quot;: &quot;Lloyd&quot;, &quot;given&quot;: &quot;G.&quot;, &quot;non-dropping-particle&quot;: &quot;&quot;, &quot;parse-names&quot;: false, &quot;suffix&quot;: &quot;&quot;}, {&quot;dropping-particle&quot;: &quot;&quot;, &quot;family&quot;: &quot;L??pez-Gonz??lez&quot;, &quot;given&quot;: &quot;G.&quot;, &quot;non-dropping-particle&quot;: &quot;&quot;, &quot;parse-names&quot;: false, &quot;suffix&quot;: &quot;&quot;}, {&quot;dropping-particle&quot;: &quot;&quot;, &quot;family&quot;: &quot;Luiz??o&quot;, &quot;given&quot;: &quot;F. J.&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Monteagudo&quot;, &quot;given&quot;: &quot;A.&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N????ez Vargas&quot;, &quot;given&quot;: &quot;P.&quot;, &quot;non-dropping-particle&quot;: &quot;&quot;, &quot;parse-names&quot;: false, &quot;suffix&quot;: &quot;&quot;}, {&quot;dropping-particle&quot;: &quot;&quot;, &quot;family&quot;: &quot;Paiva&quot;, &quot;given&quot;: &quot;R.&quot;, &quot;non-dropping-particle&quot;: &quot;&quot;, &quot;parse-names&quot;: false, &quot;suffix&quot;: &quot;&quot;}, {&quot;dropping-particle&quot;: &quot;&quot;, &quot;family&quot;: &quot;Peacock&quot;, &quot;given&quot;: &quot;J.&quot;, &quot;non-dropping-particle&quot;: &quot;&quot;, &quot;parse-names&quot;: false, &quot;suffix&quot;: &quot;&quot;}, {&quot;dropping-particle&quot;: &quot;&quot;, &quot;family&quot;: &quot;Pe??uela&quot;, &quot;given&quot;: &quot;M. C.&quot;, &quot;non-dropping-particle&quot;: &quot;&quot;, &quot;parse-names&quot;: false, &quot;suffix&quot;: &quot;&quot;}, {&quot;dropping-particle&quot;: &quot;&quot;, &quot;family&quot;: &quot;Pe??a Cruz&quot;, &quot;given&quot;: &quot;A.&quot;, &quot;non-dropping-particle&quot;: &quot;&quot;, &quot;parse-names&quot;: false, &quot;suffix&quot;: &quot;&quot;}, {&quot;dropping-particle&quot;: &quot;&quot;, &quot;family&quot;: &quot;Pitman&quot;, &quot;given&quot;: &quot;N.&quot;, &quot;non-dropping-particle&quot;: &quot;&quot;, &quot;parse-names&quot;: false, &quot;suffix&quot;: &quot;&quot;}, {&quot;dropping-particle&quot;: &quot;&quot;, &quot;family&quot;: &quot;Priante Filho&quot;, &quot;given&quot;: &quot;N.&quot;, &quot;non-dropping-particle&quot;: &quot;&quot;, &quot;parse-names&quot;: false, &quot;suffix&quot;: &quot;&quot;}, {&quot;dropping-particle&quot;: &quot;&quot;, &quot;family&quot;: &quot;Prieto&quot;, &quot;given&quot;: &quot;A.&quot;, &quot;non-dropping-particle&quot;: &quot;&quot;, &quot;parse-names&quot;: false, &quot;suffix&quot;: &quot;&quot;}, {&quot;dropping-particle&quot;: &quot;&quot;, &quot;family&quot;: &quot;Ram??rez&quot;, &quot;given&quot;: &quot;H.&quot;, &quot;non-dropping-particle&quot;: &quot;&quot;, &quot;parse-names&quot;: false, &quot;suffix&quot;: &quot;&quot;}, {&quot;dropping-particle&quot;: &quot;&quot;, &quot;family&quot;: &quot;Rudas&quot;, &quot;given&quot;: &quot;A.&quot;, &quot;non-dropping-particle&quot;: &quot;&quot;, &quot;parse-names&quot;: false, &quot;suffix&quot;: &quot;&quot;}, {&quot;dropping-particle&quot;: &quot;&quot;, &quot;family&quot;: &quot;Salom??o&quot;, &quot;given&quot;: &quot;R.&quot;, &quot;non-dropping-particle&quot;: &quot;&quot;, &quot;parse-names&quot;: false, &quot;suffix&quot;: &quot;&quot;}, {&quot;dropping-particle&quot;: &quot;&quot;, &quot;family&quot;: &quot;Santos&quot;, &quot;given&quot;: &quot;A. J B&quot;, &quot;non-dropping-particle&quot;: &quot;&quot;, &quot;parse-names&quot;: false, &quot;suffix&quot;: &quot;&quot;}, {&quot;dropping-particle&quot;: &quot;&quot;, &quot;family&quot;: &quot;Schmerler&quot;, &quot;given&quot;: &quot;J.&quot;, &quot;non-dropping-particle&quot;: &quot;&quot;, &quot;parse-names&quot;: false, &quot;suffix&quot;: &quot;&quot;}, {&quot;dropping-particle&quot;: &quot;&quot;, &quot;family&quot;: &quot;Silva&quot;, &quot;given&quot;: &quot;N.&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V??squez&quot;, &quot;given&quot;: &quot;R.&quot;, &quot;non-dropping-particle&quot;: &quot;&quot;, &quot;parse-names&quot;: false, &quot;suffix&quot;: &quot;&quot;}, {&quot;dropping-particle&quot;: &quot;&quot;, &quot;family&quot;: &quot;Vieira&quot;, &quot;given&quot;: &quot;I.&quot;, &quot;non-dropping-particle&quot;: &quot;&quot;, &quot;parse-names&quot;: false, &quot;suffix&quot;: &quot;&quot;}, {&quot;dropping-particle&quot;: &quot;&quot;, &quot;family&quot;: &quot;Terborgh&quot;, &quot;given&quot;: &quot;J.&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Biogeosciences&quot;, &quot;id&quot;: &quot;ITEM-2&quot;, &quot;issue&quot;: &quot;6&quot;, &quot;issued&quot;: {&quot;date-parts&quot;: [[&quot;2012&quot;]]}, &quot;note&quot;: &quot;okkk&quot;, &quot;page&quot;: &quot;2203-2246&quot;, &quot;title&quot;: &quot;Basin-wide variations in Amazon forest structure and function are mediated by both soils and climate&quot;, &quot;type&quot;: &quot;article-journal&quot;, &quot;volume&quot;: &quot;9&quot;}, &quot;uris&quot;: [&quot;http://www.mendeley.com/documents/?uuid=75eae910-9dd5-48b6-9ed4-9bfeec621f59&quot;]}, {&quot;id&quot;: &quot;ITEM-3&quot;, &quot;itemData&quot;: {&quot;DOI&quot;: &quot;10.1186/1750-0680-8-10&quot;, &quot;ISBN&quot;: &quot;1750-0680&quot;, &quot;ISSN&quot;: &quot;1750-0680&quot;, &quot;PMID&quot;: &quot;24161143&quot;, &quot;abstract&quot;: &quot;BACKGROUND: Mapping the aboveground biomass of tropical forests is essential both for implementing conservation policy and reducing uncertainties in the global carbon cycle. Two medium resolution (500 m - 1000 m) pantropical maps of vegetation biomass have been recently published, and have been widely used by sub-national and national-level activities in relation to Reducing Emissions from Deforestation and forest Degradation (REDD+). Both maps use similar input data layers, and are driven by the same spaceborne LiDAR dataset providing systematic forest height and canopy structure estimates, but use different ground datasets for calibration and different spatial modelling methodologies. Here, we compare these two maps to each other, to the FAO's Forest Resource Assessment (FRA) 2010 country-level data, and to a high resolution (100 m) biomass map generated for a portion of the Colombian Amazon.\\n\\nRESULTS: We find substantial differences between the two maps, in particular in central Amazonia, the Congo basin, the south of Papua New Guinea, the Miombo woodlands of Africa, and the dry forests and savannas of South America. There is little consistency in the direction of the difference. However, when the maps are aggregated to the country or biome scale there is greater agreement, with differences cancelling out to a certain extent. When comparing country level biomass stocks, the two maps agree with each other to a much greater extent than to the FRA 2010 estimates. In the Colombian Amazon, both pantropical maps estimate higher biomass than the independent high resolution map, but show a similar spatial distribution of this biomass.\\n\\nCONCLUSIONS: Biomass mapping has progressed enormously over the past decade, to the stage where we can produce globally consistent maps of aboveground biomass. We show that there are still large uncertainties in these maps, in particular in areas with little field data. However, when used at a regional scale, different maps appear to converge, suggesting we can provide reasonable stock estimates when aggregated over large regions. Therefore we believe the largest uncertainties for REDD+ activities relate to the spatial distribution of biomass and to the spatial pattern of forest cover change, rather than to total globally or nationally summed carbon density.&quot;, &quot;author&quot;: [{&quot;dropping-particle&quot;: &quot;&quot;, &quot;family&quot;: &quot;Mitchard&quot;, &quot;given&quot;: &quot;Edward Ta&quot;, &quot;non-dropping-particle&quot;: &quot;&quot;, &quot;parse-names&quot;: false, &quot;suffix&quot;: &quot;&quot;}, {&quot;dropping-particle&quot;: &quot;&quot;, &quot;family&quot;: &quot;Saatchi&quot;, &quot;given&quot;: &quot;Sassan S&quot;, &quot;non-dropping-particle&quot;: &quot;&quot;, &quot;parse-names&quot;: false, &quot;suffix&quot;: &quot;&quot;}, {&quot;dropping-particle&quot;: &quot;&quot;, &quot;family&quot;: &quot;Baccini&quot;, &quot;given&quot;: &quot;Alessandro&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Goetz&quot;, &quot;given&quot;: &quot;Scott J&quot;, &quot;non-dropping-particle&quot;: &quot;&quot;, &quot;parse-names&quot;: false, &quot;suffix&quot;: &quot;&quot;}, {&quot;dropping-particle&quot;: &quot;&quot;, &quot;family&quot;: &quot;Harris&quot;, &quot;given&quot;: &quot;Nancy L&quot;, &quot;non-dropping-particle&quot;: &quot;&quot;, &quot;parse-names&quot;: false, &quot;suffix&quot;: &quot;&quot;}, {&quot;dropping-particle&quot;: &quot;&quot;, &quot;family&quot;: &quot;Brown&quot;, &quot;given&quot;: &quot;Sandra&quot;, &quot;non-dropping-particle&quot;: &quot;&quot;, &quot;parse-names&quot;: false, &quot;suffix&quot;: &quot;&quot;}], &quot;container-title&quot;: &quot;Carbon balance and management&quot;, &quot;id&quot;: &quot;ITEM-3&quot;, &quot;issue&quot;: &quot;1&quot;, &quot;issued&quot;: {&quot;date-parts&quot;: [[&quot;2013&quot;]]}, &quot;page&quot;: &quot;10&quot;, &quot;title&quot;: &quot;Uncertainty in the spatial distribution of tropical forest biomass: a comparison of pan-tropical maps.&quot;, &quot;type&quot;: &quot;article-journal&quot;, &quot;volume&quot;: &quot;8&quot;}, &quot;uris&quot;: [&quot;http://www.mendeley.com/documents/?uuid=66fc761c-b428-493d-a04c-e2910cbc46c8&quot;]}], &quot;mendeley&quot;: {&quot;formattedCitation&quot;: &quot;(MALHI et al., 2006; MITCHARD et al., 2013; QUESADA et al., 2012)&quot;, &quot;plainTextFormattedCitation&quot;: &quot;(MALHI et al., 2006; MITCHARD et al., 2013; QUESADA et al., 2012)&quot;, &quot;previouslyFormattedCitation&quot;: &quot;(MALHI et al., 2006; MITCHARD et al., 2013; QUESADA et al., 2012)&quot;}, &quot;properties&quot;: {&quot;noteIndex&quot;: 0}, &quot;schema&quot;: &quot;https://github.com/citation-style-language/schema/raw/master/csl-citation.json&quot;} RNDsIrvoxpNc2"/><text:span text:style-name="T130">(MALHI et al., 2006; MITCHARD et al., 2013; QUESADA et al., 2012)</text:span><text:reference-mark-end text:name="ADDIN CSL_CITATION {&quot;citationItems&quot;: [{&quot;id&quot;: &quot;ITEM-1&quot;, &quot;itemData&quot;: {&quot;DOI&quot;: &quot;10.1111/j.1365-2486.2006.01120.x&quot;, &quot;ISBN&quot;: &quot;1354-1013&quot;, &quot;ISSN&quot;: &quot;13541013&quot;, &quot;abstract&quot;: &quot;The biomass of tropical forests plays an important role in the global carbon cycle, both as a dynamic reservoir of carbon, and as a source of carbon dioxide to the atmosphere in areas undergoing deforestation. However, the absolute magnitude and environmental determinants of tropical forest biomass are still poorly understood. Here, we present a new synthesis and interpolation of the basal area and aboveground live biomass of old-growth lowland tropical forests across South America, based on data from 227 forest plots, many previously unpublished. Forest biomass was analyzed in terms of two uncorrelated factors: basal area and mean wood density. Basal area is strongly affected by local landscape factors, but is relatively invariant at regional scale in moist tropical forests, and declines significantly at the dry periphery of the forest zone. Mean wood density is inversely correlated with forest dynamics, being lower in the dynamic forests of western Amazonia and high in the slow-growing forests of eastern Amazonia. The combination of these two factors results in biomass being highest in the moderately seasonal, slow growing forests of central Amazonia and the Guyanas (up to 350 Mg dry weight ha\u22121) and declining to 200-250 Mg dry weight ha\u22121 at the western, southern and eastern margins. Overall, we estimate the total aboveground live biomass of intact Amazonian rainforests (area 5.76 \u00d7 106 km2 in 2000) to be 93\u00b123 Pg C, taking into account lianas and small trees. Including dead biomass and belowground biomass would increase this value by approximately 10% and 21%, respectively, but the spatial variation of these additional terms still needs to be quantified&quot;, &quot;author&quot;: [{&quot;dropping-particle&quot;: &quot;&quot;, &quot;family&quot;: &quot;Malhi&quot;, &quot;given&quot;: &quot;Yadvinder&quot;, &quot;non-dropping-particle&quot;: &quot;&quot;, &quot;parse-names&quot;: false, &quot;suffix&quot;: &quot;&quot;}, {&quot;dropping-particle&quot;: &quot;&quot;, &quot;family&quot;: &quot;Wood&quot;, &quot;given&quot;: &quot;Daniel&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Cochrane&quot;, &quot;given&quot;: &quot;Thomas&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Arroyo&quot;, &quot;given&quot;: &quot;Luzmilla&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Killeen&quot;, &quot;given&quot;: &quot;Timothy J.&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Laurance&quot;, &quot;given&quot;: &quot;William F.&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Neill&quot;, &quot;given&quot;: &quot;David A.&quot;, &quot;non-dropping-particle&quot;: &quot;&quot;, &quot;parse-names&quot;: false, &quot;suffix&quot;: &quot;&quot;}, {&quot;dropping-particle&quot;: &quot;&quot;, &quot;family&quot;: &quot;Vargas&quot;, &quot;given&quot;: &quot;Percy N\u00fa\u00f1ez&quot;, &quot;non-dropping-particle&quot;: &quot;&quot;, &quot;parse-names&quot;: false, &quot;suffix&quot;: &quot;&quot;}, {&quot;dropping-particle&quot;: &quot;&quot;, &quot;family&quot;: &quot;Pitman&quot;, &quot;given&quot;: &quot;Nigel C A&quot;, &quot;non-dropping-particle&quot;: &quot;&quot;, &quot;parse-names&quot;: false, &quot;suffix&quot;: &quot;&quot;}, {&quot;dropping-particle&quot;: &quot;&quot;, &quot;family&quot;: &quot;Quesada&quot;, &quot;given&quot;: &quot;Carlos Alberto&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Jos\u00e9 Natalino M&quot;, &quot;non-dropping-particle&quot;: &quot;&quot;, &quot;parse-names&quot;: false, &quot;suffix&quot;: &quot;&quot;}, {&quot;dropping-particle&quot;: &quot;&quot;, &quot;family&quot;: &quot;Lezama&quot;, &quot;given&quot;: &quot;Armando Torres&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Mart\u00ednez&quot;, &quot;given&quot;: &quot;Rodolfo V\u00e1squez&quot;, &quot;non-dropping-particle&quot;: &quot;&quot;, &quot;parse-names&quot;: false, &quot;suffix&quot;: &quot;&quot;}, {&quot;dropping-particle&quot;: &quot;&quot;, &quot;family&quot;: &quot;Vinceti&quot;, &quot;given&quot;: &quot;Barbara&quot;, &quot;non-dropping-particle&quot;: &quot;&quot;, &quot;parse-names&quot;: false, &quot;suffix&quot;: &quot;&quot;}], &quot;container-title&quot;: &quot;Global Change Biology&quot;, &quot;id&quot;: &quot;ITEM-1&quot;, &quot;issue&quot;: &quot;7&quot;, &quot;issued&quot;: {&quot;date-parts&quot;: [[&quot;2006&quot;]]}, &quot;page&quot;: &quot;1107-1138&quot;, &quot;title&quot;: &quot;The regional variation of aboveground live biomass in old-growth Amazonian forests&quot;, &quot;type&quot;: &quot;article-journal&quot;, &quot;volume&quot;: &quot;12&quot;}, &quot;uris&quot;: [&quot;http://www.mendeley.com/documents/?uuid=0223ba5b-f33e-4b5f-8b33-996fd97b237a&quot;]}, {&quot;id&quot;: &quot;ITEM-2&quot;, &quot;itemData&quot;: {&quot;DOI&quot;: &quot;10.5194/bg-9-2203-2012&quot;, &quot;ISBN&quot;: &quot;1726-4189&quot;, &quot;ISSN&quot;: &quot;17264170&quot;, &quot;PMID&quot;: &quot;1512212081822546182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author&quot;: [{&quot;dropping-particle&quot;: &quot;&quot;, &quot;family&quot;: &quot;Quesada&quot;, &quot;given&quot;: &quot;C. A.&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Schwarz&quot;, &quot;given&quot;: &quot;M.&quot;, &quot;non-dropping-particle&quot;: &quot;&quot;, &quot;parse-names&quot;: false, &quot;suffix&quot;: &quot;&quot;}, {&quot;dropping-particle&quot;: &quot;&quot;, &quot;family&quot;: &quot;Czimczik&quot;, &quot;given&quot;: &quot;C. I.&quot;, &quot;non-dropping-particle&quot;: &quot;&quot;, &quot;parse-names&quot;: false, &quot;suffix&quot;: &quot;&quot;}, {&quot;dropping-particle&quot;: &quot;&quot;, &quot;family&quot;: &quot;Baker&quot;, &quot;given&quot;: &quot;T. R.&quot;, &quot;non-dropping-particle&quot;: &quot;&quot;, &quot;parse-names&quot;: false, &quot;suffix&quot;: &quot;&quot;}, {&quot;dropping-particle&quot;: &quot;&quot;, &quot;family&quot;: &quot;Pati??o&quot;, &quot;given&quot;: &quot;S.&quot;, &quot;non-dropping-particle&quot;: &quot;&quot;, &quot;parse-names&quot;: false, &quot;suffix&quot;: &quot;&quot;}, {&quot;dropping-particle&quot;: &quot;&quot;, &quot;family&quot;: &quot;Fyllas&quot;, &quot;given&quot;: &quot;N. M.&quot;, &quot;non-dropping-particle&quot;: &quot;&quot;, &quot;parse-names&quot;: false, &quot;suffix&quot;: &quot;&quot;}, {&quot;dropping-particle&quot;: &quot;&quot;, &quot;family&quot;: &quot;Hodnett&quot;, &quot;given&quot;: &quot;M. G.&quot;, &quot;non-dropping-particle&quot;: &quot;&quot;, &quot;parse-names&quot;: false, &quot;suffix&quot;: &quot;&quot;}, {&quot;dropping-particle&quot;: &quot;&quot;, &quot;family&quot;: &quot;Herrera&quot;, &quot;given&quot;: &quot;R.&quot;, &quot;non-dropping-particle&quot;: &quot;&quot;, &quot;parse-names&quot;: false, &quot;suffix&quot;: &quot;&quot;}, {&quot;dropping-particle&quot;: &quot;&quot;, &quot;family&quot;: &quot;Almeida&quot;, &quot;given&quot;: &quot;S.&quot;, &quot;non-dropping-particle&quot;: &quot;&quot;, &quot;parse-names&quot;: false, &quot;suffix&quot;: &quot;&quot;}, {&quot;dropping-particle&quot;: &quot;&quot;, &quot;family&quot;: &quot;Alvarez D??vila&quot;, &quot;given&quot;: &quot;E.&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Arroyo&quot;, &quot;given&quot;: &quot;L.&quot;, &quot;non-dropping-particle&quot;: &quot;&quot;, &quot;parse-names&quot;: false, &quot;suffix&quot;: &quot;&quot;}, {&quot;dropping-particle&quot;: &quot;&quot;, &quot;family&quot;: &quot;Chao&quot;, &quot;given&quot;: &quot;K. J.&quot;, &quot;non-dropping-particle&quot;: &quot;&quot;, &quot;parse-names&quot;: false, &quot;suffix&quot;: &quot;&quot;}, {&quot;dropping-particle&quot;: &quot;&quot;, &quot;family&quot;: &quot;Dezzeo&quot;, &quot;given&quot;: &quot;N.&quot;, &quot;non-dropping-particle&quot;: &quot;&quot;, &quot;parse-names&quot;: false, &quot;suffix&quot;: &quot;&quot;}, {&quot;dropping-particle&quot;: &quot;&quot;, &quot;family&quot;: &quot;Erwin&quot;, &quot;given&quot;: &quot;T.&quot;, &quot;non-dropping-particle&quot;: &quot;&quot;, &quot;parse-names&quot;: false, &quot;suffix&quot;: &quot;&quot;}, {&quot;dropping-particle&quot;: &quot;&quot;, &quot;family&quot;: &quot;Fiore&quot;, &quot;given&quot;: &quot;A.&quot;, &quot;non-dropping-particle&quot;: &quot;Di&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Honorio Coronado&quot;, &quot;given&quot;: &quot;E.&quot;, &quot;non-dropping-particle&quot;: &quot;&quot;, &quot;parse-names&quot;: false, &quot;suffix&quot;: &quot;&quot;}, {&quot;dropping-particle&quot;: &quot;&quot;, &quot;family&quot;: &quot;Jimenez&quot;, &quot;given&quot;: &quot;E. M.&quot;, &quot;non-dropping-particle&quot;: &quot;&quot;, &quot;parse-names&quot;: false, &quot;suffix&quot;: &quot;&quot;}, {&quot;dropping-particle&quot;: &quot;&quot;, &quot;family&quot;: &quot;Killeen&quot;, &quot;given&quot;: &quot;T.&quot;, &quot;non-dropping-particle&quot;: &quot;&quot;, &quot;parse-names&quot;: false, &quot;suffix&quot;: &quot;&quot;}, {&quot;dropping-particle&quot;: &quot;&quot;, &quot;family&quot;: &quot;Lezama&quot;, &quot;given&quot;: &quot;A. T.&quot;, &quot;non-dropping-particle&quot;: &quot;&quot;, &quot;parse-names&quot;: false, &quot;suffix&quot;: &quot;&quot;}, {&quot;dropping-particle&quot;: &quot;&quot;, &quot;family&quot;: &quot;Lloyd&quot;, &quot;given&quot;: &quot;G.&quot;, &quot;non-dropping-particle&quot;: &quot;&quot;, &quot;parse-names&quot;: false, &quot;suffix&quot;: &quot;&quot;}, {&quot;dropping-particle&quot;: &quot;&quot;, &quot;family&quot;: &quot;L??pez-Gonz??lez&quot;, &quot;given&quot;: &quot;G.&quot;, &quot;non-dropping-particle&quot;: &quot;&quot;, &quot;parse-names&quot;: false, &quot;suffix&quot;: &quot;&quot;}, {&quot;dropping-particle&quot;: &quot;&quot;, &quot;family&quot;: &quot;Luiz??o&quot;, &quot;given&quot;: &quot;F. J.&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Monteagudo&quot;, &quot;given&quot;: &quot;A.&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N????ez Vargas&quot;, &quot;given&quot;: &quot;P.&quot;, &quot;non-dropping-particle&quot;: &quot;&quot;, &quot;parse-names&quot;: false, &quot;suffix&quot;: &quot;&quot;}, {&quot;dropping-particle&quot;: &quot;&quot;, &quot;family&quot;: &quot;Paiva&quot;, &quot;given&quot;: &quot;R.&quot;, &quot;non-dropping-particle&quot;: &quot;&quot;, &quot;parse-names&quot;: false, &quot;suffix&quot;: &quot;&quot;}, {&quot;dropping-particle&quot;: &quot;&quot;, &quot;family&quot;: &quot;Peacock&quot;, &quot;given&quot;: &quot;J.&quot;, &quot;non-dropping-particle&quot;: &quot;&quot;, &quot;parse-names&quot;: false, &quot;suffix&quot;: &quot;&quot;}, {&quot;dropping-particle&quot;: &quot;&quot;, &quot;family&quot;: &quot;Pe??uela&quot;, &quot;given&quot;: &quot;M. C.&quot;, &quot;non-dropping-particle&quot;: &quot;&quot;, &quot;parse-names&quot;: false, &quot;suffix&quot;: &quot;&quot;}, {&quot;dropping-particle&quot;: &quot;&quot;, &quot;family&quot;: &quot;Pe??a Cruz&quot;, &quot;given&quot;: &quot;A.&quot;, &quot;non-dropping-particle&quot;: &quot;&quot;, &quot;parse-names&quot;: false, &quot;suffix&quot;: &quot;&quot;}, {&quot;dropping-particle&quot;: &quot;&quot;, &quot;family&quot;: &quot;Pitman&quot;, &quot;given&quot;: &quot;N.&quot;, &quot;non-dropping-particle&quot;: &quot;&quot;, &quot;parse-names&quot;: false, &quot;suffix&quot;: &quot;&quot;}, {&quot;dropping-particle&quot;: &quot;&quot;, &quot;family&quot;: &quot;Priante Filho&quot;, &quot;given&quot;: &quot;N.&quot;, &quot;non-dropping-particle&quot;: &quot;&quot;, &quot;parse-names&quot;: false, &quot;suffix&quot;: &quot;&quot;}, {&quot;dropping-particle&quot;: &quot;&quot;, &quot;family&quot;: &quot;Prieto&quot;, &quot;given&quot;: &quot;A.&quot;, &quot;non-dropping-particle&quot;: &quot;&quot;, &quot;parse-names&quot;: false, &quot;suffix&quot;: &quot;&quot;}, {&quot;dropping-particle&quot;: &quot;&quot;, &quot;family&quot;: &quot;Ram??rez&quot;, &quot;given&quot;: &quot;H.&quot;, &quot;non-dropping-particle&quot;: &quot;&quot;, &quot;parse-names&quot;: false, &quot;suffix&quot;: &quot;&quot;}, {&quot;dropping-particle&quot;: &quot;&quot;, &quot;family&quot;: &quot;Rudas&quot;, &quot;given&quot;: &quot;A.&quot;, &quot;non-dropping-particle&quot;: &quot;&quot;, &quot;parse-names&quot;: false, &quot;suffix&quot;: &quot;&quot;}, {&quot;dropping-particle&quot;: &quot;&quot;, &quot;family&quot;: &quot;Salom??o&quot;, &quot;given&quot;: &quot;R.&quot;, &quot;non-dropping-particle&quot;: &quot;&quot;, &quot;parse-names&quot;: false, &quot;suffix&quot;: &quot;&quot;}, {&quot;dropping-particle&quot;: &quot;&quot;, &quot;family&quot;: &quot;Santos&quot;, &quot;given&quot;: &quot;A. J B&quot;, &quot;non-dropping-particle&quot;: &quot;&quot;, &quot;parse-names&quot;: false, &quot;suffix&quot;: &quot;&quot;}, {&quot;dropping-particle&quot;: &quot;&quot;, &quot;family&quot;: &quot;Schmerler&quot;, &quot;given&quot;: &quot;J.&quot;, &quot;non-dropping-particle&quot;: &quot;&quot;, &quot;parse-names&quot;: false, &quot;suffix&quot;: &quot;&quot;}, {&quot;dropping-particle&quot;: &quot;&quot;, &quot;family&quot;: &quot;Silva&quot;, &quot;given&quot;: &quot;N.&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V??squez&quot;, &quot;given&quot;: &quot;R.&quot;, &quot;non-dropping-particle&quot;: &quot;&quot;, &quot;parse-names&quot;: false, &quot;suffix&quot;: &quot;&quot;}, {&quot;dropping-particle&quot;: &quot;&quot;, &quot;family&quot;: &quot;Vieira&quot;, &quot;given&quot;: &quot;I.&quot;, &quot;non-dropping-particle&quot;: &quot;&quot;, &quot;parse-names&quot;: false, &quot;suffix&quot;: &quot;&quot;}, {&quot;dropping-particle&quot;: &quot;&quot;, &quot;family&quot;: &quot;Terborgh&quot;, &quot;given&quot;: &quot;J.&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Biogeosciences&quot;, &quot;id&quot;: &quot;ITEM-2&quot;, &quot;issue&quot;: &quot;6&quot;, &quot;issued&quot;: {&quot;date-parts&quot;: [[&quot;2012&quot;]]}, &quot;note&quot;: &quot;okkk&quot;, &quot;page&quot;: &quot;2203-2246&quot;, &quot;title&quot;: &quot;Basin-wide variations in Amazon forest structure and function are mediated by both soils and climate&quot;, &quot;type&quot;: &quot;article-journal&quot;, &quot;volume&quot;: &quot;9&quot;}, &quot;uris&quot;: [&quot;http://www.mendeley.com/documents/?uuid=75eae910-9dd5-48b6-9ed4-9bfeec621f59&quot;]}, {&quot;id&quot;: &quot;ITEM-3&quot;, &quot;itemData&quot;: {&quot;DOI&quot;: &quot;10.1186/1750-0680-8-10&quot;, &quot;ISBN&quot;: &quot;1750-0680&quot;, &quot;ISSN&quot;: &quot;1750-0680&quot;, &quot;PMID&quot;: &quot;24161143&quot;, &quot;abstract&quot;: &quot;BACKGROUND: Mapping the aboveground biomass of tropical forests is essential both for implementing conservation policy and reducing uncertainties in the global carbon cycle. Two medium resolution (500 m - 1000 m) pantropical maps of vegetation biomass have been recently published, and have been widely used by sub-national and national-level activities in relation to Reducing Emissions from Deforestation and forest Degradation (REDD+). Both maps use similar input data layers, and are driven by the same spaceborne LiDAR dataset providing systematic forest height and canopy structure estimates, but use different ground datasets for calibration and different spatial modelling methodologies. Here, we compare these two maps to each other, to the FAO's Forest Resource Assessment (FRA) 2010 country-level data, and to a high resolution (100 m) biomass map generated for a portion of the Colombian Amazon.\\n\\nRESULTS: We find substantial differences between the two maps, in particular in central Amazonia, the Congo basin, the south of Papua New Guinea, the Miombo woodlands of Africa, and the dry forests and savannas of South America. There is little consistency in the direction of the difference. However, when the maps are aggregated to the country or biome scale there is greater agreement, with differences cancelling out to a certain extent. When comparing country level biomass stocks, the two maps agree with each other to a much greater extent than to the FRA 2010 estimates. In the Colombian Amazon, both pantropical maps estimate higher biomass than the independent high resolution map, but show a similar spatial distribution of this biomass.\\n\\nCONCLUSIONS: Biomass mapping has progressed enormously over the past decade, to the stage where we can produce globally consistent maps of aboveground biomass. We show that there are still large uncertainties in these maps, in particular in areas with little field data. However, when used at a regional scale, different maps appear to converge, suggesting we can provide reasonable stock estimates when aggregated over large regions. Therefore we believe the largest uncertainties for REDD+ activities relate to the spatial distribution of biomass and to the spatial pattern of forest cover change, rather than to total globally or nationally summed carbon density.&quot;, &quot;author&quot;: [{&quot;dropping-particle&quot;: &quot;&quot;, &quot;family&quot;: &quot;Mitchard&quot;, &quot;given&quot;: &quot;Edward Ta&quot;, &quot;non-dropping-particle&quot;: &quot;&quot;, &quot;parse-names&quot;: false, &quot;suffix&quot;: &quot;&quot;}, {&quot;dropping-particle&quot;: &quot;&quot;, &quot;family&quot;: &quot;Saatchi&quot;, &quot;given&quot;: &quot;Sassan S&quot;, &quot;non-dropping-particle&quot;: &quot;&quot;, &quot;parse-names&quot;: false, &quot;suffix&quot;: &quot;&quot;}, {&quot;dropping-particle&quot;: &quot;&quot;, &quot;family&quot;: &quot;Baccini&quot;, &quot;given&quot;: &quot;Alessandro&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Goetz&quot;, &quot;given&quot;: &quot;Scott J&quot;, &quot;non-dropping-particle&quot;: &quot;&quot;, &quot;parse-names&quot;: false, &quot;suffix&quot;: &quot;&quot;}, {&quot;dropping-particle&quot;: &quot;&quot;, &quot;family&quot;: &quot;Harris&quot;, &quot;given&quot;: &quot;Nancy L&quot;, &quot;non-dropping-particle&quot;: &quot;&quot;, &quot;parse-names&quot;: false, &quot;suffix&quot;: &quot;&quot;}, {&quot;dropping-particle&quot;: &quot;&quot;, &quot;family&quot;: &quot;Brown&quot;, &quot;given&quot;: &quot;Sandra&quot;, &quot;non-dropping-particle&quot;: &quot;&quot;, &quot;parse-names&quot;: false, &quot;suffix&quot;: &quot;&quot;}], &quot;container-title&quot;: &quot;Carbon balance and management&quot;, &quot;id&quot;: &quot;ITEM-3&quot;, &quot;issue&quot;: &quot;1&quot;, &quot;issued&quot;: {&quot;date-parts&quot;: [[&quot;2013&quot;]]}, &quot;page&quot;: &quot;10&quot;, &quot;title&quot;: &quot;Uncertainty in the spatial distribution of tropical forest biomass: a comparison of pan-tropical maps.&quot;, &quot;type&quot;: &quot;article-journal&quot;, &quot;volume&quot;: &quot;8&quot;}, &quot;uris&quot;: [&quot;http://www.mendeley.com/documents/?uuid=66fc761c-b428-493d-a04c-e2910cbc46c8&quot;]}], &quot;mendeley&quot;: {&quot;formattedCitation&quot;: &quot;(MALHI et al., 2006; MITCHARD et al., 2013; QUESADA et al., 2012)&quot;, &quot;plainTextFormattedCitation&quot;: &quot;(MALHI et al., 2006; MITCHARD et al., 2013; QUESADA et al., 2012)&quot;, &quot;previouslyFormattedCitation&quot;: &quot;(MALHI et al., 2006; MITCHARD et al., 2013; QUESADA et al., 2012)&quot;}, &quot;properties&quot;: {&quot;noteIndex&quot;: 0}, &quot;schema&quot;: &quot;https://github.com/citation-style-language/schema/raw/master/csl-citation.json&quot;} RNDsIrvoxpNc2"/><text:span text:style-name="T352">⁠. </text:span><text:span text:style-name="T357">Despite both versions are not able to reproduce well the observed biomass gradient on Amazon basin, they differ on the spatial distribution of carbon stock: </text:span><text:span text:style-name="T351"><text:s/>the gradient in the trait-based approach is, as expected, more prominent, with the regions southest and northeast that border the limits of the basin showing lower values </text:span><text:span text:style-name="T352">(Fig. SXXX)</text:span><text:span text:style-name="T351">. These lower values in this region is expected since it is a transition region for a drier climate with a more sparsed and smaller vegetation, <text:s/>characteristic of </text:span><text:span text:style-name="T281">cerrado</text:span><text:span text:style-name="T351"> vegetation. </text:span><text:span text:style-name="T357">Onthe other hand,</text:span><text:span text:style-name="T351"> the PFT approach show a more homogenous distribution of values and can not capture this transit</text:span><text:span text:style-name="T357">ion</text:span><text:span text:style-name="T351"> to the </text:span><text:span text:style-name="T281">cerrado</text:span><text:span text:style-name="T351"> region. </text:span></text:p>
      <text:p text:style-name="P65"><text:span text:style-name="T563">3.</text:span>2.1.1. Comparison w<office:annotation><dc:creator>Bianca Rius</dc:creator><dc:date>2020-01-09T11:12:28.247263098</dc:date><loext:sender-initials>BR</loext:sender-initials><text:p text:style-name="P140"><text:span text:style-name="T565">Ver fauset 2019</text:span></text:p></office:annotation>ith satellite measurements</text:p>
      <text:p text:style-name="P87"><text:span text:style-name="T234"><text:tab/>Figure XXX shows the </text:span><text:span text:style-name="T235">spatial</text:span><text:span text:style-name="T234"> difference between the aboveground carbon stock estimated through satellite measurements by Baccini et al. (2012</text:span><text:span text:style-name="T235">)</text:span><text:span text:style-name="T234"> and by Saatchi et al. (2011</text:span><text:span text:style-name="T236">) and the aboveground carbon stock</text:span><text:span text:style-name="T234"> simulated by CAETÊ in its PFT appr</text:span><text:span text:style-name="T234"><office:annotation><dc:creator>Bianca Rius</dc:creator><dc:date>2019-05-08T13:42:50.089676146</dc:date><loext:sender-initials>BR</loext:sender-initials><text:p text:style-name="P140"><text:span text:style-name="T565">Comentar sobre a subestimativa na Amz centra por conta do gradiente errado</text:span></text:p></office:annotation></text:span><text:span text:style-name="T234">oach (Fig. </text:span><text:span text:style-name="T236">XXXa and XXXc) and its trait-based approach (Fig. XXXb and XXXd). </text:span></text:p>
      <text:p text:style-name="P87"><text:span text:style-name="T236"><text:tab/></text:span><text:span text:style-name="T235">The figure shows that when compared to Baccini’s carbon stock estimation both approaches show regions of over and underestimation despite some places of agreement. In both versions the overestimations tends to be located in </text:span><text:span text:style-name="T237">regions that are known to be heavily deforested </text:span><text:span text:style-name="T239">(e.g. the perimeter of the Amazon Basin)</text:span><text:span text:style-name="T237">, </text:span><text:span text:style-name="T239">this is because CAETÊ still do not incorporate human land use nor fire for determing vegetation distribution</text:span><text:span text:style-name="T237">. </text:span><text:span text:style-name="T238">Besides, they also tend to overestimate </text:span><text:span text:style-name="T237">in </text:span><text:span text:style-name="T235">drier conditions </text:span><text:span text:style-name="T237">regions</text:span><text:span text:style-name="T235"> (e.g. transition between Amazon and Cerrado), </text:span><text:span text:style-name="T237">although the overestimation in these regions tend to be higher in the PFT approach, </text:span><text:span text:style-name="T238">this is because in drier conditions the PLS approach tend to invest more carbon in roots than </text:span><text:soft-page-break/><text:span text:style-name="T238">in wood tissues to get more water, however it decreases the total </text:span><text:span text:style-name="T242">carbon stock</text:span><text:span text:style-name="T238"> since wood</text:span><text:span text:style-name="T242">y</text:span><text:span text:style-name="T238"> tissues contribute more to the total </text:span><text:span text:style-name="T242">carbon content of a plant</text:span><text:span text:style-name="T238"> (Fig. SXXXX). </text:span><text:span text:style-name="T240">The underestimation for both CAETE’s versions occurs mainly on the east center of the basin (south of Pará state) and on the south-west of Amazonas state and Acre state althouth, this underestimation is more pronounced for the trait-based version. <text:s/></text:span><text:span text:style-name="T241">The underestimated regions may be due to the model’s inability to represent the west-east gradient correctly.</text:span></text:p>
      <text:p text:style-name="P88"><text:span text:style-name="T244">C</text:span><text:span text:style-name="T243">om</text:span><text:span text:style-name="T243"><office:annotation><dc:creator>Bianca Rius</dc:creator><dc:date>2019-05-09T10:18:27.211868569</dc:date><loext:sender-initials>BR</loext:sender-initials><text:p text:style-name="P140"><text:span text:style-name="T565">Comparação com Saatchi</text:span></text:p></office:annotation></text:span><text:span text:style-name="T243">paração com Saatchi</text:span></text:p>
      <text:p text:style-name="P51"><text:span text:style-name="T349"><text:tab/></text:span><text:span text:style-name="T353">Within the studied region the CAETÊ model simulated a total aboveground carbon stock of 94.37 and 81.25 PgC for PFT and trait-based version, respectively. </text:span><text:span text:style-name="T349">The total </text:span><text:span text:style-name="T353">aboveground </text:span><text:span text:style-name="T349">carbon stock </text:span><text:span text:style-name="T353">estimated by</text:span><text:span text:style-name="T350"> Baccini </text:span><text:span text:style-name="T353">et al. (2012)</text:span><text:span text:style-name="T350"> and Saatchi </text:span><text:span text:style-name="T353">et al. (2011)</text:span><text:span text:style-name="T350"> </text:span><text:span text:style-name="T353">was</text:span><text:span text:style-name="T350"> 80.23 </text:span><text:span text:style-name="T353">and</text:span><text:span text:style-name="T350"> 71.6</text:span><text:span text:style-name="T353">7, </text:span><text:span text:style-name="T354">respectively</text:span><text:span text:style-name="T350">. </text:span><text:span text:style-name="T354">In that sense, despite both versions simulations agree well with the estimated values for total aboveground carbon stock, trait-based version shows a slightly higher agreement.</text:span><text:span text:style-name="T350"> </text:span></text:p>
      <text:p text:style-name="P61"><text:span text:style-name="T330">C</text:span><text:span text:style-name="T286">orrelação </text:span><text:span text:style-name="T286"><office:annotation><dc:creator>Bianca Rius</dc:creator><dc:date>2020-01-09T16:48:58.924050871</dc:date><loext:sender-initials>BR</loext:sender-initials><text:p text:style-name="P140"><text:span text:style-name="T565">Precisa ser feito</text:span></text:p></office:annotation></text:span><text:span text:style-name="T286">espacial?</text:span></text:p>
      <text:p text:style-name="P63">3.2.1.1. Comparison wi<office:annotation><dc:creator>Bianca Rius</dc:creator><dc:date>2020-01-09T11:12:41.966659949</dc:date><loext:sender-initials>BR</loext:sender-initials><text:p text:style-name="P140"><text:span text:style-name="T565">Ver fauset et al 2019</text:span></text:p></office:annotation>th ground-based observations</text:p>
      <text:p text:style-name="P47"><text:span text:style-name="T556"><text:tab/></text:span><text:span text:style-name="T358">Não sei como analisar esses dados</text:span><text:span text:style-name="T355"><office:annotation><dc:creator>Bianca Rius</dc:creator><dc:date>2019-05-09T12:55:51.392620059</dc:date><loext:sender-initials>BR</loext:sender-initials><text:p text:style-name="P140"><text:span text:style-name="T565">Como analisar?</text:span></text:p></office:annotation></text:span></text:p>
      <text:p text:style-name="P101">3.3. The effects of reduced precitation</text:p>
      <text:p text:style-name="P101">3.3.1. Impacts on biogeochemical variables: Does the approach matter?</text:p>
      <text:p text:style-name="P102"><text:tab/><text:span text:style-name="T290">As expected, the reduction on precipitation caused a reduction on the carbon stock for both versions of CAETÊ (Fig. XXX). This reduction was also observed on the other biogeochemical variables </text:span><text:span text:style-name="T359">(NPP </text:span><text:span text:style-name="T360">and</text:span><text:span text:style-name="T359"> GPP ; See Supplementary Material section SXXXX).</text:span><text:span text:style-name="T290"> </text:span><text:span text:style-name="T291">On average, the PFT approach has lost 50.62% of its total carbon stock and for the trait-based </text:span><text:soft-page-break/><text:span text:style-name="T291">approach the mean loss was 59.98%. However, in total, the PFT approach showed a loss of 51.02 PgC while the trait-based approach lost 49.43 PgC, what means </text:span><text:span text:style-name="T292">that the latter avoided the loss of 1.59 PgC when compared to the former.</text:span><text:span text:style-name="T291"> </text:span><text:span text:style-name="T292">This difference is equivalent to the Brazilian carbon emission in 2010 (~ 1.3 PgC) </text:span><text:span text:style-name="T293">mainly due to land use change, agricultural sector and use of fuels (SIRENE, 2010).</text:span><text:span text:style-name="T292"> </text:span></text:p>
      <text:p text:style-name="P103"><text:span text:style-name="T292"><text:tab/></text:span><text:span text:style-name="T293">Also, there are some important geographical difference </text:span><text:span text:style-name="T294">on the</text:span><text:span text:style-name="T293"> carbon loss between the two versions that need to be highlighted. </text:span><text:span text:style-name="T294">First, in Figure XXX is possible to see that </text:span><text:span text:style-name="T295">the loss of carbon in the trait-based version is more gradual between the different regions, while in the PFT version the loss is </text:span><text:span text:style-name="T331">much </text:span><text:span text:style-name="T295">more abrupt, </text:span><text:span text:style-name="T331">for example, some side by side cells presented completely different percentage of carbon loss</text:span><text:span text:style-name="T295">. Furtheremore, there are some regions in which the trait-based approach is able to maintain some amount of carbon where the PFT approach los</text:span><text:span text:style-name="T331">t</text:span><text:span text:style-name="T295"> it completely, </text:span><text:span text:style-name="T331">f</text:span><text:span text:style-name="T295">or example </text:span><text:span text:style-name="T331">at</text:span><text:span text:style-name="T295"> the transition regions </text:span><text:span text:style-name="T296">that surrounds the borders of the basin </text:span><text:span text:style-name="T295">where the climate is naturally drier, </text:span><text:span text:style-name="T296">especially in the southeast and also in the central Amazon. However, </text:span><text:span text:style-name="T331">unexpectedly,</text:span><text:span text:style-name="T296"> in regions where the PFT version is able to maintain </text:span><text:span text:style-name="T328">some amount of carbono</text:span><text:span text:style-name="T296">, the degree of loss is lower </text:span><text:span text:style-name="T331">when compared to the other version</text:span><text:span text:style-name="T296">. </text:span></text:p>
      <text:p text:style-name="P103"><text:span text:style-name="T297"><text:tab/></text:span><office:annotation office:name="__Annotation__4667_2609439322"><dc:creator>Bianca Rius</dc:creator><dc:date>2020-01-10T10:50:15.821380795</dc:date><loext:sender-initials>BR</loext:sender-initials><text:p text:style-name="P140"><text:span text:style-name="T565">Necessário colocar mapa mostrando a distribuição geográfica da relação root:shoot?</text:span></text:p></office:annotation><text:span text:style-name="T361">Also, we observed that the carbon loss in the different plant compartments </text:span><text:span text:style-name="T362">is dissimilar between the tw</text:span><text:span text:style-name="T363">o</text:span><text:span text:style-name="T362"> versions (Figure XXX) what</text:span><text:span text:style-name="T364"> has led</text:span><text:span text:style-name="T365"> to </text:span><text:span text:style-name="T364">distinguished</text:span><text:span text:style-name="T365"> change in the root:shoot ratio </text:span><text:span text:style-name="T364">with the reduction in precipitation (Figure XXX): </text:span><text:span text:style-name="T366">on average, the PFT version decreased the root:shoot ratio while the trait-based version increased it</text:span><text:span text:style-name="T364">. </text:span><office:annotation-end office:name="__Annotation__4667_2609439322"/></text:p>
      <text:p text:style-name="P60">3.3.2. Functio<office:annotation><dc:creator>Bianca Rius</dc:creator><dc:date>2020-01-09T14:12:44.413021858</dc:date><loext:sender-initials>BR</loext:sender-initials><text:p text:style-name="P140"><text:span text:style-name="T565">The most common value</text:span></text:p></office:annotation>nal diversity responses for a drier cli<office:annotation><dc:creator>Bianca Rius</dc:creator><dc:date>2019-06-26T23:05:06.215448102</dc:date><loext:sender-initials>BR</loext:sender-initials><text:p text:style-name="P140"><text:span text:style-name="T565">Trait distribution – pense nos termos que você está usando (Enquist 2015)</text:span></text:p></office:annotation>mate: How is our new community?</text:p>
      <text:p text:style-name="P23"><text:span text:style-name="T245"><text:tab/></text:span><text:span text:style-name="T247">The reduction o</text:span><text:span text:style-name="T249">n</text:span><text:span text:style-name="T247"> precipitation led to a modification </text:span><text:span text:style-name="T250">on Amazon’s</text:span><text:span text:style-name="T247"> functional diversity </text:span><text:span text:style-name="T258">and structure</text:span><text:span text:style-name="T247">. </text:span><text:span text:style-name="T258">The next two sections explore the results for the single and multi-traits frameworks.</text:span></text:p>
      <text:p text:style-name="P54"><text:soft-page-break/>3.3.2.1. Looking at the<office:annotation><dc:creator>Bianca Rius</dc:creator><dc:date>2019-06-27T12:36:47.376652325</dc:date><loext:sender-initials>BR</loext:sender-initials><text:p text:style-name="P140"><text:span text:style-name="T565">skeweness</text:span></text:p></office:annotation> traits se<office:annotation><dc:creator>Bianca Rius</dc:creator><dc:date>2019-06-26T18:08:49.507510928</dc:date><loext:sender-initials>BR</loext:sender-initials><text:p text:style-name="P140"><text:span text:style-name="T565">Hyperdominance in Amazon</text:span></text:p></office:annotation>parately</text:p>
      <text:p text:style-name="P59"><text:tab/><text:span text:style-name="T557">PRIMEIRO COLOCAR DA DIVERSIDADE FUNCIONAL E DEPOIS DA ESTRUTURA OU O CONTRÁRIO?</text:span></text:p>
      <text:p text:style-name="P59"><text:span text:style-name="T298">Figure XXXX shows the </text:span><text:span text:style-name="T332">modification on the</text:span><text:span text:style-name="T298"> </text:span><text:span text:style-name="T321">frequency</text:span><text:span text:style-name="T298"> distribution </text:span><text:span text:style-name="T332">of</text:span><text:span text:style-name="T298"> the six variant functional traits in consequence of reduced precipitation </text:span><text:span text:style-name="T334">what conduced to a change on functional diversity components (</text:span><text:span text:style-name="T298">Table XXX</text:span><text:span text:style-name="T334">), the most common value (Table XXX) and on functional structure.</text:span><text:span text:style-name="T298"> <text:s/></text:span><office:annotation office:name="__Annotation__4930_2609439322"><dc:creator>Bianca Rius</dc:creator><dc:date>2020-01-10T11:03:24.827608572</dc:date><loext:sender-initials>BR</loext:sender-initials><text:p text:style-name="P140"><text:span text:style-name="T565">fazer</text:span></text:p></office:annotation><text:span text:style-name="T367">The most common value.</text:span><office:annotation-end office:name="__Annotation__4930_2609439322"/></text:p>
      <text:p text:style-name="P55"><text:span text:style-name="T298"><text:tab/></text:span><text:span text:style-name="T299">For all the traits is possible to see that the </text:span><text:span text:style-name="T325">shape</text:span><text:span text:style-name="T299"> of the curve has considerably change. First, </text:span><text:span text:style-name="T302">for all the six functional traits is clearly visible a change in the dominance of the more frequent values, in other words, with reduction on precipitation the more common value</text:span><text:span text:style-name="T333">s</text:span><text:span text:style-name="T302"> for a trait has dimished its frequency, and, as consequence, other values for this functional traits w</text:span><text:span text:style-name="T325">ere</text:span><text:span text:style-name="T302"> able to occur in the trait space </text:span><text:span text:style-name="T325">lein the total range of values.</text:span><text:span text:style-name="T302"> It also means that the proportion of the grid cell that the mo</text:span><text:span text:style-name="T333">st</text:span><text:span text:style-name="T302"> common trait occupie</text:span><text:span text:style-name="T308">d </text:span><text:span text:style-name="T325">has diminished with </text:span><text:span text:style-name="T308">reduc</text:span><text:span text:style-name="T325">ed</text:span><text:span text:style-name="T308"> precipitation</text:span><text:span text:style-name="T302">, allowing trait values </text:span><text:span text:style-name="T325">that were not present in the regular climate</text:span><text:span text:style-name="T302"> to occupy the same grid cell. </text:span><text:span text:style-name="T304">The emergence of these new values for functional traits change the </text:span><text:span text:style-name="T308">occurrence </text:span><text:span text:style-name="T304">tendency of the values. </text:span><text:span text:style-name="T326">Table XX summarizes the changes on these tendencies for all the traits. </text:span><text:span text:style-name="T303"><text:s/></text:span></text:p>
      <table:table table:name="Tabela1" table:style-name="Tabela1">
        <table:table-column table:style-name="Tabela1.A" table:number-columns-repeated="3"/>
        <table:table-row>
          <table:table-cell table:style-name="Tabela1.A1" office:value-type="string">
            <text:p text:style-name="P2"/>
          </table:table-cell>
          <table:table-cell table:style-name="Tabela1.B1" table:number-columns-spanned="2" office:value-type="string">
            <text:p text:style-name="P3">Trait</text:p>
          </table:table-cell>
          <table:covered-table-cell/>
        </table:table-row>
        <table:table-row>
          <table:table-cell table:style-name="Tabela1.A2" office:value-type="string">
            <text:p text:style-name="P4">Compartment</text:p>
          </table:table-cell>
          <table:table-cell table:style-name="Tabela1.A2" office:value-type="string">
            <text:p text:style-name="P4">Allocation</text:p>
          </table:table-cell>
          <table:table-cell table:style-name="Tabela1.C2" office:value-type="string">
            <text:p text:style-name="P4">Residence time</text:p>
          </table:table-cell>
        </table:table-row>
        <table:table-row>
          <table:table-cell table:style-name="Tabela1.A2" office:value-type="string">
            <text:p text:style-name="P4">Leaves</text:p>
          </table:table-cell>
          <table:table-cell table:style-name="Tabela1.A2" office:value-type="string">
            <text:p text:style-name="P4">Decrease</text:p>
          </table:table-cell>
          <table:table-cell table:style-name="Tabela1.C2" office:value-type="string">
            <text:p text:style-name="P4">Increase</text:p>
          </table:table-cell>
        </table:table-row>
        <table:table-row>
          <table:table-cell table:style-name="Tabela1.A2" office:value-type="string">
            <text:p text:style-name="P4">Fine roots</text:p>
          </table:table-cell>
          <table:table-cell table:style-name="Tabela1.A2" office:value-type="string">
            <text:p text:style-name="P4">Increase</text:p>
          </table:table-cell>
          <table:table-cell table:style-name="Tabela1.C2" office:value-type="string">
            <text:p text:style-name="P4">Increase</text:p>
          </table:table-cell>
        </table:table-row>
        <table:table-row>
          <table:table-cell table:style-name="Tabela1.A2" office:value-type="string">
            <text:p text:style-name="P4">Abovegroun woody tissues</text:p>
          </table:table-cell>
          <table:table-cell table:style-name="Tabela1.A2" office:value-type="string">
            <text:p text:style-name="P4">Decrease</text:p>
          </table:table-cell>
          <table:table-cell table:style-name="Tabela1.C2" office:value-type="string">
            <text:p text:style-name="P4">Decrease</text:p>
          </table:table-cell>
        </table:table-row>
      </table:table>
      <text:p text:style-name="P30"/>
      <text:p text:style-name="P56"><text:soft-page-break/><text:span text:style-name="T305"><text:tab/></text:span><text:span text:style-name="T309">Besides, t</text:span><text:span text:style-name="T305">he change <text:s/>on the functional profile in the analyzed </text:span><text:span text:style-name="T309">region</text:span><text:span text:style-name="T305"> <text:s/></text:span><text:span text:style-name="T309">reverberated on</text:span><text:span text:style-name="T305">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326">(since this is the higher contributor for total biomass</text:span><text:span text:style-name="T305">. </text:span></text:p>
      <text:p text:style-name="P57"><text:span text:style-name="T299"><text:tab/>The changes in the pattern distribution of the values reflected on the functional divers</text:span><text:span text:style-name="T300">i</text:span><text:span text:style-name="T299">ty parameters </text:span><text:span text:style-name="T314">altering the functional sctructure </text:span><text:span text:style-name="T326">(Table XXX sumarizes it)</text:span><text:span text:style-name="T299">. </text:span><text:span text:style-name="T301">The more proeminent result is the considerable </text:span><text:span text:style-name="T309">and unexpected</text:span><text:span text:style-name="T301"> increase in functional richness for all the functional traits</text:span><text:span text:style-name="T299"> (i.e. increase in the occupation of the functional space, that means, higher varialibity of values), </text:span><text:span text:style-name="T302">with some functional traits </text:span><text:span text:style-name="T310">increasing ther richness in more than 500 </text:span><text:span text:style-name="T302">% (e.g. allocation for fine roots and wood tissues and residence time in wood tissues). </text:span><text:span text:style-name="T303">Th</text:span><text:span text:style-name="T310">e increase in functional diversity is due to</text:span><text:span text:style-name="T303"> the above described </text:span><text:span text:style-name="T310">decrease in dominance </text:span><text:span text:style-name="T326">that permited the emergence of new trait values not present in the previous condition</text:span><text:span text:style-name="T302">. The</text:span><text:span text:style-name="T300"> evennes (i.e. </text:span><text:span text:style-name="T310">the abundance regularity in the frequency distribution of </text:span><text:span text:style-name="T311">the trait values in a</text:span><text:span text:style-name="T310"> trait space</text:span><text:span text:style-name="T300">) </text:span><text:span text:style-name="T302">has also showed an increase </text:span><text:span text:style-name="T300">for all the six </text:span><text:span text:style-name="T302">functional </text:span><text:span text:style-name="T300">traits </text:span><text:span text:style-name="T311">what means that the reduced precipitation made that the distribution of trait values in the trait space became more regular, another indication of the dominance decrease</text:span><text:span text:style-name="T300">. The divergence (i.e. </text:span><text:span text:style-name="T312">the degree to which the most common values occur</text:span><text:span text:style-name="T313">s</text:span><text:span text:style-name="T312"> at the extremities of the functional space</text:span><text:span text:style-name="T300">) </text:span><text:span text:style-name="T313">has increased for all the traits except for leaf and wood tissues residence time</text:span><text:span text:style-name="T300"> </text:span><text:span text:style-name="T314">that showed a decrease in this variable although in a low degree (5.0 and 4.7% decrease for leaf and wood tissues residence time, respectively). </text:span></text:p>
      <text:p text:style-name="P58"><text:soft-page-break/><text:span text:style-name="T299"><text:tab/></text:span><text:span text:style-name="T315">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58"><text:span text:style-name="T298"><text:tab/></text:span><text:span text:style-name="T314">Lastly, the modification in the functional diversity variables in the traits separately mediates the occurrence and frequency of the ecological strategies in front of the precitation reduction (see next section).</text:span></text:p>
      <text:p text:style-name="P54">3.3.2.2. A multi-trait analysis: looking at the ecological strategies</text:p>
      <text:p text:style-name="P31"><text:tab/><text:span text:style-name="T368">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40"><text:span text:style-name="T565">Tabela deve conter: principal component, proportion of variance explained and cumulative proportion of variance explained</text:span></text:p></office:annotation><text:span text:style-name="T368">Table SXXX</text:span><office:annotation-end office:name="__Annotation__2325_3535560205"/><text:span text:style-name="T368"> show the relative importance of the axes for explaning the variationand Table X</text:span><text:span text:style-name="T368"><office:annotation><dc:creator>Bianca Rius</dc:creator><dc:date>2019-05-24T08:48:05.922903020</dc:date><loext:sender-initials>BR</loext:sender-initials><text:p text:style-name="P140"><text:span text:style-name="T565">Definir se isso vai no suplementar ou no corpo do artigo</text:span></text:p></office:annotation></text:span><text:span text:style-name="T368">XX the </text:span><office:annotation office:name="__Annotation__2379_148220101"><dc:creator>Bianca Rius</dc:creator><dc:date>2019-05-24T08:46:56.183945855</dc:date><loext:sender-initials>BR</loext:sender-initials><text:p text:style-name="P140"><text:span text:style-name="T565">Aqui você precisa descobrir se é rotation, loading e etc….ver coisas que o João mandou no seu e-mail</text:span></text:p></office:annotation><text:span text:style-name="T520">scores</text:span><office:annotation-end office:name="__Annotation__2379_148220101"/><text:span text:style-name="T368"> of each functional trait.</text:span></text:p>
      <text:p text:style-name="P32"><text:tab/><office:annotation office:name="__Annotation__7543_3535560205"><dc:creator>Bianca Rius</dc:creator><dc:date>2019-05-20T14:03:44.242240075</dc:date><loext:sender-initials>BR</loext:sender-initials><text:p text:style-name="P140"><text:span text:style-name="T565">Divide em plantas que investem em raízes e em tecidos lenhosos?</text:span></text:p><text:p text:style-name="P140"><text:span text:style-name="T565">E isso depende da condição climática?</text:span></text:p></office:annotation><office:annotation office:name="__Annotation__2472_148220101"><dc:creator>Bianca Rius</dc:creator><dc:date>2019-05-24T08:57:31.674804112</dc:date><loext:sender-initials>BR</loext:sender-initials><text:p text:style-name="P140"><text:span text:style-name="T565">melhorar</text:span></text:p></office:annotation><text:span text:style-name="T369">The first axis of the PCA explain 84.3% of the variance and was the major discriminator between the values for the two climatic conditions (red for reduced precipitation and blue for regular climate in Figure XXX). From the original variables </text:span><text:span text:style-name="T521">rotation</text:span><text:span text:style-name="T369">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text:span><text:soft-page-break/><text:span text:style-name="T369">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33"><text:tab/><text:span text:style-name="T523">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40"><text:span text:style-name="T565">Como escreve isso quando fica disponpivel online?</text:span></text:p></office:annotation><text:span text:style-name="T523">Supporting Material XXXXX</text:span><office:annotation-end office:name="__Annotation__2568_148220101"/><text:span text:style-name="T523">).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35"><text:soft-page-break/><office:annotation office:name="__Annotation__2857_148220101"><dc:creator>Bianca Rius</dc:creator><dc:date>2019-05-24T10:29:43.994163037</dc:date><loext:sender-initials>BR</loext:sender-initials><text:p text:style-name="P140"><text:span text:style-name="T565">Não sei como analisar isso...se pelos eixos mesmo ou pelos rotations</text:span></text:p></office:annotation><text:span text:style-name="T286"><text:tab/></text:span><text:span text:style-name="T316">To understand which functional trait(s) was responsible for the change in each hypervolume dimensionality we </text:span><text:span text:style-name="T317">performed</text:span><text:span text:style-name="T316"> a pair to pair </text:span><text:span text:style-name="T317">plot</text:span><text:span text:style-name="T316"> with the three principal component axes from the</text:span><text:span text:style-name="T306"> </text:span><text:span text:style-name="T307">initial</text:span><text:span text:style-name="T306"> PCA </text:span><text:span text:style-name="T317">(Figure SXXXX)</text:span><text:span text:style-name="T306">. <text:s/></text:span><office:annotation-end office:name="__Annotation__2857_148220101"/></text:p>
      <text:p text:style-name="P18"><text:span text:style-name="T3">4. </text:span><text:span text:style-name="T1">Discussion</text:span></text:p>
      <text:p text:style-name="P36"><text:span text:style-name="T271">4.1. Does a trait based approach improve the representation of the biogeochemical cycles? </text:span><text:span text:style-name="T279">To</text:span><text:span text:style-name="T271"> what extent?</text:span></text:p>
      <text:p text:style-name="P70"/>
      <text:list xml:id="list4133652494" text:style-name="WW8Num3">
        <text:list-header>
          <text:p text:style-name="P127"><text:span text:style-name="T54">4.2. </text:span><text:bookmark-start text:name="__DdeLink__727_3656280037"/><text:span text:style-name="T46">What is the </text:span><text:span text:style-name="T55">effect of </text:span><text:span text:style-name="T56">reduced precipitation</text:span><text:span text:style-name="T46"> on biogeochemical cycles for </text:span><text:span text:style-name="T57">PFT and trait-based</text:span><text:span text:style-name="T46"> version</text:span><text:span text:style-name="T57">s</text:span><text:span text:style-name="T46">? Does the approach changes the result/</text:span><text:span text:style-name="T65">matters</text:span><text:span text:style-name="T46">?</text:span><text:bookmark-end text:name="__DdeLink__727_3656280037"/></text:p>
        </text:list-header>
      </text:list>
      <text:p text:style-name="P95"><text:span text:style-name="T427">It has been argured that a PFT approach is not the best way to represent carbon cycle and its responses to climate change due to its limited representation on functional diversity </text:span><text:bookmark-start text:name="__UnoMark__8082_3577122105"/><text:span text:style-name="T132">(VAN BODEGOM; DOUMA; VERHEIJEN, 2014; VERHEIJEN et al., 2015; YANG et al., 2015)</text:span><text:bookmark-end text:name="__UnoMark__8082_3577122105"/><text:span text:style-name="T427">⁠. Besides, it is widely accepted that a more diverse ecosystem, including diversity in terms of functionality, is less sensible to the environmental change adverse effects, especially because it present a more diverse response to the changes and would, in theory, be able to recover from a disturbance through, for example, change on functional composition and structure that would compensate the possible loss of species and/or strategies (REFERENCIA).</text:span></text:p>
      <text:p text:style-name="P95"><text:span text:style-name="T427">As expected we observed a </text:span><text:span text:style-name="T450">generalized</text:span><text:span text:style-name="T427"> expressive reduction in carbon stock for both </text:span><text:span text:style-name="T451">CAETÊ </text:span><text:span text:style-name="T427">versions given the degree of reduction on precipitation </text:span><text:span text:style-name="T450">(Fig. XXX)</text:span><text:span text:style-name="T427">. The </text:span><text:span text:style-name="T451">decr</text:span><text:span text:style-name="T452">e</text:span><text:span text:style-name="T451">ase </text:span><text:span text:style-name="T450">on </text:span><text:span text:style-name="T451">Amazon</text:span><text:span text:style-name="T427"> biomass due to reduced precipitation is in agreement with experimental </text:span><text:bookmark-start text:name="__UnoMark__8086_3577122105"/><text:span text:style-name="T132">(DA COSTA et al., 2010; NEPSTAD et al., 2007)</text:span><text:bookmark-end text:name="__UnoMark__8086_3577122105"/><text:span text:style-name="T427">⁠, observational </text:span><text:bookmark-start text:name="__UnoMark__8090_3577122105"/><text:bookmark-start text:name="__UnoMark__8124_3577122105"/><text:span text:style-name="T132">(BRIENEN et al., 2015; ENQUIST; ENQUIST, 2011; PHILLIPS et al., 2009, 2010)</text:span><text:bookmark-end text:name="__UnoMark__8090_3577122105"/><text:bookmark-end text:name="__UnoMark__8124_3577122105"/><text:span text:style-name="T427">⁠ and modelling studies </text:span><text:reference-mark-start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lPSO05BAUo"/><text:span text:style-name="T427">(LAPOLA; OYAMA; NOBRE, 2009; POWELL et al., 2013; RAMMIG et al., 2010)</text:span><text:bookmark-start text:name="__UnoMark__8100_3577122105"/><text:reference-mark-end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lPSO05BAUo"/><text:span text:style-name="T132">⁠</text:span><text:bookmark-end text:name="__UnoMark__8100_3577122105"/><text:span text:style-name="T427">⁠. In our model, </text:span><text:span text:style-name="T451">for both versions, t</text:span><text:span text:style-name="T427">his reduction is a result of the increased soil moisture stress that reduces the photosynthetic rates (see Equation XX and section XXX) and the net primary productivity, it means that the carbon avaiable to be invested in the plant compartments is globally reduced. <text:s/>However, some studies have being clai</text:span><text:span text:style-name="T451">m</text:span><text:span text:style-name="T427">ed that the decrease in biomass due to drought is not necessarely </text:span><text:soft-page-break/><text:span text:style-name="T427">linked to a decrease in carbon availability, but much more related to hydraulic failure </text:span><text:span text:style-name="T453">such as embolism </text:span><text:span text:style-name="T454">and cavitation</text:span><text:span text:style-name="T427"> </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pwvwOzEzZu"/><text:span text:style-name="T132">(DOUGHTY et al., 2015; ELLER et al., 2018; PHILLIPS et al., 2010; ROWLAND et al., 2015)</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pwvwOzEzZu"/><text:span text:style-name="T427">⁠⁠; however, to date, our model is not able to capture this type of mortality. In that sense, further studies using models, </text:span><text:span text:style-name="T454">including CAETÊ,</text:span><text:span text:style-name="T427"> t</text:span><text:span text:style-name="T455">hat aim to</text:span><text:span text:style-name="T427"> understand the impacts of drought </text:span><text:span text:style-name="T454">on </text:span><text:span text:style-name="T455">carbon stock</text:span><text:span text:style-name="T427">, should consider these </text:span><text:span text:style-name="T453">mortality</text:span><text:span text:style-name="T427"> factors and </text:span><text:span text:style-name="T453">also </text:span><text:span text:style-name="T427">include hydraulic traits </text:span><text:span text:style-name="T455">in order to add more reliability</text:span><text:span text:style-name="T427">. </text:span></text:p>
      <text:p text:style-name="P95"><text:span text:style-name="T450">Despite the diffuse lost of biomass with increased drought in our results (Fig. XXX), we observed, </text:span><text:span text:style-name="T456">for both PFT and trait-based approaches,</text:span><text:span text:style-name="T450"> a geographical </text:span><text:span text:style-name="T457">pattern of different </text:span><text:span text:style-name="T450">degree</text:span><text:span text:style-name="T457">s</text:span><text:span text:style-name="T450"> of biomass loss. </text:span><text:span text:style-name="T427">The biomass reduction was more conspicuos on the naturally drier Amazon regions, especially on the fringes of Amazon basin that are characterized by a transition between the moist forest to a </text:span><text:span text:style-name="T456">more</text:span><text:span text:style-name="T427"> seasonal forest and a woody savannah-like type of <text:s/>vegetation, </text:span><text:span text:style-name="T456">and</text:span><text:span text:style-name="T427"> also in country borders between Brazil, Venezuela and Colombia. This is expected because in these locations </text:span><text:span text:style-name="T39">the vegetation is already under high physiological stress because of limited water resources </text:span><text:span text:style-name="T40">(the precipitation is naturally lower)</text:span><text:span text:style-name="T39">, consequently, a drier condition may push them to a threshold condition </text:span><text:span text:style-name="T42">(AGUIRRE-GUTIÉRREZ et al., 2019</text:span><text:bookmark text:name="__UnoMark__8115_3577122105"/><text:bookmark text:name="__UnoMark__8113_3577122105"/><text:bookmark text:name="__UnoMark__8108_3577122105"/><text:span text:style-name="T42">)</text:span><text:span text:style-name="T39">⁠. </text:span><text:span text:style-name="T41">Although some authors argue that this region would be more resilient to drought since the vegetation in these areas already have some characteristcs that make them to deal better with drier conditions </text:span><text:reference-mark-start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xfmAZx1wZ3"/><text:span text:style-name="T41">(ALLEN et al., 2017; BONAL et al., 2016)</text:span><text:reference-mark-end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xfmAZx1wZ3"/><text:span text:style-name="T43">. </text:span><text:span text:style-name="T44">However if vegetation that experiences naturally drier conditions are more resilient to drought is still on debate.</text:span></text:p>
      <text:p text:style-name="P95"><text:span text:style-name="T458">Comparing the PFT and the trait-based approach in terms of total carbon loss, the latter presented a carbon loss avoidance of 1.59 PgC. This was due to the fact that the trait-based approach enabled the maintenance of biomass in some places where the PFT approach was not able to do, especially on naturally drier regions (Fig XXX). This can be explained by the ability of the trait-based approach to change the trait values and distribution, </text:span><text:span text:style-name="T459">in the applied scenario</text:span><text:span text:style-name="T458"> this approach invested more carbon in fine roots </text:span><text:span text:style-name="T460">(Fig XXX)</text:span><text:span text:style-name="T458">, what allowed a higher water uptake </text:span><text:span text:style-name="T460">and avoided a decrease in NPP in a greater magnitude</text:span><text:span text:style-name="T458"> (</text:span><office:annotation office:name="__Annotation__4147_29603547"><dc:creator>Bianca Rius</dc:creator><dc:date>2019-07-16T10:17:59.975228434</dc:date><loext:sender-initials>BR</loext:sender-initials><text:p text:style-name="P143"><text:span text:style-name="T568">rever</text:span></text:p></office:annotation><text:span text:style-name="T458">for further discussion </text:span><text:span text:style-name="T459">about the change on trait values and distribution</text:span><text:span text:style-name="T458"> see next section</text:span><office:annotation-end office:name="__Annotation__4147_29603547"/><text:span text:style-name="T458">). <text:tab/>Ho</text:span><text:span text:style-name="T458"><office:annotation><dc:creator>Bianca Rius</dc:creator><dc:date>2019-07-16T15:01:08.404717597</dc:date><loext:sender-initials>BR</loext:sender-initials><text:p text:style-name="P142"><text:span text:style-name="T568">Bão esquecer de falar sobre isso :n those rare cases, one PFT of the low-diversity model was by chance well-suited to post-impact climate, showing a higher performance than a diverse forest (Supplementary Discussion 1). Sakschewski et al 2016</text:span></text:p></office:annotation></text:span><text:span text:style-name="T458">wever, w</text:span><text:span text:style-name="T427">e expected a more pronounced difference regarding the ability of storing carbon between the two approach</text:span><text:span text:style-name="T458">es against reduced precipitation</text:span><text:span text:style-name="T427">. </text:span><text:span text:style-name="T458">Nevertheless,</text:span><text:span text:style-name="T427"> the model operation, the chosen </text:span><text:span text:style-name="T459">functional </text:span><text:span text:style-name="T427">traits </text:span><text:span text:style-name="T459">to be variant</text:span><text:span text:style-name="T427"> and the defined </text:span><text:span text:style-name="T459">and emergent</text:span><text:span text:style-name="T427"> trade-offs </text:span><text:span text:style-name="T459">can</text:span><text:span text:style-name="T427"> explain this result. </text:span><text:span text:style-name="T459">Despite the trait-based approach enabled the maintenance of biomass in some places where the PFT approach was not able, in places where both were able to maintain some level of </text:span><text:soft-page-break/><text:span text:style-name="T459">biomass the PFT approach presented a higher value for this variable, for example on the northwest of the basin (Fig XXX). <text:s/></text:span></text:p>
      <text:p text:style-name="P95"><text:span text:style-name="T427"><text:tab/>This is because the mechanism of biomass loss with reduced precipitation was different in the different approaches. Because in the trait-based approach is possible that the community to change their traits, composition and structure, we saw an increase in the investiment on fine roots ( for further discussion in terms of the traits and mechanisms responsible for that see next session), however it was to detriment of investiment in woody tissues </text:span><text:span text:style-name="T461">(Fig. XXX P</text:span><text:span text:style-name="T461"><office:annotation><dc:creator>Bianca Rius</dc:creator><dc:date>2019-08-28T12:04:19.945099183</dc:date><loext:sender-initials>BR</loext:sender-initials><text:p text:style-name="P140"><text:span text:style-name="T568">The observations showed that awood and aleafnegatively correlated with aroot, and the correlation between awood and aleaf was not significant (Figures 7a–7c). All five models successfully reproduced the negative correlations between awood and aroot (Figures 7d, 7g, 7j, 7m, and 7p) but simulated a positive correlation between aleaf and aroot (Figures 7h, 7k, 7n, and 7q) and a negative correlation between awood and aleaf (Figures 7f, 7i, 7l, 7o, and 7r). Therefore, none of the five models captured the negative correlation between aleafand aroot. Xia et al 2019</text:span></text:p></office:annotation></text:span><text:span text:style-name="T461">CA)</text:span><text:span text:style-name="T427">. Because fine roots contribute in a lesser extent to total biomass when compared to woody tissues it may led to a relative lower biomass in places where the PFT was also able to maintain biomass. </text:span><text:span text:style-name="T461">As the model use CWM to determine the grid-cell occupation, in a scenario where the PFT approach can not change their communities for a more suitted for the new climate, the PFT has maintened their investiment in woody tisssues, despite disso conduzir à perda total de biomassa in certain areas.This result may be derived from the structure of the model and the chosen functional traits. In our model the only advantage associated to woody tissues is that 5% of the strategies that show higher biomass are able to capture 100% of the light. Besides that woody tissues only brind respiratory costs. In that sense, in a scenario of drought invest in fine roots seems much more advatangable event if the total biomass is prejudicada. In that sense, in future studies new relationships regarding to woody tissues may be necessary.</text:span></text:p>
      <text:p text:style-name="P92">If it at the first moment seems to confer more resilience for a trait based approach which enable an increase in fine roots investiments, in long term it can lead to uncertain and even oppose results. The predominance of strategies that invest less in woody tisues can lead to an ecosystem that store less carbon in total. If biomass is a measure of resilience, as many studies consider, it may turn in long term the ecosystem less resilient. </text:p>
      <text:p text:style-name="P94"/>
      <text:p text:style-name="P92">drought</text:p>
      <text:list xml:id="list3139909184" text:style-name="WWNum4">
        <text:list-item>
          <text:list>
            <text:list-item>
              <text:p text:style-name="P112"/>
            </text:list-item>
            <text:list-item>
              <text:p text:style-name="P129">Apesar da vantagem trazida pelo aumento das raízes finas por aumentar a absroção de água, acontece uma diminuição relativa da biomassa total, já que raízes finas são tecidos de mais curta duração e porque tecidos lenhosos são os que mais <text:soft-page-break/>contribuem para biomassa total. Tal diferença de investimento em tecido de curta ou alta duração pode ter enviesado nossos resultados de maneira a observamos uma redução na biomassa total maior do que a esperada.</text:p>
            </text:list-item>
            <text:list-item>
              <text:p text:style-name="P130">Apesar de ter previnido a perda total de biomassa em regiões onde o de PFT isso pode levar a uma diminuição no estoque total de carbono.</text:p>
            </text:list-item>
            <text:list-item>
              <text:p text:style-name="P111">a perda mais gradual pode mostrar certa resiliência</text:p>
            </text:list-item>
            <text:list-item>
              <text:p text:style-name="P111">a abruptidão na perda dos pft é porque não consegue mudar e investir em raízes quando necessário</text:p>
            </text:list-item>
            <text:list-item>
              <text:p text:style-name="P131">tradeoffs raízes finas e investimento em tecidos lenhosos (PCA?)</text:p>
            </text:list-item>
          </text:list>
        </text:list-item>
      </text:list>
      <text:p text:style-name="P94">- <text:span text:style-name="T558">o gradiente de perda</text:span></text:p>
      <text:p text:style-name="P92">-Aqui é o lugar certo para falar de resiliência. -porém é preciso pensar nessa modificação a longo prazo</text:p>
      <text:p text:style-name="P95"><text:span text:style-name="T427">- It is important to highlight that we did not consider the CO2 fertilization effect, that can be a source of “resilience” against reduced precipitation and higher temperatures </text:span><text:bookmark-start text:name="__UnoMark__7290_3577122105"/><text:bookmark-start text:name="__UnoMark__8122_3577122105"/><text:bookmark-start text:name="__UnoMark__8123_3577122105"/><text:span text:style-name="T427">(LAPOLA; OYAMA; NOBRE, 2009; RAMMIG et al., 2010)</text:span><text:bookmark-end text:name="__UnoMark__7290_3577122105"/><text:bookmark-end text:name="__UnoMark__8122_3577122105"/><text:bookmark-end text:name="__UnoMark__8123_3577122105"/></text:p>
      <text:p text:style-name="P93"/>
      <text:p text:style-name="P95"><text:span text:style-name="T132">-our results is contrary to the ones found in </text:span><text:bookmark-start text:name="__UnoMark__8118_3577122105"/><text:span text:style-name="T132">(VERHEIJEN et al., 2015)</text:span><text:bookmark-end text:name="__UnoMark__8118_3577122105"/></text:p>
      <text:p text:style-name="P133">Apesar dos defeitos the trait-based approach seems better for investigating the relationship between drought and functional diversity.</text:p>
      <text:list xml:id="list131248828407503" text:continue-list="list4133652494" text:style-name="WW8Num3">
        <text:list-item>
          <text:list>
            <text:list-header>
              <text:p text:style-name="P128"><text:span text:style-name="T207">4.3. </text:span><text:span text:style-name="T203">What is the effect of <text:s/></text:span><text:span text:style-name="T208">reduced precipation</text:span><text:span text:style-name="T203"> on functional diversity and its implications to </text:span><text:span text:style-name="T206">Amazon </text:span><text:span text:style-name="T203">carbon stock?</text:span></text:p>
            </text:list-header>
          </text:list>
        </text:list-item>
      </text:list>
      <text:p text:style-name="P106">Climate change, as reduced precipitation, is already changing biodiversity all over the world by eliminating species <text:span text:style-name="T559">and</text:span> changing the communities composition. However, much less is known about the effects on functional composition, structure and, ultimately, on functional diversity . </text:p>
      <text:p text:style-name="P107"><text:span text:style-name="T427"><text:tab/><text:tab/>Our results show that the applied scenario of reduced precipitation has led to a significant functional reorganization of Amazon forest </text:span><text:span text:style-name="T462">in terms of composition, dominance </text:span><text:soft-page-break/><text:span text:style-name="T462">relationship, functional richness, evenness and divergence</text:span><text:span text:style-name="T427">. The reorganization of the community was due to the alteration on the environmental filtering, in other words, the drier condition selected strategies that coped better with the moisture stress, changing, in that manner, the functional composition. This selection was in the direction of strategies with higher values towards fine roots allocation and residence time to the detriment of allocation in other compartments (these results can be seen in the PCA (Fig XXX) and in the trends of the values distribution (Fig XXX and Table XXXX)). </text:span><text:span text:style-name="T463">The increase in fine roots allocation instead in other compartments with drought was also found in observational stud</text:span><text:span text:style-name="T464">ies</text:span><text:span text:style-name="T463"> </text:span><text:span text:style-name="T464">in other tropical forests, including Amazon</text:span><text:span text:style-name="T463"> </text:span><text:reference-mark-start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jX1HUCKrF3"/><text:span text:style-name="T134">(DOUGHTY et al., 2014; ROWLAND et al., 2014)</text:span><text:reference-mark-end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jX1HUCKrF3"/><text:span text:style-name="T463">⁠. Also, the shift in functional composition derived from increased moisture stress observed in our study</text:span><text:span text:style-name="T427"> </text:span><text:span text:style-name="T463">is </text:span><text:span text:style-name="T427">in agreement with previous theoretical, observational and experimental studies </text:span><text:bookmark-start text:name="__UnoMark__5006_4104707853"/><text:span text:style-name="T132">(AGUIRRE-GUTIÉRREZ et al., 2019; ENQUIST; ENQUIST, 2011; ESQUIVEL-MUELBERT et al., 2018; NEPSTAD et al., 2007; PHILLIPS et al., 2010; SAKSCHEWSKI et al., 2016)</text:span><text:bookmark-end text:name="__UnoMark__5006_4104707853"/><text:span text:style-name="T427">⁠. <text:s/>The observed change on functional composition had two </text:span><text:span text:style-name="T462">main </text:span><text:span text:style-name="T427">consequences: first, because in our model higher values of fine roots biomass (determined by carbon allocation and residence time) is linked to higher capacity of water uptake, we can infer that the imposed drought led to a change in functional composition towards more dry-affiliated strategies. The same type of shift in functional composition was observed in Amazon </text:span><text:bookmark-start text:name="__UnoMark__5020_4104707853"/><text:span text:style-name="T132">(ESQUIVEL-MUELBERT et al., 2018; MADANI et al., 2018; PHILLIPS et al., 2010)</text:span><text:bookmark-end text:name="__UnoMark__5020_4104707853"/><text:span text:style-name="T427">⁠ and other tropical forests</text:span><text:bookmark-start text:name="__UnoMark__5024_4104707853"/><text:span text:style-name="T132">(ENQUIST; ENQUIST, 2011; FAUSET et al., 2012; FEELEY et al., 2011)</text:span><text:bookmark-end text:name="__UnoMark__5024_4104707853"/><text:span text:style-name="T427">⁠. </text:span></text:p>
      <text:p text:style-name="P105"><text:span text:style-name="T427"><text:tab/></text:span><text:span text:style-name="T466">Second, the observed increase in fine roots biomass was at the expense of investiment </text:span><text:span text:style-name="T467">in other compartments</text:span><text:span text:style-name="T466"> especially in woody tissues. This is a product of the trade offs </text:span><text:span text:style-name="T472">a priori </text:span><text:span text:style-name="T466">defined (for example, </text:span><text:span text:style-name="T427">the allocation to one compartments always restrics the allocation to another; Table XXX)</text:span><text:span text:style-name="T466"> and of the trade-offs that emerge from the model itself. The most proeminent emergent trade-off was the one observed between fine roots and aboveground woody tissues traits (Figure PCA XXX). The trade-off between root and aboveground woody tissues was also found in observational studies in Amazon </text:span><text:bookmark-start text:name="__UnoMark__5028_4104707853"/><text:span text:style-name="T147">(MALHI; DOUGHTY; GALBRAITH, 2011)</text:span><text:bookmark-end text:name="__UnoMark__5028_4104707853"/><text:span text:style-name="T466">⁠ and other forests around the world </text:span><text:span text:style-name="T147">(WOLF; FIELD; BERRY, 2011</text:span><text:bookmark text:name="__UnoMark__5037_4104707853"/><text:bookmark text:name="__UnoMark__5039_4104707853"/><text:bookmark text:name="__UnoMark__5032_4104707853"/><text:bookmark text:name="__UnoMark__4944_4104707853"/><text:span text:style-name="T147">)</text:span><text:span text:style-name="T466">⁠. </text:span><text:span text:style-name="T468">Doughty et al. (2014) argue that this trade-off is especially important in drought scenario or with precipitation seasonality.</text:span><text:span text:style-name="T466"> Despite the advantages confered by the increase in fine roots biomass against the drier climate </text:span><text:span text:style-name="T469">(e.g. the avoidance of complete loss of biomass in some grid-cells for the trait-based version)</text:span><text:span text:style-name="T466">, it can result in relative lower values of total plant </text:span><text:soft-page-break/><text:span text:style-name="T466">biomass and, consequently, to a smaller capacity of ecosystem to store carbon </text:span><text:span text:style-name="T469">in a long term</text:span><text:span text:style-name="T466">. This is because fine roots are plant tissues of short duration and contribute much less to the total plant biomass when compared to aboveground woody tissues </text:span><text:reference-mark-start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8xmBuTgf1J"/><text:span text:style-name="T147">(CHAVE et al., 2009)</text:span><text:reference-mark-end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8xmBuTgf1J"/><text:span text:style-name="T466">⁠. </text:span><text:span text:style-name="T469">In that sense, the functional reorganization may produce results that goes beyond their immediate effects. </text:span><text:span text:style-name="T467">In our model, aboveground woody tissues <text:s/>confer only the advantage of capturing more light (although in a non-mechanistic way).</text:span><text:span text:style-name="T469"> </text:span><text:span text:style-name="T466">Because of this, the functional composition shift may have biased </text:span><text:span text:style-name="T467">the new communities to invest less in woody tissues, what in its turn, may have biased </text:span><text:span text:style-name="T466">our results concerned to the imapcts of reduced precipitation on the Amazon ability to store carbon (see section XXX). In that sense, future studies using CAETÊ to understand the impacts of climate change, should use traits and trade-offs that are more mechanistically related to the role of woody tissues in determine the ecosystem resistance to disturbance (e.g. woody density, cavitation vulnerability and </text:span><text:span text:style-name="T467">mortality associated to height</text:span><text:span text:style-name="T466">; </text:span><text:span text:style-name="T147">PHILLIPS et al., 2010; ROWLAND et al., 2015</text:span><text:span text:style-name="T466">⁠).</text:span></text:p>
      <text:p text:style-name="P107"><text:span text:style-name="T132"><text:tab/><text:tab/> Besides the modification on functional composition the modified environmental filtering also affected the abundance of strategies and, consequently, the frequency distribution of trait values, what, ultimately, change the dominance relationship between strategies </text:span><text:bookmark-start text:name="__UnoMark__5335_1831103198"/><text:span text:style-name="T132">(Figure XXXX; ENQUIST; ENQUIST, 2011; ESQUIVEL-MUELBERT et al., 2018)</text:span><text:bookmark-end text:name="__UnoMark__5335_1831103198"/><text:span text:style-name="T132">⁠. Some observational studies show that Amazon forest presents a hyperdominance of few species and also that this dominance relationship can <text:s/>change with climate changes </text:span><text:bookmark-start text:name="__UnoMark__5339_1831103198"/><text:span text:style-name="T132">(FAUSET et al., 2015; TER STEEGE et al., 2013)</text:span><text:bookmark-end text:name="__UnoMark__5339_1831103198"/><text:span text:style-name="T132">⁠. Our results show that model CAETÊ is able to reproduce this hyperdominance in regular climate conditions: </text:span><text:span text:style-name="T135">a peaked distribution </text:span><text:reference-mark-start text:name="ADDIN CSL_CITATION {&quot;citationItems&quot;: [{&quot;id&quot;: &quot;ITEM-1&quot;, &quot;itemData&quot;: {&quot;DOI&quot;: &quot;10.1111/geb.12645&quot;, &quot;ISBN&quot;: &quot;2012203566&quot;, &quot;ISSN&quot;: &quot;14668238&quot;, &quot;abstract&quot;: &quot;Aim Tropical elevation gradients are natural laboratories to assess how changing climate can influence tropical forests. However, there is a need for theory and integrated data collection to scale from traits to ecosystems. We assess predictions of a novel trait-based scaling theory, including whether observed shifts in forest traits across a broad tropical temperature gradient are consistent with local phenotypic optima and adaptive compensation for temperature. Location An elevation gradient spanning 3,300 m and consisting of thousands of tropical tree trait measures taken from 16 1-ha tropical forest plots in southern Per\u00fa, where gross and net primary productivity (GPP and NPP) were measured. Time period April to November 2013. Major taxa studied Plants; tropical trees. Methods We developed theory to scale from traits to communities and ecosystems and tested several predictions. We assessed the covariation between climate, traits, biomass and GPP and NPP. We measured multiple traits linked to variation in tree growth and assessed their frequency distributions within and across the elevation gradient. We paired these trait measures across individuals within 16 forests with simultaneous measures of ecosystem net and gross primary productivity. Results Consistent with theory, variation in forest NPP and GPP primarily scaled with forest biomass, but the secondary effect of temperature on productivity was much less than expected. This weak temperature dependence appears to reflect directional shifts in several mean community traits that underlie tree growth with decreases in site temperature. Main conclusions The observed shift in traits of trees that dominate in more cold environments is consistent with an \u2018adaptive/acclimatory\u2019 compensation for the kinetic effects of temperature on leaf photosynthesis and tree growth. Forest trait distributions across the gradient showed overly peaked and skewed distributions, consistent with the importance of local filtering of optimal growth traits and recent shifts in species composition and dominance attributable to warming from climate change. Trait-based scaling theory provides a basis to predict how shifts in climate have and will influence the trait composition and ecosystem functioning of tropical forests.&quot;, &quot;author&quot;: [{&quot;dropping-particle&quot;: &quot;&quot;, &quot;family&quot;: &quot;Enquist&quot;, &quot;given&quot;: &quot;Brian J.&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Maitner&quot;, &quot;given&quot;: &quot;Brian&quot;, &quot;non-dropping-particle&quot;: &quot;&quot;, &quot;parse-names&quot;: false, &quot;suffix&quot;: &quot;&quot;}, {&quot;dropping-particle&quot;: &quot;&quot;, &quot;family&quot;: &quot;Savage&quot;, &quot;given&quot;: &quot;Van&quot;, &quot;non-dropping-particle&quot;: &quot;&quot;, &quot;parse-names&quot;: false, &quot;suffix&quot;: &quot;&quot;}, {&quot;dropping-particle&quot;: &quot;&quot;, &quot;family&quot;: &quot;Michaletz&quot;, &quot;given&quot;: &quot;Sean&quot;, &quot;non-dropping-particle&quot;: &quot;&quot;, &quot;parse-names&quot;: false, &quot;suffix&quot;: &quot;&quot;}, {&quot;dropping-particle&quot;: &quot;&quot;, &quot;family&quot;: &quot;Blonder&quot;, &quot;given&quot;: &quot;Benjamin&quot;, &quot;non-dropping-particle&quot;: &quot;&quot;, &quot;parse-names&quot;: false, &quot;suffix&quot;: &quot;&quot;}, {&quot;dropping-particle&quot;: &quot;&quot;, &quot;family&quot;: &quot;Buzzard&quot;, &quot;given&quot;: &quot;Vanessa&quot;, &quot;non-dropping-particle&quot;: &quot;&quot;, &quot;parse-names&quot;: false, &quot;suffix&quot;: &quot;&quot;}, {&quot;dropping-particle&quot;: &quot;&quot;, &quot;family&quot;: &quot;Espinoza&quot;, &quot;given&quot;: &quot;Tatiana Erika Boza&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Doughty&quot;, &quot;given&quot;: &quot;Christopher E.&quot;, &quot;non-dropping-particle&quot;: &quot;&quot;, &quot;parse-names&quot;: false, &quot;suffix&quot;: &quot;&quot;}, {&quot;dropping-particle&quot;: &quot;&quot;, &quot;family&quot;: &quot;Goldsmith&quot;, &quot;given&quot;: &quot;Gregory R.&quot;, &quot;non-dropping-particle&quot;: &quot;&quot;, &quot;parse-names&quot;: false, &quot;suffix&quot;: &quot;&quot;}, {&quot;dropping-particle&quot;: &quot;&quot;, &quot;family&quot;: &quot;Martin&quot;, &quot;given&quot;: &quot;Roberta E.&quot;, &quot;non-dropping-particle&quot;: &quot;&quot;, &quot;parse-names&quot;: false, &quot;suffix&quot;: &quot;&quot;}, {&quot;dropping-particle&quot;: &quot;&quot;, &quot;family&quot;: &quot;Salinas&quot;, &quot;given&quot;: &quot;Norma&quot;, &quot;non-dropping-particle&quot;: &quot;&quot;, &quot;parse-names&quot;: false, &quot;suffix&quot;: &quot;&quot;}, {&quot;dropping-particle&quot;: &quot;&quot;, &quot;family&quot;: &quot;Silman&quot;, &quot;given&quot;: &quot;Miles&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Malhi&quot;, &quot;given&quot;: &quot;Yadvinder&quot;, &quot;non-dropping-particle&quot;: &quot;&quot;, &quot;parse-names&quot;: false, &quot;suffix&quot;: &quot;&quot;}], &quot;container-title&quot;: &quot;Global Ecology and Biogeography&quot;, &quot;id&quot;: &quot;ITEM-1&quot;, &quot;issue&quot;: &quot;12&quot;, &quot;issued&quot;: {&quot;date-parts&quot;: [[&quot;2017&quot;]]}, &quot;page&quot;: &quot;1357-1373&quot;, &quot;title&quot;: &quot;Assessing trait-based scaling theory in tropical forests spanning a broad temperature gradient&quot;, &quot;type&quot;: &quot;article-journal&quot;, &quot;volume&quot;: &quot;26&quot;}, &quot;uris&quot;: [&quot;http://www.mendeley.com/documents/?uuid=223b64e4-e6cb-4d97-aff5-c91792fde309&quot;]}], &quot;mendeley&quot;: {&quot;formattedCitation&quot;: &quot;(ENQUIST et al., 2017)&quot;, &quot;plainTextFormattedCitation&quot;: &quot;(ENQUIST et al., 2017)&quot;, &quot;previouslyFormattedCitation&quot;: &quot;(ENQUIST et al., 2017)&quot;}, &quot;properties&quot;: {&quot;noteIndex&quot;: 0}, &quot;schema&quot;: &quot;https://github.com/citation-style-language/schema/raw/master/csl-citation.json&quot;} RNDTWRPNmdmAB"/><text:span text:style-name="T135">(ENQUIST et al., 2017)</text:span><text:reference-mark-end text:name="ADDIN CSL_CITATION {&quot;citationItems&quot;: [{&quot;id&quot;: &quot;ITEM-1&quot;, &quot;itemData&quot;: {&quot;DOI&quot;: &quot;10.1111/geb.12645&quot;, &quot;ISBN&quot;: &quot;2012203566&quot;, &quot;ISSN&quot;: &quot;14668238&quot;, &quot;abstract&quot;: &quot;Aim Tropical elevation gradients are natural laboratories to assess how changing climate can influence tropical forests. However, there is a need for theory and integrated data collection to scale from traits to ecosystems. We assess predictions of a novel trait-based scaling theory, including whether observed shifts in forest traits across a broad tropical temperature gradient are consistent with local phenotypic optima and adaptive compensation for temperature. Location An elevation gradient spanning 3,300 m and consisting of thousands of tropical tree trait measures taken from 16 1-ha tropical forest plots in southern Per\u00fa, where gross and net primary productivity (GPP and NPP) were measured. Time period April to November 2013. Major taxa studied Plants; tropical trees. Methods We developed theory to scale from traits to communities and ecosystems and tested several predictions. We assessed the covariation between climate, traits, biomass and GPP and NPP. We measured multiple traits linked to variation in tree growth and assessed their frequency distributions within and across the elevation gradient. We paired these trait measures across individuals within 16 forests with simultaneous measures of ecosystem net and gross primary productivity. Results Consistent with theory, variation in forest NPP and GPP primarily scaled with forest biomass, but the secondary effect of temperature on productivity was much less than expected. This weak temperature dependence appears to reflect directional shifts in several mean community traits that underlie tree growth with decreases in site temperature. Main conclusions The observed shift in traits of trees that dominate in more cold environments is consistent with an \u2018adaptive/acclimatory\u2019 compensation for the kinetic effects of temperature on leaf photosynthesis and tree growth. Forest trait distributions across the gradient showed overly peaked and skewed distributions, consistent with the importance of local filtering of optimal growth traits and recent shifts in species composition and dominance attributable to warming from climate change. Trait-based scaling theory provides a basis to predict how shifts in climate have and will influence the trait composition and ecosystem functioning of tropical forests.&quot;, &quot;author&quot;: [{&quot;dropping-particle&quot;: &quot;&quot;, &quot;family&quot;: &quot;Enquist&quot;, &quot;given&quot;: &quot;Brian J.&quot;, &quot;non-dropping-particle&quot;: &quot;&quot;, &quot;parse-names&quot;: false, &quot;suffix&quot;: &quot;&quot;}, {&quot;dropping-particle&quot;: &quot;&quot;, &quot;family&quot;: &quot;Bentley&quot;, &quot;given&quot;: &quot;Lisa Patrick&quot;, &quot;non-dropping-particle&quot;: &quot;&quot;, &quot;parse-names&quot;: false, &quot;suffix&quot;: &quot;&quot;}, {&quot;dropping-particle&quot;: &quot;&quot;, &quot;family&quot;: &quot;Shenkin&quot;, &quot;given&quot;: &quot;Alexander&quot;, &quot;non-dropping-particle&quot;: &quot;&quot;, &quot;parse-names&quot;: false, &quot;suffix&quot;: &quot;&quot;}, {&quot;dropping-particle&quot;: &quot;&quot;, &quot;family&quot;: &quot;Maitner&quot;, &quot;given&quot;: &quot;Brian&quot;, &quot;non-dropping-particle&quot;: &quot;&quot;, &quot;parse-names&quot;: false, &quot;suffix&quot;: &quot;&quot;}, {&quot;dropping-particle&quot;: &quot;&quot;, &quot;family&quot;: &quot;Savage&quot;, &quot;given&quot;: &quot;Van&quot;, &quot;non-dropping-particle&quot;: &quot;&quot;, &quot;parse-names&quot;: false, &quot;suffix&quot;: &quot;&quot;}, {&quot;dropping-particle&quot;: &quot;&quot;, &quot;family&quot;: &quot;Michaletz&quot;, &quot;given&quot;: &quot;Sean&quot;, &quot;non-dropping-particle&quot;: &quot;&quot;, &quot;parse-names&quot;: false, &quot;suffix&quot;: &quot;&quot;}, {&quot;dropping-particle&quot;: &quot;&quot;, &quot;family&quot;: &quot;Blonder&quot;, &quot;given&quot;: &quot;Benjamin&quot;, &quot;non-dropping-particle&quot;: &quot;&quot;, &quot;parse-names&quot;: false, &quot;suffix&quot;: &quot;&quot;}, {&quot;dropping-particle&quot;: &quot;&quot;, &quot;family&quot;: &quot;Buzzard&quot;, &quot;given&quot;: &quot;Vanessa&quot;, &quot;non-dropping-particle&quot;: &quot;&quot;, &quot;parse-names&quot;: false, &quot;suffix&quot;: &quot;&quot;}, {&quot;dropping-particle&quot;: &quot;&quot;, &quot;family&quot;: &quot;Espinoza&quot;, &quot;given&quot;: &quot;Tatiana Erika Boza&quot;, &quot;non-dropping-particle&quot;: &quot;&quot;, &quot;parse-names&quot;: false, &quot;suffix&quot;: &quot;&quot;}, {&quot;dropping-particle&quot;: &quot;&quot;, &quot;family&quot;: &quot;Farfan-Rios&quot;, &quot;given&quot;: &quot;William&quot;, &quot;non-dropping-particle&quot;: &quot;&quot;, &quot;parse-names&quot;: false, &quot;suffix&quot;: &quot;&quot;}, {&quot;dropping-particle&quot;: &quot;&quot;, &quot;family&quot;: &quot;Doughty&quot;, &quot;given&quot;: &quot;Christopher E.&quot;, &quot;non-dropping-particle&quot;: &quot;&quot;, &quot;parse-names&quot;: false, &quot;suffix&quot;: &quot;&quot;}, {&quot;dropping-particle&quot;: &quot;&quot;, &quot;family&quot;: &quot;Goldsmith&quot;, &quot;given&quot;: &quot;Gregory R.&quot;, &quot;non-dropping-particle&quot;: &quot;&quot;, &quot;parse-names&quot;: false, &quot;suffix&quot;: &quot;&quot;}, {&quot;dropping-particle&quot;: &quot;&quot;, &quot;family&quot;: &quot;Martin&quot;, &quot;given&quot;: &quot;Roberta E.&quot;, &quot;non-dropping-particle&quot;: &quot;&quot;, &quot;parse-names&quot;: false, &quot;suffix&quot;: &quot;&quot;}, {&quot;dropping-particle&quot;: &quot;&quot;, &quot;family&quot;: &quot;Salinas&quot;, &quot;given&quot;: &quot;Norma&quot;, &quot;non-dropping-particle&quot;: &quot;&quot;, &quot;parse-names&quot;: false, &quot;suffix&quot;: &quot;&quot;}, {&quot;dropping-particle&quot;: &quot;&quot;, &quot;family&quot;: &quot;Silman&quot;, &quot;given&quot;: &quot;Miles&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Asner&quot;, &quot;given&quot;: &quot;Gregory P.&quot;, &quot;non-dropping-particle&quot;: &quot;&quot;, &quot;parse-names&quot;: false, &quot;suffix&quot;: &quot;&quot;}, {&quot;dropping-particle&quot;: &quot;&quot;, &quot;family&quot;: &quot;Malhi&quot;, &quot;given&quot;: &quot;Yadvinder&quot;, &quot;non-dropping-particle&quot;: &quot;&quot;, &quot;parse-names&quot;: false, &quot;suffix&quot;: &quot;&quot;}], &quot;container-title&quot;: &quot;Global Ecology and Biogeography&quot;, &quot;id&quot;: &quot;ITEM-1&quot;, &quot;issue&quot;: &quot;12&quot;, &quot;issued&quot;: {&quot;date-parts&quot;: [[&quot;2017&quot;]]}, &quot;page&quot;: &quot;1357-1373&quot;, &quot;title&quot;: &quot;Assessing trait-based scaling theory in tropical forests spanning a broad temperature gradient&quot;, &quot;type&quot;: &quot;article-journal&quot;, &quot;volume&quot;: &quot;26&quot;}, &quot;uris&quot;: [&quot;http://www.mendeley.com/documents/?uuid=223b64e4-e6cb-4d97-aff5-c91792fde309&quot;]}], &quot;mendeley&quot;: {&quot;formattedCitation&quot;: &quot;(ENQUIST et al., 2017)&quot;, &quot;plainTextFormattedCitation&quot;: &quot;(ENQUIST et al., 2017)&quot;, &quot;previouslyFormattedCitation&quot;: &quot;(ENQUIST et al., 2017)&quot;}, &quot;properties&quot;: {&quot;noteIndex&quot;: 0}, &quot;schema&quot;: &quot;https://github.com/citation-style-language/schema/raw/master/csl-citation.json&quot;} RNDTWRPNmdmAB"/><text:span text:style-name="T135">⁠ and</text:span><text:span text:style-name="T132"> </text:span><text:span text:style-name="T135">a</text:span><text:span text:style-name="T132"> concentration of higher frequency values around a small range of trait values. </text:span><text:span text:style-name="T136">The reduced precipitation and the consequent appeareance of new strategies and/or increase in abundance of prevously rare trait values occurrence show, according with literature, that rare species (or rare combination of traits in our case</text:span><text:span text:style-name="T137">)</text:span><text:span text:style-name="T136">, contribute significantly to long term and large-scale ecosystem functioning, providing, in variable environments, </text:span><text:span text:style-name="T137">community </text:span><text:span text:style-name="T136">insurance,</text:span><text:span text:style-name="T138"> </text:span><text:span text:style-name="T137">this is, providind distinct </text:span><text:span text:style-name="T138">functional traits values that are able to support the main ecosystem processes under future environmental conditions </text:span><text:span text:style-name="T136"><text:s/></text:span><text:reference-mark-start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qSL2tSs1Lh"/><text:span text:style-name="T136">(MOUILLOT et al., 2013)</text:span><text:reference-mark-end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qSL2tSs1Lh"/><text:span text:style-name="T136">⁠. </text:span><text:span text:style-name="T132">However, when the precipitation is reduced the frequency distribution in the traits values is modified towards a reduction in the hyperdominance</text:span><text:span text:style-name="T144">:</text:span><text:span text:style-name="T145">the curve peak is smaller </text:span><text:span text:style-name="T132">besides a spread in the occupance of the functional space </text:span><text:span text:style-name="T137">bo</text:span><text:span text:style-name="T145">th at the traits distribution separetely (Figure XXX) and at</text:span><text:span text:style-name="T144"> the hypervolume (Figure XXX). </text:span><text:span text:style-name="T9">This is in agree</text:span><text:span text:style-name="T144">ment with the </text:span><text:soft-page-break/><text:span text:style-name="T144">theory that a change in climate can cause a change in domincance thourgh a compensatory dynamic in communities: when the composition of an ecosystem adjust to the new conditions enabling types of plants that previsouly exerted a lesser functional role turn into a functional dominant strategy and vice-versa </text:span><text:bookmark-start text:name="__UnoMark__5347_1831103198"/><text:span text:style-name="T144">(GONZALEZ; LOREAU, 2009; SAKSCHEWSKI et al., 2016)</text:span><text:bookmark-end text:name="__UnoMark__5347_1831103198"/><text:span text:style-name="T144">⁠. In that sense, we observed that the compensatory dynamics in Amazon forest with the decrease in dominance allowed the emergence of new strategies and/or trait values that dealt better with the new climatic condition. This compensatory dynamics with shift in functional composition and in dominance was found in another modelling study for Amazon basin </text:span><text:bookmark-start text:name="__UnoMark__5351_1831103198"/><text:bookmark-start text:name="__UnoMark__5253_1831103198"/><text:bookmark-start text:name="__UnoMark__5356_1831103198"/><text:bookmark-start text:name="__UnoMark__5358_1831103198"/><text:span text:style-name="T144">(SAKSCHEWSKI et al., 2016)</text:span><text:bookmark-end text:name="__UnoMark__5351_1831103198"/><text:bookmark-end text:name="__UnoMark__5253_1831103198"/><text:bookmark-end text:name="__UnoMark__5356_1831103198"/><text:bookmark-end text:name="__UnoMark__5358_1831103198"/><text:span text:style-name="T144">⁠ and also in observational or experimental studies in tropical forests </text:span><text:bookmark-start text:name="__UnoMark__5361_1831103198"/><text:span text:style-name="T144">(ENQUIST et al., 2017; ENQUIST; ENQUIST, 2011; ESQUIVEL-MUELBERT et al., 2018).</text:span><text:bookmark-end text:name="__UnoMark__5361_1831103198"/></text:p>
      <text:p text:style-name="P107"><text:span text:style-name="T132"><text:tab/><text:tab/>Together, the change in functional composition and in dominance provoked a <text:s/>change in all the components of functional diversity (Table/Figure XXX). This is seen through the indices resulted from our analysis that compare, before and after the disturbance, the dissimilarity between the curves (in the case of the single-trait analysis; Table XXXX) and the similarity between the hypervolumes (in the case of multi-trait analysis; Jaccard index equal to 0.036). To date, this is the first modelling study to address the modification in all the functional diversity facets for Amazon forest. The studies concerned to understand the impacts of climate change on functional diversity mainly focused on the impacts for functional composition </text:span><text:span text:style-name="T139">or few functional diversity facets</text:span><text:span text:style-name="T132">, however functional diversity has different facets that express different ecological meaning </text:span><text:bookmark-start text:name="__UnoMark__8887_1941333831"/><text:span text:style-name="T132">(CARMONA et al., 2016; MASON et al., 2005; MOUCHET et al., 2010)</text:span><text:bookmark-end text:name="__UnoMark__8887_1941333831"/><text:span text:style-name="T132">⁠. Regarding to functional richness, we found for all the traits an unexpected and significant increase in this functional component derived from a higher occupancy of the functional space (FigXXX and Table XX) what, in its turn, led to an increase in the hypervolume occupied by all the strategies (Fig XXXX do aumento do hypervolume). This is contrary to the hypothesis that a more severe environment would decrease functional richness by selecting for a narrow range of strategie</text:span><text:bookmark text:name="__UnoMark__5575_3125001211"/><text:span text:style-name="T132">s</text:span><text:bookmark text:name="__UnoMark__5572_3125001211"/><text:bookmark text:name="__UnoMark__5554_3125001211"/><text:span text:style-name="T132"> </text:span><text:span text:style-name="T140">because of the environmental filtering</text:span><text:span text:style-name="T132"> </text:span><text:bookmark-start text:name="__UnoMark__8891_1941333831"/><text:bookmark-start text:name="__UnoMark__8896_1941333831"/><text:bookmark-start text:name="__UnoMark__8898_1941333831"/><text:bookmark-start text:name="__UnoMark__8911_1941333831"/><text:span text:style-name="T132">(CORNWELL et al., 2006; FUNK et al., 2017; PERRONNE; GABA, 2017)</text:span><text:bookmark-end text:name="__UnoMark__8891_1941333831"/><text:bookmark-end text:name="__UnoMark__8896_1941333831"/><text:bookmark-end text:name="__UnoMark__8898_1941333831"/><text:bookmark-end text:name="__UnoMark__8911_1941333831"/><text:span text:style-name="T132">⁠. </text:span><text:span text:style-name="T140">However a recent literature review found that the expected trait distribution patterns is an increase in functional richness </text:span><text:reference-mark-start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eviouslyFormattedCitation&quot;: &quot;(PERRONNE; GABA, 2017)&quot;}, &quot;properties&quot;: {&quot;noteIndex&quot;: 0}, &quot;schema&quot;: &quot;https://github.com/citation-style-language/schema/raw/master/csl-citation.json&quot;} RNDMqwpMdG0pv"/><text:span text:style-name="T140">(PERRONNE; GABA, 2017)</text:span><text:reference-mark-end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eviouslyFormattedCitation&quot;: &quot;(PERRONNE; GABA, 2017)&quot;}, &quot;properties&quot;: {&quot;noteIndex&quot;: 0}, &quot;schema&quot;: &quot;https://github.com/citation-style-language/schema/raw/master/csl-citation.json&quot;} RNDMqwpMdG0pv"/><text:span text:style-name="T140">⁠. </text:span><text:span text:style-name="T132">However </text:span><text:span text:style-name="T141">some THINGS are needed to point out: first, the increase in functional richness does not mean that the number of survival PLSs has increased, it actually decreased, what we found was only a change on the </text:span><text:soft-page-break/><text:span text:style-name="T141">functional space occupation.</text:span><text:span text:style-name="T132"> the ab</text:span><text:span text:style-name="T132"><office:annotation><dc:creator>Bianca Rius</dc:creator><dc:date>2019-10-28T10:29:31.332843213</dc:date><loext:sender-initials>BR</loext:sender-initials><text:p text:style-name="P141"><text:span text:style-name="T569">Harsher environments. </text:span><text:span text:style-name="T570">harsher environments tends to conduct to convergence” </text:span></text:p><text:p text:style-name="P141"><text:span text:style-name="T571">(Wieczynski et al., 2019; Swenson et al., 2011)</text:span></text:p><text:p text:style-name="P140"><text:span text:style-name="T572"/></text:p></office:annotation></text:span><text:span text:style-name="T132">ove cited compensatory dynamics is a possible explanation for the increase in the functional space occupation. <text:s/></text:span><text:span text:style-name="T141">It also shows the importance of more rare traits in the long-term and large-scale ecological processes </text:span><text:span text:style-name="T142">since it increases the varity of responses to the possible future stress</text:span><text:span text:style-name="T141"> </text:span><text:reference-mark-start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9ddNvIMtLm"/><text:span text:style-name="T141">(VIOLLE et al., 2017)</text:span><text:reference-mark-end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9ddNvIMtLm"/><text:span text:style-name="T141">⁠. </text:span><text:span text:style-name="T142">It is also essential to consider that the analysis made for functional diversity has considered the whole amazon basin as a “unique” community. With the reduction on precipitation an increase on heterogenety of habitats was created, since the reduction of precipitation on areas where the precipitation was already low may create an habitat that support a very different type of community, for example, ones that can deal with a small amount of water. Future studies must consider the regionality of the basin.</text:span><text:span text:style-name="T141"> <text:s/></text:span><text:span text:style-name="T132"><office:annotation><dc:creator>Bianca Rius</dc:creator><dc:date>2019-04-24T14:57:48</dc:date><loext:sender-initials>BR</loext:sender-initials><text:p><text:span text:style-name="T567">Como o aumento da diversidade pode ajudar na estabilização a mudanças no ambiente (Gonzalez e Loreau 2009)</text:span></text:p></office:annotation></text:span></text:p>
      <text:p text:style-name="P95"><text:span text:style-name="T132"><text:tab/>The evennes (i.e. the abundance regularity in the frequency distribution of the trait values in a trait space) has also showed an increase for all the six functional traits (Table XXX and Figure XXX) what means that the reduced precipitation made that the distribution of trait values in the trait space became more regular, another indication of the dominance decrease. Evenness is also an evidence of the effectivenness in using the functional niche space, it means that low functional evenness indicates that some parts of the functional niche space, although occupied, is under-utilised </text:span><text:bookmark-start text:name="__UnoMark__8901_1941333831"/><text:span text:style-name="T132">(DE LA RIVA et al., 2017; MASON et al., 2005)</text:span><text:bookmark-end text:name="__UnoMark__8901_1941333831"/><text:span text:style-name="T132">⁠. Then, our results indicates that a change in the environment can force the community to better occupy the functional niche space. However, a clear ecological role of evennes on the ecosystem functioning is still missing, and future studies could focus on understanding it. <text:s/></text:span></text:p>
      <text:p text:style-name="P95"><text:span text:style-name="T132"><text:tab/>The divergence (i.e. the degree to which the frequency of trait values occurs at the extremities of the functional space) has increased for all the traits except for leaf and wood tissues residence time, which showed a decrease in this variable although in a low degree (5.0 and 4.7% decrease for leaf and woody tissues carbon residence time, respectively; Table XXX and Figure XX)).The increase in divergence means that, regarding to a specific trait, the values distribution is no longer concentrated in only one extremity of the functional space, but other trait values that were not that important before becomes significant for the community and for the ecosystem functioning with the environmental change. Divergence is also a manner to understand if the frequency distribution of trait values in the functional niche space maximises the total community variation in functional characters </text:span><text:bookmark-start text:name="__UnoMark__8905_1941333831"/><text:span text:style-name="T132">(MASON et al., 2005)</text:span><text:bookmark-end text:name="__UnoMark__8905_1941333831"/><text:span text:style-name="T132">⁠. In that sense, high divergence could be a result of different, or even contrasting, strategies being able to deal with </text:span><text:span text:style-name="T143">the new conditions</text:span><text:span text:style-name="T132"> </text:span><text:bookmark-start text:name="__UnoMark__8910_1941333831"/><text:bookmark-start text:name="__UnoMark__8753_1941333831"/><text:bookmark-start text:name="__UnoMark__8909_1941333831"/><text:span text:style-name="T132">(FUNK et al., 2017)</text:span><text:bookmark-end text:name="__UnoMark__8910_1941333831"/><text:bookmark-end text:name="__UnoMark__8753_1941333831"/><text:bookmark-end text:name="__UnoMark__8909_1941333831"/><text:span text:style-name="T132">⁠.</text:span><text:span text:style-name="T144"> The divergence decrease observed </text:span><text:soft-page-break/><text:span text:style-name="T144">for the carbon residence time <text:s/>on leaves and woody tissues may be explained by the accounted trade-offs and by the model functioning. We observed a decrease on carbon allocation for these two plant compartments, so in order to maintain a</text:span><text:span text:style-name="T146">t least a positive carbon balance the selected strategies has maintained their abundance distribution</text:span><text:span text:style-name="T144"> </text:span><text:span text:style-name="T146">around</text:span><text:span text:style-name="T144"> high </text:span><text:span text:style-name="T146">values</text:span><text:span text:style-name="T144"> or d</text:span><text:span text:style-name="T146">id</text:span><text:span text:style-name="T144"> not change the frequency around the values before the disturbance.</text:span></text:p>
      <text:p text:style-name="P95"><text:tab/><text:span text:style-name="T132">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3_23872634331"/><text:bookmark-start text:name="__UnoMark__4794_23872634331"/><text:span text:style-name="T132">(FAUSET et al., 2012)</text:span><text:bookmark-end text:name="__UnoMark__4793_23872634331"/><text:bookmark-end text:name="__UnoMark__4794_23872634331"/><text:span text:style-name="T132">⁠.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p text:style-name="P95"><text:tab/><text:span text:style-name="T103">Despite the interesting and innovative results found in this study some considerations need to be done. First, in order to analyse the different functional diversity facets, structure and composition, we have considered the whole Amazon basin as a unique community; however Amazon presents a high ecosystem heterogeneity caused by many abiot</text:span><text:span text:style-name="T104">i</text:span><text:span text:style-name="T103">cs factors such as edaphics, altitude, <text:s/>dry season lenght e temperature that impacts the dynamics of the communities depending on the region </text:span><text:bookmark-start text:name="__UnoMark__4749_2387263433"/><text:bookmark-start text:name="__UnoMark__4779_2387263433"/><text:bookmark-start text:name="__UnoMark__4784_2387263433"/><text:bookmark-start text:name="__UnoMark__4786_2387263433"/><text:span text:style-name="T166">(LEVINE et al., 2016)</text:span><text:bookmark-end text:name="__UnoMark__4749_2387263433"/><text:bookmark-end text:name="__UnoMark__4779_2387263433"/><text:bookmark-end text:name="__UnoMark__4784_2387263433"/><text:bookmark-end text:name="__UnoMark__4786_2387263433"/><text:span text:style-name="T103">⁠. The lack of regionality distinction may have led to an overestimation of the functional diversity, especially regarding to the diversity of trait values </text:span><text:span text:style-name="T104">in the drought scenario</text:span><text:span text:style-name="T103">. Further studies should, in that sense, consider the different regions of Amazon in order <text:s/>to understand <text:s/>if different regions respond differently to changes in environmental conditions and how the different responses affects Amazon basin as a whole. Another </text:span><text:span text:style-name="T99">problem that may have impacted our results is the fact that we use the CWM approach to determine the trait value that will represent certain grid-cell. This type of integration end up desconsidering the diversity present within the grid-cell. One manner to overcome this problem would be to use the scale aggregation approach proposed </text:span><text:soft-page-break/><text:span text:style-name="T99">by Carmona et al. (2016) that is able to sum the different traits distribution as the scale increases. Lastly, other traits more directly linked to the </text:span><text:span text:style-name="T100">ecosystem </text:span><text:span text:style-name="T99">response to drought such as </text:span><text:span text:style-name="T100">wood density </text:span><text:reference-mark-start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acyn8PSO7y"/><text:span text:style-name="T167">(AGUIRRE-GUTIÉRREZ et al., 2019; CHAVE et al., 2009; ROSNER, 2017)</text:span><text:reference-mark-end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acyn8PSO7y"/><text:span text:style-name="T74">⁠, </text:span><text:span text:style-name="T100">P50 </text:span><text:reference-mark-start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drNjVHoDFo"/><text:span text:style-name="T167">(BARROS et al., 2019; POWELL, 2017)</text:span><text:reference-mark-end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drNjVHoDFo"/><text:span text:style-name="T100">⁠, height </text:span><text:reference-mark-start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B0v3L84YpC"/><text:span text:style-name="T167">(PHILLIPS et al., 2010; ROWLAND et al., 2015)</text:span><text:reference-mark-end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B0v3L84YpC"/><text:span text:style-name="T100">⁠ </text:span><text:span text:style-name="T99"><text:s/>(QUAIS </text:span><text:span text:style-name="T100">mais</text:span><text:span text:style-name="T99">?) </text:span><text:span text:style-name="T100">(COLOCAR REFERêNCIA). </text:span><text:span text:style-name="T101">Finally, is of primordial importance that further versions of CAETÊ include more advantages associated to the investment in woody tissues (together with the ones above cited). It would make a more discrete change on functional diversity.</text:span></text:p>
      <text:p text:style-name="P96"><office:annotation office:name="__Annotation__1053_27871668"><dc:creator>Bianca Rius</dc:creator><dc:date>2019-10-30T20:52:16.529752952</dc:date><loext:sender-initials>BR</loext:sender-initials><text:p text:style-name="P140"><text:span text:style-name="T568">Acho que isso já entra na conclusão</text:span></text:p></office:annotation><text:span text:style-name="T75"><text:tab/>It is always important to remember that the measurements regarding to f unctional diversity are highly dependent on the chosen functional traits. </text:span><text:span text:style-name="T560">A busca por atributos universais que demonstrem as principais relações como por exemplo em Díaz pode ajudar a sanar tais problemas.</text:span><text:span text:style-name="T561"><text:tab/></text:span><office:annotation-end office:name="__Annotation__1053_27871668"/><text:span text:style-name="T561"><text:tab/><text:tab/><text:tab/><text:tab/><text:tab/><text:tab/><text:tab/><text:tab/><text:tab/><text:tab/></text:span></text:p>
      <text:p text:style-name="P118">4.4. Does a trait-based approach worth it?</text:p>
      <text:list xml:id="list2266990920" text:style-name="L2">
        <text:list-item>
          <text:p text:style-name="P138">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124"><text:span text:style-name="T195">⁠</text:span><text:span text:style-name="T196">É fato que uma abordagem trait-based traz muito mais complexidade aos modelos: necessita de uma capacidade de processamento maior, talvez mais parâmetros</text:span></text:p>
        </text:list-item>
        <text:list-item>
          <text:p text:style-name="P125"><text:span text:style-name="T196">E</text:span><text:span text:style-name="T191">ntretanto, eles nos permitem ir além dos ciclos e estoques biogeoquímicos e se quiser de fato entender como as mudanças climáticas vão afetar os ecossistemas naturais é preciso entender outras coisas</text:span></text:p>
        </text:list-item>
      </text:list>
      <text:list xml:id="list3151886301" text:style-name="L3">
        <text:list-item>
          <text:p text:style-name="P115"><text:span text:style-name="T539">É preciso ir além do que os modelos trait-based já foram,</text:span><text:span text:style-name="T539"><office:annotation><dc:creator>Bianca Rius</dc:creator><dc:date>2019-07-04T09:47:25.698838598</dc:date><loext:sender-initials>BR</loext:sender-initials><text:p text:style-name="P140"><text:span text:style-name="T565">Colocar aqui aquela parte que o sakschewski argumental que só o dele e o adgvm conseguem fazer esse tipo de análise.</text:span></text:p></office:annotation></text:span><text:span text:style-name="T539">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116"><text:soft-page-break/><text:span text:style-name="T542">A questão aqui é muito mais sobre as portas que esse tipo de abordagem abre. </text:span><text:span text:style-name="T546">Discuta as implicações para o conhecimento ecológico desse tipo de análise.This type of question can only be answered with a trait-based approach</text:span></text:p>
            </text:list-item>
          </text:list>
        </text:list-item>
        <text:list-item>
          <text:p text:style-name="P134"><text:span text:style-name="T133">Hence, t</text:span><text:span text:style-name="T132">rait-based models are promising tools to address these issues due to its </text:span><text:span text:style-name="T543">permissivennes in traits modification with a change on environment. </text:span><text:span text:style-name="T544">T</text:span><text:span text:style-name="T132">his type of analysis is not feasible in a PFT modelling approach, therefore the use of a trait-based approach in DGVMs becomes compulsory. </text:span><text:span text:style-name="T133">Nevertheless, even the already developed trait-based models underutilize their potential. For example, some of them (REFERENCIAR) continue to focus its analysis on biogeochemical cycles and stocks e desconsideram a oportunidade aberta para entender os mecanismos que fundamentam a interseção entre os níveis de 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567">Entretanto não exploraram aspectos importantes da DF</text:span></text:p></office:annotation><text:span text:style-name="T466">So far trait-based DGVMs such as LPJmL-FIT or aDGVM30</text:span></text:p>
        </text:list-item>
        <text:list-item>
          <text:p text:style-name="P132">are the</text:p>
        </text:list-item>
        <text:list-item>
          <text:p text:style-name="P134"><text:span text:style-name="T466">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35"/>
            </text:list-header>
          </text:list>
        </text:list-item>
      </text:list>
      <text:p text:style-name="P40"><office:annotation office:name="__Annotation__5116_1617939932"><dc:creator>Bianca Rius</dc:creator><dc:date>2019-08-12T15:31:04.480763086</dc:date><loext:sender-initials>BR</loext:sender-initials><text:p text:style-name="P140"><text:span text:style-name="T565">Na GCB não tem conclusão!</text:span></text:p></office:annotation>Conclusions<office:annotation-end office:name="__Annotation__5116_1617939932"/></text:p>
      <text:list xml:id="list1459732953" text:style-name="L4">
        <text:list-item>
          <text:p text:style-name="P119">This type of modelling open new opportunities for understanding and studying</text:p>
        </text:list-item>
        <text:list-item>
          <text:p text:style-name="P120"><text:soft-page-break/>um próximo passo seria entender como a duração da seca, como a mudança na ocorrência na frequencia podem modificar esses resultados (qual seria o mais importante, por exemplo?</text:p>
        </text:list-item>
        <text:list-item>
          <text:p text:style-name="P121"><office:annotation office:name="__Annotation__13099_2244632748"><dc:creator>Bianca Rius</dc:creator><dc:date>2019-06-24T16:19:28.802632821</dc:date><loext:sender-initials>BR</loext:sender-initials><text:p text:style-name="P140"><text:span text:style-name="T565">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22">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545">(Enquist &amp; Enquist, 2011)</text:span>.</text:p>
        </text:list-item>
        <text:list-item>
          <text:p text:style-name="P117"><text:span text:style-name="T344">Our results support past conclusions that water stress </text:span><text:span text:style-name="T286">can shape the species functional composition of tropical forests. (Woods, 1989; Leigh et al., 1990; Hartshorn, 1992;</text:span><text:span text:style-name="T344">Condit, 1998; Yavitt &amp; Wright, 2008). </text:span><text:span text:style-name="T345">(Enquist 2011)</text:span></text:p>
        </text:list-item>
        <text:list-item>
          <text:p text:style-name="P136">Lastly, it is very important that the effects of changes on other climatic variables (e.g. temperature and atmospheric CO2 concentration) and also the joint effect re addressed in future studies.</text:p>
          <text:p text:style-name="P137"><text:soft-page-break/><text:tab/><text:span text:style-name="T156">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3_2387263433"/><text:bookmark-start text:name="__UnoMark__4794_2387263433"/><text:span text:style-name="T156">(FAUSET et al., 2012)</text:span><text:bookmark-end text:name="__UnoMark__4793_2387263433"/><text:bookmark-end text:name="__UnoMark__4794_2387263433"/><text:span text:style-name="T156">⁠.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39"/>
      <text:p text:style-name="P39"><office:annotation office:name="__Annotation__5064_1617939932"><dc:creator>Bianca Rius</dc:creator><dc:date>2019-08-12T15:22:49.892761683</dc:date><loext:sender-initials>BR</loext:sender-initials><text:p text:style-name="P140"><text:span text:style-name="T565">All sources of institutional, private and corporate financial support for the work within the manuscript must be fully acknowledged, and any potential conflicts of interest noted.</text:span></text:p></office:annotation>Acknowledgements<office:annotation-end office:name="__Annotation__5064_1617939932"/></text:p>
      <text:p text:style-name="P39"/>
      <text:p text:style-name="P39">References</text:p>
      <text:section text:style-name="Sect1" text:name="ADDIN Mendeley Bibliography CSL_BIBLIOGRAPHY  RND6YHp374M6S">
        <text:p text:style-name="P139">AGUIRRE-GUTIÉRREZ, J. et al. Drier tropical forests are susceptible to functional changes in response to a long-term drought. p. 855–865, 2019. </text:p>
        <text:p text:style-name="P139">ALLEN, K. et al. Will seasonally dry tropical forests be sensitive or resistant to future changes in rainfall regimes? <text:span text:style-name="T1">Environmental Research Letters</text:span>, v. 12, n. 2, 2017. </text:p>
        <text:p text:style-name="P139">BARROS, C. et al. N-dimensional hypervolumes to study stability of complex ecosystems. <text:span text:style-name="T1">Ecology letters</text:span>, v. 19, n. 7, p. 729–742, 2016. </text:p>
        <text:p text:style-name="P139"><text:soft-page-break/>BARROS, F. DE V. et al. Hydraulic traits explain differential responses of Amazonian forests to the 2015 El Niño-induced drought. <text:span text:style-name="T1">New Phytologist</text:span>, v. 223, n. 3, p. 1253–1266, 2019. </text:p>
        <text:p text:style-name="P139">BONAL, D. et al. The response of tropical rainforests to drought—lessons from recent research and future prospects. <text:span text:style-name="T1">Annals of Forest Science</text:span>, v. 73, n. 1, p. 27–44, 2016. </text:p>
        <text:p text:style-name="P139">CARMONA, C. P. et al. Traits Without Borders: Integrating Functional Diversity Across Scales. <text:span text:style-name="T1">Trends in Ecology and Evolution</text:span>, v. 31, n. 5, p. 382–394, 2016. </text:p>
        <text:p text:style-name="P139">CHAMBERS, J. et al. Research Priorities for Tropical Ecosystems Under Climate Change Workshop. 2012. </text:p>
        <text:p text:style-name="P139">CHAVE, J. et al. Towards a worldwide wood economics spectrum. <text:span text:style-name="T1">Ecology Letters</text:span>, v. 12, n. 4, p. 351–366, 2009. </text:p>
        <text:p text:style-name="P139">COX, P. M. et al. Acceleration of global warming due to carbon-cycle feedbacks in a coupled climate model. <text:span text:style-name="T1">Nature</text:span>, v. 408, n. 6809, p. 184–187, 2000. </text:p>
        <text:p text:style-name="P139">CRAMER, W. et al. Global response of terrestrial ecosystem structure and function to CO2 and climate change: Results from six dynamic global vegetation models. <text:span text:style-name="T1">Global Change Biology</text:span>, v. 7, n. 4, p. 357–373, 2001. </text:p>
        <text:p text:style-name="P139">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39">DÍAZ, S.; CABIDO, M. Plant functional types and ecosystem function in relation to global change. <text:span text:style-name="T1">Journal of Vegetation Science</text:span>, v. 8, p. 463–474, mar. 1997. </text:p>
        <text:p text:style-name="P139">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39">DIAZ, S.; CABIDO, M.; CASANOVES, F. Plant functional traits and environmental filters at a regional scale. <text:span text:style-name="T1">Journal of Vegetation Science</text:span>, v. 9, n. 1, p. 113–122, 1998. </text:p>
        <text:p text:style-name="P139">DOUGHTY, C. E. et al. Allocation trade-offs dominate the response of tropical forest growth to seasonal and interannual drought. <text:span text:style-name="T1">Ecology</text:span>, v. 95, n. 8, p. 2192–2201, 2014. </text:p>
        <text:p text:style-name="P139">DOUGHTY, C. E. et al. Drought impact on forest carbon dynamics and fluxes in Amazonia. <text:span text:style-name="T1">Nature</text:span>, v. 519, n. 7541, p. 78–82, 2015. </text:p>
        <text:p text:style-name="P139">ELLER, C. B. et al. Modelling tropical forest responses to drought and El Niño with a stomatal optimization model based on xylem hydraulics. <text:span text:style-name="T1">Philosophical Transactions of the Royal Society B: Biological Sciences</text:span>, v. 373, n. 1760, p. 20170315, 2018. </text:p>
        <text:p text:style-name="P139"><text:soft-page-break/>ENQUIST, B. J. et al. <text:span text:style-name="T1">Scaling from Traits to Ecosystems: Developing a General Trait Driver Theory via Integrating Trait-Based and Metabolic Scaling Theories</text:span>. 1. ed. [s.l.] Elsevier Ltd., 2015. v. 52</text:p>
        <text:p text:style-name="P139">ENQUIST, B. J. et al. Assessing trait-based scaling theory in tropical forests spanning a broad temperature gradient. <text:span text:style-name="T1">Global Ecology and Biogeography</text:span>, v. 26, n. 12, p. 1357–1373, 2017. </text:p>
        <text:p text:style-name="P139">FAUSET, S. et al. Drought-induced shifts in the floristic and functional composition of tropical forests in Ghana. <text:span text:style-name="T1">Ecology letters</text:span>, 19 jul. 2012. </text:p>
        <text:p text:style-name="P139">FINEGAN, B. et al. Does functional trait diversity predict above-ground biomass and productivity of tropical forests? Testing three alternative hypotheses. <text:span text:style-name="T1">Journal of Ecology</text:span>, v. 103, n. 1, p. 191–201, 2015. </text:p>
        <text:p text:style-name="P139">FRIEDLINGSTEIN, P. et al. Toward an allocation scheme for global terrestrial carbon models. <text:span text:style-name="T1">Global Change Biology</text:span>, v. 5, p. 755–770, 1999. </text:p>
        <text:p text:style-name="P139">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139">FYLLAS, N. M. et al. Analysing Amazonian forest productivity using a new individual and trait-based model (TFS v.1). <text:span text:style-name="T1">Geoscientific Model Development</text:span>, v. 7, p. 1251–1269, 2014. </text:p>
        <text:p text:style-name="P139">HUNTINGFORD, C. et al. Simulated resilience of tropical rainforests to CO2-induced climate change. <text:span text:style-name="T1">Nature Geoscience</text:span>, v. 6, n. 4, p. 268–273, 2013. </text:p>
        <text:p text:style-name="P139">HUTCHINSON, G. E. Concluding Remarks. <text:span text:style-name="T1">Cold Spring Harbor Symposia on Quantitative Biology</text:span>, v. 22, n. 0, p. 415–427, 1957. </text:p>
        <text:p text:style-name="P139">KEDDY, P. A. Assembly and response rules: two goals for predictive community ecology. <text:span text:style-name="T1">Journal of Vegetation Science</text:span>, v. 3, n. 2, p. 157–164, 1992. </text:p>
        <text:p text:style-name="P139">LAPOLA, D. M.; OYAMA, M. D.; NOBRE, C. A. Exploring the range of climate biome projections for tropical South America: The role of CO2 fertilization and seasonality. <text:span text:style-name="T1">Global Biogeochemical Cycles</text:span>, v. 23, n. 3, p. 1–22, 2009. </text:p>
        <text:p text:style-name="P139">LAVOREL, S.; GARNIER, E. Predicting changes in community composition and ecosystem functioning from plant traits: revisting the Holy Grail. <text:span text:style-name="T1">Functional Ecology</text:span>, v. 16, n. Essay Review, p. 545–556, 2002. </text:p>
        <text:p text:style-name="P139">MALHI, Y. et al. The regional variation of aboveground live biomass in old-growth Amazonian forests. <text:span text:style-name="T1">Global Change Biology</text:span>, v. 12, n. 7, p. 1107–1138, 2006. </text:p>
        <text:p text:style-name="P139">MITCHARD, E. T. et al. Uncertainty in the spatial distribution of tropical forest biomass: a comparison of pan-tropical maps. <text:span text:style-name="T1">Carbon balance and management</text:span>, v. 8, n. 1, p. 10, 2013. </text:p>
        <text:p text:style-name="P139"><text:soft-page-break/>MOUILLOT, D. et al. Rare Species Support Vulnerable Functions in High-Diversity Ecosystems. <text:span text:style-name="T1">PLoS Biology</text:span>, v. 11, n. 5, 2013. </text:p>
        <text:p text:style-name="P139">PAPPAS, C.; FATICHI, S.; BURLANDO, P. Modeling terrestrial carbon and water dynamics across climatic gradients: Does plant trait diversity matter? <text:span text:style-name="T1">New Phytologist</text:span>, v. 209, n. 1, p. 137–151, 2016. </text:p>
        <text:p text:style-name="P139">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39">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39">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39">PERRONNE, R.; GABA, S. How to design trait-based analyses of community assembly mechanisms : Insights and guidelines from a literature review. v. 25, p. 29–44, 2017. </text:p>
        <text:p text:style-name="P139">PHILLIPS, O. L. et al. Drought–mortality relationships for tropical forests. <text:span text:style-name="T1">New Phytologist</text:span>, v. 187, p. 631–646, 2010. </text:p>
        <text:p text:style-name="P139">POORTER, L. et al. Diversity enhances carbon storage in tropical forests. <text:span text:style-name="T1">Global Ecology and Biogeography</text:span>, v. 24, n. 11, p. 1314–1328, 2015. </text:p>
        <text:p text:style-name="P139">POWELL, T. Determining drought sensitivity of the Amazon forest : does plant hydraulics matter? 2017. </text:p>
        <text:p text:style-name="P139">POWELL, T. L. et al. Confronting model predictions of carbon fluxes with measurements of Amazon forests subjected to experimental drought. <text:span text:style-name="T1">New Phytologist</text:span>, v. 200, n. 2, p. 350–365, 2013. </text:p>
        <text:p text:style-name="P139">PRENTICE, I. C. et al. Dynamic Global Vegetation Modeling: Quantifying Terrestrial Ecosystem Responses to Large-Scale Environmental Change. <text:span text:style-name="T1">Terrestrial Ecosystems in a Changing World</text:span>, p. 175–192, 2007. </text:p>
        <text:p text:style-name="P139">QUESADA, C. A. et al. Basin-wide variations in Amazon forest structure and function are mediated by both soils and climate. <text:span text:style-name="T1">Biogeosciences</text:span>, v. 9, n. 6, p. 2203–2246, 2012. </text:p>
        <text:p text:style-name="P139">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39">RAMMIG, A. et al. Estimating the risk of Amazonian forest dieback. <text:span text:style-name="T1">New Phytologist</text:span>, v. 187, n. 3, p. 694–706, 2010. </text:p>
        <text:p text:style-name="P139"><text:soft-page-break/>REU, B. et al. Future no-analogue vegetation produced by no-analogue combinations of temperature and insolation. <text:span text:style-name="T1">Global Ecology and Biogeography</text:span>, v. 23, n. 2, p. 156–167, 2014. </text:p>
        <text:p text:style-name="P139">ROSNER, S. Wood density as a proxy for vulnerability to cavitation: Size matters. <text:span text:style-name="T1">Journal of Plant Hydraulics</text:span>, v. 4, p. 001, 2017. </text:p>
        <text:p text:style-name="P139">ROWLAND, L. et al. Evidence for strong seasonality in the carbon storage and carbon use efficiency of an Amazonian forest. <text:span text:style-name="T1">Global Change Biology</text:span>, v. 20, n. 3, p. 979–991, 2014. </text:p>
        <text:p text:style-name="P139">ROWLAND, L. et al. Death from drought in tropical forests is triggered by hydraulics not carbon starvation. <text:span text:style-name="T1">Nature</text:span>, p. 1–13, 2015. </text:p>
        <text:p text:style-name="P139">SAKSCHEWSKI, B. et al. Resilience of Amazon forests emerges from plant trait diversity. <text:span text:style-name="T1">Nature Climate Change</text:span>, p. 1–16, 2016a. </text:p>
        <text:p text:style-name="P139">SAKSCHEWSKI, B. et al. Resilience of Amazon forests emerges from plant trait diversity. <text:span text:style-name="T1">Nature Climate Change</text:span>, v. 1, n. August, 2016b. </text:p>
        <text:p text:style-name="P139">SCHEITER, S.; LANGAN, L.; HIGGINS, S. I. Next-generation dynamic global vegetation models: learning from community ecology. <text:span text:style-name="T1">The New phytologist</text:span>, v. 198, n. 3, p. 957–69, 2013. </text:p>
        <text:p text:style-name="P139">SITCH, S. et al. Evaluation of the terrestrial carbon cycle, future plant geography and climate-carbon cycle feedbacks using five Dynamic Global Vegetation Models (DGVMs). <text:span text:style-name="T1">Global Change Biology</text:span>, v. 14, n. 9, p. 2015–2039, 2008. </text:p>
        <text:p text:style-name="P139">THOMAS, S. C.; MARTIN, A. R. Carbon content of tree tissues: A synthesis. <text:span text:style-name="T1">Forests</text:span>, v. 3, n. 2, p. 332–352, 2012. </text:p>
        <text:p text:style-name="P139">THOMPSON, I. et al. <text:span text:style-name="T1">Forest resilience, biodiversity, and climate change</text:span>. [s.l: s.n.]. v. 43</text:p>
        <text:p text:style-name="P139">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39">VERHEIJEN, L. M. et al. Inclusion of ecologically based trait variation in plant functional types reduces the projected land carbon sink in an earth system model. <text:span text:style-name="T1">Global Change Biology</text:span>, v. 21, n. 8, p. 3074–3086, 2015. </text:p>
        <text:p text:style-name="P139">VIOLLE, C. et al. Functional Rarity : The Ecology of Outliers. <text:span text:style-name="T1">Trends in Ecology &amp; Evolution</text:span>, v. 32, n. 5, p. 356–367, 2017. </text:p>
        <text:p text:style-name="P139">WEBB, C. T. et al. A structured and dynamic framework to advance traits-based theory and prediction in ecology. <text:span text:style-name="T1">Ecology Letters</text:span>, v. 13, n. 3, p. 267–283, 2010. </text:p>
        <text:p text:style-name="P109">YANG, Y. et al. From plant functional types to plant functional traits: A new paradigm in modelling global vegetation dynamics. <text:span text:style-name="T1">Progress in Physical Geography</text:span>, v. 39, n. 4, p. 514–535, 2015. </text:p>
      </text:section>
      <text:p text:style-name="P39"><text:soft-page-break/>Supplementary data<text:page-number text:select-page="current">43</text:page-number></text:p>
      <text:p text:style-name="P39"/>
      <text:p text:style-name="P39"/>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1"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1"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1"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1"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20-01-13T13:12:47.899037372</dc:date>
    <meta:editing-cycles>180</meta:editing-cycles>
    <meta:editing-duration>P7DT11H48M31S</meta:editing-duration>
    <meta:generator>LibreOffice/6.0.3.2$Linux_X86_64 LibreOffice_project/00m0$Build-2</meta:generator>
    <dc:creator>Bianca Rius</dc:creator>
    <meta:document-statistic meta:table-count="1" meta:image-count="0" meta:object-count="0" meta:page-count="43" meta:paragraph-count="241" meta:word-count="13295" meta:character-count="85124" meta:non-whitespace-character-count="71951"/>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